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6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944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2.09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118cm"/>
    </style:style>
    <style:style style:name="co14" style:family="table-column">
      <style:table-column-properties fo:break-before="auto" style:column-width="1.886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0.259cm"/>
    </style:style>
    <style:style style:name="co19" style:family="table-column">
      <style:table-column-properties fo:break-before="auto" style:column-width="0.519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2.981cm"/>
    </style:style>
    <style:style style:name="co24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ro8" style:family="table-row">
      <style:table-row-properties style:row-height="0.836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67cm" fo:break-before="auto" style:use-optimal-row-height="true"/>
    </style:style>
    <style:style style:name="ro12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950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99ccff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0099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2323dc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0099ff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2323dc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950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0099ff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2323dc" fo:border-left="none" fo:border-right="0.06pt solid #000000" fo:border-top="0.06pt solid #000000"/>
    </style:style>
    <style:style style:name="ce27" style:family="table-cell" style:parent-style-name="Default">
      <style:table-cell-properties fo:background-color="#ff950e" fo:border="0.06pt solid #000000"/>
    </style:style>
    <style:style style:name="ce28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>
      <style:table-cell-properties fo:background-color="#e6e6e6" fo:border="0.06pt solid #000000"/>
    </style:style>
    <style:style style:name="ce35" style:family="table-cell" style:parent-style-name="Default">
      <style:table-cell-properties fo:background-color="#b3b3b3" fo:border="0.06pt solid #000000"/>
    </style:style>
    <style:style style:name="ce36" style:family="table-cell" style:parent-style-name="Default">
      <style:table-cell-properties fo:background-color="#ccccff" fo:border="0.06pt solid #000000"/>
    </style:style>
    <style:style style:name="ce37" style:family="table-cell" style:parent-style-name="Default">
      <style:table-cell-properties fo:background-color="#99ccff" fo:border="0.06pt solid #000000"/>
    </style:style>
    <style:style style:name="ce38" style:family="table-cell" style:parent-style-name="Default">
      <style:table-cell-properties fo:background-color="#0099ff" fo:border="0.06pt solid #000000"/>
    </style:style>
    <style:style style:name="ce39" style:family="table-cell" style:parent-style-name="Default">
      <style:table-cell-properties fo:background-color="#0047ff" fo:border="0.06pt solid #000000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6pt solid #000000"/>
    </style:style>
    <style:style style:name="ce43" style:family="table-cell" style:parent-style-name="Default" style:data-style-name="N110">
      <style:table-cell-properties fo:background-color="#ff950e" fo:border="0.06pt solid #000000"/>
    </style:style>
    <style:style style:name="ce44" style:family="table-cell" style:parent-style-name="Default" style:data-style-name="N37">
      <style:table-cell-properties fo:wrap-option="wrap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0">
      <style:table-cell-properties fo:background-color="#e6e64c" fo:border="0.06pt solid #000000"/>
    </style:style>
    <style:style style:name="ce47" style:family="table-cell" style:parent-style-name="Default" style:data-style-name="N110">
      <style:table-cell-properties fo:background-color="#e6e64c" fo:border="0.06pt solid #000000"/>
      <style:text-properties style:font-name="Arial" style:font-name-asian="Lucida Sans Unicode" style:font-name-complex="Tahoma"/>
    </style:style>
    <style:style style:name="ce48" style:family="table-cell" style:parent-style-name="Default" style:data-style-name="N110">
      <style:table-cell-properties fo:background-color="#cccc00" fo:border="0.06pt solid #000000"/>
    </style:style>
    <style:style style:name="ce49" style:family="table-cell" style:parent-style-name="Default" style:data-style-name="N109">
      <style:table-cell-properties fo:background-color="#cccc00" fo:border="0.06pt solid #000000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09"/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</style:style>
    <style:style style:name="ce58" style:family="table-cell" style:parent-style-name="Default">
      <style:table-cell-properties fo:wrap-option="no-wrap"/>
    </style:style>
    <style:style style:name="ce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ma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2" table:number-columns-repeated="9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14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6" table:default-cell-style-name="ce14"/>
        <table:table-column table:style-name="co2" table:number-columns-repeated="68" table:default-cell-style-name="Default"/>
        <table:table-row table:style-name="ro1">
          <table:table-cell office:value-type="string" calcext:value-type="string">
            <text:p>Matrice A (32x32) – 2 blocs / ligne</text:p>
          </table:table-cell>
          <table:table-cell table:number-columns-repeated="36"/>
          <table:table-cell office:value-type="string" calcext:value-type="string">
            <text:p>Matrice B (32x32)</text:p>
          </table:table-cell>
          <table:table-cell/>
          <table:table-cell table:style-name="Default" table:number-columns-repeated="33"/>
          <table:table-cell table:number-columns-repeated="6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6"/>
          <table:table-cell office:value-type="string" calcext:value-type="string">
            <text:p>J =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....</text:p>
          </table:table-cell>
          <table:table-cell table:style-name="Default" table:number-columns-repeated="23"/>
          <table:table-cell table:number-columns-repeated="6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table:number-columns-repeated="16"/>
          <table:table-cell table:style-name="ce27" table:number-columns-repeated="16"/>
          <table:table-cell table:number-columns-repeated="6"/>
          <table:table-cell table:style-name="ce34" table:number-columns-repeated="17"/>
          <table:table-cell table:style-name="ce40" table:number-columns-repeated="15"/>
          <table:table-cell table:style-name="ce2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5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6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7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8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9" table:number-columns-repeated="17"/>
          <table:table-cell table:style-name="ce2" table:number-columns-repeated="16"/>
          <table:table-cell table:number-columns-repeated="68"/>
        </table:table-row>
        <table:table-row table:style-name="ro3" table:number-rows-repeated="5">
          <table:table-cell/>
          <table:table-cell table:style-name="ce2" table:number-columns-repeated="32"/>
          <table:table-cell table:number-columns-repeated="6"/>
          <table:table-cell table:style-name="ce2" table:number-columns-repeated="33"/>
          <table:table-cell table:number-columns-repeated="68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5">
          <table:table-cell office:value-type="string" calcext:value-type="string">
            <text:p>Cache : 64 ensembles / 8 blocs par ensemble / 64 octets par bloc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3">
          <table:table-cell/>
          <table:table-cell table:style-name="ce3"/>
          <table:table-cell table:style-name="ce11" table:number-columns-repeated="14"/>
          <table:table-cell table:style-name="ce19"/>
          <table:table-cell table:style-name="ce28"/>
          <table:table-cell table:style-name="ce30" table:number-columns-repeated="14"/>
          <table:table-cell table:style-name="ce3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4"/>
          <table:table-cell table:style-name="ce12" table:number-columns-repeated="14"/>
          <table:table-cell table:style-name="ce20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5"/>
          <table:table-cell table:style-name="ce13" table:number-columns-repeated="14"/>
          <table:table-cell table:style-name="ce21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7"/>
          <table:table-cell table:style-name="ce15" table:number-columns-repeated="14"/>
          <table:table-cell table:style-name="ce23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8"/>
          <table:table-cell table:style-name="ce16" table:number-columns-repeated="14"/>
          <table:table-cell table:style-name="ce24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9"/>
          <table:table-cell table:style-name="ce17" table:number-columns-repeated="14"/>
          <table:table-cell table:style-name="ce25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10"/>
          <table:table-cell table:style-name="ce18" table:number-columns-repeated="14"/>
          <table:table-cell table:style-name="ce26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 table:number-rows-repeated="8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Avec ADRA = 0, ADRB = ADRA + TM * TM * 4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A[0,0] entraîne l'enregistrement du 1er bloc de la matrice A dans le 1er ensemble du cache ; la lecture de A[0,16] entraîne l'enregistrement du 2eme bloc de A dans le 2eme ensemble du cache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B[0,0] entraîne l'enregistrement du 1er bloc de la 1ere ligne de B dans le 1er ensemble du cache ; l'ensemble du cache cible du 1er bloc de B dépend de la taille de A (voir colonne E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/>
          <table:table-cell office:value-type="string" calcext:value-type="string">
            <text:p>la lecture B[1,0], B[2,0], … entraînement l'enregistrement du 1er bloc des lignes 1, 2, … de B dans les ensembles numéro 2, 4, … du cache. Ce décalage est fonction de la largeur de ligne de B (ici 2 / voire colonne C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Si la taille du cache le permet, on peut viser :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 </text:p>
          </table:table-cell>
          <table:table-cell office:value-type="string" calcext:value-type="string">
            <text:p>la totalité de la ligne i de A, qui reste dans le cache : ce qui conduit pour un bloc lu, la première fois, en mémoire (1 echec) pour 16 * TM accès, soit un taux de succès idéal de 1-1/16*TM ( voir colonne F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tous les blocs enregistré dans le cache pour l'accès à B[0,k] restent dans le cache pour les tours suivants (j=1, 2, ..., 15). Soit un taux théorique de succès de 15/16 (voir colonne G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Ces objectifs peuvent être atteint si une ligne de A et une colonne de blocs de B peuvent se loger en même temps dans le cache (capacité, concurrence) (voir colonne B de la feuille suivante)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</table:table>
      <table:table table:name="Tab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9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number-columns-repeated="16" table:default-cell-style-name="Default"/>
        <table:table-column table:style-name="co17" table:default-cell-style-name="Default"/>
        <table:table-row table:style-name="ro1">
          <table:table-cell table:style-name="ce41" office:value-type="string" calcext:value-type="string">
            <text:p>Tableau à compléter pour vérifier et interpréter les résultats</text:p>
          </table:table-cell>
          <table:table-cell table:number-columns-repeated="20"/>
          <table:table-cell table:style-name="ce52"/>
          <table:table-cell table:number-columns-repeated="16"/>
        </table:table-row>
        <table:table-row table:style-name="ro1">
          <table:table-cell table:number-columns-repeated="21"/>
          <table:table-cell table:style-name="ce52"/>
          <table:table-cell table:number-columns-repeated="8"/>
          <table:table-cell table:formula="of:=SUMPRODUCT([.$B2:.$T2];[.N$2:.N$2])" office:value-type="string" office:string-value="" calcext:value-type="error">
            <text:p>#VALUE!</text:p>
          </table:table-cell>
          <table:table-cell table:formula="of:=SUMPRODUCT([.$B2:.$T2];[.O$2:.O$2])" office:value-type="string" office:string-value="" calcext:value-type="error">
            <text:p>#VALUE!</text:p>
          </table:table-cell>
          <table:table-cell table:formula="of:=SUMPRODUCT([.$B2:.$T2];[.P$2:.P$2])" office:value-type="string" office:string-value="" calcext:value-type="error">
            <text:p>#VALUE!</text:p>
          </table:table-cell>
          <table:table-cell table:formula="of:=SUMPRODUCT([.$B2:.$T2];[.Q$2:.Q$2])" office:value-type="string" office:string-value="" calcext:value-type="error">
            <text:p>#VALUE!</text:p>
          </table:table-cell>
          <table:table-cell table:formula="of:=SUMPRODUCT([.$B2:.$T2];[.R$2:.R$2])" office:value-type="string" office:string-value="" calcext:value-type="error">
            <text:p>#VALUE!</text:p>
          </table:table-cell>
          <table:table-cell table:formula="of:=SUMPRODUCT([.$B2:.$T2];[.S$2:.S$2])" office:value-type="string" office:string-value="" calcext:value-type="error">
            <text:p>#VALUE!</text:p>
          </table:table-cell>
          <table:table-cell table:formula="of:=SUMPRODUCT([.$B2:.$T2];[.T$2:.T$2])" office:value-type="string" office:string-value="" calcext:value-type="error">
            <text:p>#VALUE!</text:p>
          </table:table-cell>
          <table:table-cell table:formula="of:=SUM([.V2:.AK2])" office:value-type="string" office:string-value="" calcext:value-type="error">
            <text:p>#VALUE!</text:p>
          </table:table-cell>
        </table:table-row>
        <table:table-row table:style-name="ro7">
          <table:table-cell table:style-name="ce2"/>
          <table:table-cell table:style-name="ce42" office:value-type="string" calcext:value-type="string">
            <text:p>Volume d'une ligne de A et d'une colonne de B</text:p>
          </table:table-cell>
          <table:table-cell table:style-name="ce42" office:value-type="string" calcext:value-type="string">
            <text:p>Nombre de blocs par ligne de B</text:p>
          </table:table-cell>
          <table:table-cell table:style-name="ce42" office:value-type="string" calcext:value-type="string">
            <text:p>Volume de A en blocs</text:p>
          </table:table-cell>
          <table:table-cell table:style-name="ce42" office:value-type="string" calcext:value-type="string">
            <text:p>ensemble cible du premier bloc de B</text:p>
          </table:table-cell>
          <table:table-cell table:style-name="ce42" office:value-type="string" calcext:value-type="string">
            <text:p>Taux de succès idéal pour A</text:p>
          </table:table-cell>
          <table:table-cell table:style-name="ce42" office:value-type="string" calcext:value-type="string">
            <text:p>Taux de succès idéal pour B</text:p>
          </table:table-cell>
          <table:table-cell table:style-name="ce45" office:value-type="string" calcext:value-type="string" table:number-columns-spanned="2" table:number-rows-spanned="1">
            <text:p>valeurs mesurés LRU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valeurs mesurés LFU</text:p>
          </table:table-cell>
          <table:covered-table-cell table:style-name="ce22"/>
          <table:table-cell table:style-name="ce50" office:value-type="string" calcext:value-type="string" table:number-columns-spanned="2" table:number-rows-spanned="1">
            <text:p>valeurs mesurés LRU en exploitant la localite spatiale</text:p>
          </table:table-cell>
          <table:covered-table-cell table:style-name="ce22"/>
          <table:table-cell table:style-name="ce51" office:value-type="string" calcext:value-type="string" table:number-columns-spanned="2" table:number-rows-spanned="1">
            <text:p>valeurs mesurés LRU en exploitant la localite spatiale et temporelle</text:p>
          </table:table-cell>
          <table:covered-table-cell table:style-name="ce2"/>
          <table:table-cell table:number-columns-repeated="23"/>
        </table:table-row>
        <table:table-row table:style-name="ro8">
          <table:table-cell table:style-name="ce42" office:value-type="string" calcext:value-type="string">
            <text:p>TM</text:p>
          </table:table-cell>
          <table:table-cell table:style-name="ce42" office:value-type="string" calcext:value-type="string">
            <text:p>TM*4+TM*64</text:p>
          </table:table-cell>
          <table:table-cell table:style-name="ce42" office:value-type="string" calcext:value-type="string">
            <text:p>blocs/ligne</text:p>
          </table:table-cell>
          <table:table-cell table:style-name="ce42" office:value-type="string" calcext:value-type="string">
            <text:p>TM*TM*4/64</text:p>
          </table:table-cell>
          <table:table-cell table:style-name="ce42" office:value-type="string" calcext:value-type="string">
            <text:p>(TM*TM/16) modulo 64</text:p>
          </table:table-cell>
          <table:table-cell table:style-name="ce42" office:value-type="string" calcext:value-type="string">
            <text:p>1-1/16*TM</text:p>
          </table:table-cell>
          <table:table-cell table:style-name="ce44" office:value-type="string" calcext:value-type="string">
            <text:p>15/16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number-columns-repeated="23"/>
        </table:table-row>
        <table:table-row table:style-name="ro6">
          <table:table-cell table:style-name="ce27" office:value-type="float" office:value="64" calcext:value-type="float">
            <text:p>64</text:p>
          </table:table-cell>
          <table:table-cell table:style-name="ce27" table:formula="of:=[.A5]*68" office:value-type="float" office:value="4352" calcext:value-type="float">
            <text:p>4352</text:p>
          </table:table-cell>
          <table:table-cell table:style-name="ce27" table:formula="of:=[.A5]*4/64" office:value-type="float" office:value="4" calcext:value-type="float">
            <text:p>4</text:p>
          </table:table-cell>
          <table:table-cell table:style-name="ce27" table:formula="of:=[.A5]*[.A5]/16" office:value-type="float" office:value="256" calcext:value-type="float">
            <text:p>256</text:p>
          </table:table-cell>
          <table:table-cell table:style-name="ce27" table:formula="of:=MOD([.D5];64)" office:value-type="float" office:value="0" calcext:value-type="float">
            <text:p>0</text:p>
          </table:table-cell>
          <table:table-cell table:style-name="ce43" table:formula="of:=1-1/([.A5]*16)" office:value-type="percentage" office:value="0.9990234375" calcext:value-type="percentage">
            <text:p>99,902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number-columns-repeated="2" table:style-name="ce46" office:value-type="percentage" office:value="0.99902344" calcext:value-type="percentage">
            <text:p>99,902%</text:p>
          </table:table-cell>
          <table:table-cell table:style-name="ce48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128" calcext:value-type="float">
            <text:p>128</text:p>
          </table:table-cell>
          <table:table-cell table:style-name="ce27" table:formula="of:=[.A6]*68" office:value-type="float" office:value="8704" calcext:value-type="float">
            <text:p>8704</text:p>
          </table:table-cell>
          <table:table-cell table:style-name="ce27" table:formula="of:=[.A6]*4/64" office:value-type="float" office:value="8" calcext:value-type="float">
            <text:p>8</text:p>
          </table:table-cell>
          <table:table-cell table:style-name="ce27" table:formula="of:=[.A6]*[.A6]/16" office:value-type="float" office:value="1024" calcext:value-type="float">
            <text:p>1024</text:p>
          </table:table-cell>
          <table:table-cell table:style-name="ce27" table:formula="of:=MOD([.D6];64)" office:value-type="float" office:value="0" calcext:value-type="float">
            <text:p>0</text:p>
          </table:table-cell>
          <table:table-cell table:style-name="ce43" table:formula="of:=1-1/([.A6]*16)" office:value-type="percentage" office:value="0.99951171875" calcext:value-type="percentage">
            <text:p>99,951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9902344" calcext:value-type="percentage">
            <text:p>99,902%</text:p>
          </table:table-cell>
          <table:table-cell table:style-name="ce46" office:value-type="percentage" office:value="0" calcext:value-type="percentage">
            <text:p>0,000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200" calcext:value-type="float">
            <text:p>200</text:p>
          </table:table-cell>
          <table:table-cell table:style-name="ce27" table:formula="of:=[.A7]*68" office:value-type="float" office:value="13600" calcext:value-type="float">
            <text:p>13600</text:p>
          </table:table-cell>
          <table:table-cell table:style-name="ce27" table:formula="of:=[.A7]*4/64" office:value-type="float" office:value="12.5" calcext:value-type="float">
            <text:p>12,5</text:p>
          </table:table-cell>
          <table:table-cell table:style-name="ce27" table:formula="of:=[.A7]*[.A7]/16" office:value-type="float" office:value="2500" calcext:value-type="float">
            <text:p>2500</text:p>
          </table:table-cell>
          <table:table-cell table:style-name="ce27" table:formula="of:=MOD([.D7];64)" office:value-type="float" office:value="4" calcext:value-type="float">
            <text:p>4</text:p>
          </table:table-cell>
          <table:table-cell table:style-name="ce43" table:formula="of:=1-1/([.A7]*16)" office:value-type="percentage" office:value="0.9996875" calcext:value-type="percentage">
            <text:p>99,969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996875" calcext:value-type="percentage">
            <text:p>99,969%</text:p>
          </table:table-cell>
          <table:table-cell table:style-name="ce46" office:value-type="percentage" office:value="0.93748749" calcext:value-type="percentage">
            <text:p>93,749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256" calcext:value-type="float">
            <text:p>256</text:p>
          </table:table-cell>
          <table:table-cell table:style-name="ce27" table:formula="of:=[.A8]*68" office:value-type="float" office:value="17408" calcext:value-type="float">
            <text:p>17408</text:p>
          </table:table-cell>
          <table:table-cell table:style-name="ce27" table:formula="of:=[.A8]*4/64" office:value-type="float" office:value="16" calcext:value-type="float">
            <text:p>16</text:p>
          </table:table-cell>
          <table:table-cell table:style-name="ce27" table:formula="of:=[.A8]*[.A8]/16" office:value-type="float" office:value="4096" calcext:value-type="float">
            <text:p>4096</text:p>
          </table:table-cell>
          <table:table-cell table:style-name="ce27" table:formula="of:=MOD([.D8];64)" office:value-type="float" office:value="0" calcext:value-type="float">
            <text:p>0</text:p>
          </table:table-cell>
          <table:table-cell table:style-name="ce43" table:formula="of:=1-1/([.A8]*16)" office:value-type="percentage" office:value="0.999755859375" calcext:value-type="percentage">
            <text:p>99,976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956665" calcext:value-type="percentage">
            <text:p>99,567%</text:p>
          </table:table-cell>
          <table:table-cell table:style-name="ce46" office:value-type="percentage" office:value="0" calcext:value-type="percentage">
            <text:p>0,000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300" calcext:value-type="float">
            <text:p>300</text:p>
          </table:table-cell>
          <table:table-cell table:style-name="ce27" table:formula="of:=[.A9]*68" office:value-type="float" office:value="20400" calcext:value-type="float">
            <text:p>20400</text:p>
          </table:table-cell>
          <table:table-cell table:style-name="ce27" table:formula="of:=[.A9]*4/64" office:value-type="float" office:value="18.75" calcext:value-type="float">
            <text:p>18,75</text:p>
          </table:table-cell>
          <table:table-cell table:style-name="ce27" table:formula="of:=[.A9]*[.A9]/16" office:value-type="float" office:value="5625" calcext:value-type="float">
            <text:p>5625</text:p>
          </table:table-cell>
          <table:table-cell table:style-name="ce27" table:formula="of:=MOD([.D9];64)" office:value-type="float" office:value="57" calcext:value-type="float">
            <text:p>57</text:p>
          </table:table-cell>
          <table:table-cell table:style-name="ce43" table:formula="of:=1-1/([.A9]*16)" office:value-type="percentage" office:value="0.999791666666667" calcext:value-type="percentage">
            <text:p>99,979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9979172" calcext:value-type="percentage">
            <text:p>99,979%</text:p>
          </table:table-cell>
          <table:table-cell table:style-name="ce46" office:value-type="percentage" office:value="0.93749168" calcext:value-type="percentage">
            <text:p>93,749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400" calcext:value-type="float">
            <text:p>400</text:p>
          </table:table-cell>
          <table:table-cell table:style-name="ce27" table:formula="of:=[.A10]*68" office:value-type="float" office:value="27200" calcext:value-type="float">
            <text:p>27200</text:p>
          </table:table-cell>
          <table:table-cell table:style-name="ce27" table:formula="of:=[.A10]*4/64" office:value-type="float" office:value="25" calcext:value-type="float">
            <text:p>25</text:p>
          </table:table-cell>
          <table:table-cell table:style-name="ce27" table:formula="of:=[.A10]*[.A10]/16" office:value-type="float" office:value="10000" calcext:value-type="float">
            <text:p>10000</text:p>
          </table:table-cell>
          <table:table-cell table:style-name="ce27" table:formula="of:=MOD([.D10];64)" office:value-type="float" office:value="16" calcext:value-type="float">
            <text:p>16</text:p>
          </table:table-cell>
          <table:table-cell table:style-name="ce43" table:formula="of:=1-1/([.A10]*16)" office:value-type="percentage" office:value="0.99984375" calcext:value-type="percentage">
            <text:p>99,984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9984375" calcext:value-type="percentage">
            <text:p>99,984%</text:p>
          </table:table-cell>
          <table:table-cell table:style-name="ce46" office:value-type="percentage" office:value="0.9375" calcext:value-type="percentage">
            <text:p>93,750%</text:p>
          </table:table-cell>
          <table:table-cell table:style-name="ce49" table:number-columns-repeated="2"/>
          <table:table-cell table:style-name="ce2" table:number-columns-repeated="2"/>
          <table:table-cell table:style-name="ce2" office:value-type="float" office:value="99.987503" calcext:value-type="float">
            <text:p>99,99</text:p>
          </table:table-cell>
          <table:table-cell table:style-name="ce2" office:value-type="float" office:value="93.75" calcext:value-type="float">
            <text:p>93,75</text:p>
          </table:table-cell>
          <table:table-cell table:number-columns-repeated="23"/>
        </table:table-row>
        <table:table-row table:style-name="ro6">
          <table:table-cell table:style-name="ce27" office:value-type="float" office:value="500" calcext:value-type="float">
            <text:p>500</text:p>
          </table:table-cell>
          <table:table-cell table:style-name="ce27" table:formula="of:=[.A11]*68" office:value-type="float" office:value="34000" calcext:value-type="float">
            <text:p>34000</text:p>
          </table:table-cell>
          <table:table-cell table:style-name="ce27" table:formula="of:=[.A11]*4/64" office:value-type="float" office:value="31.25" calcext:value-type="float">
            <text:p>31,25</text:p>
          </table:table-cell>
          <table:table-cell table:style-name="ce27" table:formula="of:=[.A11]*[.A11]/16" office:value-type="float" office:value="15625" calcext:value-type="float">
            <text:p>15625</text:p>
          </table:table-cell>
          <table:table-cell table:style-name="ce27" table:formula="of:=MOD([.D11];64)" office:value-type="float" office:value="9" calcext:value-type="float">
            <text:p>9</text:p>
          </table:table-cell>
          <table:table-cell table:style-name="ce43" table:formula="of:=1-1/([.A11]*16)" office:value-type="percentage" office:value="0.999875" calcext:value-type="percentage">
            <text:p>99,988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6142937" calcext:value-type="percentage">
            <text:p>96,143%</text:p>
          </table:table-cell>
          <table:table-cell table:style-name="ce46" office:value-type="percentage" office:value="0.57898266" calcext:value-type="percentage">
            <text:p>57,898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512" calcext:value-type="float">
            <text:p>512</text:p>
          </table:table-cell>
          <table:table-cell table:style-name="ce27" table:formula="of:=[.A12]*68" office:value-type="float" office:value="34816" calcext:value-type="float">
            <text:p>34816</text:p>
          </table:table-cell>
          <table:table-cell table:style-name="ce27" table:formula="of:=[.A12]*4/64" office:value-type="float" office:value="32" calcext:value-type="float">
            <text:p>32</text:p>
          </table:table-cell>
          <table:table-cell table:style-name="ce27" table:formula="of:=[.A12]*[.A12]/16" office:value-type="float" office:value="16384" calcext:value-type="float">
            <text:p>16384</text:p>
          </table:table-cell>
          <table:table-cell table:style-name="ce27" table:formula="of:=MOD([.D12];64)" office:value-type="float" office:value="0" calcext:value-type="float">
            <text:p>0</text:p>
          </table:table-cell>
          <table:table-cell table:style-name="ce43" table:formula="of:=1-1/([.A12]*16)" office:value-type="percentage" office:value="0.9998779296875" calcext:value-type="percentage">
            <text:p>99,988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9781036" calcext:value-type="percentage">
            <text:p>99,781%</text:p>
          </table:table-cell>
          <table:table-cell table:style-name="ce47" office:value-type="percentage" office:value="0" calcext:value-type="percentage">
            <text:p>0,000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600" calcext:value-type="float">
            <text:p>600</text:p>
          </table:table-cell>
          <table:table-cell table:style-name="ce27" table:formula="of:=[.A13]*68" office:value-type="float" office:value="40800" calcext:value-type="float">
            <text:p>40800</text:p>
          </table:table-cell>
          <table:table-cell table:style-name="ce27" table:formula="of:=[.A13]*4/64" office:value-type="float" office:value="37.5" calcext:value-type="float">
            <text:p>37,5</text:p>
          </table:table-cell>
          <table:table-cell table:style-name="ce27" table:formula="of:=[.A13]*[.A13]/16" office:value-type="float" office:value="22500" calcext:value-type="float">
            <text:p>22500</text:p>
          </table:table-cell>
          <table:table-cell table:style-name="ce27" table:formula="of:=MOD([.D13];64)" office:value-type="float" office:value="36" calcext:value-type="float">
            <text:p>36</text:p>
          </table:table-cell>
          <table:table-cell table:style-name="ce43" table:formula="of:=1-1/([.A13]*16)" office:value-type="percentage" office:value="0.999895833333333" calcext:value-type="percentage">
            <text:p>99,990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3773323" calcext:value-type="percentage">
            <text:p>93,773%</text:p>
          </table:table-cell>
          <table:table-cell table:style-name="ce46" office:value-type="percentage" office:value="0.0297517" calcext:value-type="percentage">
            <text:p>2,975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700" calcext:value-type="float">
            <text:p>700</text:p>
          </table:table-cell>
          <table:table-cell table:style-name="ce27" table:formula="of:=[.A14]*68" office:value-type="float" office:value="47600" calcext:value-type="float">
            <text:p>47600</text:p>
          </table:table-cell>
          <table:table-cell table:style-name="ce27" table:formula="of:=[.A14]*4/64" office:value-type="float" office:value="43.75" calcext:value-type="float">
            <text:p>43,75</text:p>
          </table:table-cell>
          <table:table-cell table:style-name="ce27" table:formula="of:=[.A14]*[.A14]/16" office:value-type="float" office:value="30625" calcext:value-type="float">
            <text:p>30625</text:p>
          </table:table-cell>
          <table:table-cell table:style-name="ce27" table:formula="of:=MOD([.D14];64)" office:value-type="float" office:value="33" calcext:value-type="float">
            <text:p>33</text:p>
          </table:table-cell>
          <table:table-cell table:style-name="ce43" table:formula="of:=1-1/([.A14]*16)" office:value-type="percentage" office:value="0.999910714285714" calcext:value-type="percentage">
            <text:p>99,991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3643005" calcext:value-type="percentage">
            <text:p>93,643%</text:p>
          </table:table-cell>
          <table:table-cell table:style-name="ce46" office:value-type="percentage" office:value="0" calcext:value-type="percentage">
            <text:p>0,000%</text:p>
          </table:table-cell>
          <table:table-cell table:style-name="ce49" table:number-columns-repeated="2"/>
          <table:table-cell table:style-name="ce2" table:number-columns-repeated="4"/>
          <table:table-cell table:number-columns-repeated="23"/>
        </table:table-row>
        <table:table-row table:style-name="ro6">
          <table:table-cell table:style-name="ce27" office:value-type="float" office:value="800" calcext:value-type="float">
            <text:p>800</text:p>
          </table:table-cell>
          <table:table-cell table:style-name="ce27" table:formula="of:=[.A15]*68" office:value-type="float" office:value="54400" calcext:value-type="float">
            <text:p>54400</text:p>
          </table:table-cell>
          <table:table-cell table:style-name="ce27" table:formula="of:=[.A15]*4/64" office:value-type="float" office:value="50" calcext:value-type="float">
            <text:p>50</text:p>
          </table:table-cell>
          <table:table-cell table:style-name="ce27" table:formula="of:=[.A15]*[.A15]/16" office:value-type="float" office:value="40000" calcext:value-type="float">
            <text:p>40000</text:p>
          </table:table-cell>
          <table:table-cell table:style-name="ce27" table:formula="of:=MOD([.D15];64)" office:value-type="float" office:value="0" calcext:value-type="float">
            <text:p>0</text:p>
          </table:table-cell>
          <table:table-cell table:style-name="ce43" table:formula="of:=1-1/([.A15]*16)" office:value-type="percentage" office:value="0.999921875" calcext:value-type="percentage">
            <text:p>99,992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6798042" calcext:value-type="percentage">
            <text:p>96,798%</text:p>
          </table:table-cell>
          <table:table-cell table:style-name="ce47" office:value-type="percentage" office:value="0" calcext:value-type="percentage">
            <text:p>0,000%</text:p>
          </table:table-cell>
          <table:table-cell table:style-name="ce49" office:value-type="float" office:value="95.278526" calcext:value-type="float">
            <text:p>95,279</text:p>
          </table:table-cell>
          <table:table-cell table:style-name="ce49" office:value-type="float" office:value="0.006119" calcext:value-type="float">
            <text:p>0,006</text:p>
          </table:table-cell>
          <table:table-cell table:style-name="ce2" office:value-type="float" office:value="99.72773" calcext:value-type="float">
            <text:p>99,73</text:p>
          </table:table-cell>
          <table:table-cell table:style-name="ce2" office:value-type="float" office:value="93.75" calcext:value-type="float">
            <text:p>93,75</text:p>
          </table:table-cell>
          <table:table-cell table:style-name="ce2" table:number-columns-repeated="2"/>
          <table:table-cell table:number-columns-repeated="23"/>
        </table:table-row>
        <table:table-row table:style-name="ro6">
          <table:table-cell table:style-name="ce27" office:value-type="float" office:value="900" calcext:value-type="float">
            <text:p>900</text:p>
          </table:table-cell>
          <table:table-cell table:style-name="ce27" table:formula="of:=[.A16]*68" office:value-type="float" office:value="61200" calcext:value-type="float">
            <text:p>61200</text:p>
          </table:table-cell>
          <table:table-cell table:style-name="ce27" table:formula="of:=[.A16]*4/64" office:value-type="float" office:value="56.25" calcext:value-type="float">
            <text:p>56,25</text:p>
          </table:table-cell>
          <table:table-cell table:style-name="ce27" table:formula="of:=[.A16]*[.A16]/16" office:value-type="float" office:value="50625" calcext:value-type="float">
            <text:p>50625</text:p>
          </table:table-cell>
          <table:table-cell table:style-name="ce27" table:formula="of:=MOD([.D16];64)" office:value-type="float" office:value="1" calcext:value-type="float">
            <text:p>1</text:p>
          </table:table-cell>
          <table:table-cell table:style-name="ce43" table:formula="of:=1-1/([.A16]*16)" office:value-type="percentage" office:value="0.999930555555556" calcext:value-type="percentage">
            <text:p>99,993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percentage" office:value="0.93666756" calcext:value-type="percentage">
            <text:p>93,667%</text:p>
          </table:table-cell>
          <table:table-cell table:style-name="ce47" office:value-type="percentage" office:value="0" calcext:value-type="percentage">
            <text:p>0,000%</text:p>
          </table:table-cell>
          <table:table-cell table:style-name="ce49" office:value-type="float" office:value="92.2239" calcext:value-type="float">
            <text:p>92,224</text:p>
          </table:table-cell>
          <table:table-cell table:style-name="ce49" office:value-type="float" office:value="0.772292" calcext:value-type="float">
            <text:p>0,772</text:p>
          </table:table-cell>
          <table:table-cell table:style-name="ce2" table:number-columns-repeated="4"/>
          <table:table-cell table:number-columns-repeated="23"/>
        </table:table-row>
        <table:table-row table:style-name="ro1" table:number-rows-repeated="2">
          <table:table-cell table:number-columns-repeated="38"/>
        </table:table-row>
        <table:table-row table:style-name="ro9">
          <table:table-cell table:number-columns-repeated="38"/>
        </table:table-row>
        <table:table-row table:style-name="ro1" table:number-rows-repeated="17">
          <table:table-cell table:number-columns-repeated="38"/>
        </table:table-row>
        <table:table-row-group>
          <table:table-row table:style-name="ro1">
            <table:table-cell table:number-columns-repeated="38"/>
          </table:table-row>
        </table:table-row-group>
      </table:table>
      <table:table table:name="Tab2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0">
          <table:table-cell table:number-columns-repeated="3"/>
          <table:table-cell table:style-name="ce55"/>
          <table:table-cell table:style-name="ce59" office:value-type="string" calcext:value-type="string">
            <text:p>Simulation de la répartition des blocs de B dans le cache</text:p>
          </table:table-cell>
          <table:table-cell/>
        </table:table-row>
        <table:table-row table:style-name="ro1">
          <table:table-cell table:number-columns-repeated="2"/>
          <table:table-cell table:style-name="ce41"/>
          <table:table-cell table:style-name="ce55"/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text:p>initialiser la valeur de TM (dessous) et vérifier la répartition des blocs dans la colonne F</text:p>
          </table:table-cell>
          <table:table-cell table:style-name="ce55"/>
          <table:table-cell table:number-columns-repeated="2"/>
        </table:table-row>
        <table:table-row table:style-name="ro1">
          <table:table-cell table:number-columns-repeated="2"/>
          <table:table-cell table:style-name="ce53" office:value-type="string" calcext:value-type="string">
            <text:p>TM =</text:p>
          </table:table-cell>
          <table:table-cell table:style-name="ce56" office:value-type="float" office:value="64" calcext:value-type="float">
            <text:p>64</text:p>
          </table:table-cell>
          <table:table-cell office:value-type="string" calcext:value-type="string">
            <text:p>… 800 MAX</text:p>
          </table:table-cell>
          <table:table-cell/>
        </table:table-row>
        <table:table-row table:style-name="ro1">
          <table:table-cell table:number-columns-repeated="3"/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Par défaut (colonne numéro 0)</text:p>
          </table:table-cell>
          <table:table-cell/>
        </table:table-row>
        <table:table-row table:style-name="ro1">
          <table:table-cell/>
          <table:table-cell table:style-name="ce41" office:value-type="string" calcext:value-type="string">
            <text:p>LES CELLULES CI-DESSOUS NE DOIVENT PAS ETRE MODIFIE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4" table:formula="of:=[.D4]*[.D4]/16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41"/>
          <table:table-cell table:style-name="ce54" table:formula="of:=MOD([.C7];64)" office:value-type="float" office:value="0" calcext:value-type="float">
            <text:p>0</text:p>
          </table:table-cell>
          <table:table-cell table:style-name="ce58" office:value-type="string" calcext:value-type="string">
            <text:p>Ensemble cible du premier élément de B </text:p>
          </table:table-cell>
          <table:table-cell table:number-columns-repeated="2"/>
        </table:table-row>
        <table:table-row table:style-name="ro11">
          <table:table-cell/>
          <table:table-cell table:style-name="ce41"/>
          <table:table-cell table:style-name="ce54" table:formula="of:=[.D4]/16" office:value-type="float" office:value="4" calcext:value-type="float">
            <text:p>4</text:p>
          </table:table-cell>
          <table:table-cell office:value-type="string" calcext:value-type="string">
            <text:p>Nb de blocs par ligne de B</text:p>
          </table:table-cell>
          <table:table-cell table:number-columns-repeated="2"/>
        </table:table-row>
        <table:table-row table:style-name="ro12">
          <table:table-cell table:number-columns-repeated="4"/>
          <table:table-cell table:style-name="ce53" office:value-type="string" calcext:value-type="string">
            <text:p>Num_ensemble</text:p>
          </table:table-cell>
          <table:table-cell table:style-name="ce53" office:value-type="string" calcext:value-type="string">
            <text:p>répartition des blocs d'une colonne de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]&lt;[.D$4];1;0)" office:value-type="float" office:value="1" calcext:value-type="float">
            <text:p>1</text:p>
          </table:table-cell>
          <table:table-cell table:formula="of:=[.C8]+[.D5]" office:value-type="float" office:value="0" calcext:value-type="float">
            <text:p>0</text:p>
          </table:table-cell>
          <table:table-cell table:formula="of:=INT([.C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D$11:.D$810];[.E11];[.B$11:.B$810])" office:value-type="float" office:value="4" calcext:value-type="float">
            <text:p>4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IF([.A12]&lt;[.D$4];1;0)" office:value-type="float" office:value="1" calcext:value-type="float">
            <text:p>1</text:p>
          </table:table-cell>
          <table:table-cell table:formula="of:=MOD([.C11]+[.C$9];64)" office:value-type="float" office:value="4" calcext:value-type="float">
            <text:p>4</text:p>
          </table:table-cell>
          <table:table-cell table:formula="of:=INT([.C12])" office:value-type="float" office:value="4" calcext:value-type="float">
            <text:p>4</text:p>
          </table:table-cell>
          <table:table-cell table:style-name="ce2" table:formula="of:=[.E11]+1" office:value-type="float" office:value="1" calcext:value-type="float">
            <text:p>1</text:p>
          </table:table-cell>
          <table:table-cell table:style-name="ce2" table:formula="of:=SUMIF([.D$11:.D$810];[.E12];[.B$11:.B$810]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IF([.A13]&lt;[.D$4];1;0)" office:value-type="float" office:value="1" calcext:value-type="float">
            <text:p>1</text:p>
          </table:table-cell>
          <table:table-cell table:formula="of:=MOD([.C12]+[.C$9];64)" office:value-type="float" office:value="8" calcext:value-type="float">
            <text:p>8</text:p>
          </table:table-cell>
          <table:table-cell table:formula="of:=INT([.C13])" office:value-type="float" office:value="8" calcext:value-type="float">
            <text:p>8</text:p>
          </table:table-cell>
          <table:table-cell table:style-name="ce2" table:formula="of:=[.E12]+1" office:value-type="float" office:value="2" calcext:value-type="float">
            <text:p>2</text:p>
          </table:table-cell>
          <table:table-cell table:style-name="ce2" table:formula="of:=SUMIF([.D$11:.D$810];[.E13];[.B$11:.B$810]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IF([.A14]&lt;[.D$4];1;0)" office:value-type="float" office:value="1" calcext:value-type="float">
            <text:p>1</text:p>
          </table:table-cell>
          <table:table-cell table:formula="of:=MOD([.C13]+[.C$9];64)" office:value-type="float" office:value="12" calcext:value-type="float">
            <text:p>12</text:p>
          </table:table-cell>
          <table:table-cell table:formula="of:=INT([.C14])" office:value-type="float" office:value="12" calcext:value-type="float">
            <text:p>12</text:p>
          </table:table-cell>
          <table:table-cell table:style-name="ce2" table:formula="of:=[.E13]+1" office:value-type="float" office:value="3" calcext:value-type="float">
            <text:p>3</text:p>
          </table:table-cell>
          <table:table-cell table:style-name="ce2" table:formula="of:=SUMIF([.D$11:.D$810];[.E14];[.B$11:.B$810]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IF([.A15]&lt;[.D$4];1;0)" office:value-type="float" office:value="1" calcext:value-type="float">
            <text:p>1</text:p>
          </table:table-cell>
          <table:table-cell table:formula="of:=MOD([.C14]+[.C$9];64)" office:value-type="float" office:value="16" calcext:value-type="float">
            <text:p>16</text:p>
          </table:table-cell>
          <table:table-cell table:formula="of:=INT([.C15])" office:value-type="float" office:value="16" calcext:value-type="float">
            <text:p>16</text:p>
          </table:table-cell>
          <table:table-cell table:style-name="ce2" table:formula="of:=[.E14]+1" office:value-type="float" office:value="4" calcext:value-type="float">
            <text:p>4</text:p>
          </table:table-cell>
          <table:table-cell table:style-name="ce2" table:formula="of:=SUMIF([.D$11:.D$810];[.E15];[.B$11:.B$810])" office:value-type="float" office:value="4" calcext:value-type="float">
            <text:p>4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IF([.A16]&lt;[.D$4];1;0)" office:value-type="float" office:value="1" calcext:value-type="float">
            <text:p>1</text:p>
          </table:table-cell>
          <table:table-cell table:formula="of:=MOD([.C15]+[.C$9];64)" office:value-type="float" office:value="20" calcext:value-type="float">
            <text:p>20</text:p>
          </table:table-cell>
          <table:table-cell table:formula="of:=INT([.C16])" office:value-type="float" office:value="20" calcext:value-type="float">
            <text:p>20</text:p>
          </table:table-cell>
          <table:table-cell table:style-name="ce2" table:formula="of:=[.E15]+1" office:value-type="float" office:value="5" calcext:value-type="float">
            <text:p>5</text:p>
          </table:table-cell>
          <table:table-cell table:style-name="ce2" table:formula="of:=SUMIF([.D$11:.D$810];[.E16];[.B$11:.B$810]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IF([.A17]&lt;[.D$4];1;0)" office:value-type="float" office:value="1" calcext:value-type="float">
            <text:p>1</text:p>
          </table:table-cell>
          <table:table-cell table:formula="of:=MOD([.C16]+[.C$9];64)" office:value-type="float" office:value="24" calcext:value-type="float">
            <text:p>24</text:p>
          </table:table-cell>
          <table:table-cell table:formula="of:=INT([.C17])" office:value-type="float" office:value="24" calcext:value-type="float">
            <text:p>24</text:p>
          </table:table-cell>
          <table:table-cell table:style-name="ce2" table:formula="of:=[.E16]+1" office:value-type="float" office:value="6" calcext:value-type="float">
            <text:p>6</text:p>
          </table:table-cell>
          <table:table-cell table:style-name="ce2" table:formula="of:=SUMIF([.D$11:.D$810];[.E17];[.B$11:.B$810])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IF([.A18]&lt;[.D$4];1;0)" office:value-type="float" office:value="1" calcext:value-type="float">
            <text:p>1</text:p>
          </table:table-cell>
          <table:table-cell table:formula="of:=MOD([.C17]+[.C$9];64)" office:value-type="float" office:value="28" calcext:value-type="float">
            <text:p>28</text:p>
          </table:table-cell>
          <table:table-cell table:formula="of:=INT([.C18])" office:value-type="float" office:value="28" calcext:value-type="float">
            <text:p>28</text:p>
          </table:table-cell>
          <table:table-cell table:style-name="ce2" table:formula="of:=[.E17]+1" office:value-type="float" office:value="7" calcext:value-type="float">
            <text:p>7</text:p>
          </table:table-cell>
          <table:table-cell table:style-name="ce2" table:formula="of:=SUMIF([.D$11:.D$810];[.E18];[.B$11:.B$810]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IF([.A19]&lt;[.D$4];1;0)" office:value-type="float" office:value="1" calcext:value-type="float">
            <text:p>1</text:p>
          </table:table-cell>
          <table:table-cell table:formula="of:=MOD([.C18]+[.C$9];64)" office:value-type="float" office:value="32" calcext:value-type="float">
            <text:p>32</text:p>
          </table:table-cell>
          <table:table-cell table:formula="of:=INT([.C19])" office:value-type="float" office:value="32" calcext:value-type="float">
            <text:p>32</text:p>
          </table:table-cell>
          <table:table-cell table:style-name="ce2" table:formula="of:=[.E18]+1" office:value-type="float" office:value="8" calcext:value-type="float">
            <text:p>8</text:p>
          </table:table-cell>
          <table:table-cell table:style-name="ce2" table:formula="of:=SUMIF([.D$11:.D$810];[.E19];[.B$11:.B$810])" office:value-type="float" office:value="4" calcext:value-type="float">
            <text:p>4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IF([.A20]&lt;[.D$4];1;0)" office:value-type="float" office:value="1" calcext:value-type="float">
            <text:p>1</text:p>
          </table:table-cell>
          <table:table-cell table:formula="of:=MOD([.C19]+[.C$9];64)" office:value-type="float" office:value="36" calcext:value-type="float">
            <text:p>36</text:p>
          </table:table-cell>
          <table:table-cell table:formula="of:=INT([.C20])" office:value-type="float" office:value="36" calcext:value-type="float">
            <text:p>36</text:p>
          </table:table-cell>
          <table:table-cell table:style-name="ce2" table:formula="of:=[.E19]+1" office:value-type="float" office:value="9" calcext:value-type="float">
            <text:p>9</text:p>
          </table:table-cell>
          <table:table-cell table:style-name="ce2" table:formula="of:=SUMIF([.D$11:.D$810];[.E20];[.B$11:.B$810]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IF([.A21]&lt;[.D$4];1;0)" office:value-type="float" office:value="1" calcext:value-type="float">
            <text:p>1</text:p>
          </table:table-cell>
          <table:table-cell table:formula="of:=MOD([.C20]+[.C$9];64)" office:value-type="float" office:value="40" calcext:value-type="float">
            <text:p>40</text:p>
          </table:table-cell>
          <table:table-cell table:formula="of:=INT([.C21])" office:value-type="float" office:value="40" calcext:value-type="float">
            <text:p>40</text:p>
          </table:table-cell>
          <table:table-cell table:style-name="ce2" table:formula="of:=[.E20]+1" office:value-type="float" office:value="10" calcext:value-type="float">
            <text:p>10</text:p>
          </table:table-cell>
          <table:table-cell table:style-name="ce2" table:formula="of:=SUMIF([.D$11:.D$810];[.E21];[.B$11:.B$810]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IF([.A22]&lt;[.D$4];1;0)" office:value-type="float" office:value="1" calcext:value-type="float">
            <text:p>1</text:p>
          </table:table-cell>
          <table:table-cell table:formula="of:=MOD([.C21]+[.C$9];64)" office:value-type="float" office:value="44" calcext:value-type="float">
            <text:p>44</text:p>
          </table:table-cell>
          <table:table-cell table:formula="of:=INT([.C22])" office:value-type="float" office:value="44" calcext:value-type="float">
            <text:p>44</text:p>
          </table:table-cell>
          <table:table-cell table:style-name="ce2" table:formula="of:=[.E21]+1" office:value-type="float" office:value="11" calcext:value-type="float">
            <text:p>11</text:p>
          </table:table-cell>
          <table:table-cell table:style-name="ce2" table:formula="of:=SUMIF([.D$11:.D$810];[.E22];[.B$11:.B$810]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IF([.A23]&lt;[.D$4];1;0)" office:value-type="float" office:value="1" calcext:value-type="float">
            <text:p>1</text:p>
          </table:table-cell>
          <table:table-cell table:formula="of:=MOD([.C22]+[.C$9];64)" office:value-type="float" office:value="48" calcext:value-type="float">
            <text:p>48</text:p>
          </table:table-cell>
          <table:table-cell table:formula="of:=INT([.C23])" office:value-type="float" office:value="48" calcext:value-type="float">
            <text:p>48</text:p>
          </table:table-cell>
          <table:table-cell table:style-name="ce2" table:formula="of:=[.E22]+1" office:value-type="float" office:value="12" calcext:value-type="float">
            <text:p>12</text:p>
          </table:table-cell>
          <table:table-cell table:style-name="ce2" table:formula="of:=SUMIF([.D$11:.D$810];[.E23];[.B$11:.B$810])" office:value-type="float" office:value="4" calcext:value-type="float">
            <text:p>4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IF([.A24]&lt;[.D$4];1;0)" office:value-type="float" office:value="1" calcext:value-type="float">
            <text:p>1</text:p>
          </table:table-cell>
          <table:table-cell table:formula="of:=MOD([.C23]+[.C$9];64)" office:value-type="float" office:value="52" calcext:value-type="float">
            <text:p>52</text:p>
          </table:table-cell>
          <table:table-cell table:formula="of:=INT([.C24])" office:value-type="float" office:value="52" calcext:value-type="float">
            <text:p>52</text:p>
          </table:table-cell>
          <table:table-cell table:style-name="ce2" table:formula="of:=[.E23]+1" office:value-type="float" office:value="13" calcext:value-type="float">
            <text:p>13</text:p>
          </table:table-cell>
          <table:table-cell table:style-name="ce2" table:formula="of:=SUMIF([.D$11:.D$810];[.E24];[.B$11:.B$810])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IF([.A25]&lt;[.D$4];1;0)" office:value-type="float" office:value="1" calcext:value-type="float">
            <text:p>1</text:p>
          </table:table-cell>
          <table:table-cell table:formula="of:=MOD([.C24]+[.C$9];64)" office:value-type="float" office:value="56" calcext:value-type="float">
            <text:p>56</text:p>
          </table:table-cell>
          <table:table-cell table:formula="of:=INT([.C25])" office:value-type="float" office:value="56" calcext:value-type="float">
            <text:p>56</text:p>
          </table:table-cell>
          <table:table-cell table:style-name="ce2" table:formula="of:=[.E24]+1" office:value-type="float" office:value="14" calcext:value-type="float">
            <text:p>14</text:p>
          </table:table-cell>
          <table:table-cell table:style-name="ce2" table:formula="of:=SUMIF([.D$11:.D$810];[.E25];[.B$11:.B$810])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IF([.A26]&lt;[.D$4];1;0)" office:value-type="float" office:value="1" calcext:value-type="float">
            <text:p>1</text:p>
          </table:table-cell>
          <table:table-cell table:formula="of:=MOD([.C25]+[.C$9];64)" office:value-type="float" office:value="60" calcext:value-type="float">
            <text:p>60</text:p>
          </table:table-cell>
          <table:table-cell table:formula="of:=INT([.C26])" office:value-type="float" office:value="60" calcext:value-type="float">
            <text:p>60</text:p>
          </table:table-cell>
          <table:table-cell table:style-name="ce2" table:formula="of:=[.E25]+1" office:value-type="float" office:value="15" calcext:value-type="float">
            <text:p>15</text:p>
          </table:table-cell>
          <table:table-cell table:style-name="ce2" table:formula="of:=SUMIF([.D$11:.D$810];[.E26];[.B$11:.B$810]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IF([.A27]&lt;[.D$4];1;0)" office:value-type="float" office:value="1" calcext:value-type="float">
            <text:p>1</text:p>
          </table:table-cell>
          <table:table-cell table:formula="of:=MOD([.C26]+[.C$9];64)" office:value-type="float" office:value="0" calcext:value-type="float">
            <text:p>0</text:p>
          </table:table-cell>
          <table:table-cell table:formula="of:=INT([.C27])" office:value-type="float" office:value="0" calcext:value-type="float">
            <text:p>0</text:p>
          </table:table-cell>
          <table:table-cell table:style-name="ce2" table:formula="of:=[.E26]+1" office:value-type="float" office:value="16" calcext:value-type="float">
            <text:p>16</text:p>
          </table:table-cell>
          <table:table-cell table:style-name="ce2" table:formula="of:=SUMIF([.D$11:.D$810];[.E27];[.B$11:.B$810])" office:value-type="float" office:value="4" calcext:value-type="float">
            <text:p>4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IF([.A28]&lt;[.D$4];1;0)" office:value-type="float" office:value="1" calcext:value-type="float">
            <text:p>1</text:p>
          </table:table-cell>
          <table:table-cell table:formula="of:=MOD([.C27]+[.C$9];64)" office:value-type="float" office:value="4" calcext:value-type="float">
            <text:p>4</text:p>
          </table:table-cell>
          <table:table-cell table:formula="of:=INT([.C28])" office:value-type="float" office:value="4" calcext:value-type="float">
            <text:p>4</text:p>
          </table:table-cell>
          <table:table-cell table:style-name="ce2" table:formula="of:=[.E27]+1" office:value-type="float" office:value="17" calcext:value-type="float">
            <text:p>17</text:p>
          </table:table-cell>
          <table:table-cell table:style-name="ce2" table:formula="of:=SUMIF([.D$11:.D$810];[.E28];[.B$11:.B$810])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IF([.A29]&lt;[.D$4];1;0)" office:value-type="float" office:value="1" calcext:value-type="float">
            <text:p>1</text:p>
          </table:table-cell>
          <table:table-cell table:formula="of:=MOD([.C28]+[.C$9];64)" office:value-type="float" office:value="8" calcext:value-type="float">
            <text:p>8</text:p>
          </table:table-cell>
          <table:table-cell table:formula="of:=INT([.C29])" office:value-type="float" office:value="8" calcext:value-type="float">
            <text:p>8</text:p>
          </table:table-cell>
          <table:table-cell table:style-name="ce2" table:formula="of:=[.E28]+1" office:value-type="float" office:value="18" calcext:value-type="float">
            <text:p>18</text:p>
          </table:table-cell>
          <table:table-cell table:style-name="ce2" table:formula="of:=SUMIF([.D$11:.D$810];[.E29];[.B$11:.B$810])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IF([.A30]&lt;[.D$4];1;0)" office:value-type="float" office:value="1" calcext:value-type="float">
            <text:p>1</text:p>
          </table:table-cell>
          <table:table-cell table:formula="of:=MOD([.C29]+[.C$9];64)" office:value-type="float" office:value="12" calcext:value-type="float">
            <text:p>12</text:p>
          </table:table-cell>
          <table:table-cell table:formula="of:=INT([.C30])" office:value-type="float" office:value="12" calcext:value-type="float">
            <text:p>12</text:p>
          </table:table-cell>
          <table:table-cell table:style-name="ce2" table:formula="of:=[.E29]+1" office:value-type="float" office:value="19" calcext:value-type="float">
            <text:p>19</text:p>
          </table:table-cell>
          <table:table-cell table:style-name="ce2" table:formula="of:=SUMIF([.D$11:.D$810];[.E30];[.B$11:.B$810]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IF([.A31]&lt;[.D$4];1;0)" office:value-type="float" office:value="1" calcext:value-type="float">
            <text:p>1</text:p>
          </table:table-cell>
          <table:table-cell table:formula="of:=MOD([.C30]+[.C$9];64)" office:value-type="float" office:value="16" calcext:value-type="float">
            <text:p>16</text:p>
          </table:table-cell>
          <table:table-cell table:formula="of:=INT([.C31])" office:value-type="float" office:value="16" calcext:value-type="float">
            <text:p>16</text:p>
          </table:table-cell>
          <table:table-cell table:style-name="ce2" table:formula="of:=[.E30]+1" office:value-type="float" office:value="20" calcext:value-type="float">
            <text:p>20</text:p>
          </table:table-cell>
          <table:table-cell table:style-name="ce2" table:formula="of:=SUMIF([.D$11:.D$810];[.E31];[.B$11:.B$810])" office:value-type="float" office:value="4" calcext:value-type="float">
            <text:p>4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IF([.A32]&lt;[.D$4];1;0)" office:value-type="float" office:value="1" calcext:value-type="float">
            <text:p>1</text:p>
          </table:table-cell>
          <table:table-cell table:formula="of:=MOD([.C31]+[.C$9];64)" office:value-type="float" office:value="20" calcext:value-type="float">
            <text:p>20</text:p>
          </table:table-cell>
          <table:table-cell table:formula="of:=INT([.C32])" office:value-type="float" office:value="20" calcext:value-type="float">
            <text:p>20</text:p>
          </table:table-cell>
          <table:table-cell table:style-name="ce2" table:formula="of:=[.E31]+1" office:value-type="float" office:value="21" calcext:value-type="float">
            <text:p>21</text:p>
          </table:table-cell>
          <table:table-cell table:style-name="ce2" table:formula="of:=SUMIF([.D$11:.D$810];[.E32];[.B$11:.B$810])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IF([.A33]&lt;[.D$4];1;0)" office:value-type="float" office:value="1" calcext:value-type="float">
            <text:p>1</text:p>
          </table:table-cell>
          <table:table-cell table:formula="of:=MOD([.C32]+[.C$9];64)" office:value-type="float" office:value="24" calcext:value-type="float">
            <text:p>24</text:p>
          </table:table-cell>
          <table:table-cell table:formula="of:=INT([.C33])" office:value-type="float" office:value="24" calcext:value-type="float">
            <text:p>24</text:p>
          </table:table-cell>
          <table:table-cell table:style-name="ce2" table:formula="of:=[.E32]+1" office:value-type="float" office:value="22" calcext:value-type="float">
            <text:p>22</text:p>
          </table:table-cell>
          <table:table-cell table:style-name="ce2" table:formula="of:=SUMIF([.D$11:.D$810];[.E33];[.B$11:.B$810])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IF([.A34]&lt;[.D$4];1;0)" office:value-type="float" office:value="1" calcext:value-type="float">
            <text:p>1</text:p>
          </table:table-cell>
          <table:table-cell table:formula="of:=MOD([.C33]+[.C$9];64)" office:value-type="float" office:value="28" calcext:value-type="float">
            <text:p>28</text:p>
          </table:table-cell>
          <table:table-cell table:formula="of:=INT([.C34])" office:value-type="float" office:value="28" calcext:value-type="float">
            <text:p>28</text:p>
          </table:table-cell>
          <table:table-cell table:style-name="ce2" table:formula="of:=[.E33]+1" office:value-type="float" office:value="23" calcext:value-type="float">
            <text:p>23</text:p>
          </table:table-cell>
          <table:table-cell table:style-name="ce2" table:formula="of:=SUMIF([.D$11:.D$810];[.E34];[.B$11:.B$810])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IF([.A35]&lt;[.D$4];1;0)" office:value-type="float" office:value="1" calcext:value-type="float">
            <text:p>1</text:p>
          </table:table-cell>
          <table:table-cell table:formula="of:=MOD([.C34]+[.C$9];64)" office:value-type="float" office:value="32" calcext:value-type="float">
            <text:p>32</text:p>
          </table:table-cell>
          <table:table-cell table:formula="of:=INT([.C35])" office:value-type="float" office:value="32" calcext:value-type="float">
            <text:p>32</text:p>
          </table:table-cell>
          <table:table-cell table:style-name="ce2" table:formula="of:=[.E34]+1" office:value-type="float" office:value="24" calcext:value-type="float">
            <text:p>24</text:p>
          </table:table-cell>
          <table:table-cell table:style-name="ce2" table:formula="of:=SUMIF([.D$11:.D$810];[.E35];[.B$11:.B$810])" office:value-type="float" office:value="4" calcext:value-type="float">
            <text:p>4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IF([.A36]&lt;[.D$4];1;0)" office:value-type="float" office:value="1" calcext:value-type="float">
            <text:p>1</text:p>
          </table:table-cell>
          <table:table-cell table:formula="of:=MOD([.C35]+[.C$9];64)" office:value-type="float" office:value="36" calcext:value-type="float">
            <text:p>36</text:p>
          </table:table-cell>
          <table:table-cell table:formula="of:=INT([.C36])" office:value-type="float" office:value="36" calcext:value-type="float">
            <text:p>36</text:p>
          </table:table-cell>
          <table:table-cell table:style-name="ce2" table:formula="of:=[.E35]+1" office:value-type="float" office:value="25" calcext:value-type="float">
            <text:p>25</text:p>
          </table:table-cell>
          <table:table-cell table:style-name="ce2" table:formula="of:=SUMIF([.D$11:.D$810];[.E36];[.B$11:.B$810])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IF([.A37]&lt;[.D$4];1;0)" office:value-type="float" office:value="1" calcext:value-type="float">
            <text:p>1</text:p>
          </table:table-cell>
          <table:table-cell table:formula="of:=MOD([.C36]+[.C$9];64)" office:value-type="float" office:value="40" calcext:value-type="float">
            <text:p>40</text:p>
          </table:table-cell>
          <table:table-cell table:formula="of:=INT([.C37])" office:value-type="float" office:value="40" calcext:value-type="float">
            <text:p>40</text:p>
          </table:table-cell>
          <table:table-cell table:style-name="ce2" table:formula="of:=[.E36]+1" office:value-type="float" office:value="26" calcext:value-type="float">
            <text:p>26</text:p>
          </table:table-cell>
          <table:table-cell table:style-name="ce2" table:formula="of:=SUMIF([.D$11:.D$810];[.E37];[.B$11:.B$810])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IF([.A38]&lt;[.D$4];1;0)" office:value-type="float" office:value="1" calcext:value-type="float">
            <text:p>1</text:p>
          </table:table-cell>
          <table:table-cell table:formula="of:=MOD([.C37]+[.C$9];64)" office:value-type="float" office:value="44" calcext:value-type="float">
            <text:p>44</text:p>
          </table:table-cell>
          <table:table-cell table:formula="of:=INT([.C38])" office:value-type="float" office:value="44" calcext:value-type="float">
            <text:p>44</text:p>
          </table:table-cell>
          <table:table-cell table:style-name="ce2" table:formula="of:=[.E37]+1" office:value-type="float" office:value="27" calcext:value-type="float">
            <text:p>27</text:p>
          </table:table-cell>
          <table:table-cell table:style-name="ce2" table:formula="of:=SUMIF([.D$11:.D$810];[.E38];[.B$11:.B$810])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IF([.A39]&lt;[.D$4];1;0)" office:value-type="float" office:value="1" calcext:value-type="float">
            <text:p>1</text:p>
          </table:table-cell>
          <table:table-cell table:formula="of:=MOD([.C38]+[.C$9];64)" office:value-type="float" office:value="48" calcext:value-type="float">
            <text:p>48</text:p>
          </table:table-cell>
          <table:table-cell table:formula="of:=INT([.C39])" office:value-type="float" office:value="48" calcext:value-type="float">
            <text:p>48</text:p>
          </table:table-cell>
          <table:table-cell table:style-name="ce2" table:formula="of:=[.E38]+1" office:value-type="float" office:value="28" calcext:value-type="float">
            <text:p>28</text:p>
          </table:table-cell>
          <table:table-cell table:style-name="ce2" table:formula="of:=SUMIF([.D$11:.D$810];[.E39];[.B$11:.B$810])" office:value-type="float" office:value="4" calcext:value-type="float">
            <text:p>4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IF([.A40]&lt;[.D$4];1;0)" office:value-type="float" office:value="1" calcext:value-type="float">
            <text:p>1</text:p>
          </table:table-cell>
          <table:table-cell table:formula="of:=MOD([.C39]+[.C$9];64)" office:value-type="float" office:value="52" calcext:value-type="float">
            <text:p>52</text:p>
          </table:table-cell>
          <table:table-cell table:formula="of:=INT([.C40])" office:value-type="float" office:value="52" calcext:value-type="float">
            <text:p>52</text:p>
          </table:table-cell>
          <table:table-cell table:style-name="ce2" table:formula="of:=[.E39]+1" office:value-type="float" office:value="29" calcext:value-type="float">
            <text:p>29</text:p>
          </table:table-cell>
          <table:table-cell table:style-name="ce2" table:formula="of:=SUMIF([.D$11:.D$810];[.E40];[.B$11:.B$810])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IF([.A41]&lt;[.D$4];1;0)" office:value-type="float" office:value="1" calcext:value-type="float">
            <text:p>1</text:p>
          </table:table-cell>
          <table:table-cell table:formula="of:=MOD([.C40]+[.C$9];64)" office:value-type="float" office:value="56" calcext:value-type="float">
            <text:p>56</text:p>
          </table:table-cell>
          <table:table-cell table:formula="of:=INT([.C41])" office:value-type="float" office:value="56" calcext:value-type="float">
            <text:p>56</text:p>
          </table:table-cell>
          <table:table-cell table:style-name="ce2" table:formula="of:=[.E40]+1" office:value-type="float" office:value="30" calcext:value-type="float">
            <text:p>30</text:p>
          </table:table-cell>
          <table:table-cell table:style-name="ce2" table:formula="of:=SUMIF([.D$11:.D$810];[.E41];[.B$11:.B$810])"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IF([.A42]&lt;[.D$4];1;0)" office:value-type="float" office:value="1" calcext:value-type="float">
            <text:p>1</text:p>
          </table:table-cell>
          <table:table-cell table:formula="of:=MOD([.C41]+[.C$9];64)" office:value-type="float" office:value="60" calcext:value-type="float">
            <text:p>60</text:p>
          </table:table-cell>
          <table:table-cell table:formula="of:=INT([.C42])" office:value-type="float" office:value="60" calcext:value-type="float">
            <text:p>60</text:p>
          </table:table-cell>
          <table:table-cell table:style-name="ce2" table:formula="of:=[.E41]+1" office:value-type="float" office:value="31" calcext:value-type="float">
            <text:p>31</text:p>
          </table:table-cell>
          <table:table-cell table:style-name="ce2" table:formula="of:=SUMIF([.D$11:.D$810];[.E42];[.B$11:.B$810])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IF([.A43]&lt;[.D$4];1;0)" office:value-type="float" office:value="1" calcext:value-type="float">
            <text:p>1</text:p>
          </table:table-cell>
          <table:table-cell table:formula="of:=MOD([.C42]+[.C$9];64)" office:value-type="float" office:value="0" calcext:value-type="float">
            <text:p>0</text:p>
          </table:table-cell>
          <table:table-cell table:formula="of:=INT([.C43])" office:value-type="float" office:value="0" calcext:value-type="float">
            <text:p>0</text:p>
          </table:table-cell>
          <table:table-cell table:style-name="ce2" table:formula="of:=[.E42]+1" office:value-type="float" office:value="32" calcext:value-type="float">
            <text:p>32</text:p>
          </table:table-cell>
          <table:table-cell table:style-name="ce2" table:formula="of:=SUMIF([.D$11:.D$810];[.E43];[.B$11:.B$810])" office:value-type="float" office:value="4" calcext:value-type="float">
            <text:p>4</text:p>
          </table:table-cell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IF([.A44]&lt;[.D$4];1;0)" office:value-type="float" office:value="1" calcext:value-type="float">
            <text:p>1</text:p>
          </table:table-cell>
          <table:table-cell table:formula="of:=MOD([.C43]+[.C$9];64)" office:value-type="float" office:value="4" calcext:value-type="float">
            <text:p>4</text:p>
          </table:table-cell>
          <table:table-cell table:formula="of:=INT([.C44])" office:value-type="float" office:value="4" calcext:value-type="float">
            <text:p>4</text:p>
          </table:table-cell>
          <table:table-cell table:style-name="ce2" table:formula="of:=[.E43]+1" office:value-type="float" office:value="33" calcext:value-type="float">
            <text:p>33</text:p>
          </table:table-cell>
          <table:table-cell table:style-name="ce2" table:formula="of:=SUMIF([.D$11:.D$810];[.E44];[.B$11:.B$810])"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IF([.A45]&lt;[.D$4];1;0)" office:value-type="float" office:value="1" calcext:value-type="float">
            <text:p>1</text:p>
          </table:table-cell>
          <table:table-cell table:formula="of:=MOD([.C44]+[.C$9];64)" office:value-type="float" office:value="8" calcext:value-type="float">
            <text:p>8</text:p>
          </table:table-cell>
          <table:table-cell table:formula="of:=INT([.C45])" office:value-type="float" office:value="8" calcext:value-type="float">
            <text:p>8</text:p>
          </table:table-cell>
          <table:table-cell table:style-name="ce2" table:formula="of:=[.E44]+1" office:value-type="float" office:value="34" calcext:value-type="float">
            <text:p>34</text:p>
          </table:table-cell>
          <table:table-cell table:style-name="ce2" table:formula="of:=SUMIF([.D$11:.D$810];[.E45];[.B$11:.B$810])"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IF([.A46]&lt;[.D$4];1;0)" office:value-type="float" office:value="1" calcext:value-type="float">
            <text:p>1</text:p>
          </table:table-cell>
          <table:table-cell table:formula="of:=MOD([.C45]+[.C$9];64)" office:value-type="float" office:value="12" calcext:value-type="float">
            <text:p>12</text:p>
          </table:table-cell>
          <table:table-cell table:formula="of:=INT([.C46])" office:value-type="float" office:value="12" calcext:value-type="float">
            <text:p>12</text:p>
          </table:table-cell>
          <table:table-cell table:style-name="ce2" table:formula="of:=[.E45]+1" office:value-type="float" office:value="35" calcext:value-type="float">
            <text:p>35</text:p>
          </table:table-cell>
          <table:table-cell table:style-name="ce2" table:formula="of:=SUMIF([.D$11:.D$810];[.E46];[.B$11:.B$810])"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IF([.A47]&lt;[.D$4];1;0)" office:value-type="float" office:value="1" calcext:value-type="float">
            <text:p>1</text:p>
          </table:table-cell>
          <table:table-cell table:formula="of:=MOD([.C46]+[.C$9];64)" office:value-type="float" office:value="16" calcext:value-type="float">
            <text:p>16</text:p>
          </table:table-cell>
          <table:table-cell table:formula="of:=INT([.C47])" office:value-type="float" office:value="16" calcext:value-type="float">
            <text:p>16</text:p>
          </table:table-cell>
          <table:table-cell table:style-name="ce2" table:formula="of:=[.E46]+1" office:value-type="float" office:value="36" calcext:value-type="float">
            <text:p>36</text:p>
          </table:table-cell>
          <table:table-cell table:style-name="ce2" table:formula="of:=SUMIF([.D$11:.D$810];[.E47];[.B$11:.B$810])" office:value-type="float" office:value="4" calcext:value-type="float">
            <text:p>4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IF([.A48]&lt;[.D$4];1;0)" office:value-type="float" office:value="1" calcext:value-type="float">
            <text:p>1</text:p>
          </table:table-cell>
          <table:table-cell table:formula="of:=MOD([.C47]+[.C$9];64)" office:value-type="float" office:value="20" calcext:value-type="float">
            <text:p>20</text:p>
          </table:table-cell>
          <table:table-cell table:formula="of:=INT([.C48])" office:value-type="float" office:value="20" calcext:value-type="float">
            <text:p>20</text:p>
          </table:table-cell>
          <table:table-cell table:style-name="ce2" table:formula="of:=[.E47]+1" office:value-type="float" office:value="37" calcext:value-type="float">
            <text:p>37</text:p>
          </table:table-cell>
          <table:table-cell table:style-name="ce2" table:formula="of:=SUMIF([.D$11:.D$810];[.E48];[.B$11:.B$810])"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IF([.A49]&lt;[.D$4];1;0)" office:value-type="float" office:value="1" calcext:value-type="float">
            <text:p>1</text:p>
          </table:table-cell>
          <table:table-cell table:formula="of:=MOD([.C48]+[.C$9];64)" office:value-type="float" office:value="24" calcext:value-type="float">
            <text:p>24</text:p>
          </table:table-cell>
          <table:table-cell table:formula="of:=INT([.C49])" office:value-type="float" office:value="24" calcext:value-type="float">
            <text:p>24</text:p>
          </table:table-cell>
          <table:table-cell table:style-name="ce2" table:formula="of:=[.E48]+1" office:value-type="float" office:value="38" calcext:value-type="float">
            <text:p>38</text:p>
          </table:table-cell>
          <table:table-cell table:style-name="ce2" table:formula="of:=SUMIF([.D$11:.D$810];[.E49];[.B$11:.B$810])"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IF([.A50]&lt;[.D$4];1;0)" office:value-type="float" office:value="1" calcext:value-type="float">
            <text:p>1</text:p>
          </table:table-cell>
          <table:table-cell table:formula="of:=MOD([.C49]+[.C$9];64)" office:value-type="float" office:value="28" calcext:value-type="float">
            <text:p>28</text:p>
          </table:table-cell>
          <table:table-cell table:formula="of:=INT([.C50])" office:value-type="float" office:value="28" calcext:value-type="float">
            <text:p>28</text:p>
          </table:table-cell>
          <table:table-cell table:style-name="ce2" table:formula="of:=[.E49]+1" office:value-type="float" office:value="39" calcext:value-type="float">
            <text:p>39</text:p>
          </table:table-cell>
          <table:table-cell table:style-name="ce2" table:formula="of:=SUMIF([.D$11:.D$810];[.E50];[.B$11:.B$810])"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IF([.A51]&lt;[.D$4];1;0)" office:value-type="float" office:value="1" calcext:value-type="float">
            <text:p>1</text:p>
          </table:table-cell>
          <table:table-cell table:formula="of:=MOD([.C50]+[.C$9];64)" office:value-type="float" office:value="32" calcext:value-type="float">
            <text:p>32</text:p>
          </table:table-cell>
          <table:table-cell table:formula="of:=INT([.C51])" office:value-type="float" office:value="32" calcext:value-type="float">
            <text:p>32</text:p>
          </table:table-cell>
          <table:table-cell table:style-name="ce2" table:formula="of:=[.E50]+1" office:value-type="float" office:value="40" calcext:value-type="float">
            <text:p>40</text:p>
          </table:table-cell>
          <table:table-cell table:style-name="ce2" table:formula="of:=SUMIF([.D$11:.D$810];[.E51];[.B$11:.B$810])" office:value-type="float" office:value="4" calcext:value-type="float">
            <text:p>4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IF([.A52]&lt;[.D$4];1;0)" office:value-type="float" office:value="1" calcext:value-type="float">
            <text:p>1</text:p>
          </table:table-cell>
          <table:table-cell table:formula="of:=MOD([.C51]+[.C$9];64)" office:value-type="float" office:value="36" calcext:value-type="float">
            <text:p>36</text:p>
          </table:table-cell>
          <table:table-cell table:formula="of:=INT([.C52])" office:value-type="float" office:value="36" calcext:value-type="float">
            <text:p>36</text:p>
          </table:table-cell>
          <table:table-cell table:style-name="ce2" table:formula="of:=[.E51]+1" office:value-type="float" office:value="41" calcext:value-type="float">
            <text:p>41</text:p>
          </table:table-cell>
          <table:table-cell table:style-name="ce2" table:formula="of:=SUMIF([.D$11:.D$810];[.E52];[.B$11:.B$810])"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IF([.A53]&lt;[.D$4];1;0)" office:value-type="float" office:value="1" calcext:value-type="float">
            <text:p>1</text:p>
          </table:table-cell>
          <table:table-cell table:formula="of:=MOD([.C52]+[.C$9];64)" office:value-type="float" office:value="40" calcext:value-type="float">
            <text:p>40</text:p>
          </table:table-cell>
          <table:table-cell table:formula="of:=INT([.C53])" office:value-type="float" office:value="40" calcext:value-type="float">
            <text:p>40</text:p>
          </table:table-cell>
          <table:table-cell table:style-name="ce2" table:formula="of:=[.E52]+1" office:value-type="float" office:value="42" calcext:value-type="float">
            <text:p>42</text:p>
          </table:table-cell>
          <table:table-cell table:style-name="ce2" table:formula="of:=SUMIF([.D$11:.D$810];[.E53];[.B$11:.B$810])"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IF([.A54]&lt;[.D$4];1;0)" office:value-type="float" office:value="1" calcext:value-type="float">
            <text:p>1</text:p>
          </table:table-cell>
          <table:table-cell table:formula="of:=MOD([.C53]+[.C$9];64)" office:value-type="float" office:value="44" calcext:value-type="float">
            <text:p>44</text:p>
          </table:table-cell>
          <table:table-cell table:formula="of:=INT([.C54])" office:value-type="float" office:value="44" calcext:value-type="float">
            <text:p>44</text:p>
          </table:table-cell>
          <table:table-cell table:style-name="ce2" table:formula="of:=[.E53]+1" office:value-type="float" office:value="43" calcext:value-type="float">
            <text:p>43</text:p>
          </table:table-cell>
          <table:table-cell table:style-name="ce2" table:formula="of:=SUMIF([.D$11:.D$810];[.E54];[.B$11:.B$810])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IF([.A55]&lt;[.D$4];1;0)" office:value-type="float" office:value="1" calcext:value-type="float">
            <text:p>1</text:p>
          </table:table-cell>
          <table:table-cell table:formula="of:=MOD([.C54]+[.C$9];64)" office:value-type="float" office:value="48" calcext:value-type="float">
            <text:p>48</text:p>
          </table:table-cell>
          <table:table-cell table:formula="of:=INT([.C55])" office:value-type="float" office:value="48" calcext:value-type="float">
            <text:p>48</text:p>
          </table:table-cell>
          <table:table-cell table:style-name="ce2" table:formula="of:=[.E54]+1" office:value-type="float" office:value="44" calcext:value-type="float">
            <text:p>44</text:p>
          </table:table-cell>
          <table:table-cell table:style-name="ce2" table:formula="of:=SUMIF([.D$11:.D$810];[.E55];[.B$11:.B$810])" office:value-type="float" office:value="4" calcext:value-type="float">
            <text:p>4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IF([.A56]&lt;[.D$4];1;0)" office:value-type="float" office:value="1" calcext:value-type="float">
            <text:p>1</text:p>
          </table:table-cell>
          <table:table-cell table:formula="of:=MOD([.C55]+[.C$9];64)" office:value-type="float" office:value="52" calcext:value-type="float">
            <text:p>52</text:p>
          </table:table-cell>
          <table:table-cell table:formula="of:=INT([.C56])" office:value-type="float" office:value="52" calcext:value-type="float">
            <text:p>52</text:p>
          </table:table-cell>
          <table:table-cell table:style-name="ce2" table:formula="of:=[.E55]+1" office:value-type="float" office:value="45" calcext:value-type="float">
            <text:p>45</text:p>
          </table:table-cell>
          <table:table-cell table:style-name="ce2" table:formula="of:=SUMIF([.D$11:.D$810];[.E56];[.B$11:.B$810])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IF([.A57]&lt;[.D$4];1;0)" office:value-type="float" office:value="1" calcext:value-type="float">
            <text:p>1</text:p>
          </table:table-cell>
          <table:table-cell table:formula="of:=MOD([.C56]+[.C$9];64)" office:value-type="float" office:value="56" calcext:value-type="float">
            <text:p>56</text:p>
          </table:table-cell>
          <table:table-cell table:formula="of:=INT([.C57])" office:value-type="float" office:value="56" calcext:value-type="float">
            <text:p>56</text:p>
          </table:table-cell>
          <table:table-cell table:style-name="ce2" table:formula="of:=[.E56]+1" office:value-type="float" office:value="46" calcext:value-type="float">
            <text:p>46</text:p>
          </table:table-cell>
          <table:table-cell table:style-name="ce2" table:formula="of:=SUMIF([.D$11:.D$810];[.E57];[.B$11:.B$810])"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IF([.A58]&lt;[.D$4];1;0)" office:value-type="float" office:value="1" calcext:value-type="float">
            <text:p>1</text:p>
          </table:table-cell>
          <table:table-cell table:formula="of:=MOD([.C57]+[.C$9];64)" office:value-type="float" office:value="60" calcext:value-type="float">
            <text:p>60</text:p>
          </table:table-cell>
          <table:table-cell table:formula="of:=INT([.C58])" office:value-type="float" office:value="60" calcext:value-type="float">
            <text:p>60</text:p>
          </table:table-cell>
          <table:table-cell table:style-name="ce2" table:formula="of:=[.E57]+1" office:value-type="float" office:value="47" calcext:value-type="float">
            <text:p>47</text:p>
          </table:table-cell>
          <table:table-cell table:style-name="ce2" table:formula="of:=SUMIF([.D$11:.D$810];[.E58];[.B$11:.B$810])"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IF([.A59]&lt;[.D$4];1;0)" office:value-type="float" office:value="1" calcext:value-type="float">
            <text:p>1</text:p>
          </table:table-cell>
          <table:table-cell table:formula="of:=MOD([.C58]+[.C$9];64)" office:value-type="float" office:value="0" calcext:value-type="float">
            <text:p>0</text:p>
          </table:table-cell>
          <table:table-cell table:formula="of:=INT([.C59])" office:value-type="float" office:value="0" calcext:value-type="float">
            <text:p>0</text:p>
          </table:table-cell>
          <table:table-cell table:style-name="ce2" table:formula="of:=[.E58]+1" office:value-type="float" office:value="48" calcext:value-type="float">
            <text:p>48</text:p>
          </table:table-cell>
          <table:table-cell table:style-name="ce2" table:formula="of:=SUMIF([.D$11:.D$810];[.E59];[.B$11:.B$810])" office:value-type="float" office:value="4" calcext:value-type="float">
            <text:p>4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IF([.A60]&lt;[.D$4];1;0)" office:value-type="float" office:value="1" calcext:value-type="float">
            <text:p>1</text:p>
          </table:table-cell>
          <table:table-cell table:formula="of:=MOD([.C59]+[.C$9];64)" office:value-type="float" office:value="4" calcext:value-type="float">
            <text:p>4</text:p>
          </table:table-cell>
          <table:table-cell table:formula="of:=INT([.C60])" office:value-type="float" office:value="4" calcext:value-type="float">
            <text:p>4</text:p>
          </table:table-cell>
          <table:table-cell table:style-name="ce2" table:formula="of:=[.E59]+1" office:value-type="float" office:value="49" calcext:value-type="float">
            <text:p>49</text:p>
          </table:table-cell>
          <table:table-cell table:style-name="ce2" table:formula="of:=SUMIF([.D$11:.D$810];[.E60];[.B$11:.B$810])"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IF([.A61]&lt;[.D$4];1;0)" office:value-type="float" office:value="1" calcext:value-type="float">
            <text:p>1</text:p>
          </table:table-cell>
          <table:table-cell table:formula="of:=MOD([.C60]+[.C$9];64)" office:value-type="float" office:value="8" calcext:value-type="float">
            <text:p>8</text:p>
          </table:table-cell>
          <table:table-cell table:formula="of:=INT([.C61])" office:value-type="float" office:value="8" calcext:value-type="float">
            <text:p>8</text:p>
          </table:table-cell>
          <table:table-cell table:style-name="ce2" table:formula="of:=[.E60]+1" office:value-type="float" office:value="50" calcext:value-type="float">
            <text:p>50</text:p>
          </table:table-cell>
          <table:table-cell table:style-name="ce2" table:formula="of:=SUMIF([.D$11:.D$810];[.E61];[.B$11:.B$810])"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IF([.A62]&lt;[.D$4];1;0)" office:value-type="float" office:value="1" calcext:value-type="float">
            <text:p>1</text:p>
          </table:table-cell>
          <table:table-cell table:formula="of:=MOD([.C61]+[.C$9];64)" office:value-type="float" office:value="12" calcext:value-type="float">
            <text:p>12</text:p>
          </table:table-cell>
          <table:table-cell table:formula="of:=INT([.C62])" office:value-type="float" office:value="12" calcext:value-type="float">
            <text:p>12</text:p>
          </table:table-cell>
          <table:table-cell table:style-name="ce2" table:formula="of:=[.E61]+1" office:value-type="float" office:value="51" calcext:value-type="float">
            <text:p>51</text:p>
          </table:table-cell>
          <table:table-cell table:style-name="ce2" table:formula="of:=SUMIF([.D$11:.D$810];[.E62];[.B$11:.B$810])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IF([.A63]&lt;[.D$4];1;0)" office:value-type="float" office:value="1" calcext:value-type="float">
            <text:p>1</text:p>
          </table:table-cell>
          <table:table-cell table:formula="of:=MOD([.C62]+[.C$9];64)" office:value-type="float" office:value="16" calcext:value-type="float">
            <text:p>16</text:p>
          </table:table-cell>
          <table:table-cell table:formula="of:=INT([.C63])" office:value-type="float" office:value="16" calcext:value-type="float">
            <text:p>16</text:p>
          </table:table-cell>
          <table:table-cell table:style-name="ce2" table:formula="of:=[.E62]+1" office:value-type="float" office:value="52" calcext:value-type="float">
            <text:p>52</text:p>
          </table:table-cell>
          <table:table-cell table:style-name="ce2" table:formula="of:=SUMIF([.D$11:.D$810];[.E63];[.B$11:.B$810])" office:value-type="float" office:value="4" calcext:value-type="float">
            <text:p>4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IF([.A64]&lt;[.D$4];1;0)" office:value-type="float" office:value="1" calcext:value-type="float">
            <text:p>1</text:p>
          </table:table-cell>
          <table:table-cell table:formula="of:=MOD([.C63]+[.C$9];64)" office:value-type="float" office:value="20" calcext:value-type="float">
            <text:p>20</text:p>
          </table:table-cell>
          <table:table-cell table:formula="of:=INT([.C64])" office:value-type="float" office:value="20" calcext:value-type="float">
            <text:p>20</text:p>
          </table:table-cell>
          <table:table-cell table:style-name="ce2" table:formula="of:=[.E63]+1" office:value-type="float" office:value="53" calcext:value-type="float">
            <text:p>53</text:p>
          </table:table-cell>
          <table:table-cell table:style-name="ce2" table:formula="of:=SUMIF([.D$11:.D$810];[.E64];[.B$11:.B$810])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IF([.A65]&lt;[.D$4];1;0)" office:value-type="float" office:value="1" calcext:value-type="float">
            <text:p>1</text:p>
          </table:table-cell>
          <table:table-cell table:formula="of:=MOD([.C64]+[.C$9];64)" office:value-type="float" office:value="24" calcext:value-type="float">
            <text:p>24</text:p>
          </table:table-cell>
          <table:table-cell table:formula="of:=INT([.C65])" office:value-type="float" office:value="24" calcext:value-type="float">
            <text:p>24</text:p>
          </table:table-cell>
          <table:table-cell table:style-name="ce2" table:formula="of:=[.E64]+1" office:value-type="float" office:value="54" calcext:value-type="float">
            <text:p>54</text:p>
          </table:table-cell>
          <table:table-cell table:style-name="ce2" table:formula="of:=SUMIF([.D$11:.D$810];[.E65];[.B$11:.B$810])"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IF([.A66]&lt;[.D$4];1;0)" office:value-type="float" office:value="1" calcext:value-type="float">
            <text:p>1</text:p>
          </table:table-cell>
          <table:table-cell table:formula="of:=MOD([.C65]+[.C$9];64)" office:value-type="float" office:value="28" calcext:value-type="float">
            <text:p>28</text:p>
          </table:table-cell>
          <table:table-cell table:formula="of:=INT([.C66])" office:value-type="float" office:value="28" calcext:value-type="float">
            <text:p>28</text:p>
          </table:table-cell>
          <table:table-cell table:style-name="ce2" table:formula="of:=[.E65]+1" office:value-type="float" office:value="55" calcext:value-type="float">
            <text:p>55</text:p>
          </table:table-cell>
          <table:table-cell table:style-name="ce2" table:formula="of:=SUMIF([.D$11:.D$810];[.E66];[.B$11:.B$810])"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IF([.A67]&lt;[.D$4];1;0)" office:value-type="float" office:value="1" calcext:value-type="float">
            <text:p>1</text:p>
          </table:table-cell>
          <table:table-cell table:formula="of:=MOD([.C66]+[.C$9];64)" office:value-type="float" office:value="32" calcext:value-type="float">
            <text:p>32</text:p>
          </table:table-cell>
          <table:table-cell table:formula="of:=INT([.C67])" office:value-type="float" office:value="32" calcext:value-type="float">
            <text:p>32</text:p>
          </table:table-cell>
          <table:table-cell table:style-name="ce2" table:formula="of:=[.E66]+1" office:value-type="float" office:value="56" calcext:value-type="float">
            <text:p>56</text:p>
          </table:table-cell>
          <table:table-cell table:style-name="ce2" table:formula="of:=SUMIF([.D$11:.D$810];[.E67];[.B$11:.B$810])" office:value-type="float" office:value="4" calcext:value-type="float">
            <text:p>4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IF([.A68]&lt;[.D$4];1;0)" office:value-type="float" office:value="1" calcext:value-type="float">
            <text:p>1</text:p>
          </table:table-cell>
          <table:table-cell table:formula="of:=MOD([.C67]+[.C$9];64)" office:value-type="float" office:value="36" calcext:value-type="float">
            <text:p>36</text:p>
          </table:table-cell>
          <table:table-cell table:formula="of:=INT([.C68])" office:value-type="float" office:value="36" calcext:value-type="float">
            <text:p>36</text:p>
          </table:table-cell>
          <table:table-cell table:style-name="ce2" table:formula="of:=[.E67]+1" office:value-type="float" office:value="57" calcext:value-type="float">
            <text:p>57</text:p>
          </table:table-cell>
          <table:table-cell table:style-name="ce2" table:formula="of:=SUMIF([.D$11:.D$810];[.E68];[.B$11:.B$810])"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IF([.A69]&lt;[.D$4];1;0)" office:value-type="float" office:value="1" calcext:value-type="float">
            <text:p>1</text:p>
          </table:table-cell>
          <table:table-cell table:formula="of:=MOD([.C68]+[.C$9];64)" office:value-type="float" office:value="40" calcext:value-type="float">
            <text:p>40</text:p>
          </table:table-cell>
          <table:table-cell table:formula="of:=INT([.C69])" office:value-type="float" office:value="40" calcext:value-type="float">
            <text:p>40</text:p>
          </table:table-cell>
          <table:table-cell table:style-name="ce2" table:formula="of:=[.E68]+1" office:value-type="float" office:value="58" calcext:value-type="float">
            <text:p>58</text:p>
          </table:table-cell>
          <table:table-cell table:style-name="ce2" table:formula="of:=SUMIF([.D$11:.D$810];[.E69];[.B$11:.B$810])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IF([.A70]&lt;[.D$4];1;0)" office:value-type="float" office:value="1" calcext:value-type="float">
            <text:p>1</text:p>
          </table:table-cell>
          <table:table-cell table:formula="of:=MOD([.C69]+[.C$9];64)" office:value-type="float" office:value="44" calcext:value-type="float">
            <text:p>44</text:p>
          </table:table-cell>
          <table:table-cell table:formula="of:=INT([.C70])" office:value-type="float" office:value="44" calcext:value-type="float">
            <text:p>44</text:p>
          </table:table-cell>
          <table:table-cell table:style-name="ce2" table:formula="of:=[.E69]+1" office:value-type="float" office:value="59" calcext:value-type="float">
            <text:p>59</text:p>
          </table:table-cell>
          <table:table-cell table:style-name="ce2" table:formula="of:=SUMIF([.D$11:.D$810];[.E70];[.B$11:.B$810])"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IF([.A71]&lt;[.D$4];1;0)" office:value-type="float" office:value="1" calcext:value-type="float">
            <text:p>1</text:p>
          </table:table-cell>
          <table:table-cell table:formula="of:=MOD([.C70]+[.C$9];64)" office:value-type="float" office:value="48" calcext:value-type="float">
            <text:p>48</text:p>
          </table:table-cell>
          <table:table-cell table:formula="of:=INT([.C71])" office:value-type="float" office:value="48" calcext:value-type="float">
            <text:p>48</text:p>
          </table:table-cell>
          <table:table-cell table:style-name="ce2" table:formula="of:=[.E70]+1" office:value-type="float" office:value="60" calcext:value-type="float">
            <text:p>60</text:p>
          </table:table-cell>
          <table:table-cell table:style-name="ce2" table:formula="of:=SUMIF([.D$11:.D$810];[.E71];[.B$11:.B$810])" office:value-type="float" office:value="4" calcext:value-type="float">
            <text:p>4</text:p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IF([.A72]&lt;[.D$4];1;0)" office:value-type="float" office:value="1" calcext:value-type="float">
            <text:p>1</text:p>
          </table:table-cell>
          <table:table-cell table:formula="of:=MOD([.C71]+[.C$9];64)" office:value-type="float" office:value="52" calcext:value-type="float">
            <text:p>52</text:p>
          </table:table-cell>
          <table:table-cell table:formula="of:=INT([.C72])" office:value-type="float" office:value="52" calcext:value-type="float">
            <text:p>52</text:p>
          </table:table-cell>
          <table:table-cell table:style-name="ce2" table:formula="of:=[.E71]+1" office:value-type="float" office:value="61" calcext:value-type="float">
            <text:p>61</text:p>
          </table:table-cell>
          <table:table-cell table:style-name="ce2" table:formula="of:=SUMIF([.D$11:.D$810];[.E72];[.B$11:.B$810])"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IF([.A73]&lt;[.D$4];1;0)" office:value-type="float" office:value="1" calcext:value-type="float">
            <text:p>1</text:p>
          </table:table-cell>
          <table:table-cell table:formula="of:=MOD([.C72]+[.C$9];64)" office:value-type="float" office:value="56" calcext:value-type="float">
            <text:p>56</text:p>
          </table:table-cell>
          <table:table-cell table:formula="of:=INT([.C73])" office:value-type="float" office:value="56" calcext:value-type="float">
            <text:p>56</text:p>
          </table:table-cell>
          <table:table-cell table:style-name="ce2" table:formula="of:=[.E72]+1" office:value-type="float" office:value="62" calcext:value-type="float">
            <text:p>62</text:p>
          </table:table-cell>
          <table:table-cell table:style-name="ce2" table:formula="of:=SUMIF([.D$11:.D$810];[.E73];[.B$11:.B$810])"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IF([.A74]&lt;[.D$4];1;0)" office:value-type="float" office:value="1" calcext:value-type="float">
            <text:p>1</text:p>
          </table:table-cell>
          <table:table-cell table:formula="of:=MOD([.C73]+[.C$9];64)" office:value-type="float" office:value="60" calcext:value-type="float">
            <text:p>60</text:p>
          </table:table-cell>
          <table:table-cell table:formula="of:=INT([.C74])" office:value-type="float" office:value="60" calcext:value-type="float">
            <text:p>60</text:p>
          </table:table-cell>
          <table:table-cell table:style-name="ce2" table:formula="of:=[.E73]+1" office:value-type="float" office:value="63" calcext:value-type="float">
            <text:p>63</text:p>
          </table:table-cell>
          <table:table-cell table:style-name="ce2" table:formula="of:=SUMIF([.D$11:.D$810];[.E74];[.B$11:.B$810])"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64" calcext:value-type="float">
            <text:p>64</text:p>
          </table:table-cell>
          <table:table-cell table:formula="of:=IF([.A75]&lt;[.D$4];1;0)" office:value-type="float" office:value="0" calcext:value-type="float">
            <text:p>0</text:p>
          </table:table-cell>
          <table:table-cell table:formula="of:=MOD([.C74]+[.C$9];64)" office:value-type="float" office:value="0" calcext:value-type="float">
            <text:p>0</text:p>
          </table:table-cell>
          <table:table-cell table:formula="of:=INT([.C75])" office:value-type="float" office:value="0" calcext:value-type="float">
            <text:p>0</text:p>
          </table:table-cell>
          <table:table-cell/>
          <table:table-cell table:formula="of:=SUM([.F11:.F74])" office:value-type="float" office:value="64" calcext:value-type="float">
            <text:p>64</text:p>
          </table:table-cell>
        </table:table-row>
        <table:table-row table:style-name="ro1">
          <table:table-cell table:formula="of:=[.A75]+1" office:value-type="float" office:value="65" calcext:value-type="float">
            <text:p>65</text:p>
          </table:table-cell>
          <table:table-cell table:formula="of:=IF([.A76]&lt;[.D$4];1;0)" office:value-type="float" office:value="0" calcext:value-type="float">
            <text:p>0</text:p>
          </table:table-cell>
          <table:table-cell table:formula="of:=MOD([.C75]+[.C$9];64)" office:value-type="float" office:value="4" calcext:value-type="float">
            <text:p>4</text:p>
          </table:table-cell>
          <table:table-cell table:formula="of:=INT([.C7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6]+1" office:value-type="float" office:value="66" calcext:value-type="float">
            <text:p>66</text:p>
          </table:table-cell>
          <table:table-cell table:formula="of:=IF([.A77]&lt;[.D$4];1;0)" office:value-type="float" office:value="0" calcext:value-type="float">
            <text:p>0</text:p>
          </table:table-cell>
          <table:table-cell table:formula="of:=MOD([.C76]+[.C$9];64)" office:value-type="float" office:value="8" calcext:value-type="float">
            <text:p>8</text:p>
          </table:table-cell>
          <table:table-cell table:formula="of:=INT([.C7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7]+1" office:value-type="float" office:value="67" calcext:value-type="float">
            <text:p>67</text:p>
          </table:table-cell>
          <table:table-cell table:formula="of:=IF([.A78]&lt;[.D$4];1;0)" office:value-type="float" office:value="0" calcext:value-type="float">
            <text:p>0</text:p>
          </table:table-cell>
          <table:table-cell table:formula="of:=MOD([.C77]+[.C$9];64)" office:value-type="float" office:value="12" calcext:value-type="float">
            <text:p>12</text:p>
          </table:table-cell>
          <table:table-cell table:formula="of:=INT([.C7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8]+1" office:value-type="float" office:value="68" calcext:value-type="float">
            <text:p>68</text:p>
          </table:table-cell>
          <table:table-cell table:formula="of:=IF([.A79]&lt;[.D$4];1;0)" office:value-type="float" office:value="0" calcext:value-type="float">
            <text:p>0</text:p>
          </table:table-cell>
          <table:table-cell table:formula="of:=MOD([.C78]+[.C$9];64)" office:value-type="float" office:value="16" calcext:value-type="float">
            <text:p>16</text:p>
          </table:table-cell>
          <table:table-cell table:formula="of:=INT([.C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9]+1" office:value-type="float" office:value="69" calcext:value-type="float">
            <text:p>69</text:p>
          </table:table-cell>
          <table:table-cell table:formula="of:=IF([.A80]&lt;[.D$4];1;0)" office:value-type="float" office:value="0" calcext:value-type="float">
            <text:p>0</text:p>
          </table:table-cell>
          <table:table-cell table:formula="of:=MOD([.C79]+[.C$9];64)" office:value-type="float" office:value="20" calcext:value-type="float">
            <text:p>20</text:p>
          </table:table-cell>
          <table:table-cell table:formula="of:=INT([.C8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80]+1" office:value-type="float" office:value="70" calcext:value-type="float">
            <text:p>70</text:p>
          </table:table-cell>
          <table:table-cell table:formula="of:=IF([.A81]&lt;[.D$4];1;0)" office:value-type="float" office:value="0" calcext:value-type="float">
            <text:p>0</text:p>
          </table:table-cell>
          <table:table-cell table:formula="of:=MOD([.C80]+[.C$9];64)" office:value-type="float" office:value="24" calcext:value-type="float">
            <text:p>24</text:p>
          </table:table-cell>
          <table:table-cell table:formula="of:=INT([.C8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81]+1" office:value-type="float" office:value="71" calcext:value-type="float">
            <text:p>71</text:p>
          </table:table-cell>
          <table:table-cell table:formula="of:=IF([.A82]&lt;[.D$4];1;0)" office:value-type="float" office:value="0" calcext:value-type="float">
            <text:p>0</text:p>
          </table:table-cell>
          <table:table-cell table:formula="of:=MOD([.C81]+[.C$9];64)" office:value-type="float" office:value="28" calcext:value-type="float">
            <text:p>28</text:p>
          </table:table-cell>
          <table:table-cell table:formula="of:=INT([.C8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2]+1" office:value-type="float" office:value="72" calcext:value-type="float">
            <text:p>72</text:p>
          </table:table-cell>
          <table:table-cell table:formula="of:=IF([.A83]&lt;[.D$4];1;0)" office:value-type="float" office:value="0" calcext:value-type="float">
            <text:p>0</text:p>
          </table:table-cell>
          <table:table-cell table:formula="of:=MOD([.C82]+[.C$9];64)" office:value-type="float" office:value="32" calcext:value-type="float">
            <text:p>32</text:p>
          </table:table-cell>
          <table:table-cell table:formula="of:=INT([.C8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83]+1" office:value-type="float" office:value="73" calcext:value-type="float">
            <text:p>73</text:p>
          </table:table-cell>
          <table:table-cell table:formula="of:=IF([.A84]&lt;[.D$4];1;0)" office:value-type="float" office:value="0" calcext:value-type="float">
            <text:p>0</text:p>
          </table:table-cell>
          <table:table-cell table:formula="of:=MOD([.C83]+[.C$9];64)" office:value-type="float" office:value="36" calcext:value-type="float">
            <text:p>36</text:p>
          </table:table-cell>
          <table:table-cell table:formula="of:=INT([.C8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84]+1" office:value-type="float" office:value="74" calcext:value-type="float">
            <text:p>74</text:p>
          </table:table-cell>
          <table:table-cell table:formula="of:=IF([.A85]&lt;[.D$4];1;0)" office:value-type="float" office:value="0" calcext:value-type="float">
            <text:p>0</text:p>
          </table:table-cell>
          <table:table-cell table:formula="of:=MOD([.C84]+[.C$9];64)" office:value-type="float" office:value="40" calcext:value-type="float">
            <text:p>40</text:p>
          </table:table-cell>
          <table:table-cell table:formula="of:=INT([.C8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85]+1" office:value-type="float" office:value="75" calcext:value-type="float">
            <text:p>75</text:p>
          </table:table-cell>
          <table:table-cell table:formula="of:=IF([.A86]&lt;[.D$4];1;0)" office:value-type="float" office:value="0" calcext:value-type="float">
            <text:p>0</text:p>
          </table:table-cell>
          <table:table-cell table:formula="of:=MOD([.C85]+[.C$9];64)" office:value-type="float" office:value="44" calcext:value-type="float">
            <text:p>44</text:p>
          </table:table-cell>
          <table:table-cell table:formula="of:=INT([.C8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6]+1" office:value-type="float" office:value="76" calcext:value-type="float">
            <text:p>76</text:p>
          </table:table-cell>
          <table:table-cell table:formula="of:=IF([.A87]&lt;[.D$4];1;0)" office:value-type="float" office:value="0" calcext:value-type="float">
            <text:p>0</text:p>
          </table:table-cell>
          <table:table-cell table:formula="of:=MOD([.C86]+[.C$9];64)" office:value-type="float" office:value="48" calcext:value-type="float">
            <text:p>48</text:p>
          </table:table-cell>
          <table:table-cell table:formula="of:=INT([.C8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7]+1" office:value-type="float" office:value="77" calcext:value-type="float">
            <text:p>77</text:p>
          </table:table-cell>
          <table:table-cell table:formula="of:=IF([.A88]&lt;[.D$4];1;0)" office:value-type="float" office:value="0" calcext:value-type="float">
            <text:p>0</text:p>
          </table:table-cell>
          <table:table-cell table:formula="of:=MOD([.C87]+[.C$9];64)" office:value-type="float" office:value="52" calcext:value-type="float">
            <text:p>52</text:p>
          </table:table-cell>
          <table:table-cell table:formula="of:=INT([.C8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8]+1" office:value-type="float" office:value="78" calcext:value-type="float">
            <text:p>78</text:p>
          </table:table-cell>
          <table:table-cell table:formula="of:=IF([.A89]&lt;[.D$4];1;0)" office:value-type="float" office:value="0" calcext:value-type="float">
            <text:p>0</text:p>
          </table:table-cell>
          <table:table-cell table:formula="of:=MOD([.C88]+[.C$9];64)" office:value-type="float" office:value="56" calcext:value-type="float">
            <text:p>56</text:p>
          </table:table-cell>
          <table:table-cell table:formula="of:=INT([.C8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89]+1" office:value-type="float" office:value="79" calcext:value-type="float">
            <text:p>79</text:p>
          </table:table-cell>
          <table:table-cell table:formula="of:=IF([.A90]&lt;[.D$4];1;0)" office:value-type="float" office:value="0" calcext:value-type="float">
            <text:p>0</text:p>
          </table:table-cell>
          <table:table-cell table:formula="of:=MOD([.C89]+[.C$9];64)" office:value-type="float" office:value="60" calcext:value-type="float">
            <text:p>60</text:p>
          </table:table-cell>
          <table:table-cell table:formula="of:=INT([.C9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90]+1" office:value-type="float" office:value="80" calcext:value-type="float">
            <text:p>80</text:p>
          </table:table-cell>
          <table:table-cell table:formula="of:=IF([.A91]&lt;[.D$4];1;0)" office:value-type="float" office:value="0" calcext:value-type="float">
            <text:p>0</text:p>
          </table:table-cell>
          <table:table-cell table:formula="of:=MOD([.C90]+[.C$9];64)" office:value-type="float" office:value="0" calcext:value-type="float">
            <text:p>0</text:p>
          </table:table-cell>
          <table:table-cell table:formula="of:=INT([.C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1]+1" office:value-type="float" office:value="81" calcext:value-type="float">
            <text:p>81</text:p>
          </table:table-cell>
          <table:table-cell table:formula="of:=IF([.A92]&lt;[.D$4];1;0)" office:value-type="float" office:value="0" calcext:value-type="float">
            <text:p>0</text:p>
          </table:table-cell>
          <table:table-cell table:formula="of:=MOD([.C91]+[.C$9];64)" office:value-type="float" office:value="4" calcext:value-type="float">
            <text:p>4</text:p>
          </table:table-cell>
          <table:table-cell table:formula="of:=INT([.C9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92]+1" office:value-type="float" office:value="82" calcext:value-type="float">
            <text:p>82</text:p>
          </table:table-cell>
          <table:table-cell table:formula="of:=IF([.A93]&lt;[.D$4];1;0)" office:value-type="float" office:value="0" calcext:value-type="float">
            <text:p>0</text:p>
          </table:table-cell>
          <table:table-cell table:formula="of:=MOD([.C92]+[.C$9];64)" office:value-type="float" office:value="8" calcext:value-type="float">
            <text:p>8</text:p>
          </table:table-cell>
          <table:table-cell table:formula="of:=INT([.C9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93]+1" office:value-type="float" office:value="83" calcext:value-type="float">
            <text:p>83</text:p>
          </table:table-cell>
          <table:table-cell table:formula="of:=IF([.A94]&lt;[.D$4];1;0)" office:value-type="float" office:value="0" calcext:value-type="float">
            <text:p>0</text:p>
          </table:table-cell>
          <table:table-cell table:formula="of:=MOD([.C93]+[.C$9];64)" office:value-type="float" office:value="12" calcext:value-type="float">
            <text:p>12</text:p>
          </table:table-cell>
          <table:table-cell table:formula="of:=INT([.C9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94]+1" office:value-type="float" office:value="84" calcext:value-type="float">
            <text:p>84</text:p>
          </table:table-cell>
          <table:table-cell table:formula="of:=IF([.A95]&lt;[.D$4];1;0)" office:value-type="float" office:value="0" calcext:value-type="float">
            <text:p>0</text:p>
          </table:table-cell>
          <table:table-cell table:formula="of:=MOD([.C94]+[.C$9];64)" office:value-type="float" office:value="16" calcext:value-type="float">
            <text:p>16</text:p>
          </table:table-cell>
          <table:table-cell table:formula="of:=INT([.C9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95]+1" office:value-type="float" office:value="85" calcext:value-type="float">
            <text:p>85</text:p>
          </table:table-cell>
          <table:table-cell table:formula="of:=IF([.A96]&lt;[.D$4];1;0)" office:value-type="float" office:value="0" calcext:value-type="float">
            <text:p>0</text:p>
          </table:table-cell>
          <table:table-cell table:formula="of:=MOD([.C95]+[.C$9];64)" office:value-type="float" office:value="20" calcext:value-type="float">
            <text:p>20</text:p>
          </table:table-cell>
          <table:table-cell table:formula="of:=INT([.C9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96]+1" office:value-type="float" office:value="86" calcext:value-type="float">
            <text:p>86</text:p>
          </table:table-cell>
          <table:table-cell table:formula="of:=IF([.A97]&lt;[.D$4];1;0)" office:value-type="float" office:value="0" calcext:value-type="float">
            <text:p>0</text:p>
          </table:table-cell>
          <table:table-cell table:formula="of:=MOD([.C96]+[.C$9];64)" office:value-type="float" office:value="24" calcext:value-type="float">
            <text:p>24</text:p>
          </table:table-cell>
          <table:table-cell table:formula="of:=INT([.C9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97]+1" office:value-type="float" office:value="87" calcext:value-type="float">
            <text:p>87</text:p>
          </table:table-cell>
          <table:table-cell table:formula="of:=IF([.A98]&lt;[.D$4];1;0)" office:value-type="float" office:value="0" calcext:value-type="float">
            <text:p>0</text:p>
          </table:table-cell>
          <table:table-cell table:formula="of:=MOD([.C97]+[.C$9];64)" office:value-type="float" office:value="28" calcext:value-type="float">
            <text:p>28</text:p>
          </table:table-cell>
          <table:table-cell table:formula="of:=INT([.C9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98]+1" office:value-type="float" office:value="88" calcext:value-type="float">
            <text:p>88</text:p>
          </table:table-cell>
          <table:table-cell table:formula="of:=IF([.A99]&lt;[.D$4];1;0)" office:value-type="float" office:value="0" calcext:value-type="float">
            <text:p>0</text:p>
          </table:table-cell>
          <table:table-cell table:formula="of:=MOD([.C98]+[.C$9];64)" office:value-type="float" office:value="32" calcext:value-type="float">
            <text:p>32</text:p>
          </table:table-cell>
          <table:table-cell table:formula="of:=INT([.C9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99]+1" office:value-type="float" office:value="89" calcext:value-type="float">
            <text:p>89</text:p>
          </table:table-cell>
          <table:table-cell table:formula="of:=IF([.A100]&lt;[.D$4];1;0)" office:value-type="float" office:value="0" calcext:value-type="float">
            <text:p>0</text:p>
          </table:table-cell>
          <table:table-cell table:formula="of:=MOD([.C99]+[.C$9];64)" office:value-type="float" office:value="36" calcext:value-type="float">
            <text:p>36</text:p>
          </table:table-cell>
          <table:table-cell table:formula="of:=INT([.C10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00]+1" office:value-type="float" office:value="90" calcext:value-type="float">
            <text:p>90</text:p>
          </table:table-cell>
          <table:table-cell table:formula="of:=IF([.A101]&lt;[.D$4];1;0)" office:value-type="float" office:value="0" calcext:value-type="float">
            <text:p>0</text:p>
          </table:table-cell>
          <table:table-cell table:formula="of:=MOD([.C100]+[.C$9];64)" office:value-type="float" office:value="40" calcext:value-type="float">
            <text:p>40</text:p>
          </table:table-cell>
          <table:table-cell table:formula="of:=INT([.C10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01]+1" office:value-type="float" office:value="91" calcext:value-type="float">
            <text:p>91</text:p>
          </table:table-cell>
          <table:table-cell table:formula="of:=IF([.A102]&lt;[.D$4];1;0)" office:value-type="float" office:value="0" calcext:value-type="float">
            <text:p>0</text:p>
          </table:table-cell>
          <table:table-cell table:formula="of:=MOD([.C101]+[.C$9];64)" office:value-type="float" office:value="44" calcext:value-type="float">
            <text:p>44</text:p>
          </table:table-cell>
          <table:table-cell table:formula="of:=INT([.C10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02]+1" office:value-type="float" office:value="92" calcext:value-type="float">
            <text:p>92</text:p>
          </table:table-cell>
          <table:table-cell table:formula="of:=IF([.A103]&lt;[.D$4];1;0)" office:value-type="float" office:value="0" calcext:value-type="float">
            <text:p>0</text:p>
          </table:table-cell>
          <table:table-cell table:formula="of:=MOD([.C102]+[.C$9];64)" office:value-type="float" office:value="48" calcext:value-type="float">
            <text:p>48</text:p>
          </table:table-cell>
          <table:table-cell table:formula="of:=INT([.C10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03]+1" office:value-type="float" office:value="93" calcext:value-type="float">
            <text:p>93</text:p>
          </table:table-cell>
          <table:table-cell table:formula="of:=IF([.A104]&lt;[.D$4];1;0)" office:value-type="float" office:value="0" calcext:value-type="float">
            <text:p>0</text:p>
          </table:table-cell>
          <table:table-cell table:formula="of:=MOD([.C103]+[.C$9];64)" office:value-type="float" office:value="52" calcext:value-type="float">
            <text:p>52</text:p>
          </table:table-cell>
          <table:table-cell table:formula="of:=INT([.C10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04]+1" office:value-type="float" office:value="94" calcext:value-type="float">
            <text:p>94</text:p>
          </table:table-cell>
          <table:table-cell table:formula="of:=IF([.A105]&lt;[.D$4];1;0)" office:value-type="float" office:value="0" calcext:value-type="float">
            <text:p>0</text:p>
          </table:table-cell>
          <table:table-cell table:formula="of:=MOD([.C104]+[.C$9];64)" office:value-type="float" office:value="56" calcext:value-type="float">
            <text:p>56</text:p>
          </table:table-cell>
          <table:table-cell table:formula="of:=INT([.C10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05]+1" office:value-type="float" office:value="95" calcext:value-type="float">
            <text:p>95</text:p>
          </table:table-cell>
          <table:table-cell table:formula="of:=IF([.A106]&lt;[.D$4];1;0)" office:value-type="float" office:value="0" calcext:value-type="float">
            <text:p>0</text:p>
          </table:table-cell>
          <table:table-cell table:formula="of:=MOD([.C105]+[.C$9];64)" office:value-type="float" office:value="60" calcext:value-type="float">
            <text:p>60</text:p>
          </table:table-cell>
          <table:table-cell table:formula="of:=INT([.C10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06]+1" office:value-type="float" office:value="96" calcext:value-type="float">
            <text:p>96</text:p>
          </table:table-cell>
          <table:table-cell table:formula="of:=IF([.A107]&lt;[.D$4];1;0)" office:value-type="float" office:value="0" calcext:value-type="float">
            <text:p>0</text:p>
          </table:table-cell>
          <table:table-cell table:formula="of:=MOD([.C106]+[.C$9];64)" office:value-type="float" office:value="0" calcext:value-type="float">
            <text:p>0</text:p>
          </table:table-cell>
          <table:table-cell table:formula="of:=INT([.C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7]+1" office:value-type="float" office:value="97" calcext:value-type="float">
            <text:p>97</text:p>
          </table:table-cell>
          <table:table-cell table:formula="of:=IF([.A108]&lt;[.D$4];1;0)" office:value-type="float" office:value="0" calcext:value-type="float">
            <text:p>0</text:p>
          </table:table-cell>
          <table:table-cell table:formula="of:=MOD([.C107]+[.C$9];64)" office:value-type="float" office:value="4" calcext:value-type="float">
            <text:p>4</text:p>
          </table:table-cell>
          <table:table-cell table:formula="of:=INT([.C10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08]+1" office:value-type="float" office:value="98" calcext:value-type="float">
            <text:p>98</text:p>
          </table:table-cell>
          <table:table-cell table:formula="of:=IF([.A109]&lt;[.D$4];1;0)" office:value-type="float" office:value="0" calcext:value-type="float">
            <text:p>0</text:p>
          </table:table-cell>
          <table:table-cell table:formula="of:=MOD([.C108]+[.C$9];64)" office:value-type="float" office:value="8" calcext:value-type="float">
            <text:p>8</text:p>
          </table:table-cell>
          <table:table-cell table:formula="of:=INT([.C10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09]+1" office:value-type="float" office:value="99" calcext:value-type="float">
            <text:p>99</text:p>
          </table:table-cell>
          <table:table-cell table:formula="of:=IF([.A110]&lt;[.D$4];1;0)" office:value-type="float" office:value="0" calcext:value-type="float">
            <text:p>0</text:p>
          </table:table-cell>
          <table:table-cell table:formula="of:=MOD([.C109]+[.C$9];64)" office:value-type="float" office:value="12" calcext:value-type="float">
            <text:p>12</text:p>
          </table:table-cell>
          <table:table-cell table:formula="of:=INT([.C11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0" calcext:value-type="float">
            <text:p>100</text:p>
          </table:table-cell>
          <table:table-cell table:formula="of:=IF([.A111]&lt;[.D$4];1;0)" office:value-type="float" office:value="0" calcext:value-type="float">
            <text:p>0</text:p>
          </table:table-cell>
          <table:table-cell table:formula="of:=MOD([.C110]+[.C$9];64)" office:value-type="float" office:value="16" calcext:value-type="float">
            <text:p>16</text:p>
          </table:table-cell>
          <table:table-cell table:formula="of:=INT([.C11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1" calcext:value-type="float">
            <text:p>101</text:p>
          </table:table-cell>
          <table:table-cell table:formula="of:=IF([.A112]&lt;[.D$4];1;0)" office:value-type="float" office:value="0" calcext:value-type="float">
            <text:p>0</text:p>
          </table:table-cell>
          <table:table-cell table:formula="of:=MOD([.C111]+[.C$9];64)" office:value-type="float" office:value="20" calcext:value-type="float">
            <text:p>20</text:p>
          </table:table-cell>
          <table:table-cell table:formula="of:=INT([.C11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2" calcext:value-type="float">
            <text:p>102</text:p>
          </table:table-cell>
          <table:table-cell table:formula="of:=IF([.A113]&lt;[.D$4];1;0)" office:value-type="float" office:value="0" calcext:value-type="float">
            <text:p>0</text:p>
          </table:table-cell>
          <table:table-cell table:formula="of:=MOD([.C112]+[.C$9];64)" office:value-type="float" office:value="24" calcext:value-type="float">
            <text:p>24</text:p>
          </table:table-cell>
          <table:table-cell table:formula="of:=INT([.C11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13]+1" office:value-type="float" office:value="103" calcext:value-type="float">
            <text:p>103</text:p>
          </table:table-cell>
          <table:table-cell table:formula="of:=IF([.A114]&lt;[.D$4];1;0)" office:value-type="float" office:value="0" calcext:value-type="float">
            <text:p>0</text:p>
          </table:table-cell>
          <table:table-cell table:formula="of:=MOD([.C113]+[.C$9];64)" office:value-type="float" office:value="28" calcext:value-type="float">
            <text:p>28</text:p>
          </table:table-cell>
          <table:table-cell table:formula="of:=INT([.C11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14]+1" office:value-type="float" office:value="104" calcext:value-type="float">
            <text:p>104</text:p>
          </table:table-cell>
          <table:table-cell table:formula="of:=IF([.A115]&lt;[.D$4];1;0)" office:value-type="float" office:value="0" calcext:value-type="float">
            <text:p>0</text:p>
          </table:table-cell>
          <table:table-cell table:formula="of:=MOD([.C114]+[.C$9];64)" office:value-type="float" office:value="32" calcext:value-type="float">
            <text:p>32</text:p>
          </table:table-cell>
          <table:table-cell table:formula="of:=INT([.C11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15]+1" office:value-type="float" office:value="105" calcext:value-type="float">
            <text:p>105</text:p>
          </table:table-cell>
          <table:table-cell table:formula="of:=IF([.A116]&lt;[.D$4];1;0)" office:value-type="float" office:value="0" calcext:value-type="float">
            <text:p>0</text:p>
          </table:table-cell>
          <table:table-cell table:formula="of:=MOD([.C115]+[.C$9];64)" office:value-type="float" office:value="36" calcext:value-type="float">
            <text:p>36</text:p>
          </table:table-cell>
          <table:table-cell table:formula="of:=INT([.C11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16]+1" office:value-type="float" office:value="106" calcext:value-type="float">
            <text:p>106</text:p>
          </table:table-cell>
          <table:table-cell table:formula="of:=IF([.A117]&lt;[.D$4];1;0)" office:value-type="float" office:value="0" calcext:value-type="float">
            <text:p>0</text:p>
          </table:table-cell>
          <table:table-cell table:formula="of:=MOD([.C116]+[.C$9];64)" office:value-type="float" office:value="40" calcext:value-type="float">
            <text:p>40</text:p>
          </table:table-cell>
          <table:table-cell table:formula="of:=INT([.C11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17]+1" office:value-type="float" office:value="107" calcext:value-type="float">
            <text:p>107</text:p>
          </table:table-cell>
          <table:table-cell table:formula="of:=IF([.A118]&lt;[.D$4];1;0)" office:value-type="float" office:value="0" calcext:value-type="float">
            <text:p>0</text:p>
          </table:table-cell>
          <table:table-cell table:formula="of:=MOD([.C117]+[.C$9];64)" office:value-type="float" office:value="44" calcext:value-type="float">
            <text:p>44</text:p>
          </table:table-cell>
          <table:table-cell table:formula="of:=INT([.C11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18]+1" office:value-type="float" office:value="108" calcext:value-type="float">
            <text:p>108</text:p>
          </table:table-cell>
          <table:table-cell table:formula="of:=IF([.A119]&lt;[.D$4];1;0)" office:value-type="float" office:value="0" calcext:value-type="float">
            <text:p>0</text:p>
          </table:table-cell>
          <table:table-cell table:formula="of:=MOD([.C118]+[.C$9];64)" office:value-type="float" office:value="48" calcext:value-type="float">
            <text:p>48</text:p>
          </table:table-cell>
          <table:table-cell table:formula="of:=INT([.C11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19]+1" office:value-type="float" office:value="109" calcext:value-type="float">
            <text:p>109</text:p>
          </table:table-cell>
          <table:table-cell table:formula="of:=IF([.A120]&lt;[.D$4];1;0)" office:value-type="float" office:value="0" calcext:value-type="float">
            <text:p>0</text:p>
          </table:table-cell>
          <table:table-cell table:formula="of:=MOD([.C119]+[.C$9];64)" office:value-type="float" office:value="52" calcext:value-type="float">
            <text:p>52</text:p>
          </table:table-cell>
          <table:table-cell table:formula="of:=INT([.C12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0" calcext:value-type="float">
            <text:p>110</text:p>
          </table:table-cell>
          <table:table-cell table:formula="of:=IF([.A121]&lt;[.D$4];1;0)" office:value-type="float" office:value="0" calcext:value-type="float">
            <text:p>0</text:p>
          </table:table-cell>
          <table:table-cell table:formula="of:=MOD([.C120]+[.C$9];64)" office:value-type="float" office:value="56" calcext:value-type="float">
            <text:p>56</text:p>
          </table:table-cell>
          <table:table-cell table:formula="of:=INT([.C12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21]+1" office:value-type="float" office:value="111" calcext:value-type="float">
            <text:p>111</text:p>
          </table:table-cell>
          <table:table-cell table:formula="of:=IF([.A122]&lt;[.D$4];1;0)" office:value-type="float" office:value="0" calcext:value-type="float">
            <text:p>0</text:p>
          </table:table-cell>
          <table:table-cell table:formula="of:=MOD([.C121]+[.C$9];64)" office:value-type="float" office:value="60" calcext:value-type="float">
            <text:p>60</text:p>
          </table:table-cell>
          <table:table-cell table:formula="of:=INT([.C12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22]+1" office:value-type="float" office:value="112" calcext:value-type="float">
            <text:p>112</text:p>
          </table:table-cell>
          <table:table-cell table:formula="of:=IF([.A123]&lt;[.D$4];1;0)" office:value-type="float" office:value="0" calcext:value-type="float">
            <text:p>0</text:p>
          </table:table-cell>
          <table:table-cell table:formula="of:=MOD([.C122]+[.C$9];64)" office:value-type="float" office:value="0" calcext:value-type="float">
            <text:p>0</text:p>
          </table:table-cell>
          <table:table-cell table:formula="of:=INT([.C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3]+1" office:value-type="float" office:value="113" calcext:value-type="float">
            <text:p>113</text:p>
          </table:table-cell>
          <table:table-cell table:formula="of:=IF([.A124]&lt;[.D$4];1;0)" office:value-type="float" office:value="0" calcext:value-type="float">
            <text:p>0</text:p>
          </table:table-cell>
          <table:table-cell table:formula="of:=MOD([.C123]+[.C$9];64)" office:value-type="float" office:value="4" calcext:value-type="float">
            <text:p>4</text:p>
          </table:table-cell>
          <table:table-cell table:formula="of:=INT([.C12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24]+1" office:value-type="float" office:value="114" calcext:value-type="float">
            <text:p>114</text:p>
          </table:table-cell>
          <table:table-cell table:formula="of:=IF([.A125]&lt;[.D$4];1;0)" office:value-type="float" office:value="0" calcext:value-type="float">
            <text:p>0</text:p>
          </table:table-cell>
          <table:table-cell table:formula="of:=MOD([.C124]+[.C$9];64)" office:value-type="float" office:value="8" calcext:value-type="float">
            <text:p>8</text:p>
          </table:table-cell>
          <table:table-cell table:formula="of:=INT([.C12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25]+1" office:value-type="float" office:value="115" calcext:value-type="float">
            <text:p>115</text:p>
          </table:table-cell>
          <table:table-cell table:formula="of:=IF([.A126]&lt;[.D$4];1;0)" office:value-type="float" office:value="0" calcext:value-type="float">
            <text:p>0</text:p>
          </table:table-cell>
          <table:table-cell table:formula="of:=MOD([.C125]+[.C$9];64)" office:value-type="float" office:value="12" calcext:value-type="float">
            <text:p>12</text:p>
          </table:table-cell>
          <table:table-cell table:formula="of:=INT([.C12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26]+1" office:value-type="float" office:value="116" calcext:value-type="float">
            <text:p>116</text:p>
          </table:table-cell>
          <table:table-cell table:formula="of:=IF([.A127]&lt;[.D$4];1;0)" office:value-type="float" office:value="0" calcext:value-type="float">
            <text:p>0</text:p>
          </table:table-cell>
          <table:table-cell table:formula="of:=MOD([.C126]+[.C$9];64)" office:value-type="float" office:value="16" calcext:value-type="float">
            <text:p>16</text:p>
          </table:table-cell>
          <table:table-cell table:formula="of:=INT([.C12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27]+1" office:value-type="float" office:value="117" calcext:value-type="float">
            <text:p>117</text:p>
          </table:table-cell>
          <table:table-cell table:formula="of:=IF([.A128]&lt;[.D$4];1;0)" office:value-type="float" office:value="0" calcext:value-type="float">
            <text:p>0</text:p>
          </table:table-cell>
          <table:table-cell table:formula="of:=MOD([.C127]+[.C$9];64)" office:value-type="float" office:value="20" calcext:value-type="float">
            <text:p>20</text:p>
          </table:table-cell>
          <table:table-cell table:formula="of:=INT([.C12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28]+1" office:value-type="float" office:value="118" calcext:value-type="float">
            <text:p>118</text:p>
          </table:table-cell>
          <table:table-cell table:formula="of:=IF([.A129]&lt;[.D$4];1;0)" office:value-type="float" office:value="0" calcext:value-type="float">
            <text:p>0</text:p>
          </table:table-cell>
          <table:table-cell table:formula="of:=MOD([.C128]+[.C$9];64)" office:value-type="float" office:value="24" calcext:value-type="float">
            <text:p>24</text:p>
          </table:table-cell>
          <table:table-cell table:formula="of:=INT([.C12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29]+1" office:value-type="float" office:value="119" calcext:value-type="float">
            <text:p>119</text:p>
          </table:table-cell>
          <table:table-cell table:formula="of:=IF([.A130]&lt;[.D$4];1;0)" office:value-type="float" office:value="0" calcext:value-type="float">
            <text:p>0</text:p>
          </table:table-cell>
          <table:table-cell table:formula="of:=MOD([.C129]+[.C$9];64)" office:value-type="float" office:value="28" calcext:value-type="float">
            <text:p>28</text:p>
          </table:table-cell>
          <table:table-cell table:formula="of:=INT([.C13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0" calcext:value-type="float">
            <text:p>120</text:p>
          </table:table-cell>
          <table:table-cell table:formula="of:=IF([.A131]&lt;[.D$4];1;0)" office:value-type="float" office:value="0" calcext:value-type="float">
            <text:p>0</text:p>
          </table:table-cell>
          <table:table-cell table:formula="of:=MOD([.C130]+[.C$9];64)" office:value-type="float" office:value="32" calcext:value-type="float">
            <text:p>32</text:p>
          </table:table-cell>
          <table:table-cell table:formula="of:=INT([.C1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31]+1" office:value-type="float" office:value="121" calcext:value-type="float">
            <text:p>121</text:p>
          </table:table-cell>
          <table:table-cell table:formula="of:=IF([.A132]&lt;[.D$4];1;0)" office:value-type="float" office:value="0" calcext:value-type="float">
            <text:p>0</text:p>
          </table:table-cell>
          <table:table-cell table:formula="of:=MOD([.C131]+[.C$9];64)" office:value-type="float" office:value="36" calcext:value-type="float">
            <text:p>36</text:p>
          </table:table-cell>
          <table:table-cell table:formula="of:=INT([.C13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32]+1" office:value-type="float" office:value="122" calcext:value-type="float">
            <text:p>122</text:p>
          </table:table-cell>
          <table:table-cell table:formula="of:=IF([.A133]&lt;[.D$4];1;0)" office:value-type="float" office:value="0" calcext:value-type="float">
            <text:p>0</text:p>
          </table:table-cell>
          <table:table-cell table:formula="of:=MOD([.C132]+[.C$9];64)" office:value-type="float" office:value="40" calcext:value-type="float">
            <text:p>40</text:p>
          </table:table-cell>
          <table:table-cell table:formula="of:=INT([.C13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33]+1" office:value-type="float" office:value="123" calcext:value-type="float">
            <text:p>123</text:p>
          </table:table-cell>
          <table:table-cell table:formula="of:=IF([.A134]&lt;[.D$4];1;0)" office:value-type="float" office:value="0" calcext:value-type="float">
            <text:p>0</text:p>
          </table:table-cell>
          <table:table-cell table:formula="of:=MOD([.C133]+[.C$9];64)" office:value-type="float" office:value="44" calcext:value-type="float">
            <text:p>44</text:p>
          </table:table-cell>
          <table:table-cell table:formula="of:=INT([.C13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34]+1" office:value-type="float" office:value="124" calcext:value-type="float">
            <text:p>124</text:p>
          </table:table-cell>
          <table:table-cell table:formula="of:=IF([.A135]&lt;[.D$4];1;0)" office:value-type="float" office:value="0" calcext:value-type="float">
            <text:p>0</text:p>
          </table:table-cell>
          <table:table-cell table:formula="of:=MOD([.C134]+[.C$9];64)" office:value-type="float" office:value="48" calcext:value-type="float">
            <text:p>48</text:p>
          </table:table-cell>
          <table:table-cell table:formula="of:=INT([.C13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35]+1" office:value-type="float" office:value="125" calcext:value-type="float">
            <text:p>125</text:p>
          </table:table-cell>
          <table:table-cell table:formula="of:=IF([.A136]&lt;[.D$4];1;0)" office:value-type="float" office:value="0" calcext:value-type="float">
            <text:p>0</text:p>
          </table:table-cell>
          <table:table-cell table:formula="of:=MOD([.C135]+[.C$9];64)" office:value-type="float" office:value="52" calcext:value-type="float">
            <text:p>52</text:p>
          </table:table-cell>
          <table:table-cell table:formula="of:=INT([.C13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26" calcext:value-type="float">
            <text:p>126</text:p>
          </table:table-cell>
          <table:table-cell table:formula="of:=IF([.A137]&lt;[.D$4];1;0)" office:value-type="float" office:value="0" calcext:value-type="float">
            <text:p>0</text:p>
          </table:table-cell>
          <table:table-cell table:formula="of:=MOD([.C136]+[.C$9];64)" office:value-type="float" office:value="56" calcext:value-type="float">
            <text:p>56</text:p>
          </table:table-cell>
          <table:table-cell table:formula="of:=INT([.C13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37]+1" office:value-type="float" office:value="127" calcext:value-type="float">
            <text:p>127</text:p>
          </table:table-cell>
          <table:table-cell table:formula="of:=IF([.A138]&lt;[.D$4];1;0)" office:value-type="float" office:value="0" calcext:value-type="float">
            <text:p>0</text:p>
          </table:table-cell>
          <table:table-cell table:formula="of:=MOD([.C137]+[.C$9];64)" office:value-type="float" office:value="60" calcext:value-type="float">
            <text:p>60</text:p>
          </table:table-cell>
          <table:table-cell table:formula="of:=INT([.C13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38]+1" office:value-type="float" office:value="128" calcext:value-type="float">
            <text:p>128</text:p>
          </table:table-cell>
          <table:table-cell table:formula="of:=IF([.A139]&lt;[.D$4];1;0)" office:value-type="float" office:value="0" calcext:value-type="float">
            <text:p>0</text:p>
          </table:table-cell>
          <table:table-cell table:formula="of:=MOD([.C138]+[.C$9];64)" office:value-type="float" office:value="0" calcext:value-type="float">
            <text:p>0</text:p>
          </table:table-cell>
          <table:table-cell table:formula="of:=INT([.C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9]+1" office:value-type="float" office:value="129" calcext:value-type="float">
            <text:p>129</text:p>
          </table:table-cell>
          <table:table-cell table:formula="of:=IF([.A140]&lt;[.D$4];1;0)" office:value-type="float" office:value="0" calcext:value-type="float">
            <text:p>0</text:p>
          </table:table-cell>
          <table:table-cell table:formula="of:=MOD([.C139]+[.C$9];64)" office:value-type="float" office:value="4" calcext:value-type="float">
            <text:p>4</text:p>
          </table:table-cell>
          <table:table-cell table:formula="of:=INT([.C14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0" calcext:value-type="float">
            <text:p>130</text:p>
          </table:table-cell>
          <table:table-cell table:formula="of:=IF([.A141]&lt;[.D$4];1;0)" office:value-type="float" office:value="0" calcext:value-type="float">
            <text:p>0</text:p>
          </table:table-cell>
          <table:table-cell table:formula="of:=MOD([.C140]+[.C$9];64)" office:value-type="float" office:value="8" calcext:value-type="float">
            <text:p>8</text:p>
          </table:table-cell>
          <table:table-cell table:formula="of:=INT([.C14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41]+1" office:value-type="float" office:value="131" calcext:value-type="float">
            <text:p>131</text:p>
          </table:table-cell>
          <table:table-cell table:formula="of:=IF([.A142]&lt;[.D$4];1;0)" office:value-type="float" office:value="0" calcext:value-type="float">
            <text:p>0</text:p>
          </table:table-cell>
          <table:table-cell table:formula="of:=MOD([.C141]+[.C$9];64)" office:value-type="float" office:value="12" calcext:value-type="float">
            <text:p>12</text:p>
          </table:table-cell>
          <table:table-cell table:formula="of:=INT([.C14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42]+1" office:value-type="float" office:value="132" calcext:value-type="float">
            <text:p>132</text:p>
          </table:table-cell>
          <table:table-cell table:formula="of:=IF([.A143]&lt;[.D$4];1;0)" office:value-type="float" office:value="0" calcext:value-type="float">
            <text:p>0</text:p>
          </table:table-cell>
          <table:table-cell table:formula="of:=MOD([.C142]+[.C$9];64)" office:value-type="float" office:value="16" calcext:value-type="float">
            <text:p>16</text:p>
          </table:table-cell>
          <table:table-cell table:formula="of:=INT([.C14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43]+1" office:value-type="float" office:value="133" calcext:value-type="float">
            <text:p>133</text:p>
          </table:table-cell>
          <table:table-cell table:formula="of:=IF([.A144]&lt;[.D$4];1;0)" office:value-type="float" office:value="0" calcext:value-type="float">
            <text:p>0</text:p>
          </table:table-cell>
          <table:table-cell table:formula="of:=MOD([.C143]+[.C$9];64)" office:value-type="float" office:value="20" calcext:value-type="float">
            <text:p>20</text:p>
          </table:table-cell>
          <table:table-cell table:formula="of:=INT([.C14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44]+1" office:value-type="float" office:value="134" calcext:value-type="float">
            <text:p>134</text:p>
          </table:table-cell>
          <table:table-cell table:formula="of:=IF([.A145]&lt;[.D$4];1;0)" office:value-type="float" office:value="0" calcext:value-type="float">
            <text:p>0</text:p>
          </table:table-cell>
          <table:table-cell table:formula="of:=MOD([.C144]+[.C$9];64)" office:value-type="float" office:value="24" calcext:value-type="float">
            <text:p>24</text:p>
          </table:table-cell>
          <table:table-cell table:formula="of:=INT([.C14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35" calcext:value-type="float">
            <text:p>135</text:p>
          </table:table-cell>
          <table:table-cell table:formula="of:=IF([.A146]&lt;[.D$4];1;0)" office:value-type="float" office:value="0" calcext:value-type="float">
            <text:p>0</text:p>
          </table:table-cell>
          <table:table-cell table:formula="of:=MOD([.C145]+[.C$9];64)" office:value-type="float" office:value="28" calcext:value-type="float">
            <text:p>28</text:p>
          </table:table-cell>
          <table:table-cell table:formula="of:=INT([.C14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46]+1" office:value-type="float" office:value="136" calcext:value-type="float">
            <text:p>136</text:p>
          </table:table-cell>
          <table:table-cell table:formula="of:=IF([.A147]&lt;[.D$4];1;0)" office:value-type="float" office:value="0" calcext:value-type="float">
            <text:p>0</text:p>
          </table:table-cell>
          <table:table-cell table:formula="of:=MOD([.C146]+[.C$9];64)" office:value-type="float" office:value="32" calcext:value-type="float">
            <text:p>32</text:p>
          </table:table-cell>
          <table:table-cell table:formula="of:=INT([.C14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47]+1" office:value-type="float" office:value="137" calcext:value-type="float">
            <text:p>137</text:p>
          </table:table-cell>
          <table:table-cell table:formula="of:=IF([.A148]&lt;[.D$4];1;0)" office:value-type="float" office:value="0" calcext:value-type="float">
            <text:p>0</text:p>
          </table:table-cell>
          <table:table-cell table:formula="of:=MOD([.C147]+[.C$9];64)" office:value-type="float" office:value="36" calcext:value-type="float">
            <text:p>36</text:p>
          </table:table-cell>
          <table:table-cell table:formula="of:=INT([.C14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48]+1" office:value-type="float" office:value="138" calcext:value-type="float">
            <text:p>138</text:p>
          </table:table-cell>
          <table:table-cell table:formula="of:=IF([.A149]&lt;[.D$4];1;0)" office:value-type="float" office:value="0" calcext:value-type="float">
            <text:p>0</text:p>
          </table:table-cell>
          <table:table-cell table:formula="of:=MOD([.C148]+[.C$9];64)" office:value-type="float" office:value="40" calcext:value-type="float">
            <text:p>40</text:p>
          </table:table-cell>
          <table:table-cell table:formula="of:=INT([.C14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49]+1" office:value-type="float" office:value="139" calcext:value-type="float">
            <text:p>139</text:p>
          </table:table-cell>
          <table:table-cell table:formula="of:=IF([.A150]&lt;[.D$4];1;0)" office:value-type="float" office:value="0" calcext:value-type="float">
            <text:p>0</text:p>
          </table:table-cell>
          <table:table-cell table:formula="of:=MOD([.C149]+[.C$9];64)" office:value-type="float" office:value="44" calcext:value-type="float">
            <text:p>44</text:p>
          </table:table-cell>
          <table:table-cell table:formula="of:=INT([.C15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0" calcext:value-type="float">
            <text:p>140</text:p>
          </table:table-cell>
          <table:table-cell table:formula="of:=IF([.A151]&lt;[.D$4];1;0)" office:value-type="float" office:value="0" calcext:value-type="float">
            <text:p>0</text:p>
          </table:table-cell>
          <table:table-cell table:formula="of:=MOD([.C150]+[.C$9];64)" office:value-type="float" office:value="48" calcext:value-type="float">
            <text:p>48</text:p>
          </table:table-cell>
          <table:table-cell table:formula="of:=INT([.C15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51]+1" office:value-type="float" office:value="141" calcext:value-type="float">
            <text:p>141</text:p>
          </table:table-cell>
          <table:table-cell table:formula="of:=IF([.A152]&lt;[.D$4];1;0)" office:value-type="float" office:value="0" calcext:value-type="float">
            <text:p>0</text:p>
          </table:table-cell>
          <table:table-cell table:formula="of:=MOD([.C151]+[.C$9];64)" office:value-type="float" office:value="52" calcext:value-type="float">
            <text:p>52</text:p>
          </table:table-cell>
          <table:table-cell table:formula="of:=INT([.C15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52]+1" office:value-type="float" office:value="142" calcext:value-type="float">
            <text:p>142</text:p>
          </table:table-cell>
          <table:table-cell table:formula="of:=IF([.A153]&lt;[.D$4];1;0)" office:value-type="float" office:value="0" calcext:value-type="float">
            <text:p>0</text:p>
          </table:table-cell>
          <table:table-cell table:formula="of:=MOD([.C152]+[.C$9];64)" office:value-type="float" office:value="56" calcext:value-type="float">
            <text:p>56</text:p>
          </table:table-cell>
          <table:table-cell table:formula="of:=INT([.C15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43" calcext:value-type="float">
            <text:p>143</text:p>
          </table:table-cell>
          <table:table-cell table:formula="of:=IF([.A154]&lt;[.D$4];1;0)" office:value-type="float" office:value="0" calcext:value-type="float">
            <text:p>0</text:p>
          </table:table-cell>
          <table:table-cell table:formula="of:=MOD([.C153]+[.C$9];64)" office:value-type="float" office:value="60" calcext:value-type="float">
            <text:p>60</text:p>
          </table:table-cell>
          <table:table-cell table:formula="of:=INT([.C15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54]+1" office:value-type="float" office:value="144" calcext:value-type="float">
            <text:p>144</text:p>
          </table:table-cell>
          <table:table-cell table:formula="of:=IF([.A155]&lt;[.D$4];1;0)" office:value-type="float" office:value="0" calcext:value-type="float">
            <text:p>0</text:p>
          </table:table-cell>
          <table:table-cell table:formula="of:=MOD([.C154]+[.C$9];64)" office:value-type="float" office:value="0" calcext:value-type="float">
            <text:p>0</text:p>
          </table:table-cell>
          <table:table-cell table:formula="of:=INT([.C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5]+1" office:value-type="float" office:value="145" calcext:value-type="float">
            <text:p>145</text:p>
          </table:table-cell>
          <table:table-cell table:formula="of:=IF([.A156]&lt;[.D$4];1;0)" office:value-type="float" office:value="0" calcext:value-type="float">
            <text:p>0</text:p>
          </table:table-cell>
          <table:table-cell table:formula="of:=MOD([.C155]+[.C$9];64)" office:value-type="float" office:value="4" calcext:value-type="float">
            <text:p>4</text:p>
          </table:table-cell>
          <table:table-cell table:formula="of:=INT([.C15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56]+1" office:value-type="float" office:value="146" calcext:value-type="float">
            <text:p>146</text:p>
          </table:table-cell>
          <table:table-cell table:formula="of:=IF([.A157]&lt;[.D$4];1;0)" office:value-type="float" office:value="0" calcext:value-type="float">
            <text:p>0</text:p>
          </table:table-cell>
          <table:table-cell table:formula="of:=MOD([.C156]+[.C$9];64)" office:value-type="float" office:value="8" calcext:value-type="float">
            <text:p>8</text:p>
          </table:table-cell>
          <table:table-cell table:formula="of:=INT([.C15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57]+1" office:value-type="float" office:value="147" calcext:value-type="float">
            <text:p>147</text:p>
          </table:table-cell>
          <table:table-cell table:formula="of:=IF([.A158]&lt;[.D$4];1;0)" office:value-type="float" office:value="0" calcext:value-type="float">
            <text:p>0</text:p>
          </table:table-cell>
          <table:table-cell table:formula="of:=MOD([.C157]+[.C$9];64)" office:value-type="float" office:value="12" calcext:value-type="float">
            <text:p>12</text:p>
          </table:table-cell>
          <table:table-cell table:formula="of:=INT([.C15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58]+1" office:value-type="float" office:value="148" calcext:value-type="float">
            <text:p>148</text:p>
          </table:table-cell>
          <table:table-cell table:formula="of:=IF([.A159]&lt;[.D$4];1;0)" office:value-type="float" office:value="0" calcext:value-type="float">
            <text:p>0</text:p>
          </table:table-cell>
          <table:table-cell table:formula="of:=MOD([.C158]+[.C$9];64)" office:value-type="float" office:value="16" calcext:value-type="float">
            <text:p>16</text:p>
          </table:table-cell>
          <table:table-cell table:formula="of:=INT([.C15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59]+1" office:value-type="float" office:value="149" calcext:value-type="float">
            <text:p>149</text:p>
          </table:table-cell>
          <table:table-cell table:formula="of:=IF([.A160]&lt;[.D$4];1;0)" office:value-type="float" office:value="0" calcext:value-type="float">
            <text:p>0</text:p>
          </table:table-cell>
          <table:table-cell table:formula="of:=MOD([.C159]+[.C$9];64)" office:value-type="float" office:value="20" calcext:value-type="float">
            <text:p>20</text:p>
          </table:table-cell>
          <table:table-cell table:formula="of:=INT([.C16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0" calcext:value-type="float">
            <text:p>150</text:p>
          </table:table-cell>
          <table:table-cell table:formula="of:=IF([.A161]&lt;[.D$4];1;0)" office:value-type="float" office:value="0" calcext:value-type="float">
            <text:p>0</text:p>
          </table:table-cell>
          <table:table-cell table:formula="of:=MOD([.C160]+[.C$9];64)" office:value-type="float" office:value="24" calcext:value-type="float">
            <text:p>24</text:p>
          </table:table-cell>
          <table:table-cell table:formula="of:=INT([.C16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61]+1" office:value-type="float" office:value="151" calcext:value-type="float">
            <text:p>151</text:p>
          </table:table-cell>
          <table:table-cell table:formula="of:=IF([.A162]&lt;[.D$4];1;0)" office:value-type="float" office:value="0" calcext:value-type="float">
            <text:p>0</text:p>
          </table:table-cell>
          <table:table-cell table:formula="of:=MOD([.C161]+[.C$9];64)" office:value-type="float" office:value="28" calcext:value-type="float">
            <text:p>28</text:p>
          </table:table-cell>
          <table:table-cell table:formula="of:=INT([.C16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62]+1" office:value-type="float" office:value="152" calcext:value-type="float">
            <text:p>152</text:p>
          </table:table-cell>
          <table:table-cell table:formula="of:=IF([.A163]&lt;[.D$4];1;0)" office:value-type="float" office:value="0" calcext:value-type="float">
            <text:p>0</text:p>
          </table:table-cell>
          <table:table-cell table:formula="of:=MOD([.C162]+[.C$9];64)" office:value-type="float" office:value="32" calcext:value-type="float">
            <text:p>32</text:p>
          </table:table-cell>
          <table:table-cell table:formula="of:=INT([.C16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63]+1" office:value-type="float" office:value="153" calcext:value-type="float">
            <text:p>153</text:p>
          </table:table-cell>
          <table:table-cell table:formula="of:=IF([.A164]&lt;[.D$4];1;0)" office:value-type="float" office:value="0" calcext:value-type="float">
            <text:p>0</text:p>
          </table:table-cell>
          <table:table-cell table:formula="of:=MOD([.C163]+[.C$9];64)" office:value-type="float" office:value="36" calcext:value-type="float">
            <text:p>36</text:p>
          </table:table-cell>
          <table:table-cell table:formula="of:=INT([.C16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64]+1" office:value-type="float" office:value="154" calcext:value-type="float">
            <text:p>154</text:p>
          </table:table-cell>
          <table:table-cell table:formula="of:=IF([.A165]&lt;[.D$4];1;0)" office:value-type="float" office:value="0" calcext:value-type="float">
            <text:p>0</text:p>
          </table:table-cell>
          <table:table-cell table:formula="of:=MOD([.C164]+[.C$9];64)" office:value-type="float" office:value="40" calcext:value-type="float">
            <text:p>40</text:p>
          </table:table-cell>
          <table:table-cell table:formula="of:=INT([.C16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65]+1" office:value-type="float" office:value="155" calcext:value-type="float">
            <text:p>155</text:p>
          </table:table-cell>
          <table:table-cell table:formula="of:=IF([.A166]&lt;[.D$4];1;0)" office:value-type="float" office:value="0" calcext:value-type="float">
            <text:p>0</text:p>
          </table:table-cell>
          <table:table-cell table:formula="of:=MOD([.C165]+[.C$9];64)" office:value-type="float" office:value="44" calcext:value-type="float">
            <text:p>44</text:p>
          </table:table-cell>
          <table:table-cell table:formula="of:=INT([.C16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66]+1" office:value-type="float" office:value="156" calcext:value-type="float">
            <text:p>156</text:p>
          </table:table-cell>
          <table:table-cell table:formula="of:=IF([.A167]&lt;[.D$4];1;0)" office:value-type="float" office:value="0" calcext:value-type="float">
            <text:p>0</text:p>
          </table:table-cell>
          <table:table-cell table:formula="of:=MOD([.C166]+[.C$9];64)" office:value-type="float" office:value="48" calcext:value-type="float">
            <text:p>48</text:p>
          </table:table-cell>
          <table:table-cell table:formula="of:=INT([.C16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67]+1" office:value-type="float" office:value="157" calcext:value-type="float">
            <text:p>157</text:p>
          </table:table-cell>
          <table:table-cell table:formula="of:=IF([.A168]&lt;[.D$4];1;0)" office:value-type="float" office:value="0" calcext:value-type="float">
            <text:p>0</text:p>
          </table:table-cell>
          <table:table-cell table:formula="of:=MOD([.C167]+[.C$9];64)" office:value-type="float" office:value="52" calcext:value-type="float">
            <text:p>52</text:p>
          </table:table-cell>
          <table:table-cell table:formula="of:=INT([.C16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68]+1" office:value-type="float" office:value="158" calcext:value-type="float">
            <text:p>158</text:p>
          </table:table-cell>
          <table:table-cell table:formula="of:=IF([.A169]&lt;[.D$4];1;0)" office:value-type="float" office:value="0" calcext:value-type="float">
            <text:p>0</text:p>
          </table:table-cell>
          <table:table-cell table:formula="of:=MOD([.C168]+[.C$9];64)" office:value-type="float" office:value="56" calcext:value-type="float">
            <text:p>56</text:p>
          </table:table-cell>
          <table:table-cell table:formula="of:=INT([.C16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69]+1" office:value-type="float" office:value="159" calcext:value-type="float">
            <text:p>159</text:p>
          </table:table-cell>
          <table:table-cell table:formula="of:=IF([.A170]&lt;[.D$4];1;0)" office:value-type="float" office:value="0" calcext:value-type="float">
            <text:p>0</text:p>
          </table:table-cell>
          <table:table-cell table:formula="of:=MOD([.C169]+[.C$9];64)" office:value-type="float" office:value="60" calcext:value-type="float">
            <text:p>60</text:p>
          </table:table-cell>
          <table:table-cell table:formula="of:=INT([.C17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0" calcext:value-type="float">
            <text:p>160</text:p>
          </table:table-cell>
          <table:table-cell table:formula="of:=IF([.A171]&lt;[.D$4];1;0)" office:value-type="float" office:value="0" calcext:value-type="float">
            <text:p>0</text:p>
          </table:table-cell>
          <table:table-cell table:formula="of:=MOD([.C170]+[.C$9];64)" office:value-type="float" office:value="0" calcext:value-type="float">
            <text:p>0</text:p>
          </table:table-cell>
          <table:table-cell table:formula="of:=INT([.C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1]+1" office:value-type="float" office:value="161" calcext:value-type="float">
            <text:p>161</text:p>
          </table:table-cell>
          <table:table-cell table:formula="of:=IF([.A172]&lt;[.D$4];1;0)" office:value-type="float" office:value="0" calcext:value-type="float">
            <text:p>0</text:p>
          </table:table-cell>
          <table:table-cell table:formula="of:=MOD([.C171]+[.C$9];64)" office:value-type="float" office:value="4" calcext:value-type="float">
            <text:p>4</text:p>
          </table:table-cell>
          <table:table-cell table:formula="of:=INT([.C17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72]+1" office:value-type="float" office:value="162" calcext:value-type="float">
            <text:p>162</text:p>
          </table:table-cell>
          <table:table-cell table:formula="of:=IF([.A173]&lt;[.D$4];1;0)" office:value-type="float" office:value="0" calcext:value-type="float">
            <text:p>0</text:p>
          </table:table-cell>
          <table:table-cell table:formula="of:=MOD([.C172]+[.C$9];64)" office:value-type="float" office:value="8" calcext:value-type="float">
            <text:p>8</text:p>
          </table:table-cell>
          <table:table-cell table:formula="of:=INT([.C17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73]+1" office:value-type="float" office:value="163" calcext:value-type="float">
            <text:p>163</text:p>
          </table:table-cell>
          <table:table-cell table:formula="of:=IF([.A174]&lt;[.D$4];1;0)" office:value-type="float" office:value="0" calcext:value-type="float">
            <text:p>0</text:p>
          </table:table-cell>
          <table:table-cell table:formula="of:=MOD([.C173]+[.C$9];64)" office:value-type="float" office:value="12" calcext:value-type="float">
            <text:p>12</text:p>
          </table:table-cell>
          <table:table-cell table:formula="of:=INT([.C17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74]+1" office:value-type="float" office:value="164" calcext:value-type="float">
            <text:p>164</text:p>
          </table:table-cell>
          <table:table-cell table:formula="of:=IF([.A175]&lt;[.D$4];1;0)" office:value-type="float" office:value="0" calcext:value-type="float">
            <text:p>0</text:p>
          </table:table-cell>
          <table:table-cell table:formula="of:=MOD([.C174]+[.C$9];64)" office:value-type="float" office:value="16" calcext:value-type="float">
            <text:p>16</text:p>
          </table:table-cell>
          <table:table-cell table:formula="of:=INT([.C17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75]+1" office:value-type="float" office:value="165" calcext:value-type="float">
            <text:p>165</text:p>
          </table:table-cell>
          <table:table-cell table:formula="of:=IF([.A176]&lt;[.D$4];1;0)" office:value-type="float" office:value="0" calcext:value-type="float">
            <text:p>0</text:p>
          </table:table-cell>
          <table:table-cell table:formula="of:=MOD([.C175]+[.C$9];64)" office:value-type="float" office:value="20" calcext:value-type="float">
            <text:p>20</text:p>
          </table:table-cell>
          <table:table-cell table:formula="of:=INT([.C17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76]+1" office:value-type="float" office:value="166" calcext:value-type="float">
            <text:p>166</text:p>
          </table:table-cell>
          <table:table-cell table:formula="of:=IF([.A177]&lt;[.D$4];1;0)" office:value-type="float" office:value="0" calcext:value-type="float">
            <text:p>0</text:p>
          </table:table-cell>
          <table:table-cell table:formula="of:=MOD([.C176]+[.C$9];64)" office:value-type="float" office:value="24" calcext:value-type="float">
            <text:p>24</text:p>
          </table:table-cell>
          <table:table-cell table:formula="of:=INT([.C17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77]+1" office:value-type="float" office:value="167" calcext:value-type="float">
            <text:p>167</text:p>
          </table:table-cell>
          <table:table-cell table:formula="of:=IF([.A178]&lt;[.D$4];1;0)" office:value-type="float" office:value="0" calcext:value-type="float">
            <text:p>0</text:p>
          </table:table-cell>
          <table:table-cell table:formula="of:=MOD([.C177]+[.C$9];64)" office:value-type="float" office:value="28" calcext:value-type="float">
            <text:p>28</text:p>
          </table:table-cell>
          <table:table-cell table:formula="of:=INT([.C17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78]+1" office:value-type="float" office:value="168" calcext:value-type="float">
            <text:p>168</text:p>
          </table:table-cell>
          <table:table-cell table:formula="of:=IF([.A179]&lt;[.D$4];1;0)" office:value-type="float" office:value="0" calcext:value-type="float">
            <text:p>0</text:p>
          </table:table-cell>
          <table:table-cell table:formula="of:=MOD([.C178]+[.C$9];64)" office:value-type="float" office:value="32" calcext:value-type="float">
            <text:p>32</text:p>
          </table:table-cell>
          <table:table-cell table:formula="of:=INT([.C17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79]+1" office:value-type="float" office:value="169" calcext:value-type="float">
            <text:p>169</text:p>
          </table:table-cell>
          <table:table-cell table:formula="of:=IF([.A180]&lt;[.D$4];1;0)" office:value-type="float" office:value="0" calcext:value-type="float">
            <text:p>0</text:p>
          </table:table-cell>
          <table:table-cell table:formula="of:=MOD([.C179]+[.C$9];64)" office:value-type="float" office:value="36" calcext:value-type="float">
            <text:p>36</text:p>
          </table:table-cell>
          <table:table-cell table:formula="of:=INT([.C1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80]+1" office:value-type="float" office:value="170" calcext:value-type="float">
            <text:p>170</text:p>
          </table:table-cell>
          <table:table-cell table:formula="of:=IF([.A181]&lt;[.D$4];1;0)" office:value-type="float" office:value="0" calcext:value-type="float">
            <text:p>0</text:p>
          </table:table-cell>
          <table:table-cell table:formula="of:=MOD([.C180]+[.C$9];64)" office:value-type="float" office:value="40" calcext:value-type="float">
            <text:p>40</text:p>
          </table:table-cell>
          <table:table-cell table:formula="of:=INT([.C18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81]+1" office:value-type="float" office:value="171" calcext:value-type="float">
            <text:p>171</text:p>
          </table:table-cell>
          <table:table-cell table:formula="of:=IF([.A182]&lt;[.D$4];1;0)" office:value-type="float" office:value="0" calcext:value-type="float">
            <text:p>0</text:p>
          </table:table-cell>
          <table:table-cell table:formula="of:=MOD([.C181]+[.C$9];64)" office:value-type="float" office:value="44" calcext:value-type="float">
            <text:p>44</text:p>
          </table:table-cell>
          <table:table-cell table:formula="of:=INT([.C18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82]+1" office:value-type="float" office:value="172" calcext:value-type="float">
            <text:p>172</text:p>
          </table:table-cell>
          <table:table-cell table:formula="of:=IF([.A183]&lt;[.D$4];1;0)" office:value-type="float" office:value="0" calcext:value-type="float">
            <text:p>0</text:p>
          </table:table-cell>
          <table:table-cell table:formula="of:=MOD([.C182]+[.C$9];64)" office:value-type="float" office:value="48" calcext:value-type="float">
            <text:p>48</text:p>
          </table:table-cell>
          <table:table-cell table:formula="of:=INT([.C18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83]+1" office:value-type="float" office:value="173" calcext:value-type="float">
            <text:p>173</text:p>
          </table:table-cell>
          <table:table-cell table:formula="of:=IF([.A184]&lt;[.D$4];1;0)" office:value-type="float" office:value="0" calcext:value-type="float">
            <text:p>0</text:p>
          </table:table-cell>
          <table:table-cell table:formula="of:=MOD([.C183]+[.C$9];64)" office:value-type="float" office:value="52" calcext:value-type="float">
            <text:p>52</text:p>
          </table:table-cell>
          <table:table-cell table:formula="of:=INT([.C18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84]+1" office:value-type="float" office:value="174" calcext:value-type="float">
            <text:p>174</text:p>
          </table:table-cell>
          <table:table-cell table:formula="of:=IF([.A185]&lt;[.D$4];1;0)" office:value-type="float" office:value="0" calcext:value-type="float">
            <text:p>0</text:p>
          </table:table-cell>
          <table:table-cell table:formula="of:=MOD([.C184]+[.C$9];64)" office:value-type="float" office:value="56" calcext:value-type="float">
            <text:p>56</text:p>
          </table:table-cell>
          <table:table-cell table:formula="of:=INT([.C18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85]+1" office:value-type="float" office:value="175" calcext:value-type="float">
            <text:p>175</text:p>
          </table:table-cell>
          <table:table-cell table:formula="of:=IF([.A186]&lt;[.D$4];1;0)" office:value-type="float" office:value="0" calcext:value-type="float">
            <text:p>0</text:p>
          </table:table-cell>
          <table:table-cell table:formula="of:=MOD([.C185]+[.C$9];64)" office:value-type="float" office:value="60" calcext:value-type="float">
            <text:p>60</text:p>
          </table:table-cell>
          <table:table-cell table:formula="of:=INT([.C18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86]+1" office:value-type="float" office:value="176" calcext:value-type="float">
            <text:p>176</text:p>
          </table:table-cell>
          <table:table-cell table:formula="of:=IF([.A187]&lt;[.D$4];1;0)" office:value-type="float" office:value="0" calcext:value-type="float">
            <text:p>0</text:p>
          </table:table-cell>
          <table:table-cell table:formula="of:=MOD([.C186]+[.C$9];64)" office:value-type="float" office:value="0" calcext:value-type="float">
            <text:p>0</text:p>
          </table:table-cell>
          <table:table-cell table:formula="of:=INT([.C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7]+1" office:value-type="float" office:value="177" calcext:value-type="float">
            <text:p>177</text:p>
          </table:table-cell>
          <table:table-cell table:formula="of:=IF([.A188]&lt;[.D$4];1;0)" office:value-type="float" office:value="0" calcext:value-type="float">
            <text:p>0</text:p>
          </table:table-cell>
          <table:table-cell table:formula="of:=MOD([.C187]+[.C$9];64)" office:value-type="float" office:value="4" calcext:value-type="float">
            <text:p>4</text:p>
          </table:table-cell>
          <table:table-cell table:formula="of:=INT([.C18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88]+1" office:value-type="float" office:value="178" calcext:value-type="float">
            <text:p>178</text:p>
          </table:table-cell>
          <table:table-cell table:formula="of:=IF([.A189]&lt;[.D$4];1;0)" office:value-type="float" office:value="0" calcext:value-type="float">
            <text:p>0</text:p>
          </table:table-cell>
          <table:table-cell table:formula="of:=MOD([.C188]+[.C$9];64)" office:value-type="float" office:value="8" calcext:value-type="float">
            <text:p>8</text:p>
          </table:table-cell>
          <table:table-cell table:formula="of:=INT([.C18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89]+1" office:value-type="float" office:value="179" calcext:value-type="float">
            <text:p>179</text:p>
          </table:table-cell>
          <table:table-cell table:formula="of:=IF([.A190]&lt;[.D$4];1;0)" office:value-type="float" office:value="0" calcext:value-type="float">
            <text:p>0</text:p>
          </table:table-cell>
          <table:table-cell table:formula="of:=MOD([.C189]+[.C$9];64)" office:value-type="float" office:value="12" calcext:value-type="float">
            <text:p>12</text:p>
          </table:table-cell>
          <table:table-cell table:formula="of:=INT([.C19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90]+1" office:value-type="float" office:value="180" calcext:value-type="float">
            <text:p>180</text:p>
          </table:table-cell>
          <table:table-cell table:formula="of:=IF([.A191]&lt;[.D$4];1;0)" office:value-type="float" office:value="0" calcext:value-type="float">
            <text:p>0</text:p>
          </table:table-cell>
          <table:table-cell table:formula="of:=MOD([.C190]+[.C$9];64)" office:value-type="float" office:value="16" calcext:value-type="float">
            <text:p>16</text:p>
          </table:table-cell>
          <table:table-cell table:formula="of:=INT([.C19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91]+1" office:value-type="float" office:value="181" calcext:value-type="float">
            <text:p>181</text:p>
          </table:table-cell>
          <table:table-cell table:formula="of:=IF([.A192]&lt;[.D$4];1;0)" office:value-type="float" office:value="0" calcext:value-type="float">
            <text:p>0</text:p>
          </table:table-cell>
          <table:table-cell table:formula="of:=MOD([.C191]+[.C$9];64)" office:value-type="float" office:value="20" calcext:value-type="float">
            <text:p>20</text:p>
          </table:table-cell>
          <table:table-cell table:formula="of:=INT([.C19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92]+1" office:value-type="float" office:value="182" calcext:value-type="float">
            <text:p>182</text:p>
          </table:table-cell>
          <table:table-cell table:formula="of:=IF([.A193]&lt;[.D$4];1;0)" office:value-type="float" office:value="0" calcext:value-type="float">
            <text:p>0</text:p>
          </table:table-cell>
          <table:table-cell table:formula="of:=MOD([.C192]+[.C$9];64)" office:value-type="float" office:value="24" calcext:value-type="float">
            <text:p>24</text:p>
          </table:table-cell>
          <table:table-cell table:formula="of:=INT([.C19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93]+1" office:value-type="float" office:value="183" calcext:value-type="float">
            <text:p>183</text:p>
          </table:table-cell>
          <table:table-cell table:formula="of:=IF([.A194]&lt;[.D$4];1;0)" office:value-type="float" office:value="0" calcext:value-type="float">
            <text:p>0</text:p>
          </table:table-cell>
          <table:table-cell table:formula="of:=MOD([.C193]+[.C$9];64)" office:value-type="float" office:value="28" calcext:value-type="float">
            <text:p>28</text:p>
          </table:table-cell>
          <table:table-cell table:formula="of:=INT([.C19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94]+1" office:value-type="float" office:value="184" calcext:value-type="float">
            <text:p>184</text:p>
          </table:table-cell>
          <table:table-cell table:formula="of:=IF([.A195]&lt;[.D$4];1;0)" office:value-type="float" office:value="0" calcext:value-type="float">
            <text:p>0</text:p>
          </table:table-cell>
          <table:table-cell table:formula="of:=MOD([.C194]+[.C$9];64)" office:value-type="float" office:value="32" calcext:value-type="float">
            <text:p>32</text:p>
          </table:table-cell>
          <table:table-cell table:formula="of:=INT([.C19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95]+1" office:value-type="float" office:value="185" calcext:value-type="float">
            <text:p>185</text:p>
          </table:table-cell>
          <table:table-cell table:formula="of:=IF([.A196]&lt;[.D$4];1;0)" office:value-type="float" office:value="0" calcext:value-type="float">
            <text:p>0</text:p>
          </table:table-cell>
          <table:table-cell table:formula="of:=MOD([.C195]+[.C$9];64)" office:value-type="float" office:value="36" calcext:value-type="float">
            <text:p>36</text:p>
          </table:table-cell>
          <table:table-cell table:formula="of:=INT([.C19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96]+1" office:value-type="float" office:value="186" calcext:value-type="float">
            <text:p>186</text:p>
          </table:table-cell>
          <table:table-cell table:formula="of:=IF([.A197]&lt;[.D$4];1;0)" office:value-type="float" office:value="0" calcext:value-type="float">
            <text:p>0</text:p>
          </table:table-cell>
          <table:table-cell table:formula="of:=MOD([.C196]+[.C$9];64)" office:value-type="float" office:value="40" calcext:value-type="float">
            <text:p>40</text:p>
          </table:table-cell>
          <table:table-cell table:formula="of:=INT([.C19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97]+1" office:value-type="float" office:value="187" calcext:value-type="float">
            <text:p>187</text:p>
          </table:table-cell>
          <table:table-cell table:formula="of:=IF([.A198]&lt;[.D$4];1;0)" office:value-type="float" office:value="0" calcext:value-type="float">
            <text:p>0</text:p>
          </table:table-cell>
          <table:table-cell table:formula="of:=MOD([.C197]+[.C$9];64)" office:value-type="float" office:value="44" calcext:value-type="float">
            <text:p>44</text:p>
          </table:table-cell>
          <table:table-cell table:formula="of:=INT([.C19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98]+1" office:value-type="float" office:value="188" calcext:value-type="float">
            <text:p>188</text:p>
          </table:table-cell>
          <table:table-cell table:formula="of:=IF([.A199]&lt;[.D$4];1;0)" office:value-type="float" office:value="0" calcext:value-type="float">
            <text:p>0</text:p>
          </table:table-cell>
          <table:table-cell table:formula="of:=MOD([.C198]+[.C$9];64)" office:value-type="float" office:value="48" calcext:value-type="float">
            <text:p>48</text:p>
          </table:table-cell>
          <table:table-cell table:formula="of:=INT([.C19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99]+1" office:value-type="float" office:value="189" calcext:value-type="float">
            <text:p>189</text:p>
          </table:table-cell>
          <table:table-cell table:formula="of:=IF([.A200]&lt;[.D$4];1;0)" office:value-type="float" office:value="0" calcext:value-type="float">
            <text:p>0</text:p>
          </table:table-cell>
          <table:table-cell table:formula="of:=MOD([.C199]+[.C$9];64)" office:value-type="float" office:value="52" calcext:value-type="float">
            <text:p>52</text:p>
          </table:table-cell>
          <table:table-cell table:formula="of:=INT([.C20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0" calcext:value-type="float">
            <text:p>190</text:p>
          </table:table-cell>
          <table:table-cell table:formula="of:=IF([.A201]&lt;[.D$4];1;0)" office:value-type="float" office:value="0" calcext:value-type="float">
            <text:p>0</text:p>
          </table:table-cell>
          <table:table-cell table:formula="of:=MOD([.C200]+[.C$9];64)" office:value-type="float" office:value="56" calcext:value-type="float">
            <text:p>56</text:p>
          </table:table-cell>
          <table:table-cell table:formula="of:=INT([.C20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01]+1" office:value-type="float" office:value="191" calcext:value-type="float">
            <text:p>191</text:p>
          </table:table-cell>
          <table:table-cell table:formula="of:=IF([.A202]&lt;[.D$4];1;0)" office:value-type="float" office:value="0" calcext:value-type="float">
            <text:p>0</text:p>
          </table:table-cell>
          <table:table-cell table:formula="of:=MOD([.C201]+[.C$9];64)" office:value-type="float" office:value="60" calcext:value-type="float">
            <text:p>60</text:p>
          </table:table-cell>
          <table:table-cell table:formula="of:=INT([.C20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02]+1" office:value-type="float" office:value="192" calcext:value-type="float">
            <text:p>192</text:p>
          </table:table-cell>
          <table:table-cell table:formula="of:=IF([.A203]&lt;[.D$4];1;0)" office:value-type="float" office:value="0" calcext:value-type="float">
            <text:p>0</text:p>
          </table:table-cell>
          <table:table-cell table:formula="of:=MOD([.C202]+[.C$9];64)" office:value-type="float" office:value="0" calcext:value-type="float">
            <text:p>0</text:p>
          </table:table-cell>
          <table:table-cell table:formula="of:=INT([.C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3]+1" office:value-type="float" office:value="193" calcext:value-type="float">
            <text:p>193</text:p>
          </table:table-cell>
          <table:table-cell table:formula="of:=IF([.A204]&lt;[.D$4];1;0)" office:value-type="float" office:value="0" calcext:value-type="float">
            <text:p>0</text:p>
          </table:table-cell>
          <table:table-cell table:formula="of:=MOD([.C203]+[.C$9];64)" office:value-type="float" office:value="4" calcext:value-type="float">
            <text:p>4</text:p>
          </table:table-cell>
          <table:table-cell table:formula="of:=INT([.C20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04]+1" office:value-type="float" office:value="194" calcext:value-type="float">
            <text:p>194</text:p>
          </table:table-cell>
          <table:table-cell table:formula="of:=IF([.A205]&lt;[.D$4];1;0)" office:value-type="float" office:value="0" calcext:value-type="float">
            <text:p>0</text:p>
          </table:table-cell>
          <table:table-cell table:formula="of:=MOD([.C204]+[.C$9];64)" office:value-type="float" office:value="8" calcext:value-type="float">
            <text:p>8</text:p>
          </table:table-cell>
          <table:table-cell table:formula="of:=INT([.C2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05]+1" office:value-type="float" office:value="195" calcext:value-type="float">
            <text:p>195</text:p>
          </table:table-cell>
          <table:table-cell table:formula="of:=IF([.A206]&lt;[.D$4];1;0)" office:value-type="float" office:value="0" calcext:value-type="float">
            <text:p>0</text:p>
          </table:table-cell>
          <table:table-cell table:formula="of:=MOD([.C205]+[.C$9];64)" office:value-type="float" office:value="12" calcext:value-type="float">
            <text:p>12</text:p>
          </table:table-cell>
          <table:table-cell table:formula="of:=INT([.C20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06]+1" office:value-type="float" office:value="196" calcext:value-type="float">
            <text:p>196</text:p>
          </table:table-cell>
          <table:table-cell table:formula="of:=IF([.A207]&lt;[.D$4];1;0)" office:value-type="float" office:value="0" calcext:value-type="float">
            <text:p>0</text:p>
          </table:table-cell>
          <table:table-cell table:formula="of:=MOD([.C206]+[.C$9];64)" office:value-type="float" office:value="16" calcext:value-type="float">
            <text:p>16</text:p>
          </table:table-cell>
          <table:table-cell table:formula="of:=INT([.C20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07]+1" office:value-type="float" office:value="197" calcext:value-type="float">
            <text:p>197</text:p>
          </table:table-cell>
          <table:table-cell table:formula="of:=IF([.A208]&lt;[.D$4];1;0)" office:value-type="float" office:value="0" calcext:value-type="float">
            <text:p>0</text:p>
          </table:table-cell>
          <table:table-cell table:formula="of:=MOD([.C207]+[.C$9];64)" office:value-type="float" office:value="20" calcext:value-type="float">
            <text:p>20</text:p>
          </table:table-cell>
          <table:table-cell table:formula="of:=INT([.C20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08]+1" office:value-type="float" office:value="198" calcext:value-type="float">
            <text:p>198</text:p>
          </table:table-cell>
          <table:table-cell table:formula="of:=IF([.A209]&lt;[.D$4];1;0)" office:value-type="float" office:value="0" calcext:value-type="float">
            <text:p>0</text:p>
          </table:table-cell>
          <table:table-cell table:formula="of:=MOD([.C208]+[.C$9];64)" office:value-type="float" office:value="24" calcext:value-type="float">
            <text:p>24</text:p>
          </table:table-cell>
          <table:table-cell table:formula="of:=INT([.C20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09]+1" office:value-type="float" office:value="199" calcext:value-type="float">
            <text:p>199</text:p>
          </table:table-cell>
          <table:table-cell table:formula="of:=IF([.A210]&lt;[.D$4];1;0)" office:value-type="float" office:value="0" calcext:value-type="float">
            <text:p>0</text:p>
          </table:table-cell>
          <table:table-cell table:formula="of:=MOD([.C209]+[.C$9];64)" office:value-type="float" office:value="28" calcext:value-type="float">
            <text:p>28</text:p>
          </table:table-cell>
          <table:table-cell table:formula="of:=INT([.C21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10]+1" office:value-type="float" office:value="200" calcext:value-type="float">
            <text:p>200</text:p>
          </table:table-cell>
          <table:table-cell table:formula="of:=IF([.A211]&lt;[.D$4];1;0)" office:value-type="float" office:value="0" calcext:value-type="float">
            <text:p>0</text:p>
          </table:table-cell>
          <table:table-cell table:formula="of:=MOD([.C210]+[.C$9];64)" office:value-type="float" office:value="32" calcext:value-type="float">
            <text:p>32</text:p>
          </table:table-cell>
          <table:table-cell table:formula="of:=INT([.C21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11]+1" office:value-type="float" office:value="201" calcext:value-type="float">
            <text:p>201</text:p>
          </table:table-cell>
          <table:table-cell table:formula="of:=IF([.A212]&lt;[.D$4];1;0)" office:value-type="float" office:value="0" calcext:value-type="float">
            <text:p>0</text:p>
          </table:table-cell>
          <table:table-cell table:formula="of:=MOD([.C211]+[.C$9];64)" office:value-type="float" office:value="36" calcext:value-type="float">
            <text:p>36</text:p>
          </table:table-cell>
          <table:table-cell table:formula="of:=INT([.C21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12]+1" office:value-type="float" office:value="202" calcext:value-type="float">
            <text:p>202</text:p>
          </table:table-cell>
          <table:table-cell table:formula="of:=IF([.A213]&lt;[.D$4];1;0)" office:value-type="float" office:value="0" calcext:value-type="float">
            <text:p>0</text:p>
          </table:table-cell>
          <table:table-cell table:formula="of:=MOD([.C212]+[.C$9];64)" office:value-type="float" office:value="40" calcext:value-type="float">
            <text:p>40</text:p>
          </table:table-cell>
          <table:table-cell table:formula="of:=INT([.C21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13]+1" office:value-type="float" office:value="203" calcext:value-type="float">
            <text:p>203</text:p>
          </table:table-cell>
          <table:table-cell table:formula="of:=IF([.A214]&lt;[.D$4];1;0)" office:value-type="float" office:value="0" calcext:value-type="float">
            <text:p>0</text:p>
          </table:table-cell>
          <table:table-cell table:formula="of:=MOD([.C213]+[.C$9];64)" office:value-type="float" office:value="44" calcext:value-type="float">
            <text:p>44</text:p>
          </table:table-cell>
          <table:table-cell table:formula="of:=INT([.C21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14]+1" office:value-type="float" office:value="204" calcext:value-type="float">
            <text:p>204</text:p>
          </table:table-cell>
          <table:table-cell table:formula="of:=IF([.A215]&lt;[.D$4];1;0)" office:value-type="float" office:value="0" calcext:value-type="float">
            <text:p>0</text:p>
          </table:table-cell>
          <table:table-cell table:formula="of:=MOD([.C214]+[.C$9];64)" office:value-type="float" office:value="48" calcext:value-type="float">
            <text:p>48</text:p>
          </table:table-cell>
          <table:table-cell table:formula="of:=INT([.C21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15]+1" office:value-type="float" office:value="205" calcext:value-type="float">
            <text:p>205</text:p>
          </table:table-cell>
          <table:table-cell table:formula="of:=IF([.A216]&lt;[.D$4];1;0)" office:value-type="float" office:value="0" calcext:value-type="float">
            <text:p>0</text:p>
          </table:table-cell>
          <table:table-cell table:formula="of:=MOD([.C215]+[.C$9];64)" office:value-type="float" office:value="52" calcext:value-type="float">
            <text:p>52</text:p>
          </table:table-cell>
          <table:table-cell table:formula="of:=INT([.C21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16]+1" office:value-type="float" office:value="206" calcext:value-type="float">
            <text:p>206</text:p>
          </table:table-cell>
          <table:table-cell table:formula="of:=IF([.A217]&lt;[.D$4];1;0)" office:value-type="float" office:value="0" calcext:value-type="float">
            <text:p>0</text:p>
          </table:table-cell>
          <table:table-cell table:formula="of:=MOD([.C216]+[.C$9];64)" office:value-type="float" office:value="56" calcext:value-type="float">
            <text:p>56</text:p>
          </table:table-cell>
          <table:table-cell table:formula="of:=INT([.C21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17]+1" office:value-type="float" office:value="207" calcext:value-type="float">
            <text:p>207</text:p>
          </table:table-cell>
          <table:table-cell table:formula="of:=IF([.A218]&lt;[.D$4];1;0)" office:value-type="float" office:value="0" calcext:value-type="float">
            <text:p>0</text:p>
          </table:table-cell>
          <table:table-cell table:formula="of:=MOD([.C217]+[.C$9];64)" office:value-type="float" office:value="60" calcext:value-type="float">
            <text:p>60</text:p>
          </table:table-cell>
          <table:table-cell table:formula="of:=INT([.C21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18]+1" office:value-type="float" office:value="208" calcext:value-type="float">
            <text:p>208</text:p>
          </table:table-cell>
          <table:table-cell table:formula="of:=IF([.A219]&lt;[.D$4];1;0)" office:value-type="float" office:value="0" calcext:value-type="float">
            <text:p>0</text:p>
          </table:table-cell>
          <table:table-cell table:formula="of:=MOD([.C218]+[.C$9];64)" office:value-type="float" office:value="0" calcext:value-type="float">
            <text:p>0</text:p>
          </table:table-cell>
          <table:table-cell table:formula="of:=INT([.C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9]+1" office:value-type="float" office:value="209" calcext:value-type="float">
            <text:p>209</text:p>
          </table:table-cell>
          <table:table-cell table:formula="of:=IF([.A220]&lt;[.D$4];1;0)" office:value-type="float" office:value="0" calcext:value-type="float">
            <text:p>0</text:p>
          </table:table-cell>
          <table:table-cell table:formula="of:=MOD([.C219]+[.C$9];64)" office:value-type="float" office:value="4" calcext:value-type="float">
            <text:p>4</text:p>
          </table:table-cell>
          <table:table-cell table:formula="of:=INT([.C22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20]+1" office:value-type="float" office:value="210" calcext:value-type="float">
            <text:p>210</text:p>
          </table:table-cell>
          <table:table-cell table:formula="of:=IF([.A221]&lt;[.D$4];1;0)" office:value-type="float" office:value="0" calcext:value-type="float">
            <text:p>0</text:p>
          </table:table-cell>
          <table:table-cell table:formula="of:=MOD([.C220]+[.C$9];64)" office:value-type="float" office:value="8" calcext:value-type="float">
            <text:p>8</text:p>
          </table:table-cell>
          <table:table-cell table:formula="of:=INT([.C22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21]+1" office:value-type="float" office:value="211" calcext:value-type="float">
            <text:p>211</text:p>
          </table:table-cell>
          <table:table-cell table:formula="of:=IF([.A222]&lt;[.D$4];1;0)" office:value-type="float" office:value="0" calcext:value-type="float">
            <text:p>0</text:p>
          </table:table-cell>
          <table:table-cell table:formula="of:=MOD([.C221]+[.C$9];64)" office:value-type="float" office:value="12" calcext:value-type="float">
            <text:p>12</text:p>
          </table:table-cell>
          <table:table-cell table:formula="of:=INT([.C22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22]+1" office:value-type="float" office:value="212" calcext:value-type="float">
            <text:p>212</text:p>
          </table:table-cell>
          <table:table-cell table:formula="of:=IF([.A223]&lt;[.D$4];1;0)" office:value-type="float" office:value="0" calcext:value-type="float">
            <text:p>0</text:p>
          </table:table-cell>
          <table:table-cell table:formula="of:=MOD([.C222]+[.C$9];64)" office:value-type="float" office:value="16" calcext:value-type="float">
            <text:p>16</text:p>
          </table:table-cell>
          <table:table-cell table:formula="of:=INT([.C22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23]+1" office:value-type="float" office:value="213" calcext:value-type="float">
            <text:p>213</text:p>
          </table:table-cell>
          <table:table-cell table:formula="of:=IF([.A224]&lt;[.D$4];1;0)" office:value-type="float" office:value="0" calcext:value-type="float">
            <text:p>0</text:p>
          </table:table-cell>
          <table:table-cell table:formula="of:=MOD([.C223]+[.C$9];64)" office:value-type="float" office:value="20" calcext:value-type="float">
            <text:p>20</text:p>
          </table:table-cell>
          <table:table-cell table:formula="of:=INT([.C22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24]+1" office:value-type="float" office:value="214" calcext:value-type="float">
            <text:p>214</text:p>
          </table:table-cell>
          <table:table-cell table:formula="of:=IF([.A225]&lt;[.D$4];1;0)" office:value-type="float" office:value="0" calcext:value-type="float">
            <text:p>0</text:p>
          </table:table-cell>
          <table:table-cell table:formula="of:=MOD([.C224]+[.C$9];64)" office:value-type="float" office:value="24" calcext:value-type="float">
            <text:p>24</text:p>
          </table:table-cell>
          <table:table-cell table:formula="of:=INT([.C22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25]+1" office:value-type="float" office:value="215" calcext:value-type="float">
            <text:p>215</text:p>
          </table:table-cell>
          <table:table-cell table:formula="of:=IF([.A226]&lt;[.D$4];1;0)" office:value-type="float" office:value="0" calcext:value-type="float">
            <text:p>0</text:p>
          </table:table-cell>
          <table:table-cell table:formula="of:=MOD([.C225]+[.C$9];64)" office:value-type="float" office:value="28" calcext:value-type="float">
            <text:p>28</text:p>
          </table:table-cell>
          <table:table-cell table:formula="of:=INT([.C22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26]+1" office:value-type="float" office:value="216" calcext:value-type="float">
            <text:p>216</text:p>
          </table:table-cell>
          <table:table-cell table:formula="of:=IF([.A227]&lt;[.D$4];1;0)" office:value-type="float" office:value="0" calcext:value-type="float">
            <text:p>0</text:p>
          </table:table-cell>
          <table:table-cell table:formula="of:=MOD([.C226]+[.C$9];64)" office:value-type="float" office:value="32" calcext:value-type="float">
            <text:p>32</text:p>
          </table:table-cell>
          <table:table-cell table:formula="of:=INT([.C22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27]+1" office:value-type="float" office:value="217" calcext:value-type="float">
            <text:p>217</text:p>
          </table:table-cell>
          <table:table-cell table:formula="of:=IF([.A228]&lt;[.D$4];1;0)" office:value-type="float" office:value="0" calcext:value-type="float">
            <text:p>0</text:p>
          </table:table-cell>
          <table:table-cell table:formula="of:=MOD([.C227]+[.C$9];64)" office:value-type="float" office:value="36" calcext:value-type="float">
            <text:p>36</text:p>
          </table:table-cell>
          <table:table-cell table:formula="of:=INT([.C22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28]+1" office:value-type="float" office:value="218" calcext:value-type="float">
            <text:p>218</text:p>
          </table:table-cell>
          <table:table-cell table:formula="of:=IF([.A229]&lt;[.D$4];1;0)" office:value-type="float" office:value="0" calcext:value-type="float">
            <text:p>0</text:p>
          </table:table-cell>
          <table:table-cell table:formula="of:=MOD([.C228]+[.C$9];64)" office:value-type="float" office:value="40" calcext:value-type="float">
            <text:p>40</text:p>
          </table:table-cell>
          <table:table-cell table:formula="of:=INT([.C22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29]+1" office:value-type="float" office:value="219" calcext:value-type="float">
            <text:p>219</text:p>
          </table:table-cell>
          <table:table-cell table:formula="of:=IF([.A230]&lt;[.D$4];1;0)" office:value-type="float" office:value="0" calcext:value-type="float">
            <text:p>0</text:p>
          </table:table-cell>
          <table:table-cell table:formula="of:=MOD([.C229]+[.C$9];64)" office:value-type="float" office:value="44" calcext:value-type="float">
            <text:p>44</text:p>
          </table:table-cell>
          <table:table-cell table:formula="of:=INT([.C23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0" calcext:value-type="float">
            <text:p>220</text:p>
          </table:table-cell>
          <table:table-cell table:formula="of:=IF([.A231]&lt;[.D$4];1;0)" office:value-type="float" office:value="0" calcext:value-type="float">
            <text:p>0</text:p>
          </table:table-cell>
          <table:table-cell table:formula="of:=MOD([.C230]+[.C$9];64)" office:value-type="float" office:value="48" calcext:value-type="float">
            <text:p>48</text:p>
          </table:table-cell>
          <table:table-cell table:formula="of:=INT([.C23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31]+1" office:value-type="float" office:value="221" calcext:value-type="float">
            <text:p>221</text:p>
          </table:table-cell>
          <table:table-cell table:formula="of:=IF([.A232]&lt;[.D$4];1;0)" office:value-type="float" office:value="0" calcext:value-type="float">
            <text:p>0</text:p>
          </table:table-cell>
          <table:table-cell table:formula="of:=MOD([.C231]+[.C$9];64)" office:value-type="float" office:value="52" calcext:value-type="float">
            <text:p>52</text:p>
          </table:table-cell>
          <table:table-cell table:formula="of:=INT([.C23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32]+1" office:value-type="float" office:value="222" calcext:value-type="float">
            <text:p>222</text:p>
          </table:table-cell>
          <table:table-cell table:formula="of:=IF([.A233]&lt;[.D$4];1;0)" office:value-type="float" office:value="0" calcext:value-type="float">
            <text:p>0</text:p>
          </table:table-cell>
          <table:table-cell table:formula="of:=MOD([.C232]+[.C$9];64)" office:value-type="float" office:value="56" calcext:value-type="float">
            <text:p>56</text:p>
          </table:table-cell>
          <table:table-cell table:formula="of:=INT([.C23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33]+1" office:value-type="float" office:value="223" calcext:value-type="float">
            <text:p>223</text:p>
          </table:table-cell>
          <table:table-cell table:formula="of:=IF([.A234]&lt;[.D$4];1;0)" office:value-type="float" office:value="0" calcext:value-type="float">
            <text:p>0</text:p>
          </table:table-cell>
          <table:table-cell table:formula="of:=MOD([.C233]+[.C$9];64)" office:value-type="float" office:value="60" calcext:value-type="float">
            <text:p>60</text:p>
          </table:table-cell>
          <table:table-cell table:formula="of:=INT([.C23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34]+1" office:value-type="float" office:value="224" calcext:value-type="float">
            <text:p>224</text:p>
          </table:table-cell>
          <table:table-cell table:formula="of:=IF([.A235]&lt;[.D$4];1;0)" office:value-type="float" office:value="0" calcext:value-type="float">
            <text:p>0</text:p>
          </table:table-cell>
          <table:table-cell table:formula="of:=MOD([.C234]+[.C$9];64)" office:value-type="float" office:value="0" calcext:value-type="float">
            <text:p>0</text:p>
          </table:table-cell>
          <table:table-cell table:formula="of:=INT([.C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5]+1" office:value-type="float" office:value="225" calcext:value-type="float">
            <text:p>225</text:p>
          </table:table-cell>
          <table:table-cell table:formula="of:=IF([.A236]&lt;[.D$4];1;0)" office:value-type="float" office:value="0" calcext:value-type="float">
            <text:p>0</text:p>
          </table:table-cell>
          <table:table-cell table:formula="of:=MOD([.C235]+[.C$9];64)" office:value-type="float" office:value="4" calcext:value-type="float">
            <text:p>4</text:p>
          </table:table-cell>
          <table:table-cell table:formula="of:=INT([.C23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36]+1" office:value-type="float" office:value="226" calcext:value-type="float">
            <text:p>226</text:p>
          </table:table-cell>
          <table:table-cell table:formula="of:=IF([.A237]&lt;[.D$4];1;0)" office:value-type="float" office:value="0" calcext:value-type="float">
            <text:p>0</text:p>
          </table:table-cell>
          <table:table-cell table:formula="of:=MOD([.C236]+[.C$9];64)" office:value-type="float" office:value="8" calcext:value-type="float">
            <text:p>8</text:p>
          </table:table-cell>
          <table:table-cell table:formula="of:=INT([.C23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37]+1" office:value-type="float" office:value="227" calcext:value-type="float">
            <text:p>227</text:p>
          </table:table-cell>
          <table:table-cell table:formula="of:=IF([.A238]&lt;[.D$4];1;0)" office:value-type="float" office:value="0" calcext:value-type="float">
            <text:p>0</text:p>
          </table:table-cell>
          <table:table-cell table:formula="of:=MOD([.C237]+[.C$9];64)" office:value-type="float" office:value="12" calcext:value-type="float">
            <text:p>12</text:p>
          </table:table-cell>
          <table:table-cell table:formula="of:=INT([.C23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38]+1" office:value-type="float" office:value="228" calcext:value-type="float">
            <text:p>228</text:p>
          </table:table-cell>
          <table:table-cell table:formula="of:=IF([.A239]&lt;[.D$4];1;0)" office:value-type="float" office:value="0" calcext:value-type="float">
            <text:p>0</text:p>
          </table:table-cell>
          <table:table-cell table:formula="of:=MOD([.C238]+[.C$9];64)" office:value-type="float" office:value="16" calcext:value-type="float">
            <text:p>16</text:p>
          </table:table-cell>
          <table:table-cell table:formula="of:=INT([.C23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39]+1" office:value-type="float" office:value="229" calcext:value-type="float">
            <text:p>229</text:p>
          </table:table-cell>
          <table:table-cell table:formula="of:=IF([.A240]&lt;[.D$4];1;0)" office:value-type="float" office:value="0" calcext:value-type="float">
            <text:p>0</text:p>
          </table:table-cell>
          <table:table-cell table:formula="of:=MOD([.C239]+[.C$9];64)" office:value-type="float" office:value="20" calcext:value-type="float">
            <text:p>20</text:p>
          </table:table-cell>
          <table:table-cell table:formula="of:=INT([.C24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40]+1" office:value-type="float" office:value="230" calcext:value-type="float">
            <text:p>230</text:p>
          </table:table-cell>
          <table:table-cell table:formula="of:=IF([.A241]&lt;[.D$4];1;0)" office:value-type="float" office:value="0" calcext:value-type="float">
            <text:p>0</text:p>
          </table:table-cell>
          <table:table-cell table:formula="of:=MOD([.C240]+[.C$9];64)" office:value-type="float" office:value="24" calcext:value-type="float">
            <text:p>24</text:p>
          </table:table-cell>
          <table:table-cell table:formula="of:=INT([.C24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41]+1" office:value-type="float" office:value="231" calcext:value-type="float">
            <text:p>231</text:p>
          </table:table-cell>
          <table:table-cell table:formula="of:=IF([.A242]&lt;[.D$4];1;0)" office:value-type="float" office:value="0" calcext:value-type="float">
            <text:p>0</text:p>
          </table:table-cell>
          <table:table-cell table:formula="of:=MOD([.C241]+[.C$9];64)" office:value-type="float" office:value="28" calcext:value-type="float">
            <text:p>28</text:p>
          </table:table-cell>
          <table:table-cell table:formula="of:=INT([.C24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42]+1" office:value-type="float" office:value="232" calcext:value-type="float">
            <text:p>232</text:p>
          </table:table-cell>
          <table:table-cell table:formula="of:=IF([.A243]&lt;[.D$4];1;0)" office:value-type="float" office:value="0" calcext:value-type="float">
            <text:p>0</text:p>
          </table:table-cell>
          <table:table-cell table:formula="of:=MOD([.C242]+[.C$9];64)" office:value-type="float" office:value="32" calcext:value-type="float">
            <text:p>32</text:p>
          </table:table-cell>
          <table:table-cell table:formula="of:=INT([.C24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43]+1" office:value-type="float" office:value="233" calcext:value-type="float">
            <text:p>233</text:p>
          </table:table-cell>
          <table:table-cell table:formula="of:=IF([.A244]&lt;[.D$4];1;0)" office:value-type="float" office:value="0" calcext:value-type="float">
            <text:p>0</text:p>
          </table:table-cell>
          <table:table-cell table:formula="of:=MOD([.C243]+[.C$9];64)" office:value-type="float" office:value="36" calcext:value-type="float">
            <text:p>36</text:p>
          </table:table-cell>
          <table:table-cell table:formula="of:=INT([.C24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44]+1" office:value-type="float" office:value="234" calcext:value-type="float">
            <text:p>234</text:p>
          </table:table-cell>
          <table:table-cell table:formula="of:=IF([.A245]&lt;[.D$4];1;0)" office:value-type="float" office:value="0" calcext:value-type="float">
            <text:p>0</text:p>
          </table:table-cell>
          <table:table-cell table:formula="of:=MOD([.C244]+[.C$9];64)" office:value-type="float" office:value="40" calcext:value-type="float">
            <text:p>40</text:p>
          </table:table-cell>
          <table:table-cell table:formula="of:=INT([.C24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45]+1" office:value-type="float" office:value="235" calcext:value-type="float">
            <text:p>235</text:p>
          </table:table-cell>
          <table:table-cell table:formula="of:=IF([.A246]&lt;[.D$4];1;0)" office:value-type="float" office:value="0" calcext:value-type="float">
            <text:p>0</text:p>
          </table:table-cell>
          <table:table-cell table:formula="of:=MOD([.C245]+[.C$9];64)" office:value-type="float" office:value="44" calcext:value-type="float">
            <text:p>44</text:p>
          </table:table-cell>
          <table:table-cell table:formula="of:=INT([.C24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46]+1" office:value-type="float" office:value="236" calcext:value-type="float">
            <text:p>236</text:p>
          </table:table-cell>
          <table:table-cell table:formula="of:=IF([.A247]&lt;[.D$4];1;0)" office:value-type="float" office:value="0" calcext:value-type="float">
            <text:p>0</text:p>
          </table:table-cell>
          <table:table-cell table:formula="of:=MOD([.C246]+[.C$9];64)" office:value-type="float" office:value="48" calcext:value-type="float">
            <text:p>48</text:p>
          </table:table-cell>
          <table:table-cell table:formula="of:=INT([.C24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47]+1" office:value-type="float" office:value="237" calcext:value-type="float">
            <text:p>237</text:p>
          </table:table-cell>
          <table:table-cell table:formula="of:=IF([.A248]&lt;[.D$4];1;0)" office:value-type="float" office:value="0" calcext:value-type="float">
            <text:p>0</text:p>
          </table:table-cell>
          <table:table-cell table:formula="of:=MOD([.C247]+[.C$9];64)" office:value-type="float" office:value="52" calcext:value-type="float">
            <text:p>52</text:p>
          </table:table-cell>
          <table:table-cell table:formula="of:=INT([.C24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48]+1" office:value-type="float" office:value="238" calcext:value-type="float">
            <text:p>238</text:p>
          </table:table-cell>
          <table:table-cell table:formula="of:=IF([.A249]&lt;[.D$4];1;0)" office:value-type="float" office:value="0" calcext:value-type="float">
            <text:p>0</text:p>
          </table:table-cell>
          <table:table-cell table:formula="of:=MOD([.C248]+[.C$9];64)" office:value-type="float" office:value="56" calcext:value-type="float">
            <text:p>56</text:p>
          </table:table-cell>
          <table:table-cell table:formula="of:=INT([.C24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49]+1" office:value-type="float" office:value="239" calcext:value-type="float">
            <text:p>239</text:p>
          </table:table-cell>
          <table:table-cell table:formula="of:=IF([.A250]&lt;[.D$4];1;0)" office:value-type="float" office:value="0" calcext:value-type="float">
            <text:p>0</text:p>
          </table:table-cell>
          <table:table-cell table:formula="of:=MOD([.C249]+[.C$9];64)" office:value-type="float" office:value="60" calcext:value-type="float">
            <text:p>60</text:p>
          </table:table-cell>
          <table:table-cell table:formula="of:=INT([.C25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50]+1" office:value-type="float" office:value="240" calcext:value-type="float">
            <text:p>240</text:p>
          </table:table-cell>
          <table:table-cell table:formula="of:=IF([.A251]&lt;[.D$4];1;0)" office:value-type="float" office:value="0" calcext:value-type="float">
            <text:p>0</text:p>
          </table:table-cell>
          <table:table-cell table:formula="of:=MOD([.C250]+[.C$9];64)" office:value-type="float" office:value="0" calcext:value-type="float">
            <text:p>0</text:p>
          </table:table-cell>
          <table:table-cell table:formula="of:=INT([.C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1]+1" office:value-type="float" office:value="241" calcext:value-type="float">
            <text:p>241</text:p>
          </table:table-cell>
          <table:table-cell table:formula="of:=IF([.A252]&lt;[.D$4];1;0)" office:value-type="float" office:value="0" calcext:value-type="float">
            <text:p>0</text:p>
          </table:table-cell>
          <table:table-cell table:formula="of:=MOD([.C251]+[.C$9];64)" office:value-type="float" office:value="4" calcext:value-type="float">
            <text:p>4</text:p>
          </table:table-cell>
          <table:table-cell table:formula="of:=INT([.C25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52]+1" office:value-type="float" office:value="242" calcext:value-type="float">
            <text:p>242</text:p>
          </table:table-cell>
          <table:table-cell table:formula="of:=IF([.A253]&lt;[.D$4];1;0)" office:value-type="float" office:value="0" calcext:value-type="float">
            <text:p>0</text:p>
          </table:table-cell>
          <table:table-cell table:formula="of:=MOD([.C252]+[.C$9];64)" office:value-type="float" office:value="8" calcext:value-type="float">
            <text:p>8</text:p>
          </table:table-cell>
          <table:table-cell table:formula="of:=INT([.C25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53]+1" office:value-type="float" office:value="243" calcext:value-type="float">
            <text:p>243</text:p>
          </table:table-cell>
          <table:table-cell table:formula="of:=IF([.A254]&lt;[.D$4];1;0)" office:value-type="float" office:value="0" calcext:value-type="float">
            <text:p>0</text:p>
          </table:table-cell>
          <table:table-cell table:formula="of:=MOD([.C253]+[.C$9];64)" office:value-type="float" office:value="12" calcext:value-type="float">
            <text:p>12</text:p>
          </table:table-cell>
          <table:table-cell table:formula="of:=INT([.C25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54]+1" office:value-type="float" office:value="244" calcext:value-type="float">
            <text:p>244</text:p>
          </table:table-cell>
          <table:table-cell table:formula="of:=IF([.A255]&lt;[.D$4];1;0)" office:value-type="float" office:value="0" calcext:value-type="float">
            <text:p>0</text:p>
          </table:table-cell>
          <table:table-cell table:formula="of:=MOD([.C254]+[.C$9];64)" office:value-type="float" office:value="16" calcext:value-type="float">
            <text:p>16</text:p>
          </table:table-cell>
          <table:table-cell table:formula="of:=INT([.C25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55]+1" office:value-type="float" office:value="245" calcext:value-type="float">
            <text:p>245</text:p>
          </table:table-cell>
          <table:table-cell table:formula="of:=IF([.A256]&lt;[.D$4];1;0)" office:value-type="float" office:value="0" calcext:value-type="float">
            <text:p>0</text:p>
          </table:table-cell>
          <table:table-cell table:formula="of:=MOD([.C255]+[.C$9];64)" office:value-type="float" office:value="20" calcext:value-type="float">
            <text:p>20</text:p>
          </table:table-cell>
          <table:table-cell table:formula="of:=INT([.C25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56]+1" office:value-type="float" office:value="246" calcext:value-type="float">
            <text:p>246</text:p>
          </table:table-cell>
          <table:table-cell table:formula="of:=IF([.A257]&lt;[.D$4];1;0)" office:value-type="float" office:value="0" calcext:value-type="float">
            <text:p>0</text:p>
          </table:table-cell>
          <table:table-cell table:formula="of:=MOD([.C256]+[.C$9];64)" office:value-type="float" office:value="24" calcext:value-type="float">
            <text:p>24</text:p>
          </table:table-cell>
          <table:table-cell table:formula="of:=INT([.C25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57]+1" office:value-type="float" office:value="247" calcext:value-type="float">
            <text:p>247</text:p>
          </table:table-cell>
          <table:table-cell table:formula="of:=IF([.A258]&lt;[.D$4];1;0)" office:value-type="float" office:value="0" calcext:value-type="float">
            <text:p>0</text:p>
          </table:table-cell>
          <table:table-cell table:formula="of:=MOD([.C257]+[.C$9];64)" office:value-type="float" office:value="28" calcext:value-type="float">
            <text:p>28</text:p>
          </table:table-cell>
          <table:table-cell table:formula="of:=INT([.C25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58]+1" office:value-type="float" office:value="248" calcext:value-type="float">
            <text:p>248</text:p>
          </table:table-cell>
          <table:table-cell table:formula="of:=IF([.A259]&lt;[.D$4];1;0)" office:value-type="float" office:value="0" calcext:value-type="float">
            <text:p>0</text:p>
          </table:table-cell>
          <table:table-cell table:formula="of:=MOD([.C258]+[.C$9];64)" office:value-type="float" office:value="32" calcext:value-type="float">
            <text:p>32</text:p>
          </table:table-cell>
          <table:table-cell table:formula="of:=INT([.C25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59]+1" office:value-type="float" office:value="249" calcext:value-type="float">
            <text:p>249</text:p>
          </table:table-cell>
          <table:table-cell table:formula="of:=IF([.A260]&lt;[.D$4];1;0)" office:value-type="float" office:value="0" calcext:value-type="float">
            <text:p>0</text:p>
          </table:table-cell>
          <table:table-cell table:formula="of:=MOD([.C259]+[.C$9];64)" office:value-type="float" office:value="36" calcext:value-type="float">
            <text:p>36</text:p>
          </table:table-cell>
          <table:table-cell table:formula="of:=INT([.C26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60]+1" office:value-type="float" office:value="250" calcext:value-type="float">
            <text:p>250</text:p>
          </table:table-cell>
          <table:table-cell table:formula="of:=IF([.A261]&lt;[.D$4];1;0)" office:value-type="float" office:value="0" calcext:value-type="float">
            <text:p>0</text:p>
          </table:table-cell>
          <table:table-cell table:formula="of:=MOD([.C260]+[.C$9];64)" office:value-type="float" office:value="40" calcext:value-type="float">
            <text:p>40</text:p>
          </table:table-cell>
          <table:table-cell table:formula="of:=INT([.C26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61]+1" office:value-type="float" office:value="251" calcext:value-type="float">
            <text:p>251</text:p>
          </table:table-cell>
          <table:table-cell table:formula="of:=IF([.A262]&lt;[.D$4];1;0)" office:value-type="float" office:value="0" calcext:value-type="float">
            <text:p>0</text:p>
          </table:table-cell>
          <table:table-cell table:formula="of:=MOD([.C261]+[.C$9];64)" office:value-type="float" office:value="44" calcext:value-type="float">
            <text:p>44</text:p>
          </table:table-cell>
          <table:table-cell table:formula="of:=INT([.C26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62]+1" office:value-type="float" office:value="252" calcext:value-type="float">
            <text:p>252</text:p>
          </table:table-cell>
          <table:table-cell table:formula="of:=IF([.A263]&lt;[.D$4];1;0)" office:value-type="float" office:value="0" calcext:value-type="float">
            <text:p>0</text:p>
          </table:table-cell>
          <table:table-cell table:formula="of:=MOD([.C262]+[.C$9];64)" office:value-type="float" office:value="48" calcext:value-type="float">
            <text:p>48</text:p>
          </table:table-cell>
          <table:table-cell table:formula="of:=INT([.C26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63]+1" office:value-type="float" office:value="253" calcext:value-type="float">
            <text:p>253</text:p>
          </table:table-cell>
          <table:table-cell table:formula="of:=IF([.A264]&lt;[.D$4];1;0)" office:value-type="float" office:value="0" calcext:value-type="float">
            <text:p>0</text:p>
          </table:table-cell>
          <table:table-cell table:formula="of:=MOD([.C263]+[.C$9];64)" office:value-type="float" office:value="52" calcext:value-type="float">
            <text:p>52</text:p>
          </table:table-cell>
          <table:table-cell table:formula="of:=INT([.C26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64]+1" office:value-type="float" office:value="254" calcext:value-type="float">
            <text:p>254</text:p>
          </table:table-cell>
          <table:table-cell table:formula="of:=IF([.A265]&lt;[.D$4];1;0)" office:value-type="float" office:value="0" calcext:value-type="float">
            <text:p>0</text:p>
          </table:table-cell>
          <table:table-cell table:formula="of:=MOD([.C264]+[.C$9];64)" office:value-type="float" office:value="56" calcext:value-type="float">
            <text:p>56</text:p>
          </table:table-cell>
          <table:table-cell table:formula="of:=INT([.C26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65]+1" office:value-type="float" office:value="255" calcext:value-type="float">
            <text:p>255</text:p>
          </table:table-cell>
          <table:table-cell table:formula="of:=IF([.A266]&lt;[.D$4];1;0)" office:value-type="float" office:value="0" calcext:value-type="float">
            <text:p>0</text:p>
          </table:table-cell>
          <table:table-cell table:formula="of:=MOD([.C265]+[.C$9];64)" office:value-type="float" office:value="60" calcext:value-type="float">
            <text:p>60</text:p>
          </table:table-cell>
          <table:table-cell table:formula="of:=INT([.C26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66]+1" office:value-type="float" office:value="256" calcext:value-type="float">
            <text:p>256</text:p>
          </table:table-cell>
          <table:table-cell table:formula="of:=IF([.A267]&lt;[.D$4];1;0)" office:value-type="float" office:value="0" calcext:value-type="float">
            <text:p>0</text:p>
          </table:table-cell>
          <table:table-cell table:formula="of:=MOD([.C266]+[.C$9];64)" office:value-type="float" office:value="0" calcext:value-type="float">
            <text:p>0</text:p>
          </table:table-cell>
          <table:table-cell table:formula="of:=INT([.C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7]+1" office:value-type="float" office:value="257" calcext:value-type="float">
            <text:p>257</text:p>
          </table:table-cell>
          <table:table-cell table:formula="of:=IF([.A268]&lt;[.D$4];1;0)" office:value-type="float" office:value="0" calcext:value-type="float">
            <text:p>0</text:p>
          </table:table-cell>
          <table:table-cell table:formula="of:=MOD([.C267]+[.C$9];64)" office:value-type="float" office:value="4" calcext:value-type="float">
            <text:p>4</text:p>
          </table:table-cell>
          <table:table-cell table:formula="of:=INT([.C26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68]+1" office:value-type="float" office:value="258" calcext:value-type="float">
            <text:p>258</text:p>
          </table:table-cell>
          <table:table-cell table:formula="of:=IF([.A269]&lt;[.D$4];1;0)" office:value-type="float" office:value="0" calcext:value-type="float">
            <text:p>0</text:p>
          </table:table-cell>
          <table:table-cell table:formula="of:=MOD([.C268]+[.C$9];64)" office:value-type="float" office:value="8" calcext:value-type="float">
            <text:p>8</text:p>
          </table:table-cell>
          <table:table-cell table:formula="of:=INT([.C26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69]+1" office:value-type="float" office:value="259" calcext:value-type="float">
            <text:p>259</text:p>
          </table:table-cell>
          <table:table-cell table:formula="of:=IF([.A270]&lt;[.D$4];1;0)" office:value-type="float" office:value="0" calcext:value-type="float">
            <text:p>0</text:p>
          </table:table-cell>
          <table:table-cell table:formula="of:=MOD([.C269]+[.C$9];64)" office:value-type="float" office:value="12" calcext:value-type="float">
            <text:p>12</text:p>
          </table:table-cell>
          <table:table-cell table:formula="of:=INT([.C27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70]+1" office:value-type="float" office:value="260" calcext:value-type="float">
            <text:p>260</text:p>
          </table:table-cell>
          <table:table-cell table:formula="of:=IF([.A271]&lt;[.D$4];1;0)" office:value-type="float" office:value="0" calcext:value-type="float">
            <text:p>0</text:p>
          </table:table-cell>
          <table:table-cell table:formula="of:=MOD([.C270]+[.C$9];64)" office:value-type="float" office:value="16" calcext:value-type="float">
            <text:p>16</text:p>
          </table:table-cell>
          <table:table-cell table:formula="of:=INT([.C27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71]+1" office:value-type="float" office:value="261" calcext:value-type="float">
            <text:p>261</text:p>
          </table:table-cell>
          <table:table-cell table:formula="of:=IF([.A272]&lt;[.D$4];1;0)" office:value-type="float" office:value="0" calcext:value-type="float">
            <text:p>0</text:p>
          </table:table-cell>
          <table:table-cell table:formula="of:=MOD([.C271]+[.C$9];64)" office:value-type="float" office:value="20" calcext:value-type="float">
            <text:p>20</text:p>
          </table:table-cell>
          <table:table-cell table:formula="of:=INT([.C27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72]+1" office:value-type="float" office:value="262" calcext:value-type="float">
            <text:p>262</text:p>
          </table:table-cell>
          <table:table-cell table:formula="of:=IF([.A273]&lt;[.D$4];1;0)" office:value-type="float" office:value="0" calcext:value-type="float">
            <text:p>0</text:p>
          </table:table-cell>
          <table:table-cell table:formula="of:=MOD([.C272]+[.C$9];64)" office:value-type="float" office:value="24" calcext:value-type="float">
            <text:p>24</text:p>
          </table:table-cell>
          <table:table-cell table:formula="of:=INT([.C27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73]+1" office:value-type="float" office:value="263" calcext:value-type="float">
            <text:p>263</text:p>
          </table:table-cell>
          <table:table-cell table:formula="of:=IF([.A274]&lt;[.D$4];1;0)" office:value-type="float" office:value="0" calcext:value-type="float">
            <text:p>0</text:p>
          </table:table-cell>
          <table:table-cell table:formula="of:=MOD([.C273]+[.C$9];64)" office:value-type="float" office:value="28" calcext:value-type="float">
            <text:p>28</text:p>
          </table:table-cell>
          <table:table-cell table:formula="of:=INT([.C27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74]+1" office:value-type="float" office:value="264" calcext:value-type="float">
            <text:p>264</text:p>
          </table:table-cell>
          <table:table-cell table:formula="of:=IF([.A275]&lt;[.D$4];1;0)" office:value-type="float" office:value="0" calcext:value-type="float">
            <text:p>0</text:p>
          </table:table-cell>
          <table:table-cell table:formula="of:=MOD([.C274]+[.C$9];64)" office:value-type="float" office:value="32" calcext:value-type="float">
            <text:p>32</text:p>
          </table:table-cell>
          <table:table-cell table:formula="of:=INT([.C27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75]+1" office:value-type="float" office:value="265" calcext:value-type="float">
            <text:p>265</text:p>
          </table:table-cell>
          <table:table-cell table:formula="of:=IF([.A276]&lt;[.D$4];1;0)" office:value-type="float" office:value="0" calcext:value-type="float">
            <text:p>0</text:p>
          </table:table-cell>
          <table:table-cell table:formula="of:=MOD([.C275]+[.C$9];64)" office:value-type="float" office:value="36" calcext:value-type="float">
            <text:p>36</text:p>
          </table:table-cell>
          <table:table-cell table:formula="of:=INT([.C27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76]+1" office:value-type="float" office:value="266" calcext:value-type="float">
            <text:p>266</text:p>
          </table:table-cell>
          <table:table-cell table:formula="of:=IF([.A277]&lt;[.D$4];1;0)" office:value-type="float" office:value="0" calcext:value-type="float">
            <text:p>0</text:p>
          </table:table-cell>
          <table:table-cell table:formula="of:=MOD([.C276]+[.C$9];64)" office:value-type="float" office:value="40" calcext:value-type="float">
            <text:p>40</text:p>
          </table:table-cell>
          <table:table-cell table:formula="of:=INT([.C27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77]+1" office:value-type="float" office:value="267" calcext:value-type="float">
            <text:p>267</text:p>
          </table:table-cell>
          <table:table-cell table:formula="of:=IF([.A278]&lt;[.D$4];1;0)" office:value-type="float" office:value="0" calcext:value-type="float">
            <text:p>0</text:p>
          </table:table-cell>
          <table:table-cell table:formula="of:=MOD([.C277]+[.C$9];64)" office:value-type="float" office:value="44" calcext:value-type="float">
            <text:p>44</text:p>
          </table:table-cell>
          <table:table-cell table:formula="of:=INT([.C27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78]+1" office:value-type="float" office:value="268" calcext:value-type="float">
            <text:p>268</text:p>
          </table:table-cell>
          <table:table-cell table:formula="of:=IF([.A279]&lt;[.D$4];1;0)" office:value-type="float" office:value="0" calcext:value-type="float">
            <text:p>0</text:p>
          </table:table-cell>
          <table:table-cell table:formula="of:=MOD([.C278]+[.C$9];64)" office:value-type="float" office:value="48" calcext:value-type="float">
            <text:p>48</text:p>
          </table:table-cell>
          <table:table-cell table:formula="of:=INT([.C27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79]+1" office:value-type="float" office:value="269" calcext:value-type="float">
            <text:p>269</text:p>
          </table:table-cell>
          <table:table-cell table:formula="of:=IF([.A280]&lt;[.D$4];1;0)" office:value-type="float" office:value="0" calcext:value-type="float">
            <text:p>0</text:p>
          </table:table-cell>
          <table:table-cell table:formula="of:=MOD([.C279]+[.C$9];64)" office:value-type="float" office:value="52" calcext:value-type="float">
            <text:p>52</text:p>
          </table:table-cell>
          <table:table-cell table:formula="of:=INT([.C28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80]+1" office:value-type="float" office:value="270" calcext:value-type="float">
            <text:p>270</text:p>
          </table:table-cell>
          <table:table-cell table:formula="of:=IF([.A281]&lt;[.D$4];1;0)" office:value-type="float" office:value="0" calcext:value-type="float">
            <text:p>0</text:p>
          </table:table-cell>
          <table:table-cell table:formula="of:=MOD([.C280]+[.C$9];64)" office:value-type="float" office:value="56" calcext:value-type="float">
            <text:p>56</text:p>
          </table:table-cell>
          <table:table-cell table:formula="of:=INT([.C28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81]+1" office:value-type="float" office:value="271" calcext:value-type="float">
            <text:p>271</text:p>
          </table:table-cell>
          <table:table-cell table:formula="of:=IF([.A282]&lt;[.D$4];1;0)" office:value-type="float" office:value="0" calcext:value-type="float">
            <text:p>0</text:p>
          </table:table-cell>
          <table:table-cell table:formula="of:=MOD([.C281]+[.C$9];64)" office:value-type="float" office:value="60" calcext:value-type="float">
            <text:p>60</text:p>
          </table:table-cell>
          <table:table-cell table:formula="of:=INT([.C28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82]+1" office:value-type="float" office:value="272" calcext:value-type="float">
            <text:p>272</text:p>
          </table:table-cell>
          <table:table-cell table:formula="of:=IF([.A283]&lt;[.D$4];1;0)" office:value-type="float" office:value="0" calcext:value-type="float">
            <text:p>0</text:p>
          </table:table-cell>
          <table:table-cell table:formula="of:=MOD([.C282]+[.C$9];64)" office:value-type="float" office:value="0" calcext:value-type="float">
            <text:p>0</text:p>
          </table:table-cell>
          <table:table-cell table:formula="of:=INT([.C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3]+1" office:value-type="float" office:value="273" calcext:value-type="float">
            <text:p>273</text:p>
          </table:table-cell>
          <table:table-cell table:formula="of:=IF([.A284]&lt;[.D$4];1;0)" office:value-type="float" office:value="0" calcext:value-type="float">
            <text:p>0</text:p>
          </table:table-cell>
          <table:table-cell table:formula="of:=MOD([.C283]+[.C$9];64)" office:value-type="float" office:value="4" calcext:value-type="float">
            <text:p>4</text:p>
          </table:table-cell>
          <table:table-cell table:formula="of:=INT([.C28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4]+1" office:value-type="float" office:value="274" calcext:value-type="float">
            <text:p>274</text:p>
          </table:table-cell>
          <table:table-cell table:formula="of:=IF([.A285]&lt;[.D$4];1;0)" office:value-type="float" office:value="0" calcext:value-type="float">
            <text:p>0</text:p>
          </table:table-cell>
          <table:table-cell table:formula="of:=MOD([.C284]+[.C$9];64)" office:value-type="float" office:value="8" calcext:value-type="float">
            <text:p>8</text:p>
          </table:table-cell>
          <table:table-cell table:formula="of:=INT([.C28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85]+1" office:value-type="float" office:value="275" calcext:value-type="float">
            <text:p>275</text:p>
          </table:table-cell>
          <table:table-cell table:formula="of:=IF([.A286]&lt;[.D$4];1;0)" office:value-type="float" office:value="0" calcext:value-type="float">
            <text:p>0</text:p>
          </table:table-cell>
          <table:table-cell table:formula="of:=MOD([.C285]+[.C$9];64)" office:value-type="float" office:value="12" calcext:value-type="float">
            <text:p>12</text:p>
          </table:table-cell>
          <table:table-cell table:formula="of:=INT([.C28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86]+1" office:value-type="float" office:value="276" calcext:value-type="float">
            <text:p>276</text:p>
          </table:table-cell>
          <table:table-cell table:formula="of:=IF([.A287]&lt;[.D$4];1;0)" office:value-type="float" office:value="0" calcext:value-type="float">
            <text:p>0</text:p>
          </table:table-cell>
          <table:table-cell table:formula="of:=MOD([.C286]+[.C$9];64)" office:value-type="float" office:value="16" calcext:value-type="float">
            <text:p>16</text:p>
          </table:table-cell>
          <table:table-cell table:formula="of:=INT([.C2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87]+1" office:value-type="float" office:value="277" calcext:value-type="float">
            <text:p>277</text:p>
          </table:table-cell>
          <table:table-cell table:formula="of:=IF([.A288]&lt;[.D$4];1;0)" office:value-type="float" office:value="0" calcext:value-type="float">
            <text:p>0</text:p>
          </table:table-cell>
          <table:table-cell table:formula="of:=MOD([.C287]+[.C$9];64)" office:value-type="float" office:value="20" calcext:value-type="float">
            <text:p>20</text:p>
          </table:table-cell>
          <table:table-cell table:formula="of:=INT([.C28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88]+1" office:value-type="float" office:value="278" calcext:value-type="float">
            <text:p>278</text:p>
          </table:table-cell>
          <table:table-cell table:formula="of:=IF([.A289]&lt;[.D$4];1;0)" office:value-type="float" office:value="0" calcext:value-type="float">
            <text:p>0</text:p>
          </table:table-cell>
          <table:table-cell table:formula="of:=MOD([.C288]+[.C$9];64)" office:value-type="float" office:value="24" calcext:value-type="float">
            <text:p>24</text:p>
          </table:table-cell>
          <table:table-cell table:formula="of:=INT([.C28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89]+1" office:value-type="float" office:value="279" calcext:value-type="float">
            <text:p>279</text:p>
          </table:table-cell>
          <table:table-cell table:formula="of:=IF([.A290]&lt;[.D$4];1;0)" office:value-type="float" office:value="0" calcext:value-type="float">
            <text:p>0</text:p>
          </table:table-cell>
          <table:table-cell table:formula="of:=MOD([.C289]+[.C$9];64)" office:value-type="float" office:value="28" calcext:value-type="float">
            <text:p>28</text:p>
          </table:table-cell>
          <table:table-cell table:formula="of:=INT([.C29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90]+1" office:value-type="float" office:value="280" calcext:value-type="float">
            <text:p>280</text:p>
          </table:table-cell>
          <table:table-cell table:formula="of:=IF([.A291]&lt;[.D$4];1;0)" office:value-type="float" office:value="0" calcext:value-type="float">
            <text:p>0</text:p>
          </table:table-cell>
          <table:table-cell table:formula="of:=MOD([.C290]+[.C$9];64)" office:value-type="float" office:value="32" calcext:value-type="float">
            <text:p>32</text:p>
          </table:table-cell>
          <table:table-cell table:formula="of:=INT([.C29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91]+1" office:value-type="float" office:value="281" calcext:value-type="float">
            <text:p>281</text:p>
          </table:table-cell>
          <table:table-cell table:formula="of:=IF([.A292]&lt;[.D$4];1;0)" office:value-type="float" office:value="0" calcext:value-type="float">
            <text:p>0</text:p>
          </table:table-cell>
          <table:table-cell table:formula="of:=MOD([.C291]+[.C$9];64)" office:value-type="float" office:value="36" calcext:value-type="float">
            <text:p>36</text:p>
          </table:table-cell>
          <table:table-cell table:formula="of:=INT([.C2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92]+1" office:value-type="float" office:value="282" calcext:value-type="float">
            <text:p>282</text:p>
          </table:table-cell>
          <table:table-cell table:formula="of:=IF([.A293]&lt;[.D$4];1;0)" office:value-type="float" office:value="0" calcext:value-type="float">
            <text:p>0</text:p>
          </table:table-cell>
          <table:table-cell table:formula="of:=MOD([.C292]+[.C$9];64)" office:value-type="float" office:value="40" calcext:value-type="float">
            <text:p>40</text:p>
          </table:table-cell>
          <table:table-cell table:formula="of:=INT([.C29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93]+1" office:value-type="float" office:value="283" calcext:value-type="float">
            <text:p>283</text:p>
          </table:table-cell>
          <table:table-cell table:formula="of:=IF([.A294]&lt;[.D$4];1;0)" office:value-type="float" office:value="0" calcext:value-type="float">
            <text:p>0</text:p>
          </table:table-cell>
          <table:table-cell table:formula="of:=MOD([.C293]+[.C$9];64)" office:value-type="float" office:value="44" calcext:value-type="float">
            <text:p>44</text:p>
          </table:table-cell>
          <table:table-cell table:formula="of:=INT([.C29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94]+1" office:value-type="float" office:value="284" calcext:value-type="float">
            <text:p>284</text:p>
          </table:table-cell>
          <table:table-cell table:formula="of:=IF([.A295]&lt;[.D$4];1;0)" office:value-type="float" office:value="0" calcext:value-type="float">
            <text:p>0</text:p>
          </table:table-cell>
          <table:table-cell table:formula="of:=MOD([.C294]+[.C$9];64)" office:value-type="float" office:value="48" calcext:value-type="float">
            <text:p>48</text:p>
          </table:table-cell>
          <table:table-cell table:formula="of:=INT([.C29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95]+1" office:value-type="float" office:value="285" calcext:value-type="float">
            <text:p>285</text:p>
          </table:table-cell>
          <table:table-cell table:formula="of:=IF([.A296]&lt;[.D$4];1;0)" office:value-type="float" office:value="0" calcext:value-type="float">
            <text:p>0</text:p>
          </table:table-cell>
          <table:table-cell table:formula="of:=MOD([.C295]+[.C$9];64)" office:value-type="float" office:value="52" calcext:value-type="float">
            <text:p>52</text:p>
          </table:table-cell>
          <table:table-cell table:formula="of:=INT([.C29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96]+1" office:value-type="float" office:value="286" calcext:value-type="float">
            <text:p>286</text:p>
          </table:table-cell>
          <table:table-cell table:formula="of:=IF([.A297]&lt;[.D$4];1;0)" office:value-type="float" office:value="0" calcext:value-type="float">
            <text:p>0</text:p>
          </table:table-cell>
          <table:table-cell table:formula="of:=MOD([.C296]+[.C$9];64)" office:value-type="float" office:value="56" calcext:value-type="float">
            <text:p>56</text:p>
          </table:table-cell>
          <table:table-cell table:formula="of:=INT([.C29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97]+1" office:value-type="float" office:value="287" calcext:value-type="float">
            <text:p>287</text:p>
          </table:table-cell>
          <table:table-cell table:formula="of:=IF([.A298]&lt;[.D$4];1;0)" office:value-type="float" office:value="0" calcext:value-type="float">
            <text:p>0</text:p>
          </table:table-cell>
          <table:table-cell table:formula="of:=MOD([.C297]+[.C$9];64)" office:value-type="float" office:value="60" calcext:value-type="float">
            <text:p>60</text:p>
          </table:table-cell>
          <table:table-cell table:formula="of:=INT([.C29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98]+1" office:value-type="float" office:value="288" calcext:value-type="float">
            <text:p>288</text:p>
          </table:table-cell>
          <table:table-cell table:formula="of:=IF([.A299]&lt;[.D$4];1;0)" office:value-type="float" office:value="0" calcext:value-type="float">
            <text:p>0</text:p>
          </table:table-cell>
          <table:table-cell table:formula="of:=MOD([.C298]+[.C$9];64)" office:value-type="float" office:value="0" calcext:value-type="float">
            <text:p>0</text:p>
          </table:table-cell>
          <table:table-cell table:formula="of:=INT([.C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9]+1" office:value-type="float" office:value="289" calcext:value-type="float">
            <text:p>289</text:p>
          </table:table-cell>
          <table:table-cell table:formula="of:=IF([.A300]&lt;[.D$4];1;0)" office:value-type="float" office:value="0" calcext:value-type="float">
            <text:p>0</text:p>
          </table:table-cell>
          <table:table-cell table:formula="of:=MOD([.C299]+[.C$9];64)" office:value-type="float" office:value="4" calcext:value-type="float">
            <text:p>4</text:p>
          </table:table-cell>
          <table:table-cell table:formula="of:=INT([.C30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00]+1" office:value-type="float" office:value="290" calcext:value-type="float">
            <text:p>290</text:p>
          </table:table-cell>
          <table:table-cell table:formula="of:=IF([.A301]&lt;[.D$4];1;0)" office:value-type="float" office:value="0" calcext:value-type="float">
            <text:p>0</text:p>
          </table:table-cell>
          <table:table-cell table:formula="of:=MOD([.C300]+[.C$9];64)" office:value-type="float" office:value="8" calcext:value-type="float">
            <text:p>8</text:p>
          </table:table-cell>
          <table:table-cell table:formula="of:=INT([.C30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01]+1" office:value-type="float" office:value="291" calcext:value-type="float">
            <text:p>291</text:p>
          </table:table-cell>
          <table:table-cell table:formula="of:=IF([.A302]&lt;[.D$4];1;0)" office:value-type="float" office:value="0" calcext:value-type="float">
            <text:p>0</text:p>
          </table:table-cell>
          <table:table-cell table:formula="of:=MOD([.C301]+[.C$9];64)" office:value-type="float" office:value="12" calcext:value-type="float">
            <text:p>12</text:p>
          </table:table-cell>
          <table:table-cell table:formula="of:=INT([.C30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02]+1" office:value-type="float" office:value="292" calcext:value-type="float">
            <text:p>292</text:p>
          </table:table-cell>
          <table:table-cell table:formula="of:=IF([.A303]&lt;[.D$4];1;0)" office:value-type="float" office:value="0" calcext:value-type="float">
            <text:p>0</text:p>
          </table:table-cell>
          <table:table-cell table:formula="of:=MOD([.C302]+[.C$9];64)" office:value-type="float" office:value="16" calcext:value-type="float">
            <text:p>16</text:p>
          </table:table-cell>
          <table:table-cell table:formula="of:=INT([.C30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03]+1" office:value-type="float" office:value="293" calcext:value-type="float">
            <text:p>293</text:p>
          </table:table-cell>
          <table:table-cell table:formula="of:=IF([.A304]&lt;[.D$4];1;0)" office:value-type="float" office:value="0" calcext:value-type="float">
            <text:p>0</text:p>
          </table:table-cell>
          <table:table-cell table:formula="of:=MOD([.C303]+[.C$9];64)" office:value-type="float" office:value="20" calcext:value-type="float">
            <text:p>20</text:p>
          </table:table-cell>
          <table:table-cell table:formula="of:=INT([.C30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04]+1" office:value-type="float" office:value="294" calcext:value-type="float">
            <text:p>294</text:p>
          </table:table-cell>
          <table:table-cell table:formula="of:=IF([.A305]&lt;[.D$4];1;0)" office:value-type="float" office:value="0" calcext:value-type="float">
            <text:p>0</text:p>
          </table:table-cell>
          <table:table-cell table:formula="of:=MOD([.C304]+[.C$9];64)" office:value-type="float" office:value="24" calcext:value-type="float">
            <text:p>24</text:p>
          </table:table-cell>
          <table:table-cell table:formula="of:=INT([.C30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05]+1" office:value-type="float" office:value="295" calcext:value-type="float">
            <text:p>295</text:p>
          </table:table-cell>
          <table:table-cell table:formula="of:=IF([.A306]&lt;[.D$4];1;0)" office:value-type="float" office:value="0" calcext:value-type="float">
            <text:p>0</text:p>
          </table:table-cell>
          <table:table-cell table:formula="of:=MOD([.C305]+[.C$9];64)" office:value-type="float" office:value="28" calcext:value-type="float">
            <text:p>28</text:p>
          </table:table-cell>
          <table:table-cell table:formula="of:=INT([.C30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06]+1" office:value-type="float" office:value="296" calcext:value-type="float">
            <text:p>296</text:p>
          </table:table-cell>
          <table:table-cell table:formula="of:=IF([.A307]&lt;[.D$4];1;0)" office:value-type="float" office:value="0" calcext:value-type="float">
            <text:p>0</text:p>
          </table:table-cell>
          <table:table-cell table:formula="of:=MOD([.C306]+[.C$9];64)" office:value-type="float" office:value="32" calcext:value-type="float">
            <text:p>32</text:p>
          </table:table-cell>
          <table:table-cell table:formula="of:=INT([.C30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07]+1" office:value-type="float" office:value="297" calcext:value-type="float">
            <text:p>297</text:p>
          </table:table-cell>
          <table:table-cell table:formula="of:=IF([.A308]&lt;[.D$4];1;0)" office:value-type="float" office:value="0" calcext:value-type="float">
            <text:p>0</text:p>
          </table:table-cell>
          <table:table-cell table:formula="of:=MOD([.C307]+[.C$9];64)" office:value-type="float" office:value="36" calcext:value-type="float">
            <text:p>36</text:p>
          </table:table-cell>
          <table:table-cell table:formula="of:=INT([.C30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08]+1" office:value-type="float" office:value="298" calcext:value-type="float">
            <text:p>298</text:p>
          </table:table-cell>
          <table:table-cell table:formula="of:=IF([.A309]&lt;[.D$4];1;0)" office:value-type="float" office:value="0" calcext:value-type="float">
            <text:p>0</text:p>
          </table:table-cell>
          <table:table-cell table:formula="of:=MOD([.C308]+[.C$9];64)" office:value-type="float" office:value="40" calcext:value-type="float">
            <text:p>40</text:p>
          </table:table-cell>
          <table:table-cell table:formula="of:=INT([.C30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09]+1" office:value-type="float" office:value="299" calcext:value-type="float">
            <text:p>299</text:p>
          </table:table-cell>
          <table:table-cell table:formula="of:=IF([.A310]&lt;[.D$4];1;0)" office:value-type="float" office:value="0" calcext:value-type="float">
            <text:p>0</text:p>
          </table:table-cell>
          <table:table-cell table:formula="of:=MOD([.C309]+[.C$9];64)" office:value-type="float" office:value="44" calcext:value-type="float">
            <text:p>44</text:p>
          </table:table-cell>
          <table:table-cell table:formula="of:=INT([.C31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10]+1" office:value-type="float" office:value="300" calcext:value-type="float">
            <text:p>300</text:p>
          </table:table-cell>
          <table:table-cell table:formula="of:=IF([.A311]&lt;[.D$4];1;0)" office:value-type="float" office:value="0" calcext:value-type="float">
            <text:p>0</text:p>
          </table:table-cell>
          <table:table-cell table:formula="of:=MOD([.C310]+[.C$9];64)" office:value-type="float" office:value="48" calcext:value-type="float">
            <text:p>48</text:p>
          </table:table-cell>
          <table:table-cell table:formula="of:=INT([.C31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11]+1" office:value-type="float" office:value="301" calcext:value-type="float">
            <text:p>301</text:p>
          </table:table-cell>
          <table:table-cell table:formula="of:=IF([.A312]&lt;[.D$4];1;0)" office:value-type="float" office:value="0" calcext:value-type="float">
            <text:p>0</text:p>
          </table:table-cell>
          <table:table-cell table:formula="of:=MOD([.C311]+[.C$9];64)" office:value-type="float" office:value="52" calcext:value-type="float">
            <text:p>52</text:p>
          </table:table-cell>
          <table:table-cell table:formula="of:=INT([.C31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12]+1" office:value-type="float" office:value="302" calcext:value-type="float">
            <text:p>302</text:p>
          </table:table-cell>
          <table:table-cell table:formula="of:=IF([.A313]&lt;[.D$4];1;0)" office:value-type="float" office:value="0" calcext:value-type="float">
            <text:p>0</text:p>
          </table:table-cell>
          <table:table-cell table:formula="of:=MOD([.C312]+[.C$9];64)" office:value-type="float" office:value="56" calcext:value-type="float">
            <text:p>56</text:p>
          </table:table-cell>
          <table:table-cell table:formula="of:=INT([.C31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13]+1" office:value-type="float" office:value="303" calcext:value-type="float">
            <text:p>303</text:p>
          </table:table-cell>
          <table:table-cell table:formula="of:=IF([.A314]&lt;[.D$4];1;0)" office:value-type="float" office:value="0" calcext:value-type="float">
            <text:p>0</text:p>
          </table:table-cell>
          <table:table-cell table:formula="of:=MOD([.C313]+[.C$9];64)" office:value-type="float" office:value="60" calcext:value-type="float">
            <text:p>60</text:p>
          </table:table-cell>
          <table:table-cell table:formula="of:=INT([.C31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14]+1" office:value-type="float" office:value="304" calcext:value-type="float">
            <text:p>304</text:p>
          </table:table-cell>
          <table:table-cell table:formula="of:=IF([.A315]&lt;[.D$4];1;0)" office:value-type="float" office:value="0" calcext:value-type="float">
            <text:p>0</text:p>
          </table:table-cell>
          <table:table-cell table:formula="of:=MOD([.C314]+[.C$9];64)" office:value-type="float" office:value="0" calcext:value-type="float">
            <text:p>0</text:p>
          </table:table-cell>
          <table:table-cell table:formula="of:=INT([.C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5]+1" office:value-type="float" office:value="305" calcext:value-type="float">
            <text:p>305</text:p>
          </table:table-cell>
          <table:table-cell table:formula="of:=IF([.A316]&lt;[.D$4];1;0)" office:value-type="float" office:value="0" calcext:value-type="float">
            <text:p>0</text:p>
          </table:table-cell>
          <table:table-cell table:formula="of:=MOD([.C315]+[.C$9];64)" office:value-type="float" office:value="4" calcext:value-type="float">
            <text:p>4</text:p>
          </table:table-cell>
          <table:table-cell table:formula="of:=INT([.C31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16]+1" office:value-type="float" office:value="306" calcext:value-type="float">
            <text:p>306</text:p>
          </table:table-cell>
          <table:table-cell table:formula="of:=IF([.A317]&lt;[.D$4];1;0)" office:value-type="float" office:value="0" calcext:value-type="float">
            <text:p>0</text:p>
          </table:table-cell>
          <table:table-cell table:formula="of:=MOD([.C316]+[.C$9];64)" office:value-type="float" office:value="8" calcext:value-type="float">
            <text:p>8</text:p>
          </table:table-cell>
          <table:table-cell table:formula="of:=INT([.C31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17]+1" office:value-type="float" office:value="307" calcext:value-type="float">
            <text:p>307</text:p>
          </table:table-cell>
          <table:table-cell table:formula="of:=IF([.A318]&lt;[.D$4];1;0)" office:value-type="float" office:value="0" calcext:value-type="float">
            <text:p>0</text:p>
          </table:table-cell>
          <table:table-cell table:formula="of:=MOD([.C317]+[.C$9];64)" office:value-type="float" office:value="12" calcext:value-type="float">
            <text:p>12</text:p>
          </table:table-cell>
          <table:table-cell table:formula="of:=INT([.C31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18]+1" office:value-type="float" office:value="308" calcext:value-type="float">
            <text:p>308</text:p>
          </table:table-cell>
          <table:table-cell table:formula="of:=IF([.A319]&lt;[.D$4];1;0)" office:value-type="float" office:value="0" calcext:value-type="float">
            <text:p>0</text:p>
          </table:table-cell>
          <table:table-cell table:formula="of:=MOD([.C318]+[.C$9];64)" office:value-type="float" office:value="16" calcext:value-type="float">
            <text:p>16</text:p>
          </table:table-cell>
          <table:table-cell table:formula="of:=INT([.C31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19]+1" office:value-type="float" office:value="309" calcext:value-type="float">
            <text:p>309</text:p>
          </table:table-cell>
          <table:table-cell table:formula="of:=IF([.A320]&lt;[.D$4];1;0)" office:value-type="float" office:value="0" calcext:value-type="float">
            <text:p>0</text:p>
          </table:table-cell>
          <table:table-cell table:formula="of:=MOD([.C319]+[.C$9];64)" office:value-type="float" office:value="20" calcext:value-type="float">
            <text:p>20</text:p>
          </table:table-cell>
          <table:table-cell table:formula="of:=INT([.C32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20]+1" office:value-type="float" office:value="310" calcext:value-type="float">
            <text:p>310</text:p>
          </table:table-cell>
          <table:table-cell table:formula="of:=IF([.A321]&lt;[.D$4];1;0)" office:value-type="float" office:value="0" calcext:value-type="float">
            <text:p>0</text:p>
          </table:table-cell>
          <table:table-cell table:formula="of:=MOD([.C320]+[.C$9];64)" office:value-type="float" office:value="24" calcext:value-type="float">
            <text:p>24</text:p>
          </table:table-cell>
          <table:table-cell table:formula="of:=INT([.C32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21]+1" office:value-type="float" office:value="311" calcext:value-type="float">
            <text:p>311</text:p>
          </table:table-cell>
          <table:table-cell table:formula="of:=IF([.A322]&lt;[.D$4];1;0)" office:value-type="float" office:value="0" calcext:value-type="float">
            <text:p>0</text:p>
          </table:table-cell>
          <table:table-cell table:formula="of:=MOD([.C321]+[.C$9];64)" office:value-type="float" office:value="28" calcext:value-type="float">
            <text:p>28</text:p>
          </table:table-cell>
          <table:table-cell table:formula="of:=INT([.C32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22]+1" office:value-type="float" office:value="312" calcext:value-type="float">
            <text:p>312</text:p>
          </table:table-cell>
          <table:table-cell table:formula="of:=IF([.A323]&lt;[.D$4];1;0)" office:value-type="float" office:value="0" calcext:value-type="float">
            <text:p>0</text:p>
          </table:table-cell>
          <table:table-cell table:formula="of:=MOD([.C322]+[.C$9];64)" office:value-type="float" office:value="32" calcext:value-type="float">
            <text:p>32</text:p>
          </table:table-cell>
          <table:table-cell table:formula="of:=INT([.C32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23]+1" office:value-type="float" office:value="313" calcext:value-type="float">
            <text:p>313</text:p>
          </table:table-cell>
          <table:table-cell table:formula="of:=IF([.A324]&lt;[.D$4];1;0)" office:value-type="float" office:value="0" calcext:value-type="float">
            <text:p>0</text:p>
          </table:table-cell>
          <table:table-cell table:formula="of:=MOD([.C323]+[.C$9];64)" office:value-type="float" office:value="36" calcext:value-type="float">
            <text:p>36</text:p>
          </table:table-cell>
          <table:table-cell table:formula="of:=INT([.C32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24]+1" office:value-type="float" office:value="314" calcext:value-type="float">
            <text:p>314</text:p>
          </table:table-cell>
          <table:table-cell table:formula="of:=IF([.A325]&lt;[.D$4];1;0)" office:value-type="float" office:value="0" calcext:value-type="float">
            <text:p>0</text:p>
          </table:table-cell>
          <table:table-cell table:formula="of:=MOD([.C324]+[.C$9];64)" office:value-type="float" office:value="40" calcext:value-type="float">
            <text:p>40</text:p>
          </table:table-cell>
          <table:table-cell table:formula="of:=INT([.C32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25]+1" office:value-type="float" office:value="315" calcext:value-type="float">
            <text:p>315</text:p>
          </table:table-cell>
          <table:table-cell table:formula="of:=IF([.A326]&lt;[.D$4];1;0)" office:value-type="float" office:value="0" calcext:value-type="float">
            <text:p>0</text:p>
          </table:table-cell>
          <table:table-cell table:formula="of:=MOD([.C325]+[.C$9];64)" office:value-type="float" office:value="44" calcext:value-type="float">
            <text:p>44</text:p>
          </table:table-cell>
          <table:table-cell table:formula="of:=INT([.C32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26]+1" office:value-type="float" office:value="316" calcext:value-type="float">
            <text:p>316</text:p>
          </table:table-cell>
          <table:table-cell table:formula="of:=IF([.A327]&lt;[.D$4];1;0)" office:value-type="float" office:value="0" calcext:value-type="float">
            <text:p>0</text:p>
          </table:table-cell>
          <table:table-cell table:formula="of:=MOD([.C326]+[.C$9];64)" office:value-type="float" office:value="48" calcext:value-type="float">
            <text:p>48</text:p>
          </table:table-cell>
          <table:table-cell table:formula="of:=INT([.C32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27]+1" office:value-type="float" office:value="317" calcext:value-type="float">
            <text:p>317</text:p>
          </table:table-cell>
          <table:table-cell table:formula="of:=IF([.A328]&lt;[.D$4];1;0)" office:value-type="float" office:value="0" calcext:value-type="float">
            <text:p>0</text:p>
          </table:table-cell>
          <table:table-cell table:formula="of:=MOD([.C327]+[.C$9];64)" office:value-type="float" office:value="52" calcext:value-type="float">
            <text:p>52</text:p>
          </table:table-cell>
          <table:table-cell table:formula="of:=INT([.C32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28]+1" office:value-type="float" office:value="318" calcext:value-type="float">
            <text:p>318</text:p>
          </table:table-cell>
          <table:table-cell table:formula="of:=IF([.A329]&lt;[.D$4];1;0)" office:value-type="float" office:value="0" calcext:value-type="float">
            <text:p>0</text:p>
          </table:table-cell>
          <table:table-cell table:formula="of:=MOD([.C328]+[.C$9];64)" office:value-type="float" office:value="56" calcext:value-type="float">
            <text:p>56</text:p>
          </table:table-cell>
          <table:table-cell table:formula="of:=INT([.C32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29]+1" office:value-type="float" office:value="319" calcext:value-type="float">
            <text:p>319</text:p>
          </table:table-cell>
          <table:table-cell table:formula="of:=IF([.A330]&lt;[.D$4];1;0)" office:value-type="float" office:value="0" calcext:value-type="float">
            <text:p>0</text:p>
          </table:table-cell>
          <table:table-cell table:formula="of:=MOD([.C329]+[.C$9];64)" office:value-type="float" office:value="60" calcext:value-type="float">
            <text:p>60</text:p>
          </table:table-cell>
          <table:table-cell table:formula="of:=INT([.C33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30]+1" office:value-type="float" office:value="320" calcext:value-type="float">
            <text:p>320</text:p>
          </table:table-cell>
          <table:table-cell table:formula="of:=IF([.A331]&lt;[.D$4];1;0)" office:value-type="float" office:value="0" calcext:value-type="float">
            <text:p>0</text:p>
          </table:table-cell>
          <table:table-cell table:formula="of:=MOD([.C330]+[.C$9];64)" office:value-type="float" office:value="0" calcext:value-type="float">
            <text:p>0</text:p>
          </table:table-cell>
          <table:table-cell table:formula="of:=INT([.C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1]+1" office:value-type="float" office:value="321" calcext:value-type="float">
            <text:p>321</text:p>
          </table:table-cell>
          <table:table-cell table:formula="of:=IF([.A332]&lt;[.D$4];1;0)" office:value-type="float" office:value="0" calcext:value-type="float">
            <text:p>0</text:p>
          </table:table-cell>
          <table:table-cell table:formula="of:=MOD([.C331]+[.C$9];64)" office:value-type="float" office:value="4" calcext:value-type="float">
            <text:p>4</text:p>
          </table:table-cell>
          <table:table-cell table:formula="of:=INT([.C33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32]+1" office:value-type="float" office:value="322" calcext:value-type="float">
            <text:p>322</text:p>
          </table:table-cell>
          <table:table-cell table:formula="of:=IF([.A333]&lt;[.D$4];1;0)" office:value-type="float" office:value="0" calcext:value-type="float">
            <text:p>0</text:p>
          </table:table-cell>
          <table:table-cell table:formula="of:=MOD([.C332]+[.C$9];64)" office:value-type="float" office:value="8" calcext:value-type="float">
            <text:p>8</text:p>
          </table:table-cell>
          <table:table-cell table:formula="of:=INT([.C33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33]+1" office:value-type="float" office:value="323" calcext:value-type="float">
            <text:p>323</text:p>
          </table:table-cell>
          <table:table-cell table:formula="of:=IF([.A334]&lt;[.D$4];1;0)" office:value-type="float" office:value="0" calcext:value-type="float">
            <text:p>0</text:p>
          </table:table-cell>
          <table:table-cell table:formula="of:=MOD([.C333]+[.C$9];64)" office:value-type="float" office:value="12" calcext:value-type="float">
            <text:p>12</text:p>
          </table:table-cell>
          <table:table-cell table:formula="of:=INT([.C33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34]+1" office:value-type="float" office:value="324" calcext:value-type="float">
            <text:p>324</text:p>
          </table:table-cell>
          <table:table-cell table:formula="of:=IF([.A335]&lt;[.D$4];1;0)" office:value-type="float" office:value="0" calcext:value-type="float">
            <text:p>0</text:p>
          </table:table-cell>
          <table:table-cell table:formula="of:=MOD([.C334]+[.C$9];64)" office:value-type="float" office:value="16" calcext:value-type="float">
            <text:p>16</text:p>
          </table:table-cell>
          <table:table-cell table:formula="of:=INT([.C33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35]+1" office:value-type="float" office:value="325" calcext:value-type="float">
            <text:p>325</text:p>
          </table:table-cell>
          <table:table-cell table:formula="of:=IF([.A336]&lt;[.D$4];1;0)" office:value-type="float" office:value="0" calcext:value-type="float">
            <text:p>0</text:p>
          </table:table-cell>
          <table:table-cell table:formula="of:=MOD([.C335]+[.C$9];64)" office:value-type="float" office:value="20" calcext:value-type="float">
            <text:p>20</text:p>
          </table:table-cell>
          <table:table-cell table:formula="of:=INT([.C33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36]+1" office:value-type="float" office:value="326" calcext:value-type="float">
            <text:p>326</text:p>
          </table:table-cell>
          <table:table-cell table:formula="of:=IF([.A337]&lt;[.D$4];1;0)" office:value-type="float" office:value="0" calcext:value-type="float">
            <text:p>0</text:p>
          </table:table-cell>
          <table:table-cell table:formula="of:=MOD([.C336]+[.C$9];64)" office:value-type="float" office:value="24" calcext:value-type="float">
            <text:p>24</text:p>
          </table:table-cell>
          <table:table-cell table:formula="of:=INT([.C33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37]+1" office:value-type="float" office:value="327" calcext:value-type="float">
            <text:p>327</text:p>
          </table:table-cell>
          <table:table-cell table:formula="of:=IF([.A338]&lt;[.D$4];1;0)" office:value-type="float" office:value="0" calcext:value-type="float">
            <text:p>0</text:p>
          </table:table-cell>
          <table:table-cell table:formula="of:=MOD([.C337]+[.C$9];64)" office:value-type="float" office:value="28" calcext:value-type="float">
            <text:p>28</text:p>
          </table:table-cell>
          <table:table-cell table:formula="of:=INT([.C33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38]+1" office:value-type="float" office:value="328" calcext:value-type="float">
            <text:p>328</text:p>
          </table:table-cell>
          <table:table-cell table:formula="of:=IF([.A339]&lt;[.D$4];1;0)" office:value-type="float" office:value="0" calcext:value-type="float">
            <text:p>0</text:p>
          </table:table-cell>
          <table:table-cell table:formula="of:=MOD([.C338]+[.C$9];64)" office:value-type="float" office:value="32" calcext:value-type="float">
            <text:p>32</text:p>
          </table:table-cell>
          <table:table-cell table:formula="of:=INT([.C33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39]+1" office:value-type="float" office:value="329" calcext:value-type="float">
            <text:p>329</text:p>
          </table:table-cell>
          <table:table-cell table:formula="of:=IF([.A340]&lt;[.D$4];1;0)" office:value-type="float" office:value="0" calcext:value-type="float">
            <text:p>0</text:p>
          </table:table-cell>
          <table:table-cell table:formula="of:=MOD([.C339]+[.C$9];64)" office:value-type="float" office:value="36" calcext:value-type="float">
            <text:p>36</text:p>
          </table:table-cell>
          <table:table-cell table:formula="of:=INT([.C34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40]+1" office:value-type="float" office:value="330" calcext:value-type="float">
            <text:p>330</text:p>
          </table:table-cell>
          <table:table-cell table:formula="of:=IF([.A341]&lt;[.D$4];1;0)" office:value-type="float" office:value="0" calcext:value-type="float">
            <text:p>0</text:p>
          </table:table-cell>
          <table:table-cell table:formula="of:=MOD([.C340]+[.C$9];64)" office:value-type="float" office:value="40" calcext:value-type="float">
            <text:p>40</text:p>
          </table:table-cell>
          <table:table-cell table:formula="of:=INT([.C34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41]+1" office:value-type="float" office:value="331" calcext:value-type="float">
            <text:p>331</text:p>
          </table:table-cell>
          <table:table-cell table:formula="of:=IF([.A342]&lt;[.D$4];1;0)" office:value-type="float" office:value="0" calcext:value-type="float">
            <text:p>0</text:p>
          </table:table-cell>
          <table:table-cell table:formula="of:=MOD([.C341]+[.C$9];64)" office:value-type="float" office:value="44" calcext:value-type="float">
            <text:p>44</text:p>
          </table:table-cell>
          <table:table-cell table:formula="of:=INT([.C34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42]+1" office:value-type="float" office:value="332" calcext:value-type="float">
            <text:p>332</text:p>
          </table:table-cell>
          <table:table-cell table:formula="of:=IF([.A343]&lt;[.D$4];1;0)" office:value-type="float" office:value="0" calcext:value-type="float">
            <text:p>0</text:p>
          </table:table-cell>
          <table:table-cell table:formula="of:=MOD([.C342]+[.C$9];64)" office:value-type="float" office:value="48" calcext:value-type="float">
            <text:p>48</text:p>
          </table:table-cell>
          <table:table-cell table:formula="of:=INT([.C34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43]+1" office:value-type="float" office:value="333" calcext:value-type="float">
            <text:p>333</text:p>
          </table:table-cell>
          <table:table-cell table:formula="of:=IF([.A344]&lt;[.D$4];1;0)" office:value-type="float" office:value="0" calcext:value-type="float">
            <text:p>0</text:p>
          </table:table-cell>
          <table:table-cell table:formula="of:=MOD([.C343]+[.C$9];64)" office:value-type="float" office:value="52" calcext:value-type="float">
            <text:p>52</text:p>
          </table:table-cell>
          <table:table-cell table:formula="of:=INT([.C34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44]+1" office:value-type="float" office:value="334" calcext:value-type="float">
            <text:p>334</text:p>
          </table:table-cell>
          <table:table-cell table:formula="of:=IF([.A345]&lt;[.D$4];1;0)" office:value-type="float" office:value="0" calcext:value-type="float">
            <text:p>0</text:p>
          </table:table-cell>
          <table:table-cell table:formula="of:=MOD([.C344]+[.C$9];64)" office:value-type="float" office:value="56" calcext:value-type="float">
            <text:p>56</text:p>
          </table:table-cell>
          <table:table-cell table:formula="of:=INT([.C34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45]+1" office:value-type="float" office:value="335" calcext:value-type="float">
            <text:p>335</text:p>
          </table:table-cell>
          <table:table-cell table:formula="of:=IF([.A346]&lt;[.D$4];1;0)" office:value-type="float" office:value="0" calcext:value-type="float">
            <text:p>0</text:p>
          </table:table-cell>
          <table:table-cell table:formula="of:=MOD([.C345]+[.C$9];64)" office:value-type="float" office:value="60" calcext:value-type="float">
            <text:p>60</text:p>
          </table:table-cell>
          <table:table-cell table:formula="of:=INT([.C34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46]+1" office:value-type="float" office:value="336" calcext:value-type="float">
            <text:p>336</text:p>
          </table:table-cell>
          <table:table-cell table:formula="of:=IF([.A347]&lt;[.D$4];1;0)" office:value-type="float" office:value="0" calcext:value-type="float">
            <text:p>0</text:p>
          </table:table-cell>
          <table:table-cell table:formula="of:=MOD([.C346]+[.C$9];64)" office:value-type="float" office:value="0" calcext:value-type="float">
            <text:p>0</text:p>
          </table:table-cell>
          <table:table-cell table:formula="of:=INT([.C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7]+1" office:value-type="float" office:value="337" calcext:value-type="float">
            <text:p>337</text:p>
          </table:table-cell>
          <table:table-cell table:formula="of:=IF([.A348]&lt;[.D$4];1;0)" office:value-type="float" office:value="0" calcext:value-type="float">
            <text:p>0</text:p>
          </table:table-cell>
          <table:table-cell table:formula="of:=MOD([.C347]+[.C$9];64)" office:value-type="float" office:value="4" calcext:value-type="float">
            <text:p>4</text:p>
          </table:table-cell>
          <table:table-cell table:formula="of:=INT([.C3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48]+1" office:value-type="float" office:value="338" calcext:value-type="float">
            <text:p>338</text:p>
          </table:table-cell>
          <table:table-cell table:formula="of:=IF([.A349]&lt;[.D$4];1;0)" office:value-type="float" office:value="0" calcext:value-type="float">
            <text:p>0</text:p>
          </table:table-cell>
          <table:table-cell table:formula="of:=MOD([.C348]+[.C$9];64)" office:value-type="float" office:value="8" calcext:value-type="float">
            <text:p>8</text:p>
          </table:table-cell>
          <table:table-cell table:formula="of:=INT([.C34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49]+1" office:value-type="float" office:value="339" calcext:value-type="float">
            <text:p>339</text:p>
          </table:table-cell>
          <table:table-cell table:formula="of:=IF([.A350]&lt;[.D$4];1;0)" office:value-type="float" office:value="0" calcext:value-type="float">
            <text:p>0</text:p>
          </table:table-cell>
          <table:table-cell table:formula="of:=MOD([.C349]+[.C$9];64)" office:value-type="float" office:value="12" calcext:value-type="float">
            <text:p>12</text:p>
          </table:table-cell>
          <table:table-cell table:formula="of:=INT([.C35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50]+1" office:value-type="float" office:value="340" calcext:value-type="float">
            <text:p>340</text:p>
          </table:table-cell>
          <table:table-cell table:formula="of:=IF([.A351]&lt;[.D$4];1;0)" office:value-type="float" office:value="0" calcext:value-type="float">
            <text:p>0</text:p>
          </table:table-cell>
          <table:table-cell table:formula="of:=MOD([.C350]+[.C$9];64)" office:value-type="float" office:value="16" calcext:value-type="float">
            <text:p>16</text:p>
          </table:table-cell>
          <table:table-cell table:formula="of:=INT([.C35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51]+1" office:value-type="float" office:value="341" calcext:value-type="float">
            <text:p>341</text:p>
          </table:table-cell>
          <table:table-cell table:formula="of:=IF([.A352]&lt;[.D$4];1;0)" office:value-type="float" office:value="0" calcext:value-type="float">
            <text:p>0</text:p>
          </table:table-cell>
          <table:table-cell table:formula="of:=MOD([.C351]+[.C$9];64)" office:value-type="float" office:value="20" calcext:value-type="float">
            <text:p>20</text:p>
          </table:table-cell>
          <table:table-cell table:formula="of:=INT([.C35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52]+1" office:value-type="float" office:value="342" calcext:value-type="float">
            <text:p>342</text:p>
          </table:table-cell>
          <table:table-cell table:formula="of:=IF([.A353]&lt;[.D$4];1;0)" office:value-type="float" office:value="0" calcext:value-type="float">
            <text:p>0</text:p>
          </table:table-cell>
          <table:table-cell table:formula="of:=MOD([.C352]+[.C$9];64)" office:value-type="float" office:value="24" calcext:value-type="float">
            <text:p>24</text:p>
          </table:table-cell>
          <table:table-cell table:formula="of:=INT([.C35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53]+1" office:value-type="float" office:value="343" calcext:value-type="float">
            <text:p>343</text:p>
          </table:table-cell>
          <table:table-cell table:formula="of:=IF([.A354]&lt;[.D$4];1;0)" office:value-type="float" office:value="0" calcext:value-type="float">
            <text:p>0</text:p>
          </table:table-cell>
          <table:table-cell table:formula="of:=MOD([.C353]+[.C$9];64)" office:value-type="float" office:value="28" calcext:value-type="float">
            <text:p>28</text:p>
          </table:table-cell>
          <table:table-cell table:formula="of:=INT([.C35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54]+1" office:value-type="float" office:value="344" calcext:value-type="float">
            <text:p>344</text:p>
          </table:table-cell>
          <table:table-cell table:formula="of:=IF([.A355]&lt;[.D$4];1;0)" office:value-type="float" office:value="0" calcext:value-type="float">
            <text:p>0</text:p>
          </table:table-cell>
          <table:table-cell table:formula="of:=MOD([.C354]+[.C$9];64)" office:value-type="float" office:value="32" calcext:value-type="float">
            <text:p>32</text:p>
          </table:table-cell>
          <table:table-cell table:formula="of:=INT([.C35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55]+1" office:value-type="float" office:value="345" calcext:value-type="float">
            <text:p>345</text:p>
          </table:table-cell>
          <table:table-cell table:formula="of:=IF([.A356]&lt;[.D$4];1;0)" office:value-type="float" office:value="0" calcext:value-type="float">
            <text:p>0</text:p>
          </table:table-cell>
          <table:table-cell table:formula="of:=MOD([.C355]+[.C$9];64)" office:value-type="float" office:value="36" calcext:value-type="float">
            <text:p>36</text:p>
          </table:table-cell>
          <table:table-cell table:formula="of:=INT([.C3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56]+1" office:value-type="float" office:value="346" calcext:value-type="float">
            <text:p>346</text:p>
          </table:table-cell>
          <table:table-cell table:formula="of:=IF([.A357]&lt;[.D$4];1;0)" office:value-type="float" office:value="0" calcext:value-type="float">
            <text:p>0</text:p>
          </table:table-cell>
          <table:table-cell table:formula="of:=MOD([.C356]+[.C$9];64)" office:value-type="float" office:value="40" calcext:value-type="float">
            <text:p>40</text:p>
          </table:table-cell>
          <table:table-cell table:formula="of:=INT([.C35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57]+1" office:value-type="float" office:value="347" calcext:value-type="float">
            <text:p>347</text:p>
          </table:table-cell>
          <table:table-cell table:formula="of:=IF([.A358]&lt;[.D$4];1;0)" office:value-type="float" office:value="0" calcext:value-type="float">
            <text:p>0</text:p>
          </table:table-cell>
          <table:table-cell table:formula="of:=MOD([.C357]+[.C$9];64)" office:value-type="float" office:value="44" calcext:value-type="float">
            <text:p>44</text:p>
          </table:table-cell>
          <table:table-cell table:formula="of:=INT([.C35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58]+1" office:value-type="float" office:value="348" calcext:value-type="float">
            <text:p>348</text:p>
          </table:table-cell>
          <table:table-cell table:formula="of:=IF([.A359]&lt;[.D$4];1;0)" office:value-type="float" office:value="0" calcext:value-type="float">
            <text:p>0</text:p>
          </table:table-cell>
          <table:table-cell table:formula="of:=MOD([.C358]+[.C$9];64)" office:value-type="float" office:value="48" calcext:value-type="float">
            <text:p>48</text:p>
          </table:table-cell>
          <table:table-cell table:formula="of:=INT([.C35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59]+1" office:value-type="float" office:value="349" calcext:value-type="float">
            <text:p>349</text:p>
          </table:table-cell>
          <table:table-cell table:formula="of:=IF([.A360]&lt;[.D$4];1;0)" office:value-type="float" office:value="0" calcext:value-type="float">
            <text:p>0</text:p>
          </table:table-cell>
          <table:table-cell table:formula="of:=MOD([.C359]+[.C$9];64)" office:value-type="float" office:value="52" calcext:value-type="float">
            <text:p>52</text:p>
          </table:table-cell>
          <table:table-cell table:formula="of:=INT([.C36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60]+1" office:value-type="float" office:value="350" calcext:value-type="float">
            <text:p>350</text:p>
          </table:table-cell>
          <table:table-cell table:formula="of:=IF([.A361]&lt;[.D$4];1;0)" office:value-type="float" office:value="0" calcext:value-type="float">
            <text:p>0</text:p>
          </table:table-cell>
          <table:table-cell table:formula="of:=MOD([.C360]+[.C$9];64)" office:value-type="float" office:value="56" calcext:value-type="float">
            <text:p>56</text:p>
          </table:table-cell>
          <table:table-cell table:formula="of:=INT([.C36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61]+1" office:value-type="float" office:value="351" calcext:value-type="float">
            <text:p>351</text:p>
          </table:table-cell>
          <table:table-cell table:formula="of:=IF([.A362]&lt;[.D$4];1;0)" office:value-type="float" office:value="0" calcext:value-type="float">
            <text:p>0</text:p>
          </table:table-cell>
          <table:table-cell table:formula="of:=MOD([.C361]+[.C$9];64)" office:value-type="float" office:value="60" calcext:value-type="float">
            <text:p>60</text:p>
          </table:table-cell>
          <table:table-cell table:formula="of:=INT([.C36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62]+1" office:value-type="float" office:value="352" calcext:value-type="float">
            <text:p>352</text:p>
          </table:table-cell>
          <table:table-cell table:formula="of:=IF([.A363]&lt;[.D$4];1;0)" office:value-type="float" office:value="0" calcext:value-type="float">
            <text:p>0</text:p>
          </table:table-cell>
          <table:table-cell table:formula="of:=MOD([.C362]+[.C$9];64)" office:value-type="float" office:value="0" calcext:value-type="float">
            <text:p>0</text:p>
          </table:table-cell>
          <table:table-cell table:formula="of:=INT([.C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3]+1" office:value-type="float" office:value="353" calcext:value-type="float">
            <text:p>353</text:p>
          </table:table-cell>
          <table:table-cell table:formula="of:=IF([.A364]&lt;[.D$4];1;0)" office:value-type="float" office:value="0" calcext:value-type="float">
            <text:p>0</text:p>
          </table:table-cell>
          <table:table-cell table:formula="of:=MOD([.C363]+[.C$9];64)" office:value-type="float" office:value="4" calcext:value-type="float">
            <text:p>4</text:p>
          </table:table-cell>
          <table:table-cell table:formula="of:=INT([.C36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64]+1" office:value-type="float" office:value="354" calcext:value-type="float">
            <text:p>354</text:p>
          </table:table-cell>
          <table:table-cell table:formula="of:=IF([.A365]&lt;[.D$4];1;0)" office:value-type="float" office:value="0" calcext:value-type="float">
            <text:p>0</text:p>
          </table:table-cell>
          <table:table-cell table:formula="of:=MOD([.C364]+[.C$9];64)" office:value-type="float" office:value="8" calcext:value-type="float">
            <text:p>8</text:p>
          </table:table-cell>
          <table:table-cell table:formula="of:=INT([.C36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65]+1" office:value-type="float" office:value="355" calcext:value-type="float">
            <text:p>355</text:p>
          </table:table-cell>
          <table:table-cell table:formula="of:=IF([.A366]&lt;[.D$4];1;0)" office:value-type="float" office:value="0" calcext:value-type="float">
            <text:p>0</text:p>
          </table:table-cell>
          <table:table-cell table:formula="of:=MOD([.C365]+[.C$9];64)" office:value-type="float" office:value="12" calcext:value-type="float">
            <text:p>12</text:p>
          </table:table-cell>
          <table:table-cell table:formula="of:=INT([.C36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66]+1" office:value-type="float" office:value="356" calcext:value-type="float">
            <text:p>356</text:p>
          </table:table-cell>
          <table:table-cell table:formula="of:=IF([.A367]&lt;[.D$4];1;0)" office:value-type="float" office:value="0" calcext:value-type="float">
            <text:p>0</text:p>
          </table:table-cell>
          <table:table-cell table:formula="of:=MOD([.C366]+[.C$9];64)" office:value-type="float" office:value="16" calcext:value-type="float">
            <text:p>16</text:p>
          </table:table-cell>
          <table:table-cell table:formula="of:=INT([.C36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67]+1" office:value-type="float" office:value="357" calcext:value-type="float">
            <text:p>357</text:p>
          </table:table-cell>
          <table:table-cell table:formula="of:=IF([.A368]&lt;[.D$4];1;0)" office:value-type="float" office:value="0" calcext:value-type="float">
            <text:p>0</text:p>
          </table:table-cell>
          <table:table-cell table:formula="of:=MOD([.C367]+[.C$9];64)" office:value-type="float" office:value="20" calcext:value-type="float">
            <text:p>20</text:p>
          </table:table-cell>
          <table:table-cell table:formula="of:=INT([.C36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68]+1" office:value-type="float" office:value="358" calcext:value-type="float">
            <text:p>358</text:p>
          </table:table-cell>
          <table:table-cell table:formula="of:=IF([.A369]&lt;[.D$4];1;0)" office:value-type="float" office:value="0" calcext:value-type="float">
            <text:p>0</text:p>
          </table:table-cell>
          <table:table-cell table:formula="of:=MOD([.C368]+[.C$9];64)" office:value-type="float" office:value="24" calcext:value-type="float">
            <text:p>24</text:p>
          </table:table-cell>
          <table:table-cell table:formula="of:=INT([.C36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69]+1" office:value-type="float" office:value="359" calcext:value-type="float">
            <text:p>359</text:p>
          </table:table-cell>
          <table:table-cell table:formula="of:=IF([.A370]&lt;[.D$4];1;0)" office:value-type="float" office:value="0" calcext:value-type="float">
            <text:p>0</text:p>
          </table:table-cell>
          <table:table-cell table:formula="of:=MOD([.C369]+[.C$9];64)" office:value-type="float" office:value="28" calcext:value-type="float">
            <text:p>28</text:p>
          </table:table-cell>
          <table:table-cell table:formula="of:=INT([.C37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70]+1" office:value-type="float" office:value="360" calcext:value-type="float">
            <text:p>360</text:p>
          </table:table-cell>
          <table:table-cell table:formula="of:=IF([.A371]&lt;[.D$4];1;0)" office:value-type="float" office:value="0" calcext:value-type="float">
            <text:p>0</text:p>
          </table:table-cell>
          <table:table-cell table:formula="of:=MOD([.C370]+[.C$9];64)" office:value-type="float" office:value="32" calcext:value-type="float">
            <text:p>32</text:p>
          </table:table-cell>
          <table:table-cell table:formula="of:=INT([.C37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71]+1" office:value-type="float" office:value="361" calcext:value-type="float">
            <text:p>361</text:p>
          </table:table-cell>
          <table:table-cell table:formula="of:=IF([.A372]&lt;[.D$4];1;0)" office:value-type="float" office:value="0" calcext:value-type="float">
            <text:p>0</text:p>
          </table:table-cell>
          <table:table-cell table:formula="of:=MOD([.C371]+[.C$9];64)" office:value-type="float" office:value="36" calcext:value-type="float">
            <text:p>36</text:p>
          </table:table-cell>
          <table:table-cell table:formula="of:=INT([.C37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72]+1" office:value-type="float" office:value="362" calcext:value-type="float">
            <text:p>362</text:p>
          </table:table-cell>
          <table:table-cell table:formula="of:=IF([.A373]&lt;[.D$4];1;0)" office:value-type="float" office:value="0" calcext:value-type="float">
            <text:p>0</text:p>
          </table:table-cell>
          <table:table-cell table:formula="of:=MOD([.C372]+[.C$9];64)" office:value-type="float" office:value="40" calcext:value-type="float">
            <text:p>40</text:p>
          </table:table-cell>
          <table:table-cell table:formula="of:=INT([.C37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73]+1" office:value-type="float" office:value="363" calcext:value-type="float">
            <text:p>363</text:p>
          </table:table-cell>
          <table:table-cell table:formula="of:=IF([.A374]&lt;[.D$4];1;0)" office:value-type="float" office:value="0" calcext:value-type="float">
            <text:p>0</text:p>
          </table:table-cell>
          <table:table-cell table:formula="of:=MOD([.C373]+[.C$9];64)" office:value-type="float" office:value="44" calcext:value-type="float">
            <text:p>44</text:p>
          </table:table-cell>
          <table:table-cell table:formula="of:=INT([.C37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74]+1" office:value-type="float" office:value="364" calcext:value-type="float">
            <text:p>364</text:p>
          </table:table-cell>
          <table:table-cell table:formula="of:=IF([.A375]&lt;[.D$4];1;0)" office:value-type="float" office:value="0" calcext:value-type="float">
            <text:p>0</text:p>
          </table:table-cell>
          <table:table-cell table:formula="of:=MOD([.C374]+[.C$9];64)" office:value-type="float" office:value="48" calcext:value-type="float">
            <text:p>48</text:p>
          </table:table-cell>
          <table:table-cell table:formula="of:=INT([.C37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75]+1" office:value-type="float" office:value="365" calcext:value-type="float">
            <text:p>365</text:p>
          </table:table-cell>
          <table:table-cell table:formula="of:=IF([.A376]&lt;[.D$4];1;0)" office:value-type="float" office:value="0" calcext:value-type="float">
            <text:p>0</text:p>
          </table:table-cell>
          <table:table-cell table:formula="of:=MOD([.C375]+[.C$9];64)" office:value-type="float" office:value="52" calcext:value-type="float">
            <text:p>52</text:p>
          </table:table-cell>
          <table:table-cell table:formula="of:=INT([.C37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76]+1" office:value-type="float" office:value="366" calcext:value-type="float">
            <text:p>366</text:p>
          </table:table-cell>
          <table:table-cell table:formula="of:=IF([.A377]&lt;[.D$4];1;0)" office:value-type="float" office:value="0" calcext:value-type="float">
            <text:p>0</text:p>
          </table:table-cell>
          <table:table-cell table:formula="of:=MOD([.C376]+[.C$9];64)" office:value-type="float" office:value="56" calcext:value-type="float">
            <text:p>56</text:p>
          </table:table-cell>
          <table:table-cell table:formula="of:=INT([.C37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77]+1" office:value-type="float" office:value="367" calcext:value-type="float">
            <text:p>367</text:p>
          </table:table-cell>
          <table:table-cell table:formula="of:=IF([.A378]&lt;[.D$4];1;0)" office:value-type="float" office:value="0" calcext:value-type="float">
            <text:p>0</text:p>
          </table:table-cell>
          <table:table-cell table:formula="of:=MOD([.C377]+[.C$9];64)" office:value-type="float" office:value="60" calcext:value-type="float">
            <text:p>60</text:p>
          </table:table-cell>
          <table:table-cell table:formula="of:=INT([.C37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78]+1" office:value-type="float" office:value="368" calcext:value-type="float">
            <text:p>368</text:p>
          </table:table-cell>
          <table:table-cell table:formula="of:=IF([.A379]&lt;[.D$4];1;0)" office:value-type="float" office:value="0" calcext:value-type="float">
            <text:p>0</text:p>
          </table:table-cell>
          <table:table-cell table:formula="of:=MOD([.C378]+[.C$9];64)" office:value-type="float" office:value="0" calcext:value-type="float">
            <text:p>0</text:p>
          </table:table-cell>
          <table:table-cell table:formula="of:=INT([.C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9]+1" office:value-type="float" office:value="369" calcext:value-type="float">
            <text:p>369</text:p>
          </table:table-cell>
          <table:table-cell table:formula="of:=IF([.A380]&lt;[.D$4];1;0)" office:value-type="float" office:value="0" calcext:value-type="float">
            <text:p>0</text:p>
          </table:table-cell>
          <table:table-cell table:formula="of:=MOD([.C379]+[.C$9];64)" office:value-type="float" office:value="4" calcext:value-type="float">
            <text:p>4</text:p>
          </table:table-cell>
          <table:table-cell table:formula="of:=INT([.C38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80]+1" office:value-type="float" office:value="370" calcext:value-type="float">
            <text:p>370</text:p>
          </table:table-cell>
          <table:table-cell table:formula="of:=IF([.A381]&lt;[.D$4];1;0)" office:value-type="float" office:value="0" calcext:value-type="float">
            <text:p>0</text:p>
          </table:table-cell>
          <table:table-cell table:formula="of:=MOD([.C380]+[.C$9];64)" office:value-type="float" office:value="8" calcext:value-type="float">
            <text:p>8</text:p>
          </table:table-cell>
          <table:table-cell table:formula="of:=INT([.C38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81]+1" office:value-type="float" office:value="371" calcext:value-type="float">
            <text:p>371</text:p>
          </table:table-cell>
          <table:table-cell table:formula="of:=IF([.A382]&lt;[.D$4];1;0)" office:value-type="float" office:value="0" calcext:value-type="float">
            <text:p>0</text:p>
          </table:table-cell>
          <table:table-cell table:formula="of:=MOD([.C381]+[.C$9];64)" office:value-type="float" office:value="12" calcext:value-type="float">
            <text:p>12</text:p>
          </table:table-cell>
          <table:table-cell table:formula="of:=INT([.C38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82]+1" office:value-type="float" office:value="372" calcext:value-type="float">
            <text:p>372</text:p>
          </table:table-cell>
          <table:table-cell table:formula="of:=IF([.A383]&lt;[.D$4];1;0)" office:value-type="float" office:value="0" calcext:value-type="float">
            <text:p>0</text:p>
          </table:table-cell>
          <table:table-cell table:formula="of:=MOD([.C382]+[.C$9];64)" office:value-type="float" office:value="16" calcext:value-type="float">
            <text:p>16</text:p>
          </table:table-cell>
          <table:table-cell table:formula="of:=INT([.C38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83]+1" office:value-type="float" office:value="373" calcext:value-type="float">
            <text:p>373</text:p>
          </table:table-cell>
          <table:table-cell table:formula="of:=IF([.A384]&lt;[.D$4];1;0)" office:value-type="float" office:value="0" calcext:value-type="float">
            <text:p>0</text:p>
          </table:table-cell>
          <table:table-cell table:formula="of:=MOD([.C383]+[.C$9];64)" office:value-type="float" office:value="20" calcext:value-type="float">
            <text:p>20</text:p>
          </table:table-cell>
          <table:table-cell table:formula="of:=INT([.C38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84]+1" office:value-type="float" office:value="374" calcext:value-type="float">
            <text:p>374</text:p>
          </table:table-cell>
          <table:table-cell table:formula="of:=IF([.A385]&lt;[.D$4];1;0)" office:value-type="float" office:value="0" calcext:value-type="float">
            <text:p>0</text:p>
          </table:table-cell>
          <table:table-cell table:formula="of:=MOD([.C384]+[.C$9];64)" office:value-type="float" office:value="24" calcext:value-type="float">
            <text:p>24</text:p>
          </table:table-cell>
          <table:table-cell table:formula="of:=INT([.C38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85]+1" office:value-type="float" office:value="375" calcext:value-type="float">
            <text:p>375</text:p>
          </table:table-cell>
          <table:table-cell table:formula="of:=IF([.A386]&lt;[.D$4];1;0)" office:value-type="float" office:value="0" calcext:value-type="float">
            <text:p>0</text:p>
          </table:table-cell>
          <table:table-cell table:formula="of:=MOD([.C385]+[.C$9];64)" office:value-type="float" office:value="28" calcext:value-type="float">
            <text:p>28</text:p>
          </table:table-cell>
          <table:table-cell table:formula="of:=INT([.C38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86]+1" office:value-type="float" office:value="376" calcext:value-type="float">
            <text:p>376</text:p>
          </table:table-cell>
          <table:table-cell table:formula="of:=IF([.A387]&lt;[.D$4];1;0)" office:value-type="float" office:value="0" calcext:value-type="float">
            <text:p>0</text:p>
          </table:table-cell>
          <table:table-cell table:formula="of:=MOD([.C386]+[.C$9];64)" office:value-type="float" office:value="32" calcext:value-type="float">
            <text:p>32</text:p>
          </table:table-cell>
          <table:table-cell table:formula="of:=INT([.C38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87]+1" office:value-type="float" office:value="377" calcext:value-type="float">
            <text:p>377</text:p>
          </table:table-cell>
          <table:table-cell table:formula="of:=IF([.A388]&lt;[.D$4];1;0)" office:value-type="float" office:value="0" calcext:value-type="float">
            <text:p>0</text:p>
          </table:table-cell>
          <table:table-cell table:formula="of:=MOD([.C387]+[.C$9];64)" office:value-type="float" office:value="36" calcext:value-type="float">
            <text:p>36</text:p>
          </table:table-cell>
          <table:table-cell table:formula="of:=INT([.C38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88]+1" office:value-type="float" office:value="378" calcext:value-type="float">
            <text:p>378</text:p>
          </table:table-cell>
          <table:table-cell table:formula="of:=IF([.A389]&lt;[.D$4];1;0)" office:value-type="float" office:value="0" calcext:value-type="float">
            <text:p>0</text:p>
          </table:table-cell>
          <table:table-cell table:formula="of:=MOD([.C388]+[.C$9];64)" office:value-type="float" office:value="40" calcext:value-type="float">
            <text:p>40</text:p>
          </table:table-cell>
          <table:table-cell table:formula="of:=INT([.C38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89]+1" office:value-type="float" office:value="379" calcext:value-type="float">
            <text:p>379</text:p>
          </table:table-cell>
          <table:table-cell table:formula="of:=IF([.A390]&lt;[.D$4];1;0)" office:value-type="float" office:value="0" calcext:value-type="float">
            <text:p>0</text:p>
          </table:table-cell>
          <table:table-cell table:formula="of:=MOD([.C389]+[.C$9];64)" office:value-type="float" office:value="44" calcext:value-type="float">
            <text:p>44</text:p>
          </table:table-cell>
          <table:table-cell table:formula="of:=INT([.C39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90]+1" office:value-type="float" office:value="380" calcext:value-type="float">
            <text:p>380</text:p>
          </table:table-cell>
          <table:table-cell table:formula="of:=IF([.A391]&lt;[.D$4];1;0)" office:value-type="float" office:value="0" calcext:value-type="float">
            <text:p>0</text:p>
          </table:table-cell>
          <table:table-cell table:formula="of:=MOD([.C390]+[.C$9];64)" office:value-type="float" office:value="48" calcext:value-type="float">
            <text:p>48</text:p>
          </table:table-cell>
          <table:table-cell table:formula="of:=INT([.C39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91]+1" office:value-type="float" office:value="381" calcext:value-type="float">
            <text:p>381</text:p>
          </table:table-cell>
          <table:table-cell table:formula="of:=IF([.A392]&lt;[.D$4];1;0)" office:value-type="float" office:value="0" calcext:value-type="float">
            <text:p>0</text:p>
          </table:table-cell>
          <table:table-cell table:formula="of:=MOD([.C391]+[.C$9];64)" office:value-type="float" office:value="52" calcext:value-type="float">
            <text:p>52</text:p>
          </table:table-cell>
          <table:table-cell table:formula="of:=INT([.C39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92]+1" office:value-type="float" office:value="382" calcext:value-type="float">
            <text:p>382</text:p>
          </table:table-cell>
          <table:table-cell table:formula="of:=IF([.A393]&lt;[.D$4];1;0)" office:value-type="float" office:value="0" calcext:value-type="float">
            <text:p>0</text:p>
          </table:table-cell>
          <table:table-cell table:formula="of:=MOD([.C392]+[.C$9];64)" office:value-type="float" office:value="56" calcext:value-type="float">
            <text:p>56</text:p>
          </table:table-cell>
          <table:table-cell table:formula="of:=INT([.C39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93]+1" office:value-type="float" office:value="383" calcext:value-type="float">
            <text:p>383</text:p>
          </table:table-cell>
          <table:table-cell table:formula="of:=IF([.A394]&lt;[.D$4];1;0)" office:value-type="float" office:value="0" calcext:value-type="float">
            <text:p>0</text:p>
          </table:table-cell>
          <table:table-cell table:formula="of:=MOD([.C393]+[.C$9];64)" office:value-type="float" office:value="60" calcext:value-type="float">
            <text:p>60</text:p>
          </table:table-cell>
          <table:table-cell table:formula="of:=INT([.C39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94]+1" office:value-type="float" office:value="384" calcext:value-type="float">
            <text:p>384</text:p>
          </table:table-cell>
          <table:table-cell table:formula="of:=IF([.A395]&lt;[.D$4];1;0)" office:value-type="float" office:value="0" calcext:value-type="float">
            <text:p>0</text:p>
          </table:table-cell>
          <table:table-cell table:formula="of:=MOD([.C394]+[.C$9];64)" office:value-type="float" office:value="0" calcext:value-type="float">
            <text:p>0</text:p>
          </table:table-cell>
          <table:table-cell table:formula="of:=INT([.C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5]+1" office:value-type="float" office:value="385" calcext:value-type="float">
            <text:p>385</text:p>
          </table:table-cell>
          <table:table-cell table:formula="of:=IF([.A396]&lt;[.D$4];1;0)" office:value-type="float" office:value="0" calcext:value-type="float">
            <text:p>0</text:p>
          </table:table-cell>
          <table:table-cell table:formula="of:=MOD([.C395]+[.C$9];64)" office:value-type="float" office:value="4" calcext:value-type="float">
            <text:p>4</text:p>
          </table:table-cell>
          <table:table-cell table:formula="of:=INT([.C39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96]+1" office:value-type="float" office:value="386" calcext:value-type="float">
            <text:p>386</text:p>
          </table:table-cell>
          <table:table-cell table:formula="of:=IF([.A397]&lt;[.D$4];1;0)" office:value-type="float" office:value="0" calcext:value-type="float">
            <text:p>0</text:p>
          </table:table-cell>
          <table:table-cell table:formula="of:=MOD([.C396]+[.C$9];64)" office:value-type="float" office:value="8" calcext:value-type="float">
            <text:p>8</text:p>
          </table:table-cell>
          <table:table-cell table:formula="of:=INT([.C39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97]+1" office:value-type="float" office:value="387" calcext:value-type="float">
            <text:p>387</text:p>
          </table:table-cell>
          <table:table-cell table:formula="of:=IF([.A398]&lt;[.D$4];1;0)" office:value-type="float" office:value="0" calcext:value-type="float">
            <text:p>0</text:p>
          </table:table-cell>
          <table:table-cell table:formula="of:=MOD([.C397]+[.C$9];64)" office:value-type="float" office:value="12" calcext:value-type="float">
            <text:p>12</text:p>
          </table:table-cell>
          <table:table-cell table:formula="of:=INT([.C39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98]+1" office:value-type="float" office:value="388" calcext:value-type="float">
            <text:p>388</text:p>
          </table:table-cell>
          <table:table-cell table:formula="of:=IF([.A399]&lt;[.D$4];1;0)" office:value-type="float" office:value="0" calcext:value-type="float">
            <text:p>0</text:p>
          </table:table-cell>
          <table:table-cell table:formula="of:=MOD([.C398]+[.C$9];64)" office:value-type="float" office:value="16" calcext:value-type="float">
            <text:p>16</text:p>
          </table:table-cell>
          <table:table-cell table:formula="of:=INT([.C39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99]+1" office:value-type="float" office:value="389" calcext:value-type="float">
            <text:p>389</text:p>
          </table:table-cell>
          <table:table-cell table:formula="of:=IF([.A400]&lt;[.D$4];1;0)" office:value-type="float" office:value="0" calcext:value-type="float">
            <text:p>0</text:p>
          </table:table-cell>
          <table:table-cell table:formula="of:=MOD([.C399]+[.C$9];64)" office:value-type="float" office:value="20" calcext:value-type="float">
            <text:p>20</text:p>
          </table:table-cell>
          <table:table-cell table:formula="of:=INT([.C40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00]+1" office:value-type="float" office:value="390" calcext:value-type="float">
            <text:p>390</text:p>
          </table:table-cell>
          <table:table-cell table:formula="of:=IF([.A401]&lt;[.D$4];1;0)" office:value-type="float" office:value="0" calcext:value-type="float">
            <text:p>0</text:p>
          </table:table-cell>
          <table:table-cell table:formula="of:=MOD([.C400]+[.C$9];64)" office:value-type="float" office:value="24" calcext:value-type="float">
            <text:p>24</text:p>
          </table:table-cell>
          <table:table-cell table:formula="of:=INT([.C40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01]+1" office:value-type="float" office:value="391" calcext:value-type="float">
            <text:p>391</text:p>
          </table:table-cell>
          <table:table-cell table:formula="of:=IF([.A402]&lt;[.D$4];1;0)" office:value-type="float" office:value="0" calcext:value-type="float">
            <text:p>0</text:p>
          </table:table-cell>
          <table:table-cell table:formula="of:=MOD([.C401]+[.C$9];64)" office:value-type="float" office:value="28" calcext:value-type="float">
            <text:p>28</text:p>
          </table:table-cell>
          <table:table-cell table:formula="of:=INT([.C40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02]+1" office:value-type="float" office:value="392" calcext:value-type="float">
            <text:p>392</text:p>
          </table:table-cell>
          <table:table-cell table:formula="of:=IF([.A403]&lt;[.D$4];1;0)" office:value-type="float" office:value="0" calcext:value-type="float">
            <text:p>0</text:p>
          </table:table-cell>
          <table:table-cell table:formula="of:=MOD([.C402]+[.C$9];64)" office:value-type="float" office:value="32" calcext:value-type="float">
            <text:p>32</text:p>
          </table:table-cell>
          <table:table-cell table:formula="of:=INT([.C40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03]+1" office:value-type="float" office:value="393" calcext:value-type="float">
            <text:p>393</text:p>
          </table:table-cell>
          <table:table-cell table:formula="of:=IF([.A404]&lt;[.D$4];1;0)" office:value-type="float" office:value="0" calcext:value-type="float">
            <text:p>0</text:p>
          </table:table-cell>
          <table:table-cell table:formula="of:=MOD([.C403]+[.C$9];64)" office:value-type="float" office:value="36" calcext:value-type="float">
            <text:p>36</text:p>
          </table:table-cell>
          <table:table-cell table:formula="of:=INT([.C4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04]+1" office:value-type="float" office:value="394" calcext:value-type="float">
            <text:p>394</text:p>
          </table:table-cell>
          <table:table-cell table:formula="of:=IF([.A405]&lt;[.D$4];1;0)" office:value-type="float" office:value="0" calcext:value-type="float">
            <text:p>0</text:p>
          </table:table-cell>
          <table:table-cell table:formula="of:=MOD([.C404]+[.C$9];64)" office:value-type="float" office:value="40" calcext:value-type="float">
            <text:p>40</text:p>
          </table:table-cell>
          <table:table-cell table:formula="of:=INT([.C40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05]+1" office:value-type="float" office:value="395" calcext:value-type="float">
            <text:p>395</text:p>
          </table:table-cell>
          <table:table-cell table:formula="of:=IF([.A406]&lt;[.D$4];1;0)" office:value-type="float" office:value="0" calcext:value-type="float">
            <text:p>0</text:p>
          </table:table-cell>
          <table:table-cell table:formula="of:=MOD([.C405]+[.C$9];64)" office:value-type="float" office:value="44" calcext:value-type="float">
            <text:p>44</text:p>
          </table:table-cell>
          <table:table-cell table:formula="of:=INT([.C40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06]+1" office:value-type="float" office:value="396" calcext:value-type="float">
            <text:p>396</text:p>
          </table:table-cell>
          <table:table-cell table:formula="of:=IF([.A407]&lt;[.D$4];1;0)" office:value-type="float" office:value="0" calcext:value-type="float">
            <text:p>0</text:p>
          </table:table-cell>
          <table:table-cell table:formula="of:=MOD([.C406]+[.C$9];64)" office:value-type="float" office:value="48" calcext:value-type="float">
            <text:p>48</text:p>
          </table:table-cell>
          <table:table-cell table:formula="of:=INT([.C40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07]+1" office:value-type="float" office:value="397" calcext:value-type="float">
            <text:p>397</text:p>
          </table:table-cell>
          <table:table-cell table:formula="of:=IF([.A408]&lt;[.D$4];1;0)" office:value-type="float" office:value="0" calcext:value-type="float">
            <text:p>0</text:p>
          </table:table-cell>
          <table:table-cell table:formula="of:=MOD([.C407]+[.C$9];64)" office:value-type="float" office:value="52" calcext:value-type="float">
            <text:p>52</text:p>
          </table:table-cell>
          <table:table-cell table:formula="of:=INT([.C40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08]+1" office:value-type="float" office:value="398" calcext:value-type="float">
            <text:p>398</text:p>
          </table:table-cell>
          <table:table-cell table:formula="of:=IF([.A409]&lt;[.D$4];1;0)" office:value-type="float" office:value="0" calcext:value-type="float">
            <text:p>0</text:p>
          </table:table-cell>
          <table:table-cell table:formula="of:=MOD([.C408]+[.C$9];64)" office:value-type="float" office:value="56" calcext:value-type="float">
            <text:p>56</text:p>
          </table:table-cell>
          <table:table-cell table:formula="of:=INT([.C40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09]+1" office:value-type="float" office:value="399" calcext:value-type="float">
            <text:p>399</text:p>
          </table:table-cell>
          <table:table-cell table:formula="of:=IF([.A410]&lt;[.D$4];1;0)" office:value-type="float" office:value="0" calcext:value-type="float">
            <text:p>0</text:p>
          </table:table-cell>
          <table:table-cell table:formula="of:=MOD([.C409]+[.C$9];64)" office:value-type="float" office:value="60" calcext:value-type="float">
            <text:p>60</text:p>
          </table:table-cell>
          <table:table-cell table:formula="of:=INT([.C41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10]+1" office:value-type="float" office:value="400" calcext:value-type="float">
            <text:p>400</text:p>
          </table:table-cell>
          <table:table-cell table:formula="of:=IF([.A411]&lt;[.D$4];1;0)" office:value-type="float" office:value="0" calcext:value-type="float">
            <text:p>0</text:p>
          </table:table-cell>
          <table:table-cell table:formula="of:=MOD([.C410]+[.C$9];64)" office:value-type="float" office:value="0" calcext:value-type="float">
            <text:p>0</text:p>
          </table:table-cell>
          <table:table-cell table:formula="of:=INT([.C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11]+1" office:value-type="float" office:value="401" calcext:value-type="float">
            <text:p>401</text:p>
          </table:table-cell>
          <table:table-cell table:formula="of:=IF([.A412]&lt;[.D$4];1;0)" office:value-type="float" office:value="0" calcext:value-type="float">
            <text:p>0</text:p>
          </table:table-cell>
          <table:table-cell table:formula="of:=MOD([.C411]+[.C$9];64)" office:value-type="float" office:value="4" calcext:value-type="float">
            <text:p>4</text:p>
          </table:table-cell>
          <table:table-cell table:formula="of:=INT([.C41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12]+1" office:value-type="float" office:value="402" calcext:value-type="float">
            <text:p>402</text:p>
          </table:table-cell>
          <table:table-cell table:formula="of:=IF([.A413]&lt;[.D$4];1;0)" office:value-type="float" office:value="0" calcext:value-type="float">
            <text:p>0</text:p>
          </table:table-cell>
          <table:table-cell table:formula="of:=MOD([.C412]+[.C$9];64)" office:value-type="float" office:value="8" calcext:value-type="float">
            <text:p>8</text:p>
          </table:table-cell>
          <table:table-cell table:formula="of:=INT([.C41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13]+1" office:value-type="float" office:value="403" calcext:value-type="float">
            <text:p>403</text:p>
          </table:table-cell>
          <table:table-cell table:formula="of:=IF([.A414]&lt;[.D$4];1;0)" office:value-type="float" office:value="0" calcext:value-type="float">
            <text:p>0</text:p>
          </table:table-cell>
          <table:table-cell table:formula="of:=MOD([.C413]+[.C$9];64)" office:value-type="float" office:value="12" calcext:value-type="float">
            <text:p>12</text:p>
          </table:table-cell>
          <table:table-cell table:formula="of:=INT([.C41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14]+1" office:value-type="float" office:value="404" calcext:value-type="float">
            <text:p>404</text:p>
          </table:table-cell>
          <table:table-cell table:formula="of:=IF([.A415]&lt;[.D$4];1;0)" office:value-type="float" office:value="0" calcext:value-type="float">
            <text:p>0</text:p>
          </table:table-cell>
          <table:table-cell table:formula="of:=MOD([.C414]+[.C$9];64)" office:value-type="float" office:value="16" calcext:value-type="float">
            <text:p>16</text:p>
          </table:table-cell>
          <table:table-cell table:formula="of:=INT([.C41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15]+1" office:value-type="float" office:value="405" calcext:value-type="float">
            <text:p>405</text:p>
          </table:table-cell>
          <table:table-cell table:formula="of:=IF([.A416]&lt;[.D$4];1;0)" office:value-type="float" office:value="0" calcext:value-type="float">
            <text:p>0</text:p>
          </table:table-cell>
          <table:table-cell table:formula="of:=MOD([.C415]+[.C$9];64)" office:value-type="float" office:value="20" calcext:value-type="float">
            <text:p>20</text:p>
          </table:table-cell>
          <table:table-cell table:formula="of:=INT([.C41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16]+1" office:value-type="float" office:value="406" calcext:value-type="float">
            <text:p>406</text:p>
          </table:table-cell>
          <table:table-cell table:formula="of:=IF([.A417]&lt;[.D$4];1;0)" office:value-type="float" office:value="0" calcext:value-type="float">
            <text:p>0</text:p>
          </table:table-cell>
          <table:table-cell table:formula="of:=MOD([.C416]+[.C$9];64)" office:value-type="float" office:value="24" calcext:value-type="float">
            <text:p>24</text:p>
          </table:table-cell>
          <table:table-cell table:formula="of:=INT([.C41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17]+1" office:value-type="float" office:value="407" calcext:value-type="float">
            <text:p>407</text:p>
          </table:table-cell>
          <table:table-cell table:formula="of:=IF([.A418]&lt;[.D$4];1;0)" office:value-type="float" office:value="0" calcext:value-type="float">
            <text:p>0</text:p>
          </table:table-cell>
          <table:table-cell table:formula="of:=MOD([.C417]+[.C$9];64)" office:value-type="float" office:value="28" calcext:value-type="float">
            <text:p>28</text:p>
          </table:table-cell>
          <table:table-cell table:formula="of:=INT([.C41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18]+1" office:value-type="float" office:value="408" calcext:value-type="float">
            <text:p>408</text:p>
          </table:table-cell>
          <table:table-cell table:formula="of:=IF([.A419]&lt;[.D$4];1;0)" office:value-type="float" office:value="0" calcext:value-type="float">
            <text:p>0</text:p>
          </table:table-cell>
          <table:table-cell table:formula="of:=MOD([.C418]+[.C$9];64)" office:value-type="float" office:value="32" calcext:value-type="float">
            <text:p>32</text:p>
          </table:table-cell>
          <table:table-cell table:formula="of:=INT([.C41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19]+1" office:value-type="float" office:value="409" calcext:value-type="float">
            <text:p>409</text:p>
          </table:table-cell>
          <table:table-cell table:formula="of:=IF([.A420]&lt;[.D$4];1;0)" office:value-type="float" office:value="0" calcext:value-type="float">
            <text:p>0</text:p>
          </table:table-cell>
          <table:table-cell table:formula="of:=MOD([.C419]+[.C$9];64)" office:value-type="float" office:value="36" calcext:value-type="float">
            <text:p>36</text:p>
          </table:table-cell>
          <table:table-cell table:formula="of:=INT([.C42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20]+1" office:value-type="float" office:value="410" calcext:value-type="float">
            <text:p>410</text:p>
          </table:table-cell>
          <table:table-cell table:formula="of:=IF([.A421]&lt;[.D$4];1;0)" office:value-type="float" office:value="0" calcext:value-type="float">
            <text:p>0</text:p>
          </table:table-cell>
          <table:table-cell table:formula="of:=MOD([.C420]+[.C$9];64)" office:value-type="float" office:value="40" calcext:value-type="float">
            <text:p>40</text:p>
          </table:table-cell>
          <table:table-cell table:formula="of:=INT([.C42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21]+1" office:value-type="float" office:value="411" calcext:value-type="float">
            <text:p>411</text:p>
          </table:table-cell>
          <table:table-cell table:formula="of:=IF([.A422]&lt;[.D$4];1;0)" office:value-type="float" office:value="0" calcext:value-type="float">
            <text:p>0</text:p>
          </table:table-cell>
          <table:table-cell table:formula="of:=MOD([.C421]+[.C$9];64)" office:value-type="float" office:value="44" calcext:value-type="float">
            <text:p>44</text:p>
          </table:table-cell>
          <table:table-cell table:formula="of:=INT([.C42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22]+1" office:value-type="float" office:value="412" calcext:value-type="float">
            <text:p>412</text:p>
          </table:table-cell>
          <table:table-cell table:formula="of:=IF([.A423]&lt;[.D$4];1;0)" office:value-type="float" office:value="0" calcext:value-type="float">
            <text:p>0</text:p>
          </table:table-cell>
          <table:table-cell table:formula="of:=MOD([.C422]+[.C$9];64)" office:value-type="float" office:value="48" calcext:value-type="float">
            <text:p>48</text:p>
          </table:table-cell>
          <table:table-cell table:formula="of:=INT([.C42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23]+1" office:value-type="float" office:value="413" calcext:value-type="float">
            <text:p>413</text:p>
          </table:table-cell>
          <table:table-cell table:formula="of:=IF([.A424]&lt;[.D$4];1;0)" office:value-type="float" office:value="0" calcext:value-type="float">
            <text:p>0</text:p>
          </table:table-cell>
          <table:table-cell table:formula="of:=MOD([.C423]+[.C$9];64)" office:value-type="float" office:value="52" calcext:value-type="float">
            <text:p>52</text:p>
          </table:table-cell>
          <table:table-cell table:formula="of:=INT([.C42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24]+1" office:value-type="float" office:value="414" calcext:value-type="float">
            <text:p>414</text:p>
          </table:table-cell>
          <table:table-cell table:formula="of:=IF([.A425]&lt;[.D$4];1;0)" office:value-type="float" office:value="0" calcext:value-type="float">
            <text:p>0</text:p>
          </table:table-cell>
          <table:table-cell table:formula="of:=MOD([.C424]+[.C$9];64)" office:value-type="float" office:value="56" calcext:value-type="float">
            <text:p>56</text:p>
          </table:table-cell>
          <table:table-cell table:formula="of:=INT([.C42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25]+1" office:value-type="float" office:value="415" calcext:value-type="float">
            <text:p>415</text:p>
          </table:table-cell>
          <table:table-cell table:formula="of:=IF([.A426]&lt;[.D$4];1;0)" office:value-type="float" office:value="0" calcext:value-type="float">
            <text:p>0</text:p>
          </table:table-cell>
          <table:table-cell table:formula="of:=MOD([.C425]+[.C$9];64)" office:value-type="float" office:value="60" calcext:value-type="float">
            <text:p>60</text:p>
          </table:table-cell>
          <table:table-cell table:formula="of:=INT([.C42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26]+1" office:value-type="float" office:value="416" calcext:value-type="float">
            <text:p>416</text:p>
          </table:table-cell>
          <table:table-cell table:formula="of:=IF([.A427]&lt;[.D$4];1;0)" office:value-type="float" office:value="0" calcext:value-type="float">
            <text:p>0</text:p>
          </table:table-cell>
          <table:table-cell table:formula="of:=MOD([.C426]+[.C$9];64)" office:value-type="float" office:value="0" calcext:value-type="float">
            <text:p>0</text:p>
          </table:table-cell>
          <table:table-cell table:formula="of:=INT([.C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7]+1" office:value-type="float" office:value="417" calcext:value-type="float">
            <text:p>417</text:p>
          </table:table-cell>
          <table:table-cell table:formula="of:=IF([.A428]&lt;[.D$4];1;0)" office:value-type="float" office:value="0" calcext:value-type="float">
            <text:p>0</text:p>
          </table:table-cell>
          <table:table-cell table:formula="of:=MOD([.C427]+[.C$9];64)" office:value-type="float" office:value="4" calcext:value-type="float">
            <text:p>4</text:p>
          </table:table-cell>
          <table:table-cell table:formula="of:=INT([.C42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28]+1" office:value-type="float" office:value="418" calcext:value-type="float">
            <text:p>418</text:p>
          </table:table-cell>
          <table:table-cell table:formula="of:=IF([.A429]&lt;[.D$4];1;0)" office:value-type="float" office:value="0" calcext:value-type="float">
            <text:p>0</text:p>
          </table:table-cell>
          <table:table-cell table:formula="of:=MOD([.C428]+[.C$9];64)" office:value-type="float" office:value="8" calcext:value-type="float">
            <text:p>8</text:p>
          </table:table-cell>
          <table:table-cell table:formula="of:=INT([.C42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29]+1" office:value-type="float" office:value="419" calcext:value-type="float">
            <text:p>419</text:p>
          </table:table-cell>
          <table:table-cell table:formula="of:=IF([.A430]&lt;[.D$4];1;0)" office:value-type="float" office:value="0" calcext:value-type="float">
            <text:p>0</text:p>
          </table:table-cell>
          <table:table-cell table:formula="of:=MOD([.C429]+[.C$9];64)" office:value-type="float" office:value="12" calcext:value-type="float">
            <text:p>12</text:p>
          </table:table-cell>
          <table:table-cell table:formula="of:=INT([.C43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30]+1" office:value-type="float" office:value="420" calcext:value-type="float">
            <text:p>420</text:p>
          </table:table-cell>
          <table:table-cell table:formula="of:=IF([.A431]&lt;[.D$4];1;0)" office:value-type="float" office:value="0" calcext:value-type="float">
            <text:p>0</text:p>
          </table:table-cell>
          <table:table-cell table:formula="of:=MOD([.C430]+[.C$9];64)" office:value-type="float" office:value="16" calcext:value-type="float">
            <text:p>16</text:p>
          </table:table-cell>
          <table:table-cell table:formula="of:=INT([.C43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31]+1" office:value-type="float" office:value="421" calcext:value-type="float">
            <text:p>421</text:p>
          </table:table-cell>
          <table:table-cell table:formula="of:=IF([.A432]&lt;[.D$4];1;0)" office:value-type="float" office:value="0" calcext:value-type="float">
            <text:p>0</text:p>
          </table:table-cell>
          <table:table-cell table:formula="of:=MOD([.C431]+[.C$9];64)" office:value-type="float" office:value="20" calcext:value-type="float">
            <text:p>20</text:p>
          </table:table-cell>
          <table:table-cell table:formula="of:=INT([.C43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32]+1" office:value-type="float" office:value="422" calcext:value-type="float">
            <text:p>422</text:p>
          </table:table-cell>
          <table:table-cell table:formula="of:=IF([.A433]&lt;[.D$4];1;0)" office:value-type="float" office:value="0" calcext:value-type="float">
            <text:p>0</text:p>
          </table:table-cell>
          <table:table-cell table:formula="of:=MOD([.C432]+[.C$9];64)" office:value-type="float" office:value="24" calcext:value-type="float">
            <text:p>24</text:p>
          </table:table-cell>
          <table:table-cell table:formula="of:=INT([.C43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33]+1" office:value-type="float" office:value="423" calcext:value-type="float">
            <text:p>423</text:p>
          </table:table-cell>
          <table:table-cell table:formula="of:=IF([.A434]&lt;[.D$4];1;0)" office:value-type="float" office:value="0" calcext:value-type="float">
            <text:p>0</text:p>
          </table:table-cell>
          <table:table-cell table:formula="of:=MOD([.C433]+[.C$9];64)" office:value-type="float" office:value="28" calcext:value-type="float">
            <text:p>28</text:p>
          </table:table-cell>
          <table:table-cell table:formula="of:=INT([.C43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34]+1" office:value-type="float" office:value="424" calcext:value-type="float">
            <text:p>424</text:p>
          </table:table-cell>
          <table:table-cell table:formula="of:=IF([.A435]&lt;[.D$4];1;0)" office:value-type="float" office:value="0" calcext:value-type="float">
            <text:p>0</text:p>
          </table:table-cell>
          <table:table-cell table:formula="of:=MOD([.C434]+[.C$9];64)" office:value-type="float" office:value="32" calcext:value-type="float">
            <text:p>32</text:p>
          </table:table-cell>
          <table:table-cell table:formula="of:=INT([.C43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35]+1" office:value-type="float" office:value="425" calcext:value-type="float">
            <text:p>425</text:p>
          </table:table-cell>
          <table:table-cell table:formula="of:=IF([.A436]&lt;[.D$4];1;0)" office:value-type="float" office:value="0" calcext:value-type="float">
            <text:p>0</text:p>
          </table:table-cell>
          <table:table-cell table:formula="of:=MOD([.C435]+[.C$9];64)" office:value-type="float" office:value="36" calcext:value-type="float">
            <text:p>36</text:p>
          </table:table-cell>
          <table:table-cell table:formula="of:=INT([.C43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36]+1" office:value-type="float" office:value="426" calcext:value-type="float">
            <text:p>426</text:p>
          </table:table-cell>
          <table:table-cell table:formula="of:=IF([.A437]&lt;[.D$4];1;0)" office:value-type="float" office:value="0" calcext:value-type="float">
            <text:p>0</text:p>
          </table:table-cell>
          <table:table-cell table:formula="of:=MOD([.C436]+[.C$9];64)" office:value-type="float" office:value="40" calcext:value-type="float">
            <text:p>40</text:p>
          </table:table-cell>
          <table:table-cell table:formula="of:=INT([.C43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37]+1" office:value-type="float" office:value="427" calcext:value-type="float">
            <text:p>427</text:p>
          </table:table-cell>
          <table:table-cell table:formula="of:=IF([.A438]&lt;[.D$4];1;0)" office:value-type="float" office:value="0" calcext:value-type="float">
            <text:p>0</text:p>
          </table:table-cell>
          <table:table-cell table:formula="of:=MOD([.C437]+[.C$9];64)" office:value-type="float" office:value="44" calcext:value-type="float">
            <text:p>44</text:p>
          </table:table-cell>
          <table:table-cell table:formula="of:=INT([.C43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38]+1" office:value-type="float" office:value="428" calcext:value-type="float">
            <text:p>428</text:p>
          </table:table-cell>
          <table:table-cell table:formula="of:=IF([.A439]&lt;[.D$4];1;0)" office:value-type="float" office:value="0" calcext:value-type="float">
            <text:p>0</text:p>
          </table:table-cell>
          <table:table-cell table:formula="of:=MOD([.C438]+[.C$9];64)" office:value-type="float" office:value="48" calcext:value-type="float">
            <text:p>48</text:p>
          </table:table-cell>
          <table:table-cell table:formula="of:=INT([.C43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39]+1" office:value-type="float" office:value="429" calcext:value-type="float">
            <text:p>429</text:p>
          </table:table-cell>
          <table:table-cell table:formula="of:=IF([.A440]&lt;[.D$4];1;0)" office:value-type="float" office:value="0" calcext:value-type="float">
            <text:p>0</text:p>
          </table:table-cell>
          <table:table-cell table:formula="of:=MOD([.C439]+[.C$9];64)" office:value-type="float" office:value="52" calcext:value-type="float">
            <text:p>52</text:p>
          </table:table-cell>
          <table:table-cell table:formula="of:=INT([.C44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40]+1" office:value-type="float" office:value="430" calcext:value-type="float">
            <text:p>430</text:p>
          </table:table-cell>
          <table:table-cell table:formula="of:=IF([.A441]&lt;[.D$4];1;0)" office:value-type="float" office:value="0" calcext:value-type="float">
            <text:p>0</text:p>
          </table:table-cell>
          <table:table-cell table:formula="of:=MOD([.C440]+[.C$9];64)" office:value-type="float" office:value="56" calcext:value-type="float">
            <text:p>56</text:p>
          </table:table-cell>
          <table:table-cell table:formula="of:=INT([.C44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41]+1" office:value-type="float" office:value="431" calcext:value-type="float">
            <text:p>431</text:p>
          </table:table-cell>
          <table:table-cell table:formula="of:=IF([.A442]&lt;[.D$4];1;0)" office:value-type="float" office:value="0" calcext:value-type="float">
            <text:p>0</text:p>
          </table:table-cell>
          <table:table-cell table:formula="of:=MOD([.C441]+[.C$9];64)" office:value-type="float" office:value="60" calcext:value-type="float">
            <text:p>60</text:p>
          </table:table-cell>
          <table:table-cell table:formula="of:=INT([.C44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42]+1" office:value-type="float" office:value="432" calcext:value-type="float">
            <text:p>432</text:p>
          </table:table-cell>
          <table:table-cell table:formula="of:=IF([.A443]&lt;[.D$4];1;0)" office:value-type="float" office:value="0" calcext:value-type="float">
            <text:p>0</text:p>
          </table:table-cell>
          <table:table-cell table:formula="of:=MOD([.C442]+[.C$9];64)" office:value-type="float" office:value="0" calcext:value-type="float">
            <text:p>0</text:p>
          </table:table-cell>
          <table:table-cell table:formula="of:=INT([.C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43]+1" office:value-type="float" office:value="433" calcext:value-type="float">
            <text:p>433</text:p>
          </table:table-cell>
          <table:table-cell table:formula="of:=IF([.A444]&lt;[.D$4];1;0)" office:value-type="float" office:value="0" calcext:value-type="float">
            <text:p>0</text:p>
          </table:table-cell>
          <table:table-cell table:formula="of:=MOD([.C443]+[.C$9];64)" office:value-type="float" office:value="4" calcext:value-type="float">
            <text:p>4</text:p>
          </table:table-cell>
          <table:table-cell table:formula="of:=INT([.C44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44]+1" office:value-type="float" office:value="434" calcext:value-type="float">
            <text:p>434</text:p>
          </table:table-cell>
          <table:table-cell table:formula="of:=IF([.A445]&lt;[.D$4];1;0)" office:value-type="float" office:value="0" calcext:value-type="float">
            <text:p>0</text:p>
          </table:table-cell>
          <table:table-cell table:formula="of:=MOD([.C444]+[.C$9];64)" office:value-type="float" office:value="8" calcext:value-type="float">
            <text:p>8</text:p>
          </table:table-cell>
          <table:table-cell table:formula="of:=INT([.C44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5]+1" office:value-type="float" office:value="435" calcext:value-type="float">
            <text:p>435</text:p>
          </table:table-cell>
          <table:table-cell table:formula="of:=IF([.A446]&lt;[.D$4];1;0)" office:value-type="float" office:value="0" calcext:value-type="float">
            <text:p>0</text:p>
          </table:table-cell>
          <table:table-cell table:formula="of:=MOD([.C445]+[.C$9];64)" office:value-type="float" office:value="12" calcext:value-type="float">
            <text:p>12</text:p>
          </table:table-cell>
          <table:table-cell table:formula="of:=INT([.C44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46]+1" office:value-type="float" office:value="436" calcext:value-type="float">
            <text:p>436</text:p>
          </table:table-cell>
          <table:table-cell table:formula="of:=IF([.A447]&lt;[.D$4];1;0)" office:value-type="float" office:value="0" calcext:value-type="float">
            <text:p>0</text:p>
          </table:table-cell>
          <table:table-cell table:formula="of:=MOD([.C446]+[.C$9];64)" office:value-type="float" office:value="16" calcext:value-type="float">
            <text:p>16</text:p>
          </table:table-cell>
          <table:table-cell table:formula="of:=INT([.C44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47]+1" office:value-type="float" office:value="437" calcext:value-type="float">
            <text:p>437</text:p>
          </table:table-cell>
          <table:table-cell table:formula="of:=IF([.A448]&lt;[.D$4];1;0)" office:value-type="float" office:value="0" calcext:value-type="float">
            <text:p>0</text:p>
          </table:table-cell>
          <table:table-cell table:formula="of:=MOD([.C447]+[.C$9];64)" office:value-type="float" office:value="20" calcext:value-type="float">
            <text:p>20</text:p>
          </table:table-cell>
          <table:table-cell table:formula="of:=INT([.C44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48]+1" office:value-type="float" office:value="438" calcext:value-type="float">
            <text:p>438</text:p>
          </table:table-cell>
          <table:table-cell table:formula="of:=IF([.A449]&lt;[.D$4];1;0)" office:value-type="float" office:value="0" calcext:value-type="float">
            <text:p>0</text:p>
          </table:table-cell>
          <table:table-cell table:formula="of:=MOD([.C448]+[.C$9];64)" office:value-type="float" office:value="24" calcext:value-type="float">
            <text:p>24</text:p>
          </table:table-cell>
          <table:table-cell table:formula="of:=INT([.C44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49]+1" office:value-type="float" office:value="439" calcext:value-type="float">
            <text:p>439</text:p>
          </table:table-cell>
          <table:table-cell table:formula="of:=IF([.A450]&lt;[.D$4];1;0)" office:value-type="float" office:value="0" calcext:value-type="float">
            <text:p>0</text:p>
          </table:table-cell>
          <table:table-cell table:formula="of:=MOD([.C449]+[.C$9];64)" office:value-type="float" office:value="28" calcext:value-type="float">
            <text:p>28</text:p>
          </table:table-cell>
          <table:table-cell table:formula="of:=INT([.C45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50]+1" office:value-type="float" office:value="440" calcext:value-type="float">
            <text:p>440</text:p>
          </table:table-cell>
          <table:table-cell table:formula="of:=IF([.A451]&lt;[.D$4];1;0)" office:value-type="float" office:value="0" calcext:value-type="float">
            <text:p>0</text:p>
          </table:table-cell>
          <table:table-cell table:formula="of:=MOD([.C450]+[.C$9];64)" office:value-type="float" office:value="32" calcext:value-type="float">
            <text:p>32</text:p>
          </table:table-cell>
          <table:table-cell table:formula="of:=INT([.C45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51]+1" office:value-type="float" office:value="441" calcext:value-type="float">
            <text:p>441</text:p>
          </table:table-cell>
          <table:table-cell table:formula="of:=IF([.A452]&lt;[.D$4];1;0)" office:value-type="float" office:value="0" calcext:value-type="float">
            <text:p>0</text:p>
          </table:table-cell>
          <table:table-cell table:formula="of:=MOD([.C451]+[.C$9];64)" office:value-type="float" office:value="36" calcext:value-type="float">
            <text:p>36</text:p>
          </table:table-cell>
          <table:table-cell table:formula="of:=INT([.C45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52]+1" office:value-type="float" office:value="442" calcext:value-type="float">
            <text:p>442</text:p>
          </table:table-cell>
          <table:table-cell table:formula="of:=IF([.A453]&lt;[.D$4];1;0)" office:value-type="float" office:value="0" calcext:value-type="float">
            <text:p>0</text:p>
          </table:table-cell>
          <table:table-cell table:formula="of:=MOD([.C452]+[.C$9];64)" office:value-type="float" office:value="40" calcext:value-type="float">
            <text:p>40</text:p>
          </table:table-cell>
          <table:table-cell table:formula="of:=INT([.C45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53]+1" office:value-type="float" office:value="443" calcext:value-type="float">
            <text:p>443</text:p>
          </table:table-cell>
          <table:table-cell table:formula="of:=IF([.A454]&lt;[.D$4];1;0)" office:value-type="float" office:value="0" calcext:value-type="float">
            <text:p>0</text:p>
          </table:table-cell>
          <table:table-cell table:formula="of:=MOD([.C453]+[.C$9];64)" office:value-type="float" office:value="44" calcext:value-type="float">
            <text:p>44</text:p>
          </table:table-cell>
          <table:table-cell table:formula="of:=INT([.C45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54]+1" office:value-type="float" office:value="444" calcext:value-type="float">
            <text:p>444</text:p>
          </table:table-cell>
          <table:table-cell table:formula="of:=IF([.A455]&lt;[.D$4];1;0)" office:value-type="float" office:value="0" calcext:value-type="float">
            <text:p>0</text:p>
          </table:table-cell>
          <table:table-cell table:formula="of:=MOD([.C454]+[.C$9];64)" office:value-type="float" office:value="48" calcext:value-type="float">
            <text:p>48</text:p>
          </table:table-cell>
          <table:table-cell table:formula="of:=INT([.C45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55]+1" office:value-type="float" office:value="445" calcext:value-type="float">
            <text:p>445</text:p>
          </table:table-cell>
          <table:table-cell table:formula="of:=IF([.A456]&lt;[.D$4];1;0)" office:value-type="float" office:value="0" calcext:value-type="float">
            <text:p>0</text:p>
          </table:table-cell>
          <table:table-cell table:formula="of:=MOD([.C455]+[.C$9];64)" office:value-type="float" office:value="52" calcext:value-type="float">
            <text:p>52</text:p>
          </table:table-cell>
          <table:table-cell table:formula="of:=INT([.C45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56]+1" office:value-type="float" office:value="446" calcext:value-type="float">
            <text:p>446</text:p>
          </table:table-cell>
          <table:table-cell table:formula="of:=IF([.A457]&lt;[.D$4];1;0)" office:value-type="float" office:value="0" calcext:value-type="float">
            <text:p>0</text:p>
          </table:table-cell>
          <table:table-cell table:formula="of:=MOD([.C456]+[.C$9];64)" office:value-type="float" office:value="56" calcext:value-type="float">
            <text:p>56</text:p>
          </table:table-cell>
          <table:table-cell table:formula="of:=INT([.C45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57]+1" office:value-type="float" office:value="447" calcext:value-type="float">
            <text:p>447</text:p>
          </table:table-cell>
          <table:table-cell table:formula="of:=IF([.A458]&lt;[.D$4];1;0)" office:value-type="float" office:value="0" calcext:value-type="float">
            <text:p>0</text:p>
          </table:table-cell>
          <table:table-cell table:formula="of:=MOD([.C457]+[.C$9];64)" office:value-type="float" office:value="60" calcext:value-type="float">
            <text:p>60</text:p>
          </table:table-cell>
          <table:table-cell table:formula="of:=INT([.C45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58]+1" office:value-type="float" office:value="448" calcext:value-type="float">
            <text:p>448</text:p>
          </table:table-cell>
          <table:table-cell table:formula="of:=IF([.A459]&lt;[.D$4];1;0)" office:value-type="float" office:value="0" calcext:value-type="float">
            <text:p>0</text:p>
          </table:table-cell>
          <table:table-cell table:formula="of:=MOD([.C458]+[.C$9];64)" office:value-type="float" office:value="0" calcext:value-type="float">
            <text:p>0</text:p>
          </table:table-cell>
          <table:table-cell table:formula="of:=INT([.C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59]+1" office:value-type="float" office:value="449" calcext:value-type="float">
            <text:p>449</text:p>
          </table:table-cell>
          <table:table-cell table:formula="of:=IF([.A460]&lt;[.D$4];1;0)" office:value-type="float" office:value="0" calcext:value-type="float">
            <text:p>0</text:p>
          </table:table-cell>
          <table:table-cell table:formula="of:=MOD([.C459]+[.C$9];64)" office:value-type="float" office:value="4" calcext:value-type="float">
            <text:p>4</text:p>
          </table:table-cell>
          <table:table-cell table:formula="of:=INT([.C46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60]+1" office:value-type="float" office:value="450" calcext:value-type="float">
            <text:p>450</text:p>
          </table:table-cell>
          <table:table-cell table:formula="of:=IF([.A461]&lt;[.D$4];1;0)" office:value-type="float" office:value="0" calcext:value-type="float">
            <text:p>0</text:p>
          </table:table-cell>
          <table:table-cell table:formula="of:=MOD([.C460]+[.C$9];64)" office:value-type="float" office:value="8" calcext:value-type="float">
            <text:p>8</text:p>
          </table:table-cell>
          <table:table-cell table:formula="of:=INT([.C46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61]+1" office:value-type="float" office:value="451" calcext:value-type="float">
            <text:p>451</text:p>
          </table:table-cell>
          <table:table-cell table:formula="of:=IF([.A462]&lt;[.D$4];1;0)" office:value-type="float" office:value="0" calcext:value-type="float">
            <text:p>0</text:p>
          </table:table-cell>
          <table:table-cell table:formula="of:=MOD([.C461]+[.C$9];64)" office:value-type="float" office:value="12" calcext:value-type="float">
            <text:p>12</text:p>
          </table:table-cell>
          <table:table-cell table:formula="of:=INT([.C46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62]+1" office:value-type="float" office:value="452" calcext:value-type="float">
            <text:p>452</text:p>
          </table:table-cell>
          <table:table-cell table:formula="of:=IF([.A463]&lt;[.D$4];1;0)" office:value-type="float" office:value="0" calcext:value-type="float">
            <text:p>0</text:p>
          </table:table-cell>
          <table:table-cell table:formula="of:=MOD([.C462]+[.C$9];64)" office:value-type="float" office:value="16" calcext:value-type="float">
            <text:p>16</text:p>
          </table:table-cell>
          <table:table-cell table:formula="of:=INT([.C46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63]+1" office:value-type="float" office:value="453" calcext:value-type="float">
            <text:p>453</text:p>
          </table:table-cell>
          <table:table-cell table:formula="of:=IF([.A464]&lt;[.D$4];1;0)" office:value-type="float" office:value="0" calcext:value-type="float">
            <text:p>0</text:p>
          </table:table-cell>
          <table:table-cell table:formula="of:=MOD([.C463]+[.C$9];64)" office:value-type="float" office:value="20" calcext:value-type="float">
            <text:p>20</text:p>
          </table:table-cell>
          <table:table-cell table:formula="of:=INT([.C46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64]+1" office:value-type="float" office:value="454" calcext:value-type="float">
            <text:p>454</text:p>
          </table:table-cell>
          <table:table-cell table:formula="of:=IF([.A465]&lt;[.D$4];1;0)" office:value-type="float" office:value="0" calcext:value-type="float">
            <text:p>0</text:p>
          </table:table-cell>
          <table:table-cell table:formula="of:=MOD([.C464]+[.C$9];64)" office:value-type="float" office:value="24" calcext:value-type="float">
            <text:p>24</text:p>
          </table:table-cell>
          <table:table-cell table:formula="of:=INT([.C46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65]+1" office:value-type="float" office:value="455" calcext:value-type="float">
            <text:p>455</text:p>
          </table:table-cell>
          <table:table-cell table:formula="of:=IF([.A466]&lt;[.D$4];1;0)" office:value-type="float" office:value="0" calcext:value-type="float">
            <text:p>0</text:p>
          </table:table-cell>
          <table:table-cell table:formula="of:=MOD([.C465]+[.C$9];64)" office:value-type="float" office:value="28" calcext:value-type="float">
            <text:p>28</text:p>
          </table:table-cell>
          <table:table-cell table:formula="of:=INT([.C46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66]+1" office:value-type="float" office:value="456" calcext:value-type="float">
            <text:p>456</text:p>
          </table:table-cell>
          <table:table-cell table:formula="of:=IF([.A467]&lt;[.D$4];1;0)" office:value-type="float" office:value="0" calcext:value-type="float">
            <text:p>0</text:p>
          </table:table-cell>
          <table:table-cell table:formula="of:=MOD([.C466]+[.C$9];64)" office:value-type="float" office:value="32" calcext:value-type="float">
            <text:p>32</text:p>
          </table:table-cell>
          <table:table-cell table:formula="of:=INT([.C46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67]+1" office:value-type="float" office:value="457" calcext:value-type="float">
            <text:p>457</text:p>
          </table:table-cell>
          <table:table-cell table:formula="of:=IF([.A468]&lt;[.D$4];1;0)" office:value-type="float" office:value="0" calcext:value-type="float">
            <text:p>0</text:p>
          </table:table-cell>
          <table:table-cell table:formula="of:=MOD([.C467]+[.C$9];64)" office:value-type="float" office:value="36" calcext:value-type="float">
            <text:p>36</text:p>
          </table:table-cell>
          <table:table-cell table:formula="of:=INT([.C46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68]+1" office:value-type="float" office:value="458" calcext:value-type="float">
            <text:p>458</text:p>
          </table:table-cell>
          <table:table-cell table:formula="of:=IF([.A469]&lt;[.D$4];1;0)" office:value-type="float" office:value="0" calcext:value-type="float">
            <text:p>0</text:p>
          </table:table-cell>
          <table:table-cell table:formula="of:=MOD([.C468]+[.C$9];64)" office:value-type="float" office:value="40" calcext:value-type="float">
            <text:p>40</text:p>
          </table:table-cell>
          <table:table-cell table:formula="of:=INT([.C46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69]+1" office:value-type="float" office:value="459" calcext:value-type="float">
            <text:p>459</text:p>
          </table:table-cell>
          <table:table-cell table:formula="of:=IF([.A470]&lt;[.D$4];1;0)" office:value-type="float" office:value="0" calcext:value-type="float">
            <text:p>0</text:p>
          </table:table-cell>
          <table:table-cell table:formula="of:=MOD([.C469]+[.C$9];64)" office:value-type="float" office:value="44" calcext:value-type="float">
            <text:p>44</text:p>
          </table:table-cell>
          <table:table-cell table:formula="of:=INT([.C47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70]+1" office:value-type="float" office:value="460" calcext:value-type="float">
            <text:p>460</text:p>
          </table:table-cell>
          <table:table-cell table:formula="of:=IF([.A471]&lt;[.D$4];1;0)" office:value-type="float" office:value="0" calcext:value-type="float">
            <text:p>0</text:p>
          </table:table-cell>
          <table:table-cell table:formula="of:=MOD([.C470]+[.C$9];64)" office:value-type="float" office:value="48" calcext:value-type="float">
            <text:p>48</text:p>
          </table:table-cell>
          <table:table-cell table:formula="of:=INT([.C47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71]+1" office:value-type="float" office:value="461" calcext:value-type="float">
            <text:p>461</text:p>
          </table:table-cell>
          <table:table-cell table:formula="of:=IF([.A472]&lt;[.D$4];1;0)" office:value-type="float" office:value="0" calcext:value-type="float">
            <text:p>0</text:p>
          </table:table-cell>
          <table:table-cell table:formula="of:=MOD([.C471]+[.C$9];64)" office:value-type="float" office:value="52" calcext:value-type="float">
            <text:p>52</text:p>
          </table:table-cell>
          <table:table-cell table:formula="of:=INT([.C47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72]+1" office:value-type="float" office:value="462" calcext:value-type="float">
            <text:p>462</text:p>
          </table:table-cell>
          <table:table-cell table:formula="of:=IF([.A473]&lt;[.D$4];1;0)" office:value-type="float" office:value="0" calcext:value-type="float">
            <text:p>0</text:p>
          </table:table-cell>
          <table:table-cell table:formula="of:=MOD([.C472]+[.C$9];64)" office:value-type="float" office:value="56" calcext:value-type="float">
            <text:p>56</text:p>
          </table:table-cell>
          <table:table-cell table:formula="of:=INT([.C47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73]+1" office:value-type="float" office:value="463" calcext:value-type="float">
            <text:p>463</text:p>
          </table:table-cell>
          <table:table-cell table:formula="of:=IF([.A474]&lt;[.D$4];1;0)" office:value-type="float" office:value="0" calcext:value-type="float">
            <text:p>0</text:p>
          </table:table-cell>
          <table:table-cell table:formula="of:=MOD([.C473]+[.C$9];64)" office:value-type="float" office:value="60" calcext:value-type="float">
            <text:p>60</text:p>
          </table:table-cell>
          <table:table-cell table:formula="of:=INT([.C47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74]+1" office:value-type="float" office:value="464" calcext:value-type="float">
            <text:p>464</text:p>
          </table:table-cell>
          <table:table-cell table:formula="of:=IF([.A475]&lt;[.D$4];1;0)" office:value-type="float" office:value="0" calcext:value-type="float">
            <text:p>0</text:p>
          </table:table-cell>
          <table:table-cell table:formula="of:=MOD([.C474]+[.C$9];64)" office:value-type="float" office:value="0" calcext:value-type="float">
            <text:p>0</text:p>
          </table:table-cell>
          <table:table-cell table:formula="of:=INT([.C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5]+1" office:value-type="float" office:value="465" calcext:value-type="float">
            <text:p>465</text:p>
          </table:table-cell>
          <table:table-cell table:formula="of:=IF([.A476]&lt;[.D$4];1;0)" office:value-type="float" office:value="0" calcext:value-type="float">
            <text:p>0</text:p>
          </table:table-cell>
          <table:table-cell table:formula="of:=MOD([.C475]+[.C$9];64)" office:value-type="float" office:value="4" calcext:value-type="float">
            <text:p>4</text:p>
          </table:table-cell>
          <table:table-cell table:formula="of:=INT([.C47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76]+1" office:value-type="float" office:value="466" calcext:value-type="float">
            <text:p>466</text:p>
          </table:table-cell>
          <table:table-cell table:formula="of:=IF([.A477]&lt;[.D$4];1;0)" office:value-type="float" office:value="0" calcext:value-type="float">
            <text:p>0</text:p>
          </table:table-cell>
          <table:table-cell table:formula="of:=MOD([.C476]+[.C$9];64)" office:value-type="float" office:value="8" calcext:value-type="float">
            <text:p>8</text:p>
          </table:table-cell>
          <table:table-cell table:formula="of:=INT([.C47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77]+1" office:value-type="float" office:value="467" calcext:value-type="float">
            <text:p>467</text:p>
          </table:table-cell>
          <table:table-cell table:formula="of:=IF([.A478]&lt;[.D$4];1;0)" office:value-type="float" office:value="0" calcext:value-type="float">
            <text:p>0</text:p>
          </table:table-cell>
          <table:table-cell table:formula="of:=MOD([.C477]+[.C$9];64)" office:value-type="float" office:value="12" calcext:value-type="float">
            <text:p>12</text:p>
          </table:table-cell>
          <table:table-cell table:formula="of:=INT([.C47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78]+1" office:value-type="float" office:value="468" calcext:value-type="float">
            <text:p>468</text:p>
          </table:table-cell>
          <table:table-cell table:formula="of:=IF([.A479]&lt;[.D$4];1;0)" office:value-type="float" office:value="0" calcext:value-type="float">
            <text:p>0</text:p>
          </table:table-cell>
          <table:table-cell table:formula="of:=MOD([.C478]+[.C$9];64)" office:value-type="float" office:value="16" calcext:value-type="float">
            <text:p>16</text:p>
          </table:table-cell>
          <table:table-cell table:formula="of:=INT([.C4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79]+1" office:value-type="float" office:value="469" calcext:value-type="float">
            <text:p>469</text:p>
          </table:table-cell>
          <table:table-cell table:formula="of:=IF([.A480]&lt;[.D$4];1;0)" office:value-type="float" office:value="0" calcext:value-type="float">
            <text:p>0</text:p>
          </table:table-cell>
          <table:table-cell table:formula="of:=MOD([.C479]+[.C$9];64)" office:value-type="float" office:value="20" calcext:value-type="float">
            <text:p>20</text:p>
          </table:table-cell>
          <table:table-cell table:formula="of:=INT([.C48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80]+1" office:value-type="float" office:value="470" calcext:value-type="float">
            <text:p>470</text:p>
          </table:table-cell>
          <table:table-cell table:formula="of:=IF([.A481]&lt;[.D$4];1;0)" office:value-type="float" office:value="0" calcext:value-type="float">
            <text:p>0</text:p>
          </table:table-cell>
          <table:table-cell table:formula="of:=MOD([.C480]+[.C$9];64)" office:value-type="float" office:value="24" calcext:value-type="float">
            <text:p>24</text:p>
          </table:table-cell>
          <table:table-cell table:formula="of:=INT([.C48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81]+1" office:value-type="float" office:value="471" calcext:value-type="float">
            <text:p>471</text:p>
          </table:table-cell>
          <table:table-cell table:formula="of:=IF([.A482]&lt;[.D$4];1;0)" office:value-type="float" office:value="0" calcext:value-type="float">
            <text:p>0</text:p>
          </table:table-cell>
          <table:table-cell table:formula="of:=MOD([.C481]+[.C$9];64)" office:value-type="float" office:value="28" calcext:value-type="float">
            <text:p>28</text:p>
          </table:table-cell>
          <table:table-cell table:formula="of:=INT([.C48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82]+1" office:value-type="float" office:value="472" calcext:value-type="float">
            <text:p>472</text:p>
          </table:table-cell>
          <table:table-cell table:formula="of:=IF([.A483]&lt;[.D$4];1;0)" office:value-type="float" office:value="0" calcext:value-type="float">
            <text:p>0</text:p>
          </table:table-cell>
          <table:table-cell table:formula="of:=MOD([.C482]+[.C$9];64)" office:value-type="float" office:value="32" calcext:value-type="float">
            <text:p>32</text:p>
          </table:table-cell>
          <table:table-cell table:formula="of:=INT([.C48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83]+1" office:value-type="float" office:value="473" calcext:value-type="float">
            <text:p>473</text:p>
          </table:table-cell>
          <table:table-cell table:formula="of:=IF([.A484]&lt;[.D$4];1;0)" office:value-type="float" office:value="0" calcext:value-type="float">
            <text:p>0</text:p>
          </table:table-cell>
          <table:table-cell table:formula="of:=MOD([.C483]+[.C$9];64)" office:value-type="float" office:value="36" calcext:value-type="float">
            <text:p>36</text:p>
          </table:table-cell>
          <table:table-cell table:formula="of:=INT([.C48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84]+1" office:value-type="float" office:value="474" calcext:value-type="float">
            <text:p>474</text:p>
          </table:table-cell>
          <table:table-cell table:formula="of:=IF([.A485]&lt;[.D$4];1;0)" office:value-type="float" office:value="0" calcext:value-type="float">
            <text:p>0</text:p>
          </table:table-cell>
          <table:table-cell table:formula="of:=MOD([.C484]+[.C$9];64)" office:value-type="float" office:value="40" calcext:value-type="float">
            <text:p>40</text:p>
          </table:table-cell>
          <table:table-cell table:formula="of:=INT([.C48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85]+1" office:value-type="float" office:value="475" calcext:value-type="float">
            <text:p>475</text:p>
          </table:table-cell>
          <table:table-cell table:formula="of:=IF([.A486]&lt;[.D$4];1;0)" office:value-type="float" office:value="0" calcext:value-type="float">
            <text:p>0</text:p>
          </table:table-cell>
          <table:table-cell table:formula="of:=MOD([.C485]+[.C$9];64)" office:value-type="float" office:value="44" calcext:value-type="float">
            <text:p>44</text:p>
          </table:table-cell>
          <table:table-cell table:formula="of:=INT([.C48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86]+1" office:value-type="float" office:value="476" calcext:value-type="float">
            <text:p>476</text:p>
          </table:table-cell>
          <table:table-cell table:formula="of:=IF([.A487]&lt;[.D$4];1;0)" office:value-type="float" office:value="0" calcext:value-type="float">
            <text:p>0</text:p>
          </table:table-cell>
          <table:table-cell table:formula="of:=MOD([.C486]+[.C$9];64)" office:value-type="float" office:value="48" calcext:value-type="float">
            <text:p>48</text:p>
          </table:table-cell>
          <table:table-cell table:formula="of:=INT([.C48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87]+1" office:value-type="float" office:value="477" calcext:value-type="float">
            <text:p>477</text:p>
          </table:table-cell>
          <table:table-cell table:formula="of:=IF([.A488]&lt;[.D$4];1;0)" office:value-type="float" office:value="0" calcext:value-type="float">
            <text:p>0</text:p>
          </table:table-cell>
          <table:table-cell table:formula="of:=MOD([.C487]+[.C$9];64)" office:value-type="float" office:value="52" calcext:value-type="float">
            <text:p>52</text:p>
          </table:table-cell>
          <table:table-cell table:formula="of:=INT([.C48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88]+1" office:value-type="float" office:value="478" calcext:value-type="float">
            <text:p>478</text:p>
          </table:table-cell>
          <table:table-cell table:formula="of:=IF([.A489]&lt;[.D$4];1;0)" office:value-type="float" office:value="0" calcext:value-type="float">
            <text:p>0</text:p>
          </table:table-cell>
          <table:table-cell table:formula="of:=MOD([.C488]+[.C$9];64)" office:value-type="float" office:value="56" calcext:value-type="float">
            <text:p>56</text:p>
          </table:table-cell>
          <table:table-cell table:formula="of:=INT([.C48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89]+1" office:value-type="float" office:value="479" calcext:value-type="float">
            <text:p>479</text:p>
          </table:table-cell>
          <table:table-cell table:formula="of:=IF([.A490]&lt;[.D$4];1;0)" office:value-type="float" office:value="0" calcext:value-type="float">
            <text:p>0</text:p>
          </table:table-cell>
          <table:table-cell table:formula="of:=MOD([.C489]+[.C$9];64)" office:value-type="float" office:value="60" calcext:value-type="float">
            <text:p>60</text:p>
          </table:table-cell>
          <table:table-cell table:formula="of:=INT([.C49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90]+1" office:value-type="float" office:value="480" calcext:value-type="float">
            <text:p>480</text:p>
          </table:table-cell>
          <table:table-cell table:formula="of:=IF([.A491]&lt;[.D$4];1;0)" office:value-type="float" office:value="0" calcext:value-type="float">
            <text:p>0</text:p>
          </table:table-cell>
          <table:table-cell table:formula="of:=MOD([.C490]+[.C$9];64)" office:value-type="float" office:value="0" calcext:value-type="float">
            <text:p>0</text:p>
          </table:table-cell>
          <table:table-cell table:formula="of:=INT([.C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1]+1" office:value-type="float" office:value="481" calcext:value-type="float">
            <text:p>481</text:p>
          </table:table-cell>
          <table:table-cell table:formula="of:=IF([.A492]&lt;[.D$4];1;0)" office:value-type="float" office:value="0" calcext:value-type="float">
            <text:p>0</text:p>
          </table:table-cell>
          <table:table-cell table:formula="of:=MOD([.C491]+[.C$9];64)" office:value-type="float" office:value="4" calcext:value-type="float">
            <text:p>4</text:p>
          </table:table-cell>
          <table:table-cell table:formula="of:=INT([.C49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92]+1" office:value-type="float" office:value="482" calcext:value-type="float">
            <text:p>482</text:p>
          </table:table-cell>
          <table:table-cell table:formula="of:=IF([.A493]&lt;[.D$4];1;0)" office:value-type="float" office:value="0" calcext:value-type="float">
            <text:p>0</text:p>
          </table:table-cell>
          <table:table-cell table:formula="of:=MOD([.C492]+[.C$9];64)" office:value-type="float" office:value="8" calcext:value-type="float">
            <text:p>8</text:p>
          </table:table-cell>
          <table:table-cell table:formula="of:=INT([.C49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93]+1" office:value-type="float" office:value="483" calcext:value-type="float">
            <text:p>483</text:p>
          </table:table-cell>
          <table:table-cell table:formula="of:=IF([.A494]&lt;[.D$4];1;0)" office:value-type="float" office:value="0" calcext:value-type="float">
            <text:p>0</text:p>
          </table:table-cell>
          <table:table-cell table:formula="of:=MOD([.C493]+[.C$9];64)" office:value-type="float" office:value="12" calcext:value-type="float">
            <text:p>12</text:p>
          </table:table-cell>
          <table:table-cell table:formula="of:=INT([.C49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94]+1" office:value-type="float" office:value="484" calcext:value-type="float">
            <text:p>484</text:p>
          </table:table-cell>
          <table:table-cell table:formula="of:=IF([.A495]&lt;[.D$4];1;0)" office:value-type="float" office:value="0" calcext:value-type="float">
            <text:p>0</text:p>
          </table:table-cell>
          <table:table-cell table:formula="of:=MOD([.C494]+[.C$9];64)" office:value-type="float" office:value="16" calcext:value-type="float">
            <text:p>16</text:p>
          </table:table-cell>
          <table:table-cell table:formula="of:=INT([.C49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95]+1" office:value-type="float" office:value="485" calcext:value-type="float">
            <text:p>485</text:p>
          </table:table-cell>
          <table:table-cell table:formula="of:=IF([.A496]&lt;[.D$4];1;0)" office:value-type="float" office:value="0" calcext:value-type="float">
            <text:p>0</text:p>
          </table:table-cell>
          <table:table-cell table:formula="of:=MOD([.C495]+[.C$9];64)" office:value-type="float" office:value="20" calcext:value-type="float">
            <text:p>20</text:p>
          </table:table-cell>
          <table:table-cell table:formula="of:=INT([.C49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96]+1" office:value-type="float" office:value="486" calcext:value-type="float">
            <text:p>486</text:p>
          </table:table-cell>
          <table:table-cell table:formula="of:=IF([.A497]&lt;[.D$4];1;0)" office:value-type="float" office:value="0" calcext:value-type="float">
            <text:p>0</text:p>
          </table:table-cell>
          <table:table-cell table:formula="of:=MOD([.C496]+[.C$9];64)" office:value-type="float" office:value="24" calcext:value-type="float">
            <text:p>24</text:p>
          </table:table-cell>
          <table:table-cell table:formula="of:=INT([.C49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97]+1" office:value-type="float" office:value="487" calcext:value-type="float">
            <text:p>487</text:p>
          </table:table-cell>
          <table:table-cell table:formula="of:=IF([.A498]&lt;[.D$4];1;0)" office:value-type="float" office:value="0" calcext:value-type="float">
            <text:p>0</text:p>
          </table:table-cell>
          <table:table-cell table:formula="of:=MOD([.C497]+[.C$9];64)" office:value-type="float" office:value="28" calcext:value-type="float">
            <text:p>28</text:p>
          </table:table-cell>
          <table:table-cell table:formula="of:=INT([.C49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98]+1" office:value-type="float" office:value="488" calcext:value-type="float">
            <text:p>488</text:p>
          </table:table-cell>
          <table:table-cell table:formula="of:=IF([.A499]&lt;[.D$4];1;0)" office:value-type="float" office:value="0" calcext:value-type="float">
            <text:p>0</text:p>
          </table:table-cell>
          <table:table-cell table:formula="of:=MOD([.C498]+[.C$9];64)" office:value-type="float" office:value="32" calcext:value-type="float">
            <text:p>32</text:p>
          </table:table-cell>
          <table:table-cell table:formula="of:=INT([.C49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99]+1" office:value-type="float" office:value="489" calcext:value-type="float">
            <text:p>489</text:p>
          </table:table-cell>
          <table:table-cell table:formula="of:=IF([.A500]&lt;[.D$4];1;0)" office:value-type="float" office:value="0" calcext:value-type="float">
            <text:p>0</text:p>
          </table:table-cell>
          <table:table-cell table:formula="of:=MOD([.C499]+[.C$9];64)" office:value-type="float" office:value="36" calcext:value-type="float">
            <text:p>36</text:p>
          </table:table-cell>
          <table:table-cell table:formula="of:=INT([.C50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00]+1" office:value-type="float" office:value="490" calcext:value-type="float">
            <text:p>490</text:p>
          </table:table-cell>
          <table:table-cell table:formula="of:=IF([.A501]&lt;[.D$4];1;0)" office:value-type="float" office:value="0" calcext:value-type="float">
            <text:p>0</text:p>
          </table:table-cell>
          <table:table-cell table:formula="of:=MOD([.C500]+[.C$9];64)" office:value-type="float" office:value="40" calcext:value-type="float">
            <text:p>40</text:p>
          </table:table-cell>
          <table:table-cell table:formula="of:=INT([.C50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01]+1" office:value-type="float" office:value="491" calcext:value-type="float">
            <text:p>491</text:p>
          </table:table-cell>
          <table:table-cell table:formula="of:=IF([.A502]&lt;[.D$4];1;0)" office:value-type="float" office:value="0" calcext:value-type="float">
            <text:p>0</text:p>
          </table:table-cell>
          <table:table-cell table:formula="of:=MOD([.C501]+[.C$9];64)" office:value-type="float" office:value="44" calcext:value-type="float">
            <text:p>44</text:p>
          </table:table-cell>
          <table:table-cell table:formula="of:=INT([.C50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02]+1" office:value-type="float" office:value="492" calcext:value-type="float">
            <text:p>492</text:p>
          </table:table-cell>
          <table:table-cell table:formula="of:=IF([.A503]&lt;[.D$4];1;0)" office:value-type="float" office:value="0" calcext:value-type="float">
            <text:p>0</text:p>
          </table:table-cell>
          <table:table-cell table:formula="of:=MOD([.C502]+[.C$9];64)" office:value-type="float" office:value="48" calcext:value-type="float">
            <text:p>48</text:p>
          </table:table-cell>
          <table:table-cell table:formula="of:=INT([.C50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03]+1" office:value-type="float" office:value="493" calcext:value-type="float">
            <text:p>493</text:p>
          </table:table-cell>
          <table:table-cell table:formula="of:=IF([.A504]&lt;[.D$4];1;0)" office:value-type="float" office:value="0" calcext:value-type="float">
            <text:p>0</text:p>
          </table:table-cell>
          <table:table-cell table:formula="of:=MOD([.C503]+[.C$9];64)" office:value-type="float" office:value="52" calcext:value-type="float">
            <text:p>52</text:p>
          </table:table-cell>
          <table:table-cell table:formula="of:=INT([.C50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04]+1" office:value-type="float" office:value="494" calcext:value-type="float">
            <text:p>494</text:p>
          </table:table-cell>
          <table:table-cell table:formula="of:=IF([.A505]&lt;[.D$4];1;0)" office:value-type="float" office:value="0" calcext:value-type="float">
            <text:p>0</text:p>
          </table:table-cell>
          <table:table-cell table:formula="of:=MOD([.C504]+[.C$9];64)" office:value-type="float" office:value="56" calcext:value-type="float">
            <text:p>56</text:p>
          </table:table-cell>
          <table:table-cell table:formula="of:=INT([.C50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05]+1" office:value-type="float" office:value="495" calcext:value-type="float">
            <text:p>495</text:p>
          </table:table-cell>
          <table:table-cell table:formula="of:=IF([.A506]&lt;[.D$4];1;0)" office:value-type="float" office:value="0" calcext:value-type="float">
            <text:p>0</text:p>
          </table:table-cell>
          <table:table-cell table:formula="of:=MOD([.C505]+[.C$9];64)" office:value-type="float" office:value="60" calcext:value-type="float">
            <text:p>60</text:p>
          </table:table-cell>
          <table:table-cell table:formula="of:=INT([.C50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06]+1" office:value-type="float" office:value="496" calcext:value-type="float">
            <text:p>496</text:p>
          </table:table-cell>
          <table:table-cell table:formula="of:=IF([.A507]&lt;[.D$4];1;0)" office:value-type="float" office:value="0" calcext:value-type="float">
            <text:p>0</text:p>
          </table:table-cell>
          <table:table-cell table:formula="of:=MOD([.C506]+[.C$9];64)" office:value-type="float" office:value="0" calcext:value-type="float">
            <text:p>0</text:p>
          </table:table-cell>
          <table:table-cell table:formula="of:=INT([.C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7]+1" office:value-type="float" office:value="497" calcext:value-type="float">
            <text:p>497</text:p>
          </table:table-cell>
          <table:table-cell table:formula="of:=IF([.A508]&lt;[.D$4];1;0)" office:value-type="float" office:value="0" calcext:value-type="float">
            <text:p>0</text:p>
          </table:table-cell>
          <table:table-cell table:formula="of:=MOD([.C507]+[.C$9];64)" office:value-type="float" office:value="4" calcext:value-type="float">
            <text:p>4</text:p>
          </table:table-cell>
          <table:table-cell table:formula="of:=INT([.C50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08]+1" office:value-type="float" office:value="498" calcext:value-type="float">
            <text:p>498</text:p>
          </table:table-cell>
          <table:table-cell table:formula="of:=IF([.A509]&lt;[.D$4];1;0)" office:value-type="float" office:value="0" calcext:value-type="float">
            <text:p>0</text:p>
          </table:table-cell>
          <table:table-cell table:formula="of:=MOD([.C508]+[.C$9];64)" office:value-type="float" office:value="8" calcext:value-type="float">
            <text:p>8</text:p>
          </table:table-cell>
          <table:table-cell table:formula="of:=INT([.C50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09]+1" office:value-type="float" office:value="499" calcext:value-type="float">
            <text:p>499</text:p>
          </table:table-cell>
          <table:table-cell table:formula="of:=IF([.A510]&lt;[.D$4];1;0)" office:value-type="float" office:value="0" calcext:value-type="float">
            <text:p>0</text:p>
          </table:table-cell>
          <table:table-cell table:formula="of:=MOD([.C509]+[.C$9];64)" office:value-type="float" office:value="12" calcext:value-type="float">
            <text:p>12</text:p>
          </table:table-cell>
          <table:table-cell table:formula="of:=INT([.C51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10]+1" office:value-type="float" office:value="500" calcext:value-type="float">
            <text:p>500</text:p>
          </table:table-cell>
          <table:table-cell table:formula="of:=IF([.A511]&lt;[.D$4];1;0)" office:value-type="float" office:value="0" calcext:value-type="float">
            <text:p>0</text:p>
          </table:table-cell>
          <table:table-cell table:formula="of:=MOD([.C510]+[.C$9];64)" office:value-type="float" office:value="16" calcext:value-type="float">
            <text:p>16</text:p>
          </table:table-cell>
          <table:table-cell table:formula="of:=INT([.C51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11]+1" office:value-type="float" office:value="501" calcext:value-type="float">
            <text:p>501</text:p>
          </table:table-cell>
          <table:table-cell table:formula="of:=IF([.A512]&lt;[.D$4];1;0)" office:value-type="float" office:value="0" calcext:value-type="float">
            <text:p>0</text:p>
          </table:table-cell>
          <table:table-cell table:formula="of:=MOD([.C511]+[.C$9];64)" office:value-type="float" office:value="20" calcext:value-type="float">
            <text:p>20</text:p>
          </table:table-cell>
          <table:table-cell table:formula="of:=INT([.C51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12]+1" office:value-type="float" office:value="502" calcext:value-type="float">
            <text:p>502</text:p>
          </table:table-cell>
          <table:table-cell table:formula="of:=IF([.A513]&lt;[.D$4];1;0)" office:value-type="float" office:value="0" calcext:value-type="float">
            <text:p>0</text:p>
          </table:table-cell>
          <table:table-cell table:formula="of:=MOD([.C512]+[.C$9];64)" office:value-type="float" office:value="24" calcext:value-type="float">
            <text:p>24</text:p>
          </table:table-cell>
          <table:table-cell table:formula="of:=INT([.C51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13]+1" office:value-type="float" office:value="503" calcext:value-type="float">
            <text:p>503</text:p>
          </table:table-cell>
          <table:table-cell table:formula="of:=IF([.A514]&lt;[.D$4];1;0)" office:value-type="float" office:value="0" calcext:value-type="float">
            <text:p>0</text:p>
          </table:table-cell>
          <table:table-cell table:formula="of:=MOD([.C513]+[.C$9];64)" office:value-type="float" office:value="28" calcext:value-type="float">
            <text:p>28</text:p>
          </table:table-cell>
          <table:table-cell table:formula="of:=INT([.C51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14]+1" office:value-type="float" office:value="504" calcext:value-type="float">
            <text:p>504</text:p>
          </table:table-cell>
          <table:table-cell table:formula="of:=IF([.A515]&lt;[.D$4];1;0)" office:value-type="float" office:value="0" calcext:value-type="float">
            <text:p>0</text:p>
          </table:table-cell>
          <table:table-cell table:formula="of:=MOD([.C514]+[.C$9];64)" office:value-type="float" office:value="32" calcext:value-type="float">
            <text:p>32</text:p>
          </table:table-cell>
          <table:table-cell table:formula="of:=INT([.C51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15]+1" office:value-type="float" office:value="505" calcext:value-type="float">
            <text:p>505</text:p>
          </table:table-cell>
          <table:table-cell table:formula="of:=IF([.A516]&lt;[.D$4];1;0)" office:value-type="float" office:value="0" calcext:value-type="float">
            <text:p>0</text:p>
          </table:table-cell>
          <table:table-cell table:formula="of:=MOD([.C515]+[.C$9];64)" office:value-type="float" office:value="36" calcext:value-type="float">
            <text:p>36</text:p>
          </table:table-cell>
          <table:table-cell table:formula="of:=INT([.C51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16]+1" office:value-type="float" office:value="506" calcext:value-type="float">
            <text:p>506</text:p>
          </table:table-cell>
          <table:table-cell table:formula="of:=IF([.A517]&lt;[.D$4];1;0)" office:value-type="float" office:value="0" calcext:value-type="float">
            <text:p>0</text:p>
          </table:table-cell>
          <table:table-cell table:formula="of:=MOD([.C516]+[.C$9];64)" office:value-type="float" office:value="40" calcext:value-type="float">
            <text:p>40</text:p>
          </table:table-cell>
          <table:table-cell table:formula="of:=INT([.C51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17]+1" office:value-type="float" office:value="507" calcext:value-type="float">
            <text:p>507</text:p>
          </table:table-cell>
          <table:table-cell table:formula="of:=IF([.A518]&lt;[.D$4];1;0)" office:value-type="float" office:value="0" calcext:value-type="float">
            <text:p>0</text:p>
          </table:table-cell>
          <table:table-cell table:formula="of:=MOD([.C517]+[.C$9];64)" office:value-type="float" office:value="44" calcext:value-type="float">
            <text:p>44</text:p>
          </table:table-cell>
          <table:table-cell table:formula="of:=INT([.C51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18]+1" office:value-type="float" office:value="508" calcext:value-type="float">
            <text:p>508</text:p>
          </table:table-cell>
          <table:table-cell table:formula="of:=IF([.A519]&lt;[.D$4];1;0)" office:value-type="float" office:value="0" calcext:value-type="float">
            <text:p>0</text:p>
          </table:table-cell>
          <table:table-cell table:formula="of:=MOD([.C518]+[.C$9];64)" office:value-type="float" office:value="48" calcext:value-type="float">
            <text:p>48</text:p>
          </table:table-cell>
          <table:table-cell table:formula="of:=INT([.C51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19]+1" office:value-type="float" office:value="509" calcext:value-type="float">
            <text:p>509</text:p>
          </table:table-cell>
          <table:table-cell table:formula="of:=IF([.A520]&lt;[.D$4];1;0)" office:value-type="float" office:value="0" calcext:value-type="float">
            <text:p>0</text:p>
          </table:table-cell>
          <table:table-cell table:formula="of:=MOD([.C519]+[.C$9];64)" office:value-type="float" office:value="52" calcext:value-type="float">
            <text:p>52</text:p>
          </table:table-cell>
          <table:table-cell table:formula="of:=INT([.C52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20]+1" office:value-type="float" office:value="510" calcext:value-type="float">
            <text:p>510</text:p>
          </table:table-cell>
          <table:table-cell table:formula="of:=IF([.A521]&lt;[.D$4];1;0)" office:value-type="float" office:value="0" calcext:value-type="float">
            <text:p>0</text:p>
          </table:table-cell>
          <table:table-cell table:formula="of:=MOD([.C520]+[.C$9];64)" office:value-type="float" office:value="56" calcext:value-type="float">
            <text:p>56</text:p>
          </table:table-cell>
          <table:table-cell table:formula="of:=INT([.C52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21]+1" office:value-type="float" office:value="511" calcext:value-type="float">
            <text:p>511</text:p>
          </table:table-cell>
          <table:table-cell table:formula="of:=IF([.A522]&lt;[.D$4];1;0)" office:value-type="float" office:value="0" calcext:value-type="float">
            <text:p>0</text:p>
          </table:table-cell>
          <table:table-cell table:formula="of:=MOD([.C521]+[.C$9];64)" office:value-type="float" office:value="60" calcext:value-type="float">
            <text:p>60</text:p>
          </table:table-cell>
          <table:table-cell table:formula="of:=INT([.C52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22]+1" office:value-type="float" office:value="512" calcext:value-type="float">
            <text:p>512</text:p>
          </table:table-cell>
          <table:table-cell table:formula="of:=IF([.A523]&lt;[.D$4];1;0)" office:value-type="float" office:value="0" calcext:value-type="float">
            <text:p>0</text:p>
          </table:table-cell>
          <table:table-cell table:formula="of:=MOD([.C522]+[.C$9];64)" office:value-type="float" office:value="0" calcext:value-type="float">
            <text:p>0</text:p>
          </table:table-cell>
          <table:table-cell table:formula="of:=INT([.C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3]+1" office:value-type="float" office:value="513" calcext:value-type="float">
            <text:p>513</text:p>
          </table:table-cell>
          <table:table-cell table:formula="of:=IF([.A524]&lt;[.D$4];1;0)" office:value-type="float" office:value="0" calcext:value-type="float">
            <text:p>0</text:p>
          </table:table-cell>
          <table:table-cell table:formula="of:=MOD([.C523]+[.C$9];64)" office:value-type="float" office:value="4" calcext:value-type="float">
            <text:p>4</text:p>
          </table:table-cell>
          <table:table-cell table:formula="of:=INT([.C52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24]+1" office:value-type="float" office:value="514" calcext:value-type="float">
            <text:p>514</text:p>
          </table:table-cell>
          <table:table-cell table:formula="of:=IF([.A525]&lt;[.D$4];1;0)" office:value-type="float" office:value="0" calcext:value-type="float">
            <text:p>0</text:p>
          </table:table-cell>
          <table:table-cell table:formula="of:=MOD([.C524]+[.C$9];64)" office:value-type="float" office:value="8" calcext:value-type="float">
            <text:p>8</text:p>
          </table:table-cell>
          <table:table-cell table:formula="of:=INT([.C52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25]+1" office:value-type="float" office:value="515" calcext:value-type="float">
            <text:p>515</text:p>
          </table:table-cell>
          <table:table-cell table:formula="of:=IF([.A526]&lt;[.D$4];1;0)" office:value-type="float" office:value="0" calcext:value-type="float">
            <text:p>0</text:p>
          </table:table-cell>
          <table:table-cell table:formula="of:=MOD([.C525]+[.C$9];64)" office:value-type="float" office:value="12" calcext:value-type="float">
            <text:p>12</text:p>
          </table:table-cell>
          <table:table-cell table:formula="of:=INT([.C52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26]+1" office:value-type="float" office:value="516" calcext:value-type="float">
            <text:p>516</text:p>
          </table:table-cell>
          <table:table-cell table:formula="of:=IF([.A527]&lt;[.D$4];1;0)" office:value-type="float" office:value="0" calcext:value-type="float">
            <text:p>0</text:p>
          </table:table-cell>
          <table:table-cell table:formula="of:=MOD([.C526]+[.C$9];64)" office:value-type="float" office:value="16" calcext:value-type="float">
            <text:p>16</text:p>
          </table:table-cell>
          <table:table-cell table:formula="of:=INT([.C52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7]+1" office:value-type="float" office:value="517" calcext:value-type="float">
            <text:p>517</text:p>
          </table:table-cell>
          <table:table-cell table:formula="of:=IF([.A528]&lt;[.D$4];1;0)" office:value-type="float" office:value="0" calcext:value-type="float">
            <text:p>0</text:p>
          </table:table-cell>
          <table:table-cell table:formula="of:=MOD([.C527]+[.C$9];64)" office:value-type="float" office:value="20" calcext:value-type="float">
            <text:p>20</text:p>
          </table:table-cell>
          <table:table-cell table:formula="of:=INT([.C52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28]+1" office:value-type="float" office:value="518" calcext:value-type="float">
            <text:p>518</text:p>
          </table:table-cell>
          <table:table-cell table:formula="of:=IF([.A529]&lt;[.D$4];1;0)" office:value-type="float" office:value="0" calcext:value-type="float">
            <text:p>0</text:p>
          </table:table-cell>
          <table:table-cell table:formula="of:=MOD([.C528]+[.C$9];64)" office:value-type="float" office:value="24" calcext:value-type="float">
            <text:p>24</text:p>
          </table:table-cell>
          <table:table-cell table:formula="of:=INT([.C52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29]+1" office:value-type="float" office:value="519" calcext:value-type="float">
            <text:p>519</text:p>
          </table:table-cell>
          <table:table-cell table:formula="of:=IF([.A530]&lt;[.D$4];1;0)" office:value-type="float" office:value="0" calcext:value-type="float">
            <text:p>0</text:p>
          </table:table-cell>
          <table:table-cell table:formula="of:=MOD([.C529]+[.C$9];64)" office:value-type="float" office:value="28" calcext:value-type="float">
            <text:p>28</text:p>
          </table:table-cell>
          <table:table-cell table:formula="of:=INT([.C53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30]+1" office:value-type="float" office:value="520" calcext:value-type="float">
            <text:p>520</text:p>
          </table:table-cell>
          <table:table-cell table:formula="of:=IF([.A531]&lt;[.D$4];1;0)" office:value-type="float" office:value="0" calcext:value-type="float">
            <text:p>0</text:p>
          </table:table-cell>
          <table:table-cell table:formula="of:=MOD([.C530]+[.C$9];64)" office:value-type="float" office:value="32" calcext:value-type="float">
            <text:p>32</text:p>
          </table:table-cell>
          <table:table-cell table:formula="of:=INT([.C5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31]+1" office:value-type="float" office:value="521" calcext:value-type="float">
            <text:p>521</text:p>
          </table:table-cell>
          <table:table-cell table:formula="of:=IF([.A532]&lt;[.D$4];1;0)" office:value-type="float" office:value="0" calcext:value-type="float">
            <text:p>0</text:p>
          </table:table-cell>
          <table:table-cell table:formula="of:=MOD([.C531]+[.C$9];64)" office:value-type="float" office:value="36" calcext:value-type="float">
            <text:p>36</text:p>
          </table:table-cell>
          <table:table-cell table:formula="of:=INT([.C53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32]+1" office:value-type="float" office:value="522" calcext:value-type="float">
            <text:p>522</text:p>
          </table:table-cell>
          <table:table-cell table:formula="of:=IF([.A533]&lt;[.D$4];1;0)" office:value-type="float" office:value="0" calcext:value-type="float">
            <text:p>0</text:p>
          </table:table-cell>
          <table:table-cell table:formula="of:=MOD([.C532]+[.C$9];64)" office:value-type="float" office:value="40" calcext:value-type="float">
            <text:p>40</text:p>
          </table:table-cell>
          <table:table-cell table:formula="of:=INT([.C53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33]+1" office:value-type="float" office:value="523" calcext:value-type="float">
            <text:p>523</text:p>
          </table:table-cell>
          <table:table-cell table:formula="of:=IF([.A534]&lt;[.D$4];1;0)" office:value-type="float" office:value="0" calcext:value-type="float">
            <text:p>0</text:p>
          </table:table-cell>
          <table:table-cell table:formula="of:=MOD([.C533]+[.C$9];64)" office:value-type="float" office:value="44" calcext:value-type="float">
            <text:p>44</text:p>
          </table:table-cell>
          <table:table-cell table:formula="of:=INT([.C53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34]+1" office:value-type="float" office:value="524" calcext:value-type="float">
            <text:p>524</text:p>
          </table:table-cell>
          <table:table-cell table:formula="of:=IF([.A535]&lt;[.D$4];1;0)" office:value-type="float" office:value="0" calcext:value-type="float">
            <text:p>0</text:p>
          </table:table-cell>
          <table:table-cell table:formula="of:=MOD([.C534]+[.C$9];64)" office:value-type="float" office:value="48" calcext:value-type="float">
            <text:p>48</text:p>
          </table:table-cell>
          <table:table-cell table:formula="of:=INT([.C53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35]+1" office:value-type="float" office:value="525" calcext:value-type="float">
            <text:p>525</text:p>
          </table:table-cell>
          <table:table-cell table:formula="of:=IF([.A536]&lt;[.D$4];1;0)" office:value-type="float" office:value="0" calcext:value-type="float">
            <text:p>0</text:p>
          </table:table-cell>
          <table:table-cell table:formula="of:=MOD([.C535]+[.C$9];64)" office:value-type="float" office:value="52" calcext:value-type="float">
            <text:p>52</text:p>
          </table:table-cell>
          <table:table-cell table:formula="of:=INT([.C53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36]+1" office:value-type="float" office:value="526" calcext:value-type="float">
            <text:p>526</text:p>
          </table:table-cell>
          <table:table-cell table:formula="of:=IF([.A537]&lt;[.D$4];1;0)" office:value-type="float" office:value="0" calcext:value-type="float">
            <text:p>0</text:p>
          </table:table-cell>
          <table:table-cell table:formula="of:=MOD([.C536]+[.C$9];64)" office:value-type="float" office:value="56" calcext:value-type="float">
            <text:p>56</text:p>
          </table:table-cell>
          <table:table-cell table:formula="of:=INT([.C53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37]+1" office:value-type="float" office:value="527" calcext:value-type="float">
            <text:p>527</text:p>
          </table:table-cell>
          <table:table-cell table:formula="of:=IF([.A538]&lt;[.D$4];1;0)" office:value-type="float" office:value="0" calcext:value-type="float">
            <text:p>0</text:p>
          </table:table-cell>
          <table:table-cell table:formula="of:=MOD([.C537]+[.C$9];64)" office:value-type="float" office:value="60" calcext:value-type="float">
            <text:p>60</text:p>
          </table:table-cell>
          <table:table-cell table:formula="of:=INT([.C53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38]+1" office:value-type="float" office:value="528" calcext:value-type="float">
            <text:p>528</text:p>
          </table:table-cell>
          <table:table-cell table:formula="of:=IF([.A539]&lt;[.D$4];1;0)" office:value-type="float" office:value="0" calcext:value-type="float">
            <text:p>0</text:p>
          </table:table-cell>
          <table:table-cell table:formula="of:=MOD([.C538]+[.C$9];64)" office:value-type="float" office:value="0" calcext:value-type="float">
            <text:p>0</text:p>
          </table:table-cell>
          <table:table-cell table:formula="of:=INT([.C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9]+1" office:value-type="float" office:value="529" calcext:value-type="float">
            <text:p>529</text:p>
          </table:table-cell>
          <table:table-cell table:formula="of:=IF([.A540]&lt;[.D$4];1;0)" office:value-type="float" office:value="0" calcext:value-type="float">
            <text:p>0</text:p>
          </table:table-cell>
          <table:table-cell table:formula="of:=MOD([.C539]+[.C$9];64)" office:value-type="float" office:value="4" calcext:value-type="float">
            <text:p>4</text:p>
          </table:table-cell>
          <table:table-cell table:formula="of:=INT([.C54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40]+1" office:value-type="float" office:value="530" calcext:value-type="float">
            <text:p>530</text:p>
          </table:table-cell>
          <table:table-cell table:formula="of:=IF([.A541]&lt;[.D$4];1;0)" office:value-type="float" office:value="0" calcext:value-type="float">
            <text:p>0</text:p>
          </table:table-cell>
          <table:table-cell table:formula="of:=MOD([.C540]+[.C$9];64)" office:value-type="float" office:value="8" calcext:value-type="float">
            <text:p>8</text:p>
          </table:table-cell>
          <table:table-cell table:formula="of:=INT([.C54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41]+1" office:value-type="float" office:value="531" calcext:value-type="float">
            <text:p>531</text:p>
          </table:table-cell>
          <table:table-cell table:formula="of:=IF([.A542]&lt;[.D$4];1;0)" office:value-type="float" office:value="0" calcext:value-type="float">
            <text:p>0</text:p>
          </table:table-cell>
          <table:table-cell table:formula="of:=MOD([.C541]+[.C$9];64)" office:value-type="float" office:value="12" calcext:value-type="float">
            <text:p>12</text:p>
          </table:table-cell>
          <table:table-cell table:formula="of:=INT([.C54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42]+1" office:value-type="float" office:value="532" calcext:value-type="float">
            <text:p>532</text:p>
          </table:table-cell>
          <table:table-cell table:formula="of:=IF([.A543]&lt;[.D$4];1;0)" office:value-type="float" office:value="0" calcext:value-type="float">
            <text:p>0</text:p>
          </table:table-cell>
          <table:table-cell table:formula="of:=MOD([.C542]+[.C$9];64)" office:value-type="float" office:value="16" calcext:value-type="float">
            <text:p>16</text:p>
          </table:table-cell>
          <table:table-cell table:formula="of:=INT([.C54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43]+1" office:value-type="float" office:value="533" calcext:value-type="float">
            <text:p>533</text:p>
          </table:table-cell>
          <table:table-cell table:formula="of:=IF([.A544]&lt;[.D$4];1;0)" office:value-type="float" office:value="0" calcext:value-type="float">
            <text:p>0</text:p>
          </table:table-cell>
          <table:table-cell table:formula="of:=MOD([.C543]+[.C$9];64)" office:value-type="float" office:value="20" calcext:value-type="float">
            <text:p>20</text:p>
          </table:table-cell>
          <table:table-cell table:formula="of:=INT([.C54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44]+1" office:value-type="float" office:value="534" calcext:value-type="float">
            <text:p>534</text:p>
          </table:table-cell>
          <table:table-cell table:formula="of:=IF([.A545]&lt;[.D$4];1;0)" office:value-type="float" office:value="0" calcext:value-type="float">
            <text:p>0</text:p>
          </table:table-cell>
          <table:table-cell table:formula="of:=MOD([.C544]+[.C$9];64)" office:value-type="float" office:value="24" calcext:value-type="float">
            <text:p>24</text:p>
          </table:table-cell>
          <table:table-cell table:formula="of:=INT([.C54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45]+1" office:value-type="float" office:value="535" calcext:value-type="float">
            <text:p>535</text:p>
          </table:table-cell>
          <table:table-cell table:formula="of:=IF([.A546]&lt;[.D$4];1;0)" office:value-type="float" office:value="0" calcext:value-type="float">
            <text:p>0</text:p>
          </table:table-cell>
          <table:table-cell table:formula="of:=MOD([.C545]+[.C$9];64)" office:value-type="float" office:value="28" calcext:value-type="float">
            <text:p>28</text:p>
          </table:table-cell>
          <table:table-cell table:formula="of:=INT([.C54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46]+1" office:value-type="float" office:value="536" calcext:value-type="float">
            <text:p>536</text:p>
          </table:table-cell>
          <table:table-cell table:formula="of:=IF([.A547]&lt;[.D$4];1;0)" office:value-type="float" office:value="0" calcext:value-type="float">
            <text:p>0</text:p>
          </table:table-cell>
          <table:table-cell table:formula="of:=MOD([.C546]+[.C$9];64)" office:value-type="float" office:value="32" calcext:value-type="float">
            <text:p>32</text:p>
          </table:table-cell>
          <table:table-cell table:formula="of:=INT([.C54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47]+1" office:value-type="float" office:value="537" calcext:value-type="float">
            <text:p>537</text:p>
          </table:table-cell>
          <table:table-cell table:formula="of:=IF([.A548]&lt;[.D$4];1;0)" office:value-type="float" office:value="0" calcext:value-type="float">
            <text:p>0</text:p>
          </table:table-cell>
          <table:table-cell table:formula="of:=MOD([.C547]+[.C$9];64)" office:value-type="float" office:value="36" calcext:value-type="float">
            <text:p>36</text:p>
          </table:table-cell>
          <table:table-cell table:formula="of:=INT([.C54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48]+1" office:value-type="float" office:value="538" calcext:value-type="float">
            <text:p>538</text:p>
          </table:table-cell>
          <table:table-cell table:formula="of:=IF([.A549]&lt;[.D$4];1;0)" office:value-type="float" office:value="0" calcext:value-type="float">
            <text:p>0</text:p>
          </table:table-cell>
          <table:table-cell table:formula="of:=MOD([.C548]+[.C$9];64)" office:value-type="float" office:value="40" calcext:value-type="float">
            <text:p>40</text:p>
          </table:table-cell>
          <table:table-cell table:formula="of:=INT([.C54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49]+1" office:value-type="float" office:value="539" calcext:value-type="float">
            <text:p>539</text:p>
          </table:table-cell>
          <table:table-cell table:formula="of:=IF([.A550]&lt;[.D$4];1;0)" office:value-type="float" office:value="0" calcext:value-type="float">
            <text:p>0</text:p>
          </table:table-cell>
          <table:table-cell table:formula="of:=MOD([.C549]+[.C$9];64)" office:value-type="float" office:value="44" calcext:value-type="float">
            <text:p>44</text:p>
          </table:table-cell>
          <table:table-cell table:formula="of:=INT([.C55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50]+1" office:value-type="float" office:value="540" calcext:value-type="float">
            <text:p>540</text:p>
          </table:table-cell>
          <table:table-cell table:formula="of:=IF([.A551]&lt;[.D$4];1;0)" office:value-type="float" office:value="0" calcext:value-type="float">
            <text:p>0</text:p>
          </table:table-cell>
          <table:table-cell table:formula="of:=MOD([.C550]+[.C$9];64)" office:value-type="float" office:value="48" calcext:value-type="float">
            <text:p>48</text:p>
          </table:table-cell>
          <table:table-cell table:formula="of:=INT([.C55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51]+1" office:value-type="float" office:value="541" calcext:value-type="float">
            <text:p>541</text:p>
          </table:table-cell>
          <table:table-cell table:formula="of:=IF([.A552]&lt;[.D$4];1;0)" office:value-type="float" office:value="0" calcext:value-type="float">
            <text:p>0</text:p>
          </table:table-cell>
          <table:table-cell table:formula="of:=MOD([.C551]+[.C$9];64)" office:value-type="float" office:value="52" calcext:value-type="float">
            <text:p>52</text:p>
          </table:table-cell>
          <table:table-cell table:formula="of:=INT([.C55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52]+1" office:value-type="float" office:value="542" calcext:value-type="float">
            <text:p>542</text:p>
          </table:table-cell>
          <table:table-cell table:formula="of:=IF([.A553]&lt;[.D$4];1;0)" office:value-type="float" office:value="0" calcext:value-type="float">
            <text:p>0</text:p>
          </table:table-cell>
          <table:table-cell table:formula="of:=MOD([.C552]+[.C$9];64)" office:value-type="float" office:value="56" calcext:value-type="float">
            <text:p>56</text:p>
          </table:table-cell>
          <table:table-cell table:formula="of:=INT([.C55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53]+1" office:value-type="float" office:value="543" calcext:value-type="float">
            <text:p>543</text:p>
          </table:table-cell>
          <table:table-cell table:formula="of:=IF([.A554]&lt;[.D$4];1;0)" office:value-type="float" office:value="0" calcext:value-type="float">
            <text:p>0</text:p>
          </table:table-cell>
          <table:table-cell table:formula="of:=MOD([.C553]+[.C$9];64)" office:value-type="float" office:value="60" calcext:value-type="float">
            <text:p>60</text:p>
          </table:table-cell>
          <table:table-cell table:formula="of:=INT([.C55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54]+1" office:value-type="float" office:value="544" calcext:value-type="float">
            <text:p>544</text:p>
          </table:table-cell>
          <table:table-cell table:formula="of:=IF([.A555]&lt;[.D$4];1;0)" office:value-type="float" office:value="0" calcext:value-type="float">
            <text:p>0</text:p>
          </table:table-cell>
          <table:table-cell table:formula="of:=MOD([.C554]+[.C$9];64)" office:value-type="float" office:value="0" calcext:value-type="float">
            <text:p>0</text:p>
          </table:table-cell>
          <table:table-cell table:formula="of:=INT([.C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5]+1" office:value-type="float" office:value="545" calcext:value-type="float">
            <text:p>545</text:p>
          </table:table-cell>
          <table:table-cell table:formula="of:=IF([.A556]&lt;[.D$4];1;0)" office:value-type="float" office:value="0" calcext:value-type="float">
            <text:p>0</text:p>
          </table:table-cell>
          <table:table-cell table:formula="of:=MOD([.C555]+[.C$9];64)" office:value-type="float" office:value="4" calcext:value-type="float">
            <text:p>4</text:p>
          </table:table-cell>
          <table:table-cell table:formula="of:=INT([.C55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56]+1" office:value-type="float" office:value="546" calcext:value-type="float">
            <text:p>546</text:p>
          </table:table-cell>
          <table:table-cell table:formula="of:=IF([.A557]&lt;[.D$4];1;0)" office:value-type="float" office:value="0" calcext:value-type="float">
            <text:p>0</text:p>
          </table:table-cell>
          <table:table-cell table:formula="of:=MOD([.C556]+[.C$9];64)" office:value-type="float" office:value="8" calcext:value-type="float">
            <text:p>8</text:p>
          </table:table-cell>
          <table:table-cell table:formula="of:=INT([.C55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57]+1" office:value-type="float" office:value="547" calcext:value-type="float">
            <text:p>547</text:p>
          </table:table-cell>
          <table:table-cell table:formula="of:=IF([.A558]&lt;[.D$4];1;0)" office:value-type="float" office:value="0" calcext:value-type="float">
            <text:p>0</text:p>
          </table:table-cell>
          <table:table-cell table:formula="of:=MOD([.C557]+[.C$9];64)" office:value-type="float" office:value="12" calcext:value-type="float">
            <text:p>12</text:p>
          </table:table-cell>
          <table:table-cell table:formula="of:=INT([.C55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58]+1" office:value-type="float" office:value="548" calcext:value-type="float">
            <text:p>548</text:p>
          </table:table-cell>
          <table:table-cell table:formula="of:=IF([.A559]&lt;[.D$4];1;0)" office:value-type="float" office:value="0" calcext:value-type="float">
            <text:p>0</text:p>
          </table:table-cell>
          <table:table-cell table:formula="of:=MOD([.C558]+[.C$9];64)" office:value-type="float" office:value="16" calcext:value-type="float">
            <text:p>16</text:p>
          </table:table-cell>
          <table:table-cell table:formula="of:=INT([.C55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59]+1" office:value-type="float" office:value="549" calcext:value-type="float">
            <text:p>549</text:p>
          </table:table-cell>
          <table:table-cell table:formula="of:=IF([.A560]&lt;[.D$4];1;0)" office:value-type="float" office:value="0" calcext:value-type="float">
            <text:p>0</text:p>
          </table:table-cell>
          <table:table-cell table:formula="of:=MOD([.C559]+[.C$9];64)" office:value-type="float" office:value="20" calcext:value-type="float">
            <text:p>20</text:p>
          </table:table-cell>
          <table:table-cell table:formula="of:=INT([.C56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60]+1" office:value-type="float" office:value="550" calcext:value-type="float">
            <text:p>550</text:p>
          </table:table-cell>
          <table:table-cell table:formula="of:=IF([.A561]&lt;[.D$4];1;0)" office:value-type="float" office:value="0" calcext:value-type="float">
            <text:p>0</text:p>
          </table:table-cell>
          <table:table-cell table:formula="of:=MOD([.C560]+[.C$9];64)" office:value-type="float" office:value="24" calcext:value-type="float">
            <text:p>24</text:p>
          </table:table-cell>
          <table:table-cell table:formula="of:=INT([.C56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61]+1" office:value-type="float" office:value="551" calcext:value-type="float">
            <text:p>551</text:p>
          </table:table-cell>
          <table:table-cell table:formula="of:=IF([.A562]&lt;[.D$4];1;0)" office:value-type="float" office:value="0" calcext:value-type="float">
            <text:p>0</text:p>
          </table:table-cell>
          <table:table-cell table:formula="of:=MOD([.C561]+[.C$9];64)" office:value-type="float" office:value="28" calcext:value-type="float">
            <text:p>28</text:p>
          </table:table-cell>
          <table:table-cell table:formula="of:=INT([.C56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62]+1" office:value-type="float" office:value="552" calcext:value-type="float">
            <text:p>552</text:p>
          </table:table-cell>
          <table:table-cell table:formula="of:=IF([.A563]&lt;[.D$4];1;0)" office:value-type="float" office:value="0" calcext:value-type="float">
            <text:p>0</text:p>
          </table:table-cell>
          <table:table-cell table:formula="of:=MOD([.C562]+[.C$9];64)" office:value-type="float" office:value="32" calcext:value-type="float">
            <text:p>32</text:p>
          </table:table-cell>
          <table:table-cell table:formula="of:=INT([.C56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63]+1" office:value-type="float" office:value="553" calcext:value-type="float">
            <text:p>553</text:p>
          </table:table-cell>
          <table:table-cell table:formula="of:=IF([.A564]&lt;[.D$4];1;0)" office:value-type="float" office:value="0" calcext:value-type="float">
            <text:p>0</text:p>
          </table:table-cell>
          <table:table-cell table:formula="of:=MOD([.C563]+[.C$9];64)" office:value-type="float" office:value="36" calcext:value-type="float">
            <text:p>36</text:p>
          </table:table-cell>
          <table:table-cell table:formula="of:=INT([.C56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64]+1" office:value-type="float" office:value="554" calcext:value-type="float">
            <text:p>554</text:p>
          </table:table-cell>
          <table:table-cell table:formula="of:=IF([.A565]&lt;[.D$4];1;0)" office:value-type="float" office:value="0" calcext:value-type="float">
            <text:p>0</text:p>
          </table:table-cell>
          <table:table-cell table:formula="of:=MOD([.C564]+[.C$9];64)" office:value-type="float" office:value="40" calcext:value-type="float">
            <text:p>40</text:p>
          </table:table-cell>
          <table:table-cell table:formula="of:=INT([.C56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65]+1" office:value-type="float" office:value="555" calcext:value-type="float">
            <text:p>555</text:p>
          </table:table-cell>
          <table:table-cell table:formula="of:=IF([.A566]&lt;[.D$4];1;0)" office:value-type="float" office:value="0" calcext:value-type="float">
            <text:p>0</text:p>
          </table:table-cell>
          <table:table-cell table:formula="of:=MOD([.C565]+[.C$9];64)" office:value-type="float" office:value="44" calcext:value-type="float">
            <text:p>44</text:p>
          </table:table-cell>
          <table:table-cell table:formula="of:=INT([.C56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66]+1" office:value-type="float" office:value="556" calcext:value-type="float">
            <text:p>556</text:p>
          </table:table-cell>
          <table:table-cell table:formula="of:=IF([.A567]&lt;[.D$4];1;0)" office:value-type="float" office:value="0" calcext:value-type="float">
            <text:p>0</text:p>
          </table:table-cell>
          <table:table-cell table:formula="of:=MOD([.C566]+[.C$9];64)" office:value-type="float" office:value="48" calcext:value-type="float">
            <text:p>48</text:p>
          </table:table-cell>
          <table:table-cell table:formula="of:=INT([.C56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67]+1" office:value-type="float" office:value="557" calcext:value-type="float">
            <text:p>557</text:p>
          </table:table-cell>
          <table:table-cell table:formula="of:=IF([.A568]&lt;[.D$4];1;0)" office:value-type="float" office:value="0" calcext:value-type="float">
            <text:p>0</text:p>
          </table:table-cell>
          <table:table-cell table:formula="of:=MOD([.C567]+[.C$9];64)" office:value-type="float" office:value="52" calcext:value-type="float">
            <text:p>52</text:p>
          </table:table-cell>
          <table:table-cell table:formula="of:=INT([.C56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68]+1" office:value-type="float" office:value="558" calcext:value-type="float">
            <text:p>558</text:p>
          </table:table-cell>
          <table:table-cell table:formula="of:=IF([.A569]&lt;[.D$4];1;0)" office:value-type="float" office:value="0" calcext:value-type="float">
            <text:p>0</text:p>
          </table:table-cell>
          <table:table-cell table:formula="of:=MOD([.C568]+[.C$9];64)" office:value-type="float" office:value="56" calcext:value-type="float">
            <text:p>56</text:p>
          </table:table-cell>
          <table:table-cell table:formula="of:=INT([.C56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69]+1" office:value-type="float" office:value="559" calcext:value-type="float">
            <text:p>559</text:p>
          </table:table-cell>
          <table:table-cell table:formula="of:=IF([.A570]&lt;[.D$4];1;0)" office:value-type="float" office:value="0" calcext:value-type="float">
            <text:p>0</text:p>
          </table:table-cell>
          <table:table-cell table:formula="of:=MOD([.C569]+[.C$9];64)" office:value-type="float" office:value="60" calcext:value-type="float">
            <text:p>60</text:p>
          </table:table-cell>
          <table:table-cell table:formula="of:=INT([.C57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70]+1" office:value-type="float" office:value="560" calcext:value-type="float">
            <text:p>560</text:p>
          </table:table-cell>
          <table:table-cell table:formula="of:=IF([.A571]&lt;[.D$4];1;0)" office:value-type="float" office:value="0" calcext:value-type="float">
            <text:p>0</text:p>
          </table:table-cell>
          <table:table-cell table:formula="of:=MOD([.C570]+[.C$9];64)" office:value-type="float" office:value="0" calcext:value-type="float">
            <text:p>0</text:p>
          </table:table-cell>
          <table:table-cell table:formula="of:=INT([.C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1]+1" office:value-type="float" office:value="561" calcext:value-type="float">
            <text:p>561</text:p>
          </table:table-cell>
          <table:table-cell table:formula="of:=IF([.A572]&lt;[.D$4];1;0)" office:value-type="float" office:value="0" calcext:value-type="float">
            <text:p>0</text:p>
          </table:table-cell>
          <table:table-cell table:formula="of:=MOD([.C571]+[.C$9];64)" office:value-type="float" office:value="4" calcext:value-type="float">
            <text:p>4</text:p>
          </table:table-cell>
          <table:table-cell table:formula="of:=INT([.C57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72]+1" office:value-type="float" office:value="562" calcext:value-type="float">
            <text:p>562</text:p>
          </table:table-cell>
          <table:table-cell table:formula="of:=IF([.A573]&lt;[.D$4];1;0)" office:value-type="float" office:value="0" calcext:value-type="float">
            <text:p>0</text:p>
          </table:table-cell>
          <table:table-cell table:formula="of:=MOD([.C572]+[.C$9];64)" office:value-type="float" office:value="8" calcext:value-type="float">
            <text:p>8</text:p>
          </table:table-cell>
          <table:table-cell table:formula="of:=INT([.C57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73]+1" office:value-type="float" office:value="563" calcext:value-type="float">
            <text:p>563</text:p>
          </table:table-cell>
          <table:table-cell table:formula="of:=IF([.A574]&lt;[.D$4];1;0)" office:value-type="float" office:value="0" calcext:value-type="float">
            <text:p>0</text:p>
          </table:table-cell>
          <table:table-cell table:formula="of:=MOD([.C573]+[.C$9];64)" office:value-type="float" office:value="12" calcext:value-type="float">
            <text:p>12</text:p>
          </table:table-cell>
          <table:table-cell table:formula="of:=INT([.C57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74]+1" office:value-type="float" office:value="564" calcext:value-type="float">
            <text:p>564</text:p>
          </table:table-cell>
          <table:table-cell table:formula="of:=IF([.A575]&lt;[.D$4];1;0)" office:value-type="float" office:value="0" calcext:value-type="float">
            <text:p>0</text:p>
          </table:table-cell>
          <table:table-cell table:formula="of:=MOD([.C574]+[.C$9];64)" office:value-type="float" office:value="16" calcext:value-type="float">
            <text:p>16</text:p>
          </table:table-cell>
          <table:table-cell table:formula="of:=INT([.C57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75]+1" office:value-type="float" office:value="565" calcext:value-type="float">
            <text:p>565</text:p>
          </table:table-cell>
          <table:table-cell table:formula="of:=IF([.A576]&lt;[.D$4];1;0)" office:value-type="float" office:value="0" calcext:value-type="float">
            <text:p>0</text:p>
          </table:table-cell>
          <table:table-cell table:formula="of:=MOD([.C575]+[.C$9];64)" office:value-type="float" office:value="20" calcext:value-type="float">
            <text:p>20</text:p>
          </table:table-cell>
          <table:table-cell table:formula="of:=INT([.C57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76]+1" office:value-type="float" office:value="566" calcext:value-type="float">
            <text:p>566</text:p>
          </table:table-cell>
          <table:table-cell table:formula="of:=IF([.A577]&lt;[.D$4];1;0)" office:value-type="float" office:value="0" calcext:value-type="float">
            <text:p>0</text:p>
          </table:table-cell>
          <table:table-cell table:formula="of:=MOD([.C576]+[.C$9];64)" office:value-type="float" office:value="24" calcext:value-type="float">
            <text:p>24</text:p>
          </table:table-cell>
          <table:table-cell table:formula="of:=INT([.C57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77]+1" office:value-type="float" office:value="567" calcext:value-type="float">
            <text:p>567</text:p>
          </table:table-cell>
          <table:table-cell table:formula="of:=IF([.A578]&lt;[.D$4];1;0)" office:value-type="float" office:value="0" calcext:value-type="float">
            <text:p>0</text:p>
          </table:table-cell>
          <table:table-cell table:formula="of:=MOD([.C577]+[.C$9];64)" office:value-type="float" office:value="28" calcext:value-type="float">
            <text:p>28</text:p>
          </table:table-cell>
          <table:table-cell table:formula="of:=INT([.C57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78]+1" office:value-type="float" office:value="568" calcext:value-type="float">
            <text:p>568</text:p>
          </table:table-cell>
          <table:table-cell table:formula="of:=IF([.A579]&lt;[.D$4];1;0)" office:value-type="float" office:value="0" calcext:value-type="float">
            <text:p>0</text:p>
          </table:table-cell>
          <table:table-cell table:formula="of:=MOD([.C578]+[.C$9];64)" office:value-type="float" office:value="32" calcext:value-type="float">
            <text:p>32</text:p>
          </table:table-cell>
          <table:table-cell table:formula="of:=INT([.C57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79]+1" office:value-type="float" office:value="569" calcext:value-type="float">
            <text:p>569</text:p>
          </table:table-cell>
          <table:table-cell table:formula="of:=IF([.A580]&lt;[.D$4];1;0)" office:value-type="float" office:value="0" calcext:value-type="float">
            <text:p>0</text:p>
          </table:table-cell>
          <table:table-cell table:formula="of:=MOD([.C579]+[.C$9];64)" office:value-type="float" office:value="36" calcext:value-type="float">
            <text:p>36</text:p>
          </table:table-cell>
          <table:table-cell table:formula="of:=INT([.C5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80]+1" office:value-type="float" office:value="570" calcext:value-type="float">
            <text:p>570</text:p>
          </table:table-cell>
          <table:table-cell table:formula="of:=IF([.A581]&lt;[.D$4];1;0)" office:value-type="float" office:value="0" calcext:value-type="float">
            <text:p>0</text:p>
          </table:table-cell>
          <table:table-cell table:formula="of:=MOD([.C580]+[.C$9];64)" office:value-type="float" office:value="40" calcext:value-type="float">
            <text:p>40</text:p>
          </table:table-cell>
          <table:table-cell table:formula="of:=INT([.C58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81]+1" office:value-type="float" office:value="571" calcext:value-type="float">
            <text:p>571</text:p>
          </table:table-cell>
          <table:table-cell table:formula="of:=IF([.A582]&lt;[.D$4];1;0)" office:value-type="float" office:value="0" calcext:value-type="float">
            <text:p>0</text:p>
          </table:table-cell>
          <table:table-cell table:formula="of:=MOD([.C581]+[.C$9];64)" office:value-type="float" office:value="44" calcext:value-type="float">
            <text:p>44</text:p>
          </table:table-cell>
          <table:table-cell table:formula="of:=INT([.C58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82]+1" office:value-type="float" office:value="572" calcext:value-type="float">
            <text:p>572</text:p>
          </table:table-cell>
          <table:table-cell table:formula="of:=IF([.A583]&lt;[.D$4];1;0)" office:value-type="float" office:value="0" calcext:value-type="float">
            <text:p>0</text:p>
          </table:table-cell>
          <table:table-cell table:formula="of:=MOD([.C582]+[.C$9];64)" office:value-type="float" office:value="48" calcext:value-type="float">
            <text:p>48</text:p>
          </table:table-cell>
          <table:table-cell table:formula="of:=INT([.C58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83]+1" office:value-type="float" office:value="573" calcext:value-type="float">
            <text:p>573</text:p>
          </table:table-cell>
          <table:table-cell table:formula="of:=IF([.A584]&lt;[.D$4];1;0)" office:value-type="float" office:value="0" calcext:value-type="float">
            <text:p>0</text:p>
          </table:table-cell>
          <table:table-cell table:formula="of:=MOD([.C583]+[.C$9];64)" office:value-type="float" office:value="52" calcext:value-type="float">
            <text:p>52</text:p>
          </table:table-cell>
          <table:table-cell table:formula="of:=INT([.C58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84]+1" office:value-type="float" office:value="574" calcext:value-type="float">
            <text:p>574</text:p>
          </table:table-cell>
          <table:table-cell table:formula="of:=IF([.A585]&lt;[.D$4];1;0)" office:value-type="float" office:value="0" calcext:value-type="float">
            <text:p>0</text:p>
          </table:table-cell>
          <table:table-cell table:formula="of:=MOD([.C584]+[.C$9];64)" office:value-type="float" office:value="56" calcext:value-type="float">
            <text:p>56</text:p>
          </table:table-cell>
          <table:table-cell table:formula="of:=INT([.C58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85]+1" office:value-type="float" office:value="575" calcext:value-type="float">
            <text:p>575</text:p>
          </table:table-cell>
          <table:table-cell table:formula="of:=IF([.A586]&lt;[.D$4];1;0)" office:value-type="float" office:value="0" calcext:value-type="float">
            <text:p>0</text:p>
          </table:table-cell>
          <table:table-cell table:formula="of:=MOD([.C585]+[.C$9];64)" office:value-type="float" office:value="60" calcext:value-type="float">
            <text:p>60</text:p>
          </table:table-cell>
          <table:table-cell table:formula="of:=INT([.C58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86]+1" office:value-type="float" office:value="576" calcext:value-type="float">
            <text:p>576</text:p>
          </table:table-cell>
          <table:table-cell table:formula="of:=IF([.A587]&lt;[.D$4];1;0)" office:value-type="float" office:value="0" calcext:value-type="float">
            <text:p>0</text:p>
          </table:table-cell>
          <table:table-cell table:formula="of:=MOD([.C586]+[.C$9];64)" office:value-type="float" office:value="0" calcext:value-type="float">
            <text:p>0</text:p>
          </table:table-cell>
          <table:table-cell table:formula="of:=INT([.C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7]+1" office:value-type="float" office:value="577" calcext:value-type="float">
            <text:p>577</text:p>
          </table:table-cell>
          <table:table-cell table:formula="of:=IF([.A588]&lt;[.D$4];1;0)" office:value-type="float" office:value="0" calcext:value-type="float">
            <text:p>0</text:p>
          </table:table-cell>
          <table:table-cell table:formula="of:=MOD([.C587]+[.C$9];64)" office:value-type="float" office:value="4" calcext:value-type="float">
            <text:p>4</text:p>
          </table:table-cell>
          <table:table-cell table:formula="of:=INT([.C58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88]+1" office:value-type="float" office:value="578" calcext:value-type="float">
            <text:p>578</text:p>
          </table:table-cell>
          <table:table-cell table:formula="of:=IF([.A589]&lt;[.D$4];1;0)" office:value-type="float" office:value="0" calcext:value-type="float">
            <text:p>0</text:p>
          </table:table-cell>
          <table:table-cell table:formula="of:=MOD([.C588]+[.C$9];64)" office:value-type="float" office:value="8" calcext:value-type="float">
            <text:p>8</text:p>
          </table:table-cell>
          <table:table-cell table:formula="of:=INT([.C58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89]+1" office:value-type="float" office:value="579" calcext:value-type="float">
            <text:p>579</text:p>
          </table:table-cell>
          <table:table-cell table:formula="of:=IF([.A590]&lt;[.D$4];1;0)" office:value-type="float" office:value="0" calcext:value-type="float">
            <text:p>0</text:p>
          </table:table-cell>
          <table:table-cell table:formula="of:=MOD([.C589]+[.C$9];64)" office:value-type="float" office:value="12" calcext:value-type="float">
            <text:p>12</text:p>
          </table:table-cell>
          <table:table-cell table:formula="of:=INT([.C59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90]+1" office:value-type="float" office:value="580" calcext:value-type="float">
            <text:p>580</text:p>
          </table:table-cell>
          <table:table-cell table:formula="of:=IF([.A591]&lt;[.D$4];1;0)" office:value-type="float" office:value="0" calcext:value-type="float">
            <text:p>0</text:p>
          </table:table-cell>
          <table:table-cell table:formula="of:=MOD([.C590]+[.C$9];64)" office:value-type="float" office:value="16" calcext:value-type="float">
            <text:p>16</text:p>
          </table:table-cell>
          <table:table-cell table:formula="of:=INT([.C59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91]+1" office:value-type="float" office:value="581" calcext:value-type="float">
            <text:p>581</text:p>
          </table:table-cell>
          <table:table-cell table:formula="of:=IF([.A592]&lt;[.D$4];1;0)" office:value-type="float" office:value="0" calcext:value-type="float">
            <text:p>0</text:p>
          </table:table-cell>
          <table:table-cell table:formula="of:=MOD([.C591]+[.C$9];64)" office:value-type="float" office:value="20" calcext:value-type="float">
            <text:p>20</text:p>
          </table:table-cell>
          <table:table-cell table:formula="of:=INT([.C59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92]+1" office:value-type="float" office:value="582" calcext:value-type="float">
            <text:p>582</text:p>
          </table:table-cell>
          <table:table-cell table:formula="of:=IF([.A593]&lt;[.D$4];1;0)" office:value-type="float" office:value="0" calcext:value-type="float">
            <text:p>0</text:p>
          </table:table-cell>
          <table:table-cell table:formula="of:=MOD([.C592]+[.C$9];64)" office:value-type="float" office:value="24" calcext:value-type="float">
            <text:p>24</text:p>
          </table:table-cell>
          <table:table-cell table:formula="of:=INT([.C59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93]+1" office:value-type="float" office:value="583" calcext:value-type="float">
            <text:p>583</text:p>
          </table:table-cell>
          <table:table-cell table:formula="of:=IF([.A594]&lt;[.D$4];1;0)" office:value-type="float" office:value="0" calcext:value-type="float">
            <text:p>0</text:p>
          </table:table-cell>
          <table:table-cell table:formula="of:=MOD([.C593]+[.C$9];64)" office:value-type="float" office:value="28" calcext:value-type="float">
            <text:p>28</text:p>
          </table:table-cell>
          <table:table-cell table:formula="of:=INT([.C59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94]+1" office:value-type="float" office:value="584" calcext:value-type="float">
            <text:p>584</text:p>
          </table:table-cell>
          <table:table-cell table:formula="of:=IF([.A595]&lt;[.D$4];1;0)" office:value-type="float" office:value="0" calcext:value-type="float">
            <text:p>0</text:p>
          </table:table-cell>
          <table:table-cell table:formula="of:=MOD([.C594]+[.C$9];64)" office:value-type="float" office:value="32" calcext:value-type="float">
            <text:p>32</text:p>
          </table:table-cell>
          <table:table-cell table:formula="of:=INT([.C59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95]+1" office:value-type="float" office:value="585" calcext:value-type="float">
            <text:p>585</text:p>
          </table:table-cell>
          <table:table-cell table:formula="of:=IF([.A596]&lt;[.D$4];1;0)" office:value-type="float" office:value="0" calcext:value-type="float">
            <text:p>0</text:p>
          </table:table-cell>
          <table:table-cell table:formula="of:=MOD([.C595]+[.C$9];64)" office:value-type="float" office:value="36" calcext:value-type="float">
            <text:p>36</text:p>
          </table:table-cell>
          <table:table-cell table:formula="of:=INT([.C59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96]+1" office:value-type="float" office:value="586" calcext:value-type="float">
            <text:p>586</text:p>
          </table:table-cell>
          <table:table-cell table:formula="of:=IF([.A597]&lt;[.D$4];1;0)" office:value-type="float" office:value="0" calcext:value-type="float">
            <text:p>0</text:p>
          </table:table-cell>
          <table:table-cell table:formula="of:=MOD([.C596]+[.C$9];64)" office:value-type="float" office:value="40" calcext:value-type="float">
            <text:p>40</text:p>
          </table:table-cell>
          <table:table-cell table:formula="of:=INT([.C59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97]+1" office:value-type="float" office:value="587" calcext:value-type="float">
            <text:p>587</text:p>
          </table:table-cell>
          <table:table-cell table:formula="of:=IF([.A598]&lt;[.D$4];1;0)" office:value-type="float" office:value="0" calcext:value-type="float">
            <text:p>0</text:p>
          </table:table-cell>
          <table:table-cell table:formula="of:=MOD([.C597]+[.C$9];64)" office:value-type="float" office:value="44" calcext:value-type="float">
            <text:p>44</text:p>
          </table:table-cell>
          <table:table-cell table:formula="of:=INT([.C59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98]+1" office:value-type="float" office:value="588" calcext:value-type="float">
            <text:p>588</text:p>
          </table:table-cell>
          <table:table-cell table:formula="of:=IF([.A599]&lt;[.D$4];1;0)" office:value-type="float" office:value="0" calcext:value-type="float">
            <text:p>0</text:p>
          </table:table-cell>
          <table:table-cell table:formula="of:=MOD([.C598]+[.C$9];64)" office:value-type="float" office:value="48" calcext:value-type="float">
            <text:p>48</text:p>
          </table:table-cell>
          <table:table-cell table:formula="of:=INT([.C59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99]+1" office:value-type="float" office:value="589" calcext:value-type="float">
            <text:p>589</text:p>
          </table:table-cell>
          <table:table-cell table:formula="of:=IF([.A600]&lt;[.D$4];1;0)" office:value-type="float" office:value="0" calcext:value-type="float">
            <text:p>0</text:p>
          </table:table-cell>
          <table:table-cell table:formula="of:=MOD([.C599]+[.C$9];64)" office:value-type="float" office:value="52" calcext:value-type="float">
            <text:p>52</text:p>
          </table:table-cell>
          <table:table-cell table:formula="of:=INT([.C60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00]+1" office:value-type="float" office:value="590" calcext:value-type="float">
            <text:p>590</text:p>
          </table:table-cell>
          <table:table-cell table:formula="of:=IF([.A601]&lt;[.D$4];1;0)" office:value-type="float" office:value="0" calcext:value-type="float">
            <text:p>0</text:p>
          </table:table-cell>
          <table:table-cell table:formula="of:=MOD([.C600]+[.C$9];64)" office:value-type="float" office:value="56" calcext:value-type="float">
            <text:p>56</text:p>
          </table:table-cell>
          <table:table-cell table:formula="of:=INT([.C60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01]+1" office:value-type="float" office:value="591" calcext:value-type="float">
            <text:p>591</text:p>
          </table:table-cell>
          <table:table-cell table:formula="of:=IF([.A602]&lt;[.D$4];1;0)" office:value-type="float" office:value="0" calcext:value-type="float">
            <text:p>0</text:p>
          </table:table-cell>
          <table:table-cell table:formula="of:=MOD([.C601]+[.C$9];64)" office:value-type="float" office:value="60" calcext:value-type="float">
            <text:p>60</text:p>
          </table:table-cell>
          <table:table-cell table:formula="of:=INT([.C60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02]+1" office:value-type="float" office:value="592" calcext:value-type="float">
            <text:p>592</text:p>
          </table:table-cell>
          <table:table-cell table:formula="of:=IF([.A603]&lt;[.D$4];1;0)" office:value-type="float" office:value="0" calcext:value-type="float">
            <text:p>0</text:p>
          </table:table-cell>
          <table:table-cell table:formula="of:=MOD([.C602]+[.C$9];64)" office:value-type="float" office:value="0" calcext:value-type="float">
            <text:p>0</text:p>
          </table:table-cell>
          <table:table-cell table:formula="of:=INT([.C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3]+1" office:value-type="float" office:value="593" calcext:value-type="float">
            <text:p>593</text:p>
          </table:table-cell>
          <table:table-cell table:formula="of:=IF([.A604]&lt;[.D$4];1;0)" office:value-type="float" office:value="0" calcext:value-type="float">
            <text:p>0</text:p>
          </table:table-cell>
          <table:table-cell table:formula="of:=MOD([.C603]+[.C$9];64)" office:value-type="float" office:value="4" calcext:value-type="float">
            <text:p>4</text:p>
          </table:table-cell>
          <table:table-cell table:formula="of:=INT([.C60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04]+1" office:value-type="float" office:value="594" calcext:value-type="float">
            <text:p>594</text:p>
          </table:table-cell>
          <table:table-cell table:formula="of:=IF([.A605]&lt;[.D$4];1;0)" office:value-type="float" office:value="0" calcext:value-type="float">
            <text:p>0</text:p>
          </table:table-cell>
          <table:table-cell table:formula="of:=MOD([.C604]+[.C$9];64)" office:value-type="float" office:value="8" calcext:value-type="float">
            <text:p>8</text:p>
          </table:table-cell>
          <table:table-cell table:formula="of:=INT([.C6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05]+1" office:value-type="float" office:value="595" calcext:value-type="float">
            <text:p>595</text:p>
          </table:table-cell>
          <table:table-cell table:formula="of:=IF([.A606]&lt;[.D$4];1;0)" office:value-type="float" office:value="0" calcext:value-type="float">
            <text:p>0</text:p>
          </table:table-cell>
          <table:table-cell table:formula="of:=MOD([.C605]+[.C$9];64)" office:value-type="float" office:value="12" calcext:value-type="float">
            <text:p>12</text:p>
          </table:table-cell>
          <table:table-cell table:formula="of:=INT([.C60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06]+1" office:value-type="float" office:value="596" calcext:value-type="float">
            <text:p>596</text:p>
          </table:table-cell>
          <table:table-cell table:formula="of:=IF([.A607]&lt;[.D$4];1;0)" office:value-type="float" office:value="0" calcext:value-type="float">
            <text:p>0</text:p>
          </table:table-cell>
          <table:table-cell table:formula="of:=MOD([.C606]+[.C$9];64)" office:value-type="float" office:value="16" calcext:value-type="float">
            <text:p>16</text:p>
          </table:table-cell>
          <table:table-cell table:formula="of:=INT([.C60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07]+1" office:value-type="float" office:value="597" calcext:value-type="float">
            <text:p>597</text:p>
          </table:table-cell>
          <table:table-cell table:formula="of:=IF([.A608]&lt;[.D$4];1;0)" office:value-type="float" office:value="0" calcext:value-type="float">
            <text:p>0</text:p>
          </table:table-cell>
          <table:table-cell table:formula="of:=MOD([.C607]+[.C$9];64)" office:value-type="float" office:value="20" calcext:value-type="float">
            <text:p>20</text:p>
          </table:table-cell>
          <table:table-cell table:formula="of:=INT([.C60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08]+1" office:value-type="float" office:value="598" calcext:value-type="float">
            <text:p>598</text:p>
          </table:table-cell>
          <table:table-cell table:formula="of:=IF([.A609]&lt;[.D$4];1;0)" office:value-type="float" office:value="0" calcext:value-type="float">
            <text:p>0</text:p>
          </table:table-cell>
          <table:table-cell table:formula="of:=MOD([.C608]+[.C$9];64)" office:value-type="float" office:value="24" calcext:value-type="float">
            <text:p>24</text:p>
          </table:table-cell>
          <table:table-cell table:formula="of:=INT([.C60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09]+1" office:value-type="float" office:value="599" calcext:value-type="float">
            <text:p>599</text:p>
          </table:table-cell>
          <table:table-cell table:formula="of:=IF([.A610]&lt;[.D$4];1;0)" office:value-type="float" office:value="0" calcext:value-type="float">
            <text:p>0</text:p>
          </table:table-cell>
          <table:table-cell table:formula="of:=MOD([.C609]+[.C$9];64)" office:value-type="float" office:value="28" calcext:value-type="float">
            <text:p>28</text:p>
          </table:table-cell>
          <table:table-cell table:formula="of:=INT([.C61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10]+1" office:value-type="float" office:value="600" calcext:value-type="float">
            <text:p>600</text:p>
          </table:table-cell>
          <table:table-cell table:formula="of:=IF([.A611]&lt;[.D$4];1;0)" office:value-type="float" office:value="0" calcext:value-type="float">
            <text:p>0</text:p>
          </table:table-cell>
          <table:table-cell table:formula="of:=MOD([.C610]+[.C$9];64)" office:value-type="float" office:value="32" calcext:value-type="float">
            <text:p>32</text:p>
          </table:table-cell>
          <table:table-cell table:formula="of:=INT([.C61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11]+1" office:value-type="float" office:value="601" calcext:value-type="float">
            <text:p>601</text:p>
          </table:table-cell>
          <table:table-cell table:formula="of:=IF([.A612]&lt;[.D$4];1;0)" office:value-type="float" office:value="0" calcext:value-type="float">
            <text:p>0</text:p>
          </table:table-cell>
          <table:table-cell table:formula="of:=MOD([.C611]+[.C$9];64)" office:value-type="float" office:value="36" calcext:value-type="float">
            <text:p>36</text:p>
          </table:table-cell>
          <table:table-cell table:formula="of:=INT([.C61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12]+1" office:value-type="float" office:value="602" calcext:value-type="float">
            <text:p>602</text:p>
          </table:table-cell>
          <table:table-cell table:formula="of:=IF([.A613]&lt;[.D$4];1;0)" office:value-type="float" office:value="0" calcext:value-type="float">
            <text:p>0</text:p>
          </table:table-cell>
          <table:table-cell table:formula="of:=MOD([.C612]+[.C$9];64)" office:value-type="float" office:value="40" calcext:value-type="float">
            <text:p>40</text:p>
          </table:table-cell>
          <table:table-cell table:formula="of:=INT([.C61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13]+1" office:value-type="float" office:value="603" calcext:value-type="float">
            <text:p>603</text:p>
          </table:table-cell>
          <table:table-cell table:formula="of:=IF([.A614]&lt;[.D$4];1;0)" office:value-type="float" office:value="0" calcext:value-type="float">
            <text:p>0</text:p>
          </table:table-cell>
          <table:table-cell table:formula="of:=MOD([.C613]+[.C$9];64)" office:value-type="float" office:value="44" calcext:value-type="float">
            <text:p>44</text:p>
          </table:table-cell>
          <table:table-cell table:formula="of:=INT([.C61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14]+1" office:value-type="float" office:value="604" calcext:value-type="float">
            <text:p>604</text:p>
          </table:table-cell>
          <table:table-cell table:formula="of:=IF([.A615]&lt;[.D$4];1;0)" office:value-type="float" office:value="0" calcext:value-type="float">
            <text:p>0</text:p>
          </table:table-cell>
          <table:table-cell table:formula="of:=MOD([.C614]+[.C$9];64)" office:value-type="float" office:value="48" calcext:value-type="float">
            <text:p>48</text:p>
          </table:table-cell>
          <table:table-cell table:formula="of:=INT([.C61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15]+1" office:value-type="float" office:value="605" calcext:value-type="float">
            <text:p>605</text:p>
          </table:table-cell>
          <table:table-cell table:formula="of:=IF([.A616]&lt;[.D$4];1;0)" office:value-type="float" office:value="0" calcext:value-type="float">
            <text:p>0</text:p>
          </table:table-cell>
          <table:table-cell table:formula="of:=MOD([.C615]+[.C$9];64)" office:value-type="float" office:value="52" calcext:value-type="float">
            <text:p>52</text:p>
          </table:table-cell>
          <table:table-cell table:formula="of:=INT([.C61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16]+1" office:value-type="float" office:value="606" calcext:value-type="float">
            <text:p>606</text:p>
          </table:table-cell>
          <table:table-cell table:formula="of:=IF([.A617]&lt;[.D$4];1;0)" office:value-type="float" office:value="0" calcext:value-type="float">
            <text:p>0</text:p>
          </table:table-cell>
          <table:table-cell table:formula="of:=MOD([.C616]+[.C$9];64)" office:value-type="float" office:value="56" calcext:value-type="float">
            <text:p>56</text:p>
          </table:table-cell>
          <table:table-cell table:formula="of:=INT([.C61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17]+1" office:value-type="float" office:value="607" calcext:value-type="float">
            <text:p>607</text:p>
          </table:table-cell>
          <table:table-cell table:formula="of:=IF([.A618]&lt;[.D$4];1;0)" office:value-type="float" office:value="0" calcext:value-type="float">
            <text:p>0</text:p>
          </table:table-cell>
          <table:table-cell table:formula="of:=MOD([.C617]+[.C$9];64)" office:value-type="float" office:value="60" calcext:value-type="float">
            <text:p>60</text:p>
          </table:table-cell>
          <table:table-cell table:formula="of:=INT([.C61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18]+1" office:value-type="float" office:value="608" calcext:value-type="float">
            <text:p>608</text:p>
          </table:table-cell>
          <table:table-cell table:formula="of:=IF([.A619]&lt;[.D$4];1;0)" office:value-type="float" office:value="0" calcext:value-type="float">
            <text:p>0</text:p>
          </table:table-cell>
          <table:table-cell table:formula="of:=MOD([.C618]+[.C$9];64)" office:value-type="float" office:value="0" calcext:value-type="float">
            <text:p>0</text:p>
          </table:table-cell>
          <table:table-cell table:formula="of:=INT([.C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9]+1" office:value-type="float" office:value="609" calcext:value-type="float">
            <text:p>609</text:p>
          </table:table-cell>
          <table:table-cell table:formula="of:=IF([.A620]&lt;[.D$4];1;0)" office:value-type="float" office:value="0" calcext:value-type="float">
            <text:p>0</text:p>
          </table:table-cell>
          <table:table-cell table:formula="of:=MOD([.C619]+[.C$9];64)" office:value-type="float" office:value="4" calcext:value-type="float">
            <text:p>4</text:p>
          </table:table-cell>
          <table:table-cell table:formula="of:=INT([.C62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20]+1" office:value-type="float" office:value="610" calcext:value-type="float">
            <text:p>610</text:p>
          </table:table-cell>
          <table:table-cell table:formula="of:=IF([.A621]&lt;[.D$4];1;0)" office:value-type="float" office:value="0" calcext:value-type="float">
            <text:p>0</text:p>
          </table:table-cell>
          <table:table-cell table:formula="of:=MOD([.C620]+[.C$9];64)" office:value-type="float" office:value="8" calcext:value-type="float">
            <text:p>8</text:p>
          </table:table-cell>
          <table:table-cell table:formula="of:=INT([.C62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21]+1" office:value-type="float" office:value="611" calcext:value-type="float">
            <text:p>611</text:p>
          </table:table-cell>
          <table:table-cell table:formula="of:=IF([.A622]&lt;[.D$4];1;0)" office:value-type="float" office:value="0" calcext:value-type="float">
            <text:p>0</text:p>
          </table:table-cell>
          <table:table-cell table:formula="of:=MOD([.C621]+[.C$9];64)" office:value-type="float" office:value="12" calcext:value-type="float">
            <text:p>12</text:p>
          </table:table-cell>
          <table:table-cell table:formula="of:=INT([.C62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22]+1" office:value-type="float" office:value="612" calcext:value-type="float">
            <text:p>612</text:p>
          </table:table-cell>
          <table:table-cell table:formula="of:=IF([.A623]&lt;[.D$4];1;0)" office:value-type="float" office:value="0" calcext:value-type="float">
            <text:p>0</text:p>
          </table:table-cell>
          <table:table-cell table:formula="of:=MOD([.C622]+[.C$9];64)" office:value-type="float" office:value="16" calcext:value-type="float">
            <text:p>16</text:p>
          </table:table-cell>
          <table:table-cell table:formula="of:=INT([.C62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23]+1" office:value-type="float" office:value="613" calcext:value-type="float">
            <text:p>613</text:p>
          </table:table-cell>
          <table:table-cell table:formula="of:=IF([.A624]&lt;[.D$4];1;0)" office:value-type="float" office:value="0" calcext:value-type="float">
            <text:p>0</text:p>
          </table:table-cell>
          <table:table-cell table:formula="of:=MOD([.C623]+[.C$9];64)" office:value-type="float" office:value="20" calcext:value-type="float">
            <text:p>20</text:p>
          </table:table-cell>
          <table:table-cell table:formula="of:=INT([.C62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24]+1" office:value-type="float" office:value="614" calcext:value-type="float">
            <text:p>614</text:p>
          </table:table-cell>
          <table:table-cell table:formula="of:=IF([.A625]&lt;[.D$4];1;0)" office:value-type="float" office:value="0" calcext:value-type="float">
            <text:p>0</text:p>
          </table:table-cell>
          <table:table-cell table:formula="of:=MOD([.C624]+[.C$9];64)" office:value-type="float" office:value="24" calcext:value-type="float">
            <text:p>24</text:p>
          </table:table-cell>
          <table:table-cell table:formula="of:=INT([.C62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25]+1" office:value-type="float" office:value="615" calcext:value-type="float">
            <text:p>615</text:p>
          </table:table-cell>
          <table:table-cell table:formula="of:=IF([.A626]&lt;[.D$4];1;0)" office:value-type="float" office:value="0" calcext:value-type="float">
            <text:p>0</text:p>
          </table:table-cell>
          <table:table-cell table:formula="of:=MOD([.C625]+[.C$9];64)" office:value-type="float" office:value="28" calcext:value-type="float">
            <text:p>28</text:p>
          </table:table-cell>
          <table:table-cell table:formula="of:=INT([.C62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26]+1" office:value-type="float" office:value="616" calcext:value-type="float">
            <text:p>616</text:p>
          </table:table-cell>
          <table:table-cell table:formula="of:=IF([.A627]&lt;[.D$4];1;0)" office:value-type="float" office:value="0" calcext:value-type="float">
            <text:p>0</text:p>
          </table:table-cell>
          <table:table-cell table:formula="of:=MOD([.C626]+[.C$9];64)" office:value-type="float" office:value="32" calcext:value-type="float">
            <text:p>32</text:p>
          </table:table-cell>
          <table:table-cell table:formula="of:=INT([.C62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27]+1" office:value-type="float" office:value="617" calcext:value-type="float">
            <text:p>617</text:p>
          </table:table-cell>
          <table:table-cell table:formula="of:=IF([.A628]&lt;[.D$4];1;0)" office:value-type="float" office:value="0" calcext:value-type="float">
            <text:p>0</text:p>
          </table:table-cell>
          <table:table-cell table:formula="of:=MOD([.C627]+[.C$9];64)" office:value-type="float" office:value="36" calcext:value-type="float">
            <text:p>36</text:p>
          </table:table-cell>
          <table:table-cell table:formula="of:=INT([.C62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28]+1" office:value-type="float" office:value="618" calcext:value-type="float">
            <text:p>618</text:p>
          </table:table-cell>
          <table:table-cell table:formula="of:=IF([.A629]&lt;[.D$4];1;0)" office:value-type="float" office:value="0" calcext:value-type="float">
            <text:p>0</text:p>
          </table:table-cell>
          <table:table-cell table:formula="of:=MOD([.C628]+[.C$9];64)" office:value-type="float" office:value="40" calcext:value-type="float">
            <text:p>40</text:p>
          </table:table-cell>
          <table:table-cell table:formula="of:=INT([.C62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29]+1" office:value-type="float" office:value="619" calcext:value-type="float">
            <text:p>619</text:p>
          </table:table-cell>
          <table:table-cell table:formula="of:=IF([.A630]&lt;[.D$4];1;0)" office:value-type="float" office:value="0" calcext:value-type="float">
            <text:p>0</text:p>
          </table:table-cell>
          <table:table-cell table:formula="of:=MOD([.C629]+[.C$9];64)" office:value-type="float" office:value="44" calcext:value-type="float">
            <text:p>44</text:p>
          </table:table-cell>
          <table:table-cell table:formula="of:=INT([.C63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30]+1" office:value-type="float" office:value="620" calcext:value-type="float">
            <text:p>620</text:p>
          </table:table-cell>
          <table:table-cell table:formula="of:=IF([.A631]&lt;[.D$4];1;0)" office:value-type="float" office:value="0" calcext:value-type="float">
            <text:p>0</text:p>
          </table:table-cell>
          <table:table-cell table:formula="of:=MOD([.C630]+[.C$9];64)" office:value-type="float" office:value="48" calcext:value-type="float">
            <text:p>48</text:p>
          </table:table-cell>
          <table:table-cell table:formula="of:=INT([.C63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31]+1" office:value-type="float" office:value="621" calcext:value-type="float">
            <text:p>621</text:p>
          </table:table-cell>
          <table:table-cell table:formula="of:=IF([.A632]&lt;[.D$4];1;0)" office:value-type="float" office:value="0" calcext:value-type="float">
            <text:p>0</text:p>
          </table:table-cell>
          <table:table-cell table:formula="of:=MOD([.C631]+[.C$9];64)" office:value-type="float" office:value="52" calcext:value-type="float">
            <text:p>52</text:p>
          </table:table-cell>
          <table:table-cell table:formula="of:=INT([.C63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32]+1" office:value-type="float" office:value="622" calcext:value-type="float">
            <text:p>622</text:p>
          </table:table-cell>
          <table:table-cell table:formula="of:=IF([.A633]&lt;[.D$4];1;0)" office:value-type="float" office:value="0" calcext:value-type="float">
            <text:p>0</text:p>
          </table:table-cell>
          <table:table-cell table:formula="of:=MOD([.C632]+[.C$9];64)" office:value-type="float" office:value="56" calcext:value-type="float">
            <text:p>56</text:p>
          </table:table-cell>
          <table:table-cell table:formula="of:=INT([.C63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33]+1" office:value-type="float" office:value="623" calcext:value-type="float">
            <text:p>623</text:p>
          </table:table-cell>
          <table:table-cell table:formula="of:=IF([.A634]&lt;[.D$4];1;0)" office:value-type="float" office:value="0" calcext:value-type="float">
            <text:p>0</text:p>
          </table:table-cell>
          <table:table-cell table:formula="of:=MOD([.C633]+[.C$9];64)" office:value-type="float" office:value="60" calcext:value-type="float">
            <text:p>60</text:p>
          </table:table-cell>
          <table:table-cell table:formula="of:=INT([.C63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34]+1" office:value-type="float" office:value="624" calcext:value-type="float">
            <text:p>624</text:p>
          </table:table-cell>
          <table:table-cell table:formula="of:=IF([.A635]&lt;[.D$4];1;0)" office:value-type="float" office:value="0" calcext:value-type="float">
            <text:p>0</text:p>
          </table:table-cell>
          <table:table-cell table:formula="of:=MOD([.C634]+[.C$9];64)" office:value-type="float" office:value="0" calcext:value-type="float">
            <text:p>0</text:p>
          </table:table-cell>
          <table:table-cell table:formula="of:=INT([.C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5]+1" office:value-type="float" office:value="625" calcext:value-type="float">
            <text:p>625</text:p>
          </table:table-cell>
          <table:table-cell table:formula="of:=IF([.A636]&lt;[.D$4];1;0)" office:value-type="float" office:value="0" calcext:value-type="float">
            <text:p>0</text:p>
          </table:table-cell>
          <table:table-cell table:formula="of:=MOD([.C635]+[.C$9];64)" office:value-type="float" office:value="4" calcext:value-type="float">
            <text:p>4</text:p>
          </table:table-cell>
          <table:table-cell table:formula="of:=INT([.C63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36]+1" office:value-type="float" office:value="626" calcext:value-type="float">
            <text:p>626</text:p>
          </table:table-cell>
          <table:table-cell table:formula="of:=IF([.A637]&lt;[.D$4];1;0)" office:value-type="float" office:value="0" calcext:value-type="float">
            <text:p>0</text:p>
          </table:table-cell>
          <table:table-cell table:formula="of:=MOD([.C636]+[.C$9];64)" office:value-type="float" office:value="8" calcext:value-type="float">
            <text:p>8</text:p>
          </table:table-cell>
          <table:table-cell table:formula="of:=INT([.C63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37]+1" office:value-type="float" office:value="627" calcext:value-type="float">
            <text:p>627</text:p>
          </table:table-cell>
          <table:table-cell table:formula="of:=IF([.A638]&lt;[.D$4];1;0)" office:value-type="float" office:value="0" calcext:value-type="float">
            <text:p>0</text:p>
          </table:table-cell>
          <table:table-cell table:formula="of:=MOD([.C637]+[.C$9];64)" office:value-type="float" office:value="12" calcext:value-type="float">
            <text:p>12</text:p>
          </table:table-cell>
          <table:table-cell table:formula="of:=INT([.C63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38]+1" office:value-type="float" office:value="628" calcext:value-type="float">
            <text:p>628</text:p>
          </table:table-cell>
          <table:table-cell table:formula="of:=IF([.A639]&lt;[.D$4];1;0)" office:value-type="float" office:value="0" calcext:value-type="float">
            <text:p>0</text:p>
          </table:table-cell>
          <table:table-cell table:formula="of:=MOD([.C638]+[.C$9];64)" office:value-type="float" office:value="16" calcext:value-type="float">
            <text:p>16</text:p>
          </table:table-cell>
          <table:table-cell table:formula="of:=INT([.C63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39]+1" office:value-type="float" office:value="629" calcext:value-type="float">
            <text:p>629</text:p>
          </table:table-cell>
          <table:table-cell table:formula="of:=IF([.A640]&lt;[.D$4];1;0)" office:value-type="float" office:value="0" calcext:value-type="float">
            <text:p>0</text:p>
          </table:table-cell>
          <table:table-cell table:formula="of:=MOD([.C639]+[.C$9];64)" office:value-type="float" office:value="20" calcext:value-type="float">
            <text:p>20</text:p>
          </table:table-cell>
          <table:table-cell table:formula="of:=INT([.C64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40]+1" office:value-type="float" office:value="630" calcext:value-type="float">
            <text:p>630</text:p>
          </table:table-cell>
          <table:table-cell table:formula="of:=IF([.A641]&lt;[.D$4];1;0)" office:value-type="float" office:value="0" calcext:value-type="float">
            <text:p>0</text:p>
          </table:table-cell>
          <table:table-cell table:formula="of:=MOD([.C640]+[.C$9];64)" office:value-type="float" office:value="24" calcext:value-type="float">
            <text:p>24</text:p>
          </table:table-cell>
          <table:table-cell table:formula="of:=INT([.C64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41]+1" office:value-type="float" office:value="631" calcext:value-type="float">
            <text:p>631</text:p>
          </table:table-cell>
          <table:table-cell table:formula="of:=IF([.A642]&lt;[.D$4];1;0)" office:value-type="float" office:value="0" calcext:value-type="float">
            <text:p>0</text:p>
          </table:table-cell>
          <table:table-cell table:formula="of:=MOD([.C641]+[.C$9];64)" office:value-type="float" office:value="28" calcext:value-type="float">
            <text:p>28</text:p>
          </table:table-cell>
          <table:table-cell table:formula="of:=INT([.C64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2]+1" office:value-type="float" office:value="632" calcext:value-type="float">
            <text:p>632</text:p>
          </table:table-cell>
          <table:table-cell table:formula="of:=IF([.A643]&lt;[.D$4];1;0)" office:value-type="float" office:value="0" calcext:value-type="float">
            <text:p>0</text:p>
          </table:table-cell>
          <table:table-cell table:formula="of:=MOD([.C642]+[.C$9];64)" office:value-type="float" office:value="32" calcext:value-type="float">
            <text:p>32</text:p>
          </table:table-cell>
          <table:table-cell table:formula="of:=INT([.C64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43]+1" office:value-type="float" office:value="633" calcext:value-type="float">
            <text:p>633</text:p>
          </table:table-cell>
          <table:table-cell table:formula="of:=IF([.A644]&lt;[.D$4];1;0)" office:value-type="float" office:value="0" calcext:value-type="float">
            <text:p>0</text:p>
          </table:table-cell>
          <table:table-cell table:formula="of:=MOD([.C643]+[.C$9];64)" office:value-type="float" office:value="36" calcext:value-type="float">
            <text:p>36</text:p>
          </table:table-cell>
          <table:table-cell table:formula="of:=INT([.C64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44]+1" office:value-type="float" office:value="634" calcext:value-type="float">
            <text:p>634</text:p>
          </table:table-cell>
          <table:table-cell table:formula="of:=IF([.A645]&lt;[.D$4];1;0)" office:value-type="float" office:value="0" calcext:value-type="float">
            <text:p>0</text:p>
          </table:table-cell>
          <table:table-cell table:formula="of:=MOD([.C644]+[.C$9];64)" office:value-type="float" office:value="40" calcext:value-type="float">
            <text:p>40</text:p>
          </table:table-cell>
          <table:table-cell table:formula="of:=INT([.C64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45]+1" office:value-type="float" office:value="635" calcext:value-type="float">
            <text:p>635</text:p>
          </table:table-cell>
          <table:table-cell table:formula="of:=IF([.A646]&lt;[.D$4];1;0)" office:value-type="float" office:value="0" calcext:value-type="float">
            <text:p>0</text:p>
          </table:table-cell>
          <table:table-cell table:formula="of:=MOD([.C645]+[.C$9];64)" office:value-type="float" office:value="44" calcext:value-type="float">
            <text:p>44</text:p>
          </table:table-cell>
          <table:table-cell table:formula="of:=INT([.C64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46]+1" office:value-type="float" office:value="636" calcext:value-type="float">
            <text:p>636</text:p>
          </table:table-cell>
          <table:table-cell table:formula="of:=IF([.A647]&lt;[.D$4];1;0)" office:value-type="float" office:value="0" calcext:value-type="float">
            <text:p>0</text:p>
          </table:table-cell>
          <table:table-cell table:formula="of:=MOD([.C646]+[.C$9];64)" office:value-type="float" office:value="48" calcext:value-type="float">
            <text:p>48</text:p>
          </table:table-cell>
          <table:table-cell table:formula="of:=INT([.C64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47]+1" office:value-type="float" office:value="637" calcext:value-type="float">
            <text:p>637</text:p>
          </table:table-cell>
          <table:table-cell table:formula="of:=IF([.A648]&lt;[.D$4];1;0)" office:value-type="float" office:value="0" calcext:value-type="float">
            <text:p>0</text:p>
          </table:table-cell>
          <table:table-cell table:formula="of:=MOD([.C647]+[.C$9];64)" office:value-type="float" office:value="52" calcext:value-type="float">
            <text:p>52</text:p>
          </table:table-cell>
          <table:table-cell table:formula="of:=INT([.C64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48]+1" office:value-type="float" office:value="638" calcext:value-type="float">
            <text:p>638</text:p>
          </table:table-cell>
          <table:table-cell table:formula="of:=IF([.A649]&lt;[.D$4];1;0)" office:value-type="float" office:value="0" calcext:value-type="float">
            <text:p>0</text:p>
          </table:table-cell>
          <table:table-cell table:formula="of:=MOD([.C648]+[.C$9];64)" office:value-type="float" office:value="56" calcext:value-type="float">
            <text:p>56</text:p>
          </table:table-cell>
          <table:table-cell table:formula="of:=INT([.C64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49]+1" office:value-type="float" office:value="639" calcext:value-type="float">
            <text:p>639</text:p>
          </table:table-cell>
          <table:table-cell table:formula="of:=IF([.A650]&lt;[.D$4];1;0)" office:value-type="float" office:value="0" calcext:value-type="float">
            <text:p>0</text:p>
          </table:table-cell>
          <table:table-cell table:formula="of:=MOD([.C649]+[.C$9];64)" office:value-type="float" office:value="60" calcext:value-type="float">
            <text:p>60</text:p>
          </table:table-cell>
          <table:table-cell table:formula="of:=INT([.C65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50]+1" office:value-type="float" office:value="640" calcext:value-type="float">
            <text:p>640</text:p>
          </table:table-cell>
          <table:table-cell table:formula="of:=IF([.A651]&lt;[.D$4];1;0)" office:value-type="float" office:value="0" calcext:value-type="float">
            <text:p>0</text:p>
          </table:table-cell>
          <table:table-cell table:formula="of:=MOD([.C650]+[.C$9];64)" office:value-type="float" office:value="0" calcext:value-type="float">
            <text:p>0</text:p>
          </table:table-cell>
          <table:table-cell table:formula="of:=INT([.C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1]+1" office:value-type="float" office:value="641" calcext:value-type="float">
            <text:p>641</text:p>
          </table:table-cell>
          <table:table-cell table:formula="of:=IF([.A652]&lt;[.D$4];1;0)" office:value-type="float" office:value="0" calcext:value-type="float">
            <text:p>0</text:p>
          </table:table-cell>
          <table:table-cell table:formula="of:=MOD([.C651]+[.C$9];64)" office:value-type="float" office:value="4" calcext:value-type="float">
            <text:p>4</text:p>
          </table:table-cell>
          <table:table-cell table:formula="of:=INT([.C65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52]+1" office:value-type="float" office:value="642" calcext:value-type="float">
            <text:p>642</text:p>
          </table:table-cell>
          <table:table-cell table:formula="of:=IF([.A653]&lt;[.D$4];1;0)" office:value-type="float" office:value="0" calcext:value-type="float">
            <text:p>0</text:p>
          </table:table-cell>
          <table:table-cell table:formula="of:=MOD([.C652]+[.C$9];64)" office:value-type="float" office:value="8" calcext:value-type="float">
            <text:p>8</text:p>
          </table:table-cell>
          <table:table-cell table:formula="of:=INT([.C65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53]+1" office:value-type="float" office:value="643" calcext:value-type="float">
            <text:p>643</text:p>
          </table:table-cell>
          <table:table-cell table:formula="of:=IF([.A654]&lt;[.D$4];1;0)" office:value-type="float" office:value="0" calcext:value-type="float">
            <text:p>0</text:p>
          </table:table-cell>
          <table:table-cell table:formula="of:=MOD([.C653]+[.C$9];64)" office:value-type="float" office:value="12" calcext:value-type="float">
            <text:p>12</text:p>
          </table:table-cell>
          <table:table-cell table:formula="of:=INT([.C65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54]+1" office:value-type="float" office:value="644" calcext:value-type="float">
            <text:p>644</text:p>
          </table:table-cell>
          <table:table-cell table:formula="of:=IF([.A655]&lt;[.D$4];1;0)" office:value-type="float" office:value="0" calcext:value-type="float">
            <text:p>0</text:p>
          </table:table-cell>
          <table:table-cell table:formula="of:=MOD([.C654]+[.C$9];64)" office:value-type="float" office:value="16" calcext:value-type="float">
            <text:p>16</text:p>
          </table:table-cell>
          <table:table-cell table:formula="of:=INT([.C65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55]+1" office:value-type="float" office:value="645" calcext:value-type="float">
            <text:p>645</text:p>
          </table:table-cell>
          <table:table-cell table:formula="of:=IF([.A656]&lt;[.D$4];1;0)" office:value-type="float" office:value="0" calcext:value-type="float">
            <text:p>0</text:p>
          </table:table-cell>
          <table:table-cell table:formula="of:=MOD([.C655]+[.C$9];64)" office:value-type="float" office:value="20" calcext:value-type="float">
            <text:p>20</text:p>
          </table:table-cell>
          <table:table-cell table:formula="of:=INT([.C65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56]+1" office:value-type="float" office:value="646" calcext:value-type="float">
            <text:p>646</text:p>
          </table:table-cell>
          <table:table-cell table:formula="of:=IF([.A657]&lt;[.D$4];1;0)" office:value-type="float" office:value="0" calcext:value-type="float">
            <text:p>0</text:p>
          </table:table-cell>
          <table:table-cell table:formula="of:=MOD([.C656]+[.C$9];64)" office:value-type="float" office:value="24" calcext:value-type="float">
            <text:p>24</text:p>
          </table:table-cell>
          <table:table-cell table:formula="of:=INT([.C65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57]+1" office:value-type="float" office:value="647" calcext:value-type="float">
            <text:p>647</text:p>
          </table:table-cell>
          <table:table-cell table:formula="of:=IF([.A658]&lt;[.D$4];1;0)" office:value-type="float" office:value="0" calcext:value-type="float">
            <text:p>0</text:p>
          </table:table-cell>
          <table:table-cell table:formula="of:=MOD([.C657]+[.C$9];64)" office:value-type="float" office:value="28" calcext:value-type="float">
            <text:p>28</text:p>
          </table:table-cell>
          <table:table-cell table:formula="of:=INT([.C65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58]+1" office:value-type="float" office:value="648" calcext:value-type="float">
            <text:p>648</text:p>
          </table:table-cell>
          <table:table-cell table:formula="of:=IF([.A659]&lt;[.D$4];1;0)" office:value-type="float" office:value="0" calcext:value-type="float">
            <text:p>0</text:p>
          </table:table-cell>
          <table:table-cell table:formula="of:=MOD([.C658]+[.C$9];64)" office:value-type="float" office:value="32" calcext:value-type="float">
            <text:p>32</text:p>
          </table:table-cell>
          <table:table-cell table:formula="of:=INT([.C65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59]+1" office:value-type="float" office:value="649" calcext:value-type="float">
            <text:p>649</text:p>
          </table:table-cell>
          <table:table-cell table:formula="of:=IF([.A660]&lt;[.D$4];1;0)" office:value-type="float" office:value="0" calcext:value-type="float">
            <text:p>0</text:p>
          </table:table-cell>
          <table:table-cell table:formula="of:=MOD([.C659]+[.C$9];64)" office:value-type="float" office:value="36" calcext:value-type="float">
            <text:p>36</text:p>
          </table:table-cell>
          <table:table-cell table:formula="of:=INT([.C66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60]+1" office:value-type="float" office:value="650" calcext:value-type="float">
            <text:p>650</text:p>
          </table:table-cell>
          <table:table-cell table:formula="of:=IF([.A661]&lt;[.D$4];1;0)" office:value-type="float" office:value="0" calcext:value-type="float">
            <text:p>0</text:p>
          </table:table-cell>
          <table:table-cell table:formula="of:=MOD([.C660]+[.C$9];64)" office:value-type="float" office:value="40" calcext:value-type="float">
            <text:p>40</text:p>
          </table:table-cell>
          <table:table-cell table:formula="of:=INT([.C66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61]+1" office:value-type="float" office:value="651" calcext:value-type="float">
            <text:p>651</text:p>
          </table:table-cell>
          <table:table-cell table:formula="of:=IF([.A662]&lt;[.D$4];1;0)" office:value-type="float" office:value="0" calcext:value-type="float">
            <text:p>0</text:p>
          </table:table-cell>
          <table:table-cell table:formula="of:=MOD([.C661]+[.C$9];64)" office:value-type="float" office:value="44" calcext:value-type="float">
            <text:p>44</text:p>
          </table:table-cell>
          <table:table-cell table:formula="of:=INT([.C66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62]+1" office:value-type="float" office:value="652" calcext:value-type="float">
            <text:p>652</text:p>
          </table:table-cell>
          <table:table-cell table:formula="of:=IF([.A663]&lt;[.D$4];1;0)" office:value-type="float" office:value="0" calcext:value-type="float">
            <text:p>0</text:p>
          </table:table-cell>
          <table:table-cell table:formula="of:=MOD([.C662]+[.C$9];64)" office:value-type="float" office:value="48" calcext:value-type="float">
            <text:p>48</text:p>
          </table:table-cell>
          <table:table-cell table:formula="of:=INT([.C66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63]+1" office:value-type="float" office:value="653" calcext:value-type="float">
            <text:p>653</text:p>
          </table:table-cell>
          <table:table-cell table:formula="of:=IF([.A664]&lt;[.D$4];1;0)" office:value-type="float" office:value="0" calcext:value-type="float">
            <text:p>0</text:p>
          </table:table-cell>
          <table:table-cell table:formula="of:=MOD([.C663]+[.C$9];64)" office:value-type="float" office:value="52" calcext:value-type="float">
            <text:p>52</text:p>
          </table:table-cell>
          <table:table-cell table:formula="of:=INT([.C66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64]+1" office:value-type="float" office:value="654" calcext:value-type="float">
            <text:p>654</text:p>
          </table:table-cell>
          <table:table-cell table:formula="of:=IF([.A665]&lt;[.D$4];1;0)" office:value-type="float" office:value="0" calcext:value-type="float">
            <text:p>0</text:p>
          </table:table-cell>
          <table:table-cell table:formula="of:=MOD([.C664]+[.C$9];64)" office:value-type="float" office:value="56" calcext:value-type="float">
            <text:p>56</text:p>
          </table:table-cell>
          <table:table-cell table:formula="of:=INT([.C66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65]+1" office:value-type="float" office:value="655" calcext:value-type="float">
            <text:p>655</text:p>
          </table:table-cell>
          <table:table-cell table:formula="of:=IF([.A666]&lt;[.D$4];1;0)" office:value-type="float" office:value="0" calcext:value-type="float">
            <text:p>0</text:p>
          </table:table-cell>
          <table:table-cell table:formula="of:=MOD([.C665]+[.C$9];64)" office:value-type="float" office:value="60" calcext:value-type="float">
            <text:p>60</text:p>
          </table:table-cell>
          <table:table-cell table:formula="of:=INT([.C66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66]+1" office:value-type="float" office:value="656" calcext:value-type="float">
            <text:p>656</text:p>
          </table:table-cell>
          <table:table-cell table:formula="of:=IF([.A667]&lt;[.D$4];1;0)" office:value-type="float" office:value="0" calcext:value-type="float">
            <text:p>0</text:p>
          </table:table-cell>
          <table:table-cell table:formula="of:=MOD([.C666]+[.C$9];64)" office:value-type="float" office:value="0" calcext:value-type="float">
            <text:p>0</text:p>
          </table:table-cell>
          <table:table-cell table:formula="of:=INT([.C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7]+1" office:value-type="float" office:value="657" calcext:value-type="float">
            <text:p>657</text:p>
          </table:table-cell>
          <table:table-cell table:formula="of:=IF([.A668]&lt;[.D$4];1;0)" office:value-type="float" office:value="0" calcext:value-type="float">
            <text:p>0</text:p>
          </table:table-cell>
          <table:table-cell table:formula="of:=MOD([.C667]+[.C$9];64)" office:value-type="float" office:value="4" calcext:value-type="float">
            <text:p>4</text:p>
          </table:table-cell>
          <table:table-cell table:formula="of:=INT([.C66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68]+1" office:value-type="float" office:value="658" calcext:value-type="float">
            <text:p>658</text:p>
          </table:table-cell>
          <table:table-cell table:formula="of:=IF([.A669]&lt;[.D$4];1;0)" office:value-type="float" office:value="0" calcext:value-type="float">
            <text:p>0</text:p>
          </table:table-cell>
          <table:table-cell table:formula="of:=MOD([.C668]+[.C$9];64)" office:value-type="float" office:value="8" calcext:value-type="float">
            <text:p>8</text:p>
          </table:table-cell>
          <table:table-cell table:formula="of:=INT([.C66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69]+1" office:value-type="float" office:value="659" calcext:value-type="float">
            <text:p>659</text:p>
          </table:table-cell>
          <table:table-cell table:formula="of:=IF([.A670]&lt;[.D$4];1;0)" office:value-type="float" office:value="0" calcext:value-type="float">
            <text:p>0</text:p>
          </table:table-cell>
          <table:table-cell table:formula="of:=MOD([.C669]+[.C$9];64)" office:value-type="float" office:value="12" calcext:value-type="float">
            <text:p>12</text:p>
          </table:table-cell>
          <table:table-cell table:formula="of:=INT([.C67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70]+1" office:value-type="float" office:value="660" calcext:value-type="float">
            <text:p>660</text:p>
          </table:table-cell>
          <table:table-cell table:formula="of:=IF([.A671]&lt;[.D$4];1;0)" office:value-type="float" office:value="0" calcext:value-type="float">
            <text:p>0</text:p>
          </table:table-cell>
          <table:table-cell table:formula="of:=MOD([.C670]+[.C$9];64)" office:value-type="float" office:value="16" calcext:value-type="float">
            <text:p>16</text:p>
          </table:table-cell>
          <table:table-cell table:formula="of:=INT([.C67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71]+1" office:value-type="float" office:value="661" calcext:value-type="float">
            <text:p>661</text:p>
          </table:table-cell>
          <table:table-cell table:formula="of:=IF([.A672]&lt;[.D$4];1;0)" office:value-type="float" office:value="0" calcext:value-type="float">
            <text:p>0</text:p>
          </table:table-cell>
          <table:table-cell table:formula="of:=MOD([.C671]+[.C$9];64)" office:value-type="float" office:value="20" calcext:value-type="float">
            <text:p>20</text:p>
          </table:table-cell>
          <table:table-cell table:formula="of:=INT([.C67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72]+1" office:value-type="float" office:value="662" calcext:value-type="float">
            <text:p>662</text:p>
          </table:table-cell>
          <table:table-cell table:formula="of:=IF([.A673]&lt;[.D$4];1;0)" office:value-type="float" office:value="0" calcext:value-type="float">
            <text:p>0</text:p>
          </table:table-cell>
          <table:table-cell table:formula="of:=MOD([.C672]+[.C$9];64)" office:value-type="float" office:value="24" calcext:value-type="float">
            <text:p>24</text:p>
          </table:table-cell>
          <table:table-cell table:formula="of:=INT([.C67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73]+1" office:value-type="float" office:value="663" calcext:value-type="float">
            <text:p>663</text:p>
          </table:table-cell>
          <table:table-cell table:formula="of:=IF([.A674]&lt;[.D$4];1;0)" office:value-type="float" office:value="0" calcext:value-type="float">
            <text:p>0</text:p>
          </table:table-cell>
          <table:table-cell table:formula="of:=MOD([.C673]+[.C$9];64)" office:value-type="float" office:value="28" calcext:value-type="float">
            <text:p>28</text:p>
          </table:table-cell>
          <table:table-cell table:formula="of:=INT([.C67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74]+1" office:value-type="float" office:value="664" calcext:value-type="float">
            <text:p>664</text:p>
          </table:table-cell>
          <table:table-cell table:formula="of:=IF([.A675]&lt;[.D$4];1;0)" office:value-type="float" office:value="0" calcext:value-type="float">
            <text:p>0</text:p>
          </table:table-cell>
          <table:table-cell table:formula="of:=MOD([.C674]+[.C$9];64)" office:value-type="float" office:value="32" calcext:value-type="float">
            <text:p>32</text:p>
          </table:table-cell>
          <table:table-cell table:formula="of:=INT([.C67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75]+1" office:value-type="float" office:value="665" calcext:value-type="float">
            <text:p>665</text:p>
          </table:table-cell>
          <table:table-cell table:formula="of:=IF([.A676]&lt;[.D$4];1;0)" office:value-type="float" office:value="0" calcext:value-type="float">
            <text:p>0</text:p>
          </table:table-cell>
          <table:table-cell table:formula="of:=MOD([.C675]+[.C$9];64)" office:value-type="float" office:value="36" calcext:value-type="float">
            <text:p>36</text:p>
          </table:table-cell>
          <table:table-cell table:formula="of:=INT([.C67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76]+1" office:value-type="float" office:value="666" calcext:value-type="float">
            <text:p>666</text:p>
          </table:table-cell>
          <table:table-cell table:formula="of:=IF([.A677]&lt;[.D$4];1;0)" office:value-type="float" office:value="0" calcext:value-type="float">
            <text:p>0</text:p>
          </table:table-cell>
          <table:table-cell table:formula="of:=MOD([.C676]+[.C$9];64)" office:value-type="float" office:value="40" calcext:value-type="float">
            <text:p>40</text:p>
          </table:table-cell>
          <table:table-cell table:formula="of:=INT([.C67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77]+1" office:value-type="float" office:value="667" calcext:value-type="float">
            <text:p>667</text:p>
          </table:table-cell>
          <table:table-cell table:formula="of:=IF([.A678]&lt;[.D$4];1;0)" office:value-type="float" office:value="0" calcext:value-type="float">
            <text:p>0</text:p>
          </table:table-cell>
          <table:table-cell table:formula="of:=MOD([.C677]+[.C$9];64)" office:value-type="float" office:value="44" calcext:value-type="float">
            <text:p>44</text:p>
          </table:table-cell>
          <table:table-cell table:formula="of:=INT([.C67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78]+1" office:value-type="float" office:value="668" calcext:value-type="float">
            <text:p>668</text:p>
          </table:table-cell>
          <table:table-cell table:formula="of:=IF([.A679]&lt;[.D$4];1;0)" office:value-type="float" office:value="0" calcext:value-type="float">
            <text:p>0</text:p>
          </table:table-cell>
          <table:table-cell table:formula="of:=MOD([.C678]+[.C$9];64)" office:value-type="float" office:value="48" calcext:value-type="float">
            <text:p>48</text:p>
          </table:table-cell>
          <table:table-cell table:formula="of:=INT([.C67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79]+1" office:value-type="float" office:value="669" calcext:value-type="float">
            <text:p>669</text:p>
          </table:table-cell>
          <table:table-cell table:formula="of:=IF([.A680]&lt;[.D$4];1;0)" office:value-type="float" office:value="0" calcext:value-type="float">
            <text:p>0</text:p>
          </table:table-cell>
          <table:table-cell table:formula="of:=MOD([.C679]+[.C$9];64)" office:value-type="float" office:value="52" calcext:value-type="float">
            <text:p>52</text:p>
          </table:table-cell>
          <table:table-cell table:formula="of:=INT([.C68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80]+1" office:value-type="float" office:value="670" calcext:value-type="float">
            <text:p>670</text:p>
          </table:table-cell>
          <table:table-cell table:formula="of:=IF([.A681]&lt;[.D$4];1;0)" office:value-type="float" office:value="0" calcext:value-type="float">
            <text:p>0</text:p>
          </table:table-cell>
          <table:table-cell table:formula="of:=MOD([.C680]+[.C$9];64)" office:value-type="float" office:value="56" calcext:value-type="float">
            <text:p>56</text:p>
          </table:table-cell>
          <table:table-cell table:formula="of:=INT([.C68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81]+1" office:value-type="float" office:value="671" calcext:value-type="float">
            <text:p>671</text:p>
          </table:table-cell>
          <table:table-cell table:formula="of:=IF([.A682]&lt;[.D$4];1;0)" office:value-type="float" office:value="0" calcext:value-type="float">
            <text:p>0</text:p>
          </table:table-cell>
          <table:table-cell table:formula="of:=MOD([.C681]+[.C$9];64)" office:value-type="float" office:value="60" calcext:value-type="float">
            <text:p>60</text:p>
          </table:table-cell>
          <table:table-cell table:formula="of:=INT([.C68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82]+1" office:value-type="float" office:value="672" calcext:value-type="float">
            <text:p>672</text:p>
          </table:table-cell>
          <table:table-cell table:formula="of:=IF([.A683]&lt;[.D$4];1;0)" office:value-type="float" office:value="0" calcext:value-type="float">
            <text:p>0</text:p>
          </table:table-cell>
          <table:table-cell table:formula="of:=MOD([.C682]+[.C$9];64)" office:value-type="float" office:value="0" calcext:value-type="float">
            <text:p>0</text:p>
          </table:table-cell>
          <table:table-cell table:formula="of:=INT([.C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3]+1" office:value-type="float" office:value="673" calcext:value-type="float">
            <text:p>673</text:p>
          </table:table-cell>
          <table:table-cell table:formula="of:=IF([.A684]&lt;[.D$4];1;0)" office:value-type="float" office:value="0" calcext:value-type="float">
            <text:p>0</text:p>
          </table:table-cell>
          <table:table-cell table:formula="of:=MOD([.C683]+[.C$9];64)" office:value-type="float" office:value="4" calcext:value-type="float">
            <text:p>4</text:p>
          </table:table-cell>
          <table:table-cell table:formula="of:=INT([.C68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84]+1" office:value-type="float" office:value="674" calcext:value-type="float">
            <text:p>674</text:p>
          </table:table-cell>
          <table:table-cell table:formula="of:=IF([.A685]&lt;[.D$4];1;0)" office:value-type="float" office:value="0" calcext:value-type="float">
            <text:p>0</text:p>
          </table:table-cell>
          <table:table-cell table:formula="of:=MOD([.C684]+[.C$9];64)" office:value-type="float" office:value="8" calcext:value-type="float">
            <text:p>8</text:p>
          </table:table-cell>
          <table:table-cell table:formula="of:=INT([.C68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85]+1" office:value-type="float" office:value="675" calcext:value-type="float">
            <text:p>675</text:p>
          </table:table-cell>
          <table:table-cell table:formula="of:=IF([.A686]&lt;[.D$4];1;0)" office:value-type="float" office:value="0" calcext:value-type="float">
            <text:p>0</text:p>
          </table:table-cell>
          <table:table-cell table:formula="of:=MOD([.C685]+[.C$9];64)" office:value-type="float" office:value="12" calcext:value-type="float">
            <text:p>12</text:p>
          </table:table-cell>
          <table:table-cell table:formula="of:=INT([.C68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86]+1" office:value-type="float" office:value="676" calcext:value-type="float">
            <text:p>676</text:p>
          </table:table-cell>
          <table:table-cell table:formula="of:=IF([.A687]&lt;[.D$4];1;0)" office:value-type="float" office:value="0" calcext:value-type="float">
            <text:p>0</text:p>
          </table:table-cell>
          <table:table-cell table:formula="of:=MOD([.C686]+[.C$9];64)" office:value-type="float" office:value="16" calcext:value-type="float">
            <text:p>16</text:p>
          </table:table-cell>
          <table:table-cell table:formula="of:=INT([.C6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87]+1" office:value-type="float" office:value="677" calcext:value-type="float">
            <text:p>677</text:p>
          </table:table-cell>
          <table:table-cell table:formula="of:=IF([.A688]&lt;[.D$4];1;0)" office:value-type="float" office:value="0" calcext:value-type="float">
            <text:p>0</text:p>
          </table:table-cell>
          <table:table-cell table:formula="of:=MOD([.C687]+[.C$9];64)" office:value-type="float" office:value="20" calcext:value-type="float">
            <text:p>20</text:p>
          </table:table-cell>
          <table:table-cell table:formula="of:=INT([.C68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88]+1" office:value-type="float" office:value="678" calcext:value-type="float">
            <text:p>678</text:p>
          </table:table-cell>
          <table:table-cell table:formula="of:=IF([.A689]&lt;[.D$4];1;0)" office:value-type="float" office:value="0" calcext:value-type="float">
            <text:p>0</text:p>
          </table:table-cell>
          <table:table-cell table:formula="of:=MOD([.C688]+[.C$9];64)" office:value-type="float" office:value="24" calcext:value-type="float">
            <text:p>24</text:p>
          </table:table-cell>
          <table:table-cell table:formula="of:=INT([.C68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89]+1" office:value-type="float" office:value="679" calcext:value-type="float">
            <text:p>679</text:p>
          </table:table-cell>
          <table:table-cell table:formula="of:=IF([.A690]&lt;[.D$4];1;0)" office:value-type="float" office:value="0" calcext:value-type="float">
            <text:p>0</text:p>
          </table:table-cell>
          <table:table-cell table:formula="of:=MOD([.C689]+[.C$9];64)" office:value-type="float" office:value="28" calcext:value-type="float">
            <text:p>28</text:p>
          </table:table-cell>
          <table:table-cell table:formula="of:=INT([.C69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90]+1" office:value-type="float" office:value="680" calcext:value-type="float">
            <text:p>680</text:p>
          </table:table-cell>
          <table:table-cell table:formula="of:=IF([.A691]&lt;[.D$4];1;0)" office:value-type="float" office:value="0" calcext:value-type="float">
            <text:p>0</text:p>
          </table:table-cell>
          <table:table-cell table:formula="of:=MOD([.C690]+[.C$9];64)" office:value-type="float" office:value="32" calcext:value-type="float">
            <text:p>32</text:p>
          </table:table-cell>
          <table:table-cell table:formula="of:=INT([.C69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91]+1" office:value-type="float" office:value="681" calcext:value-type="float">
            <text:p>681</text:p>
          </table:table-cell>
          <table:table-cell table:formula="of:=IF([.A692]&lt;[.D$4];1;0)" office:value-type="float" office:value="0" calcext:value-type="float">
            <text:p>0</text:p>
          </table:table-cell>
          <table:table-cell table:formula="of:=MOD([.C691]+[.C$9];64)" office:value-type="float" office:value="36" calcext:value-type="float">
            <text:p>36</text:p>
          </table:table-cell>
          <table:table-cell table:formula="of:=INT([.C6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92]+1" office:value-type="float" office:value="682" calcext:value-type="float">
            <text:p>682</text:p>
          </table:table-cell>
          <table:table-cell table:formula="of:=IF([.A693]&lt;[.D$4];1;0)" office:value-type="float" office:value="0" calcext:value-type="float">
            <text:p>0</text:p>
          </table:table-cell>
          <table:table-cell table:formula="of:=MOD([.C692]+[.C$9];64)" office:value-type="float" office:value="40" calcext:value-type="float">
            <text:p>40</text:p>
          </table:table-cell>
          <table:table-cell table:formula="of:=INT([.C69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93]+1" office:value-type="float" office:value="683" calcext:value-type="float">
            <text:p>683</text:p>
          </table:table-cell>
          <table:table-cell table:formula="of:=IF([.A694]&lt;[.D$4];1;0)" office:value-type="float" office:value="0" calcext:value-type="float">
            <text:p>0</text:p>
          </table:table-cell>
          <table:table-cell table:formula="of:=MOD([.C693]+[.C$9];64)" office:value-type="float" office:value="44" calcext:value-type="float">
            <text:p>44</text:p>
          </table:table-cell>
          <table:table-cell table:formula="of:=INT([.C69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94]+1" office:value-type="float" office:value="684" calcext:value-type="float">
            <text:p>684</text:p>
          </table:table-cell>
          <table:table-cell table:formula="of:=IF([.A695]&lt;[.D$4];1;0)" office:value-type="float" office:value="0" calcext:value-type="float">
            <text:p>0</text:p>
          </table:table-cell>
          <table:table-cell table:formula="of:=MOD([.C694]+[.C$9];64)" office:value-type="float" office:value="48" calcext:value-type="float">
            <text:p>48</text:p>
          </table:table-cell>
          <table:table-cell table:formula="of:=INT([.C69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95]+1" office:value-type="float" office:value="685" calcext:value-type="float">
            <text:p>685</text:p>
          </table:table-cell>
          <table:table-cell table:formula="of:=IF([.A696]&lt;[.D$4];1;0)" office:value-type="float" office:value="0" calcext:value-type="float">
            <text:p>0</text:p>
          </table:table-cell>
          <table:table-cell table:formula="of:=MOD([.C695]+[.C$9];64)" office:value-type="float" office:value="52" calcext:value-type="float">
            <text:p>52</text:p>
          </table:table-cell>
          <table:table-cell table:formula="of:=INT([.C69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96]+1" office:value-type="float" office:value="686" calcext:value-type="float">
            <text:p>686</text:p>
          </table:table-cell>
          <table:table-cell table:formula="of:=IF([.A697]&lt;[.D$4];1;0)" office:value-type="float" office:value="0" calcext:value-type="float">
            <text:p>0</text:p>
          </table:table-cell>
          <table:table-cell table:formula="of:=MOD([.C696]+[.C$9];64)" office:value-type="float" office:value="56" calcext:value-type="float">
            <text:p>56</text:p>
          </table:table-cell>
          <table:table-cell table:formula="of:=INT([.C69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97]+1" office:value-type="float" office:value="687" calcext:value-type="float">
            <text:p>687</text:p>
          </table:table-cell>
          <table:table-cell table:formula="of:=IF([.A698]&lt;[.D$4];1;0)" office:value-type="float" office:value="0" calcext:value-type="float">
            <text:p>0</text:p>
          </table:table-cell>
          <table:table-cell table:formula="of:=MOD([.C697]+[.C$9];64)" office:value-type="float" office:value="60" calcext:value-type="float">
            <text:p>60</text:p>
          </table:table-cell>
          <table:table-cell table:formula="of:=INT([.C69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98]+1" office:value-type="float" office:value="688" calcext:value-type="float">
            <text:p>688</text:p>
          </table:table-cell>
          <table:table-cell table:formula="of:=IF([.A699]&lt;[.D$4];1;0)" office:value-type="float" office:value="0" calcext:value-type="float">
            <text:p>0</text:p>
          </table:table-cell>
          <table:table-cell table:formula="of:=MOD([.C698]+[.C$9];64)" office:value-type="float" office:value="0" calcext:value-type="float">
            <text:p>0</text:p>
          </table:table-cell>
          <table:table-cell table:formula="of:=INT([.C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9]+1" office:value-type="float" office:value="689" calcext:value-type="float">
            <text:p>689</text:p>
          </table:table-cell>
          <table:table-cell table:formula="of:=IF([.A700]&lt;[.D$4];1;0)" office:value-type="float" office:value="0" calcext:value-type="float">
            <text:p>0</text:p>
          </table:table-cell>
          <table:table-cell table:formula="of:=MOD([.C699]+[.C$9];64)" office:value-type="float" office:value="4" calcext:value-type="float">
            <text:p>4</text:p>
          </table:table-cell>
          <table:table-cell table:formula="of:=INT([.C70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00]+1" office:value-type="float" office:value="690" calcext:value-type="float">
            <text:p>690</text:p>
          </table:table-cell>
          <table:table-cell table:formula="of:=IF([.A701]&lt;[.D$4];1;0)" office:value-type="float" office:value="0" calcext:value-type="float">
            <text:p>0</text:p>
          </table:table-cell>
          <table:table-cell table:formula="of:=MOD([.C700]+[.C$9];64)" office:value-type="float" office:value="8" calcext:value-type="float">
            <text:p>8</text:p>
          </table:table-cell>
          <table:table-cell table:formula="of:=INT([.C70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01]+1" office:value-type="float" office:value="691" calcext:value-type="float">
            <text:p>691</text:p>
          </table:table-cell>
          <table:table-cell table:formula="of:=IF([.A702]&lt;[.D$4];1;0)" office:value-type="float" office:value="0" calcext:value-type="float">
            <text:p>0</text:p>
          </table:table-cell>
          <table:table-cell table:formula="of:=MOD([.C701]+[.C$9];64)" office:value-type="float" office:value="12" calcext:value-type="float">
            <text:p>12</text:p>
          </table:table-cell>
          <table:table-cell table:formula="of:=INT([.C70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02]+1" office:value-type="float" office:value="692" calcext:value-type="float">
            <text:p>692</text:p>
          </table:table-cell>
          <table:table-cell table:formula="of:=IF([.A703]&lt;[.D$4];1;0)" office:value-type="float" office:value="0" calcext:value-type="float">
            <text:p>0</text:p>
          </table:table-cell>
          <table:table-cell table:formula="of:=MOD([.C702]+[.C$9];64)" office:value-type="float" office:value="16" calcext:value-type="float">
            <text:p>16</text:p>
          </table:table-cell>
          <table:table-cell table:formula="of:=INT([.C70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03]+1" office:value-type="float" office:value="693" calcext:value-type="float">
            <text:p>693</text:p>
          </table:table-cell>
          <table:table-cell table:formula="of:=IF([.A704]&lt;[.D$4];1;0)" office:value-type="float" office:value="0" calcext:value-type="float">
            <text:p>0</text:p>
          </table:table-cell>
          <table:table-cell table:formula="of:=MOD([.C703]+[.C$9];64)" office:value-type="float" office:value="20" calcext:value-type="float">
            <text:p>20</text:p>
          </table:table-cell>
          <table:table-cell table:formula="of:=INT([.C70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04]+1" office:value-type="float" office:value="694" calcext:value-type="float">
            <text:p>694</text:p>
          </table:table-cell>
          <table:table-cell table:formula="of:=IF([.A705]&lt;[.D$4];1;0)" office:value-type="float" office:value="0" calcext:value-type="float">
            <text:p>0</text:p>
          </table:table-cell>
          <table:table-cell table:formula="of:=MOD([.C704]+[.C$9];64)" office:value-type="float" office:value="24" calcext:value-type="float">
            <text:p>24</text:p>
          </table:table-cell>
          <table:table-cell table:formula="of:=INT([.C70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05]+1" office:value-type="float" office:value="695" calcext:value-type="float">
            <text:p>695</text:p>
          </table:table-cell>
          <table:table-cell table:formula="of:=IF([.A706]&lt;[.D$4];1;0)" office:value-type="float" office:value="0" calcext:value-type="float">
            <text:p>0</text:p>
          </table:table-cell>
          <table:table-cell table:formula="of:=MOD([.C705]+[.C$9];64)" office:value-type="float" office:value="28" calcext:value-type="float">
            <text:p>28</text:p>
          </table:table-cell>
          <table:table-cell table:formula="of:=INT([.C70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06]+1" office:value-type="float" office:value="696" calcext:value-type="float">
            <text:p>696</text:p>
          </table:table-cell>
          <table:table-cell table:formula="of:=IF([.A707]&lt;[.D$4];1;0)" office:value-type="float" office:value="0" calcext:value-type="float">
            <text:p>0</text:p>
          </table:table-cell>
          <table:table-cell table:formula="of:=MOD([.C706]+[.C$9];64)" office:value-type="float" office:value="32" calcext:value-type="float">
            <text:p>32</text:p>
          </table:table-cell>
          <table:table-cell table:formula="of:=INT([.C70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07]+1" office:value-type="float" office:value="697" calcext:value-type="float">
            <text:p>697</text:p>
          </table:table-cell>
          <table:table-cell table:formula="of:=IF([.A708]&lt;[.D$4];1;0)" office:value-type="float" office:value="0" calcext:value-type="float">
            <text:p>0</text:p>
          </table:table-cell>
          <table:table-cell table:formula="of:=MOD([.C707]+[.C$9];64)" office:value-type="float" office:value="36" calcext:value-type="float">
            <text:p>36</text:p>
          </table:table-cell>
          <table:table-cell table:formula="of:=INT([.C70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08]+1" office:value-type="float" office:value="698" calcext:value-type="float">
            <text:p>698</text:p>
          </table:table-cell>
          <table:table-cell table:formula="of:=IF([.A709]&lt;[.D$4];1;0)" office:value-type="float" office:value="0" calcext:value-type="float">
            <text:p>0</text:p>
          </table:table-cell>
          <table:table-cell table:formula="of:=MOD([.C708]+[.C$9];64)" office:value-type="float" office:value="40" calcext:value-type="float">
            <text:p>40</text:p>
          </table:table-cell>
          <table:table-cell table:formula="of:=INT([.C70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09]+1" office:value-type="float" office:value="699" calcext:value-type="float">
            <text:p>699</text:p>
          </table:table-cell>
          <table:table-cell table:formula="of:=IF([.A710]&lt;[.D$4];1;0)" office:value-type="float" office:value="0" calcext:value-type="float">
            <text:p>0</text:p>
          </table:table-cell>
          <table:table-cell table:formula="of:=MOD([.C709]+[.C$9];64)" office:value-type="float" office:value="44" calcext:value-type="float">
            <text:p>44</text:p>
          </table:table-cell>
          <table:table-cell table:formula="of:=INT([.C71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10]+1" office:value-type="float" office:value="700" calcext:value-type="float">
            <text:p>700</text:p>
          </table:table-cell>
          <table:table-cell table:formula="of:=IF([.A711]&lt;[.D$4];1;0)" office:value-type="float" office:value="0" calcext:value-type="float">
            <text:p>0</text:p>
          </table:table-cell>
          <table:table-cell table:formula="of:=MOD([.C710]+[.C$9];64)" office:value-type="float" office:value="48" calcext:value-type="float">
            <text:p>48</text:p>
          </table:table-cell>
          <table:table-cell table:formula="of:=INT([.C71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11]+1" office:value-type="float" office:value="701" calcext:value-type="float">
            <text:p>701</text:p>
          </table:table-cell>
          <table:table-cell table:formula="of:=IF([.A712]&lt;[.D$4];1;0)" office:value-type="float" office:value="0" calcext:value-type="float">
            <text:p>0</text:p>
          </table:table-cell>
          <table:table-cell table:formula="of:=MOD([.C711]+[.C$9];64)" office:value-type="float" office:value="52" calcext:value-type="float">
            <text:p>52</text:p>
          </table:table-cell>
          <table:table-cell table:formula="of:=INT([.C71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12]+1" office:value-type="float" office:value="702" calcext:value-type="float">
            <text:p>702</text:p>
          </table:table-cell>
          <table:table-cell table:formula="of:=IF([.A713]&lt;[.D$4];1;0)" office:value-type="float" office:value="0" calcext:value-type="float">
            <text:p>0</text:p>
          </table:table-cell>
          <table:table-cell table:formula="of:=MOD([.C712]+[.C$9];64)" office:value-type="float" office:value="56" calcext:value-type="float">
            <text:p>56</text:p>
          </table:table-cell>
          <table:table-cell table:formula="of:=INT([.C71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13]+1" office:value-type="float" office:value="703" calcext:value-type="float">
            <text:p>703</text:p>
          </table:table-cell>
          <table:table-cell table:formula="of:=IF([.A714]&lt;[.D$4];1;0)" office:value-type="float" office:value="0" calcext:value-type="float">
            <text:p>0</text:p>
          </table:table-cell>
          <table:table-cell table:formula="of:=MOD([.C713]+[.C$9];64)" office:value-type="float" office:value="60" calcext:value-type="float">
            <text:p>60</text:p>
          </table:table-cell>
          <table:table-cell table:formula="of:=INT([.C71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14]+1" office:value-type="float" office:value="704" calcext:value-type="float">
            <text:p>704</text:p>
          </table:table-cell>
          <table:table-cell table:formula="of:=IF([.A715]&lt;[.D$4];1;0)" office:value-type="float" office:value="0" calcext:value-type="float">
            <text:p>0</text:p>
          </table:table-cell>
          <table:table-cell table:formula="of:=MOD([.C714]+[.C$9];64)" office:value-type="float" office:value="0" calcext:value-type="float">
            <text:p>0</text:p>
          </table:table-cell>
          <table:table-cell table:formula="of:=INT([.C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15]+1" office:value-type="float" office:value="705" calcext:value-type="float">
            <text:p>705</text:p>
          </table:table-cell>
          <table:table-cell table:formula="of:=IF([.A716]&lt;[.D$4];1;0)" office:value-type="float" office:value="0" calcext:value-type="float">
            <text:p>0</text:p>
          </table:table-cell>
          <table:table-cell table:formula="of:=MOD([.C715]+[.C$9];64)" office:value-type="float" office:value="4" calcext:value-type="float">
            <text:p>4</text:p>
          </table:table-cell>
          <table:table-cell table:formula="of:=INT([.C71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16]+1" office:value-type="float" office:value="706" calcext:value-type="float">
            <text:p>706</text:p>
          </table:table-cell>
          <table:table-cell table:formula="of:=IF([.A717]&lt;[.D$4];1;0)" office:value-type="float" office:value="0" calcext:value-type="float">
            <text:p>0</text:p>
          </table:table-cell>
          <table:table-cell table:formula="of:=MOD([.C716]+[.C$9];64)" office:value-type="float" office:value="8" calcext:value-type="float">
            <text:p>8</text:p>
          </table:table-cell>
          <table:table-cell table:formula="of:=INT([.C71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17]+1" office:value-type="float" office:value="707" calcext:value-type="float">
            <text:p>707</text:p>
          </table:table-cell>
          <table:table-cell table:formula="of:=IF([.A718]&lt;[.D$4];1;0)" office:value-type="float" office:value="0" calcext:value-type="float">
            <text:p>0</text:p>
          </table:table-cell>
          <table:table-cell table:formula="of:=MOD([.C717]+[.C$9];64)" office:value-type="float" office:value="12" calcext:value-type="float">
            <text:p>12</text:p>
          </table:table-cell>
          <table:table-cell table:formula="of:=INT([.C71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18]+1" office:value-type="float" office:value="708" calcext:value-type="float">
            <text:p>708</text:p>
          </table:table-cell>
          <table:table-cell table:formula="of:=IF([.A719]&lt;[.D$4];1;0)" office:value-type="float" office:value="0" calcext:value-type="float">
            <text:p>0</text:p>
          </table:table-cell>
          <table:table-cell table:formula="of:=MOD([.C718]+[.C$9];64)" office:value-type="float" office:value="16" calcext:value-type="float">
            <text:p>16</text:p>
          </table:table-cell>
          <table:table-cell table:formula="of:=INT([.C71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19]+1" office:value-type="float" office:value="709" calcext:value-type="float">
            <text:p>709</text:p>
          </table:table-cell>
          <table:table-cell table:formula="of:=IF([.A720]&lt;[.D$4];1;0)" office:value-type="float" office:value="0" calcext:value-type="float">
            <text:p>0</text:p>
          </table:table-cell>
          <table:table-cell table:formula="of:=MOD([.C719]+[.C$9];64)" office:value-type="float" office:value="20" calcext:value-type="float">
            <text:p>20</text:p>
          </table:table-cell>
          <table:table-cell table:formula="of:=INT([.C72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20]+1" office:value-type="float" office:value="710" calcext:value-type="float">
            <text:p>710</text:p>
          </table:table-cell>
          <table:table-cell table:formula="of:=IF([.A721]&lt;[.D$4];1;0)" office:value-type="float" office:value="0" calcext:value-type="float">
            <text:p>0</text:p>
          </table:table-cell>
          <table:table-cell table:formula="of:=MOD([.C720]+[.C$9];64)" office:value-type="float" office:value="24" calcext:value-type="float">
            <text:p>24</text:p>
          </table:table-cell>
          <table:table-cell table:formula="of:=INT([.C72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21]+1" office:value-type="float" office:value="711" calcext:value-type="float">
            <text:p>711</text:p>
          </table:table-cell>
          <table:table-cell table:formula="of:=IF([.A722]&lt;[.D$4];1;0)" office:value-type="float" office:value="0" calcext:value-type="float">
            <text:p>0</text:p>
          </table:table-cell>
          <table:table-cell table:formula="of:=MOD([.C721]+[.C$9];64)" office:value-type="float" office:value="28" calcext:value-type="float">
            <text:p>28</text:p>
          </table:table-cell>
          <table:table-cell table:formula="of:=INT([.C72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22]+1" office:value-type="float" office:value="712" calcext:value-type="float">
            <text:p>712</text:p>
          </table:table-cell>
          <table:table-cell table:formula="of:=IF([.A723]&lt;[.D$4];1;0)" office:value-type="float" office:value="0" calcext:value-type="float">
            <text:p>0</text:p>
          </table:table-cell>
          <table:table-cell table:formula="of:=MOD([.C722]+[.C$9];64)" office:value-type="float" office:value="32" calcext:value-type="float">
            <text:p>32</text:p>
          </table:table-cell>
          <table:table-cell table:formula="of:=INT([.C72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23]+1" office:value-type="float" office:value="713" calcext:value-type="float">
            <text:p>713</text:p>
          </table:table-cell>
          <table:table-cell table:formula="of:=IF([.A724]&lt;[.D$4];1;0)" office:value-type="float" office:value="0" calcext:value-type="float">
            <text:p>0</text:p>
          </table:table-cell>
          <table:table-cell table:formula="of:=MOD([.C723]+[.C$9];64)" office:value-type="float" office:value="36" calcext:value-type="float">
            <text:p>36</text:p>
          </table:table-cell>
          <table:table-cell table:formula="of:=INT([.C72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24]+1" office:value-type="float" office:value="714" calcext:value-type="float">
            <text:p>714</text:p>
          </table:table-cell>
          <table:table-cell table:formula="of:=IF([.A725]&lt;[.D$4];1;0)" office:value-type="float" office:value="0" calcext:value-type="float">
            <text:p>0</text:p>
          </table:table-cell>
          <table:table-cell table:formula="of:=MOD([.C724]+[.C$9];64)" office:value-type="float" office:value="40" calcext:value-type="float">
            <text:p>40</text:p>
          </table:table-cell>
          <table:table-cell table:formula="of:=INT([.C72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25]+1" office:value-type="float" office:value="715" calcext:value-type="float">
            <text:p>715</text:p>
          </table:table-cell>
          <table:table-cell table:formula="of:=IF([.A726]&lt;[.D$4];1;0)" office:value-type="float" office:value="0" calcext:value-type="float">
            <text:p>0</text:p>
          </table:table-cell>
          <table:table-cell table:formula="of:=MOD([.C725]+[.C$9];64)" office:value-type="float" office:value="44" calcext:value-type="float">
            <text:p>44</text:p>
          </table:table-cell>
          <table:table-cell table:formula="of:=INT([.C72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26]+1" office:value-type="float" office:value="716" calcext:value-type="float">
            <text:p>716</text:p>
          </table:table-cell>
          <table:table-cell table:formula="of:=IF([.A727]&lt;[.D$4];1;0)" office:value-type="float" office:value="0" calcext:value-type="float">
            <text:p>0</text:p>
          </table:table-cell>
          <table:table-cell table:formula="of:=MOD([.C726]+[.C$9];64)" office:value-type="float" office:value="48" calcext:value-type="float">
            <text:p>48</text:p>
          </table:table-cell>
          <table:table-cell table:formula="of:=INT([.C72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27]+1" office:value-type="float" office:value="717" calcext:value-type="float">
            <text:p>717</text:p>
          </table:table-cell>
          <table:table-cell table:formula="of:=IF([.A728]&lt;[.D$4];1;0)" office:value-type="float" office:value="0" calcext:value-type="float">
            <text:p>0</text:p>
          </table:table-cell>
          <table:table-cell table:formula="of:=MOD([.C727]+[.C$9];64)" office:value-type="float" office:value="52" calcext:value-type="float">
            <text:p>52</text:p>
          </table:table-cell>
          <table:table-cell table:formula="of:=INT([.C72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28]+1" office:value-type="float" office:value="718" calcext:value-type="float">
            <text:p>718</text:p>
          </table:table-cell>
          <table:table-cell table:formula="of:=IF([.A729]&lt;[.D$4];1;0)" office:value-type="float" office:value="0" calcext:value-type="float">
            <text:p>0</text:p>
          </table:table-cell>
          <table:table-cell table:formula="of:=MOD([.C728]+[.C$9];64)" office:value-type="float" office:value="56" calcext:value-type="float">
            <text:p>56</text:p>
          </table:table-cell>
          <table:table-cell table:formula="of:=INT([.C72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29]+1" office:value-type="float" office:value="719" calcext:value-type="float">
            <text:p>719</text:p>
          </table:table-cell>
          <table:table-cell table:formula="of:=IF([.A730]&lt;[.D$4];1;0)" office:value-type="float" office:value="0" calcext:value-type="float">
            <text:p>0</text:p>
          </table:table-cell>
          <table:table-cell table:formula="of:=MOD([.C729]+[.C$9];64)" office:value-type="float" office:value="60" calcext:value-type="float">
            <text:p>60</text:p>
          </table:table-cell>
          <table:table-cell table:formula="of:=INT([.C73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30]+1" office:value-type="float" office:value="720" calcext:value-type="float">
            <text:p>720</text:p>
          </table:table-cell>
          <table:table-cell table:formula="of:=IF([.A731]&lt;[.D$4];1;0)" office:value-type="float" office:value="0" calcext:value-type="float">
            <text:p>0</text:p>
          </table:table-cell>
          <table:table-cell table:formula="of:=MOD([.C730]+[.C$9];64)" office:value-type="float" office:value="0" calcext:value-type="float">
            <text:p>0</text:p>
          </table:table-cell>
          <table:table-cell table:formula="of:=INT([.C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31]+1" office:value-type="float" office:value="721" calcext:value-type="float">
            <text:p>721</text:p>
          </table:table-cell>
          <table:table-cell table:formula="of:=IF([.A732]&lt;[.D$4];1;0)" office:value-type="float" office:value="0" calcext:value-type="float">
            <text:p>0</text:p>
          </table:table-cell>
          <table:table-cell table:formula="of:=MOD([.C731]+[.C$9];64)" office:value-type="float" office:value="4" calcext:value-type="float">
            <text:p>4</text:p>
          </table:table-cell>
          <table:table-cell table:formula="of:=INT([.C73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32]+1" office:value-type="float" office:value="722" calcext:value-type="float">
            <text:p>722</text:p>
          </table:table-cell>
          <table:table-cell table:formula="of:=IF([.A733]&lt;[.D$4];1;0)" office:value-type="float" office:value="0" calcext:value-type="float">
            <text:p>0</text:p>
          </table:table-cell>
          <table:table-cell table:formula="of:=MOD([.C732]+[.C$9];64)" office:value-type="float" office:value="8" calcext:value-type="float">
            <text:p>8</text:p>
          </table:table-cell>
          <table:table-cell table:formula="of:=INT([.C73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33]+1" office:value-type="float" office:value="723" calcext:value-type="float">
            <text:p>723</text:p>
          </table:table-cell>
          <table:table-cell table:formula="of:=IF([.A734]&lt;[.D$4];1;0)" office:value-type="float" office:value="0" calcext:value-type="float">
            <text:p>0</text:p>
          </table:table-cell>
          <table:table-cell table:formula="of:=MOD([.C733]+[.C$9];64)" office:value-type="float" office:value="12" calcext:value-type="float">
            <text:p>12</text:p>
          </table:table-cell>
          <table:table-cell table:formula="of:=INT([.C73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34]+1" office:value-type="float" office:value="724" calcext:value-type="float">
            <text:p>724</text:p>
          </table:table-cell>
          <table:table-cell table:formula="of:=IF([.A735]&lt;[.D$4];1;0)" office:value-type="float" office:value="0" calcext:value-type="float">
            <text:p>0</text:p>
          </table:table-cell>
          <table:table-cell table:formula="of:=MOD([.C734]+[.C$9];64)" office:value-type="float" office:value="16" calcext:value-type="float">
            <text:p>16</text:p>
          </table:table-cell>
          <table:table-cell table:formula="of:=INT([.C73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35]+1" office:value-type="float" office:value="725" calcext:value-type="float">
            <text:p>725</text:p>
          </table:table-cell>
          <table:table-cell table:formula="of:=IF([.A736]&lt;[.D$4];1;0)" office:value-type="float" office:value="0" calcext:value-type="float">
            <text:p>0</text:p>
          </table:table-cell>
          <table:table-cell table:formula="of:=MOD([.C735]+[.C$9];64)" office:value-type="float" office:value="20" calcext:value-type="float">
            <text:p>20</text:p>
          </table:table-cell>
          <table:table-cell table:formula="of:=INT([.C73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6]+1" office:value-type="float" office:value="726" calcext:value-type="float">
            <text:p>726</text:p>
          </table:table-cell>
          <table:table-cell table:formula="of:=IF([.A737]&lt;[.D$4];1;0)" office:value-type="float" office:value="0" calcext:value-type="float">
            <text:p>0</text:p>
          </table:table-cell>
          <table:table-cell table:formula="of:=MOD([.C736]+[.C$9];64)" office:value-type="float" office:value="24" calcext:value-type="float">
            <text:p>24</text:p>
          </table:table-cell>
          <table:table-cell table:formula="of:=INT([.C73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37]+1" office:value-type="float" office:value="727" calcext:value-type="float">
            <text:p>727</text:p>
          </table:table-cell>
          <table:table-cell table:formula="of:=IF([.A738]&lt;[.D$4];1;0)" office:value-type="float" office:value="0" calcext:value-type="float">
            <text:p>0</text:p>
          </table:table-cell>
          <table:table-cell table:formula="of:=MOD([.C737]+[.C$9];64)" office:value-type="float" office:value="28" calcext:value-type="float">
            <text:p>28</text:p>
          </table:table-cell>
          <table:table-cell table:formula="of:=INT([.C73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38]+1" office:value-type="float" office:value="728" calcext:value-type="float">
            <text:p>728</text:p>
          </table:table-cell>
          <table:table-cell table:formula="of:=IF([.A739]&lt;[.D$4];1;0)" office:value-type="float" office:value="0" calcext:value-type="float">
            <text:p>0</text:p>
          </table:table-cell>
          <table:table-cell table:formula="of:=MOD([.C738]+[.C$9];64)" office:value-type="float" office:value="32" calcext:value-type="float">
            <text:p>32</text:p>
          </table:table-cell>
          <table:table-cell table:formula="of:=INT([.C73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39]+1" office:value-type="float" office:value="729" calcext:value-type="float">
            <text:p>729</text:p>
          </table:table-cell>
          <table:table-cell table:formula="of:=IF([.A740]&lt;[.D$4];1;0)" office:value-type="float" office:value="0" calcext:value-type="float">
            <text:p>0</text:p>
          </table:table-cell>
          <table:table-cell table:formula="of:=MOD([.C739]+[.C$9];64)" office:value-type="float" office:value="36" calcext:value-type="float">
            <text:p>36</text:p>
          </table:table-cell>
          <table:table-cell table:formula="of:=INT([.C74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40]+1" office:value-type="float" office:value="730" calcext:value-type="float">
            <text:p>730</text:p>
          </table:table-cell>
          <table:table-cell table:formula="of:=IF([.A741]&lt;[.D$4];1;0)" office:value-type="float" office:value="0" calcext:value-type="float">
            <text:p>0</text:p>
          </table:table-cell>
          <table:table-cell table:formula="of:=MOD([.C740]+[.C$9];64)" office:value-type="float" office:value="40" calcext:value-type="float">
            <text:p>40</text:p>
          </table:table-cell>
          <table:table-cell table:formula="of:=INT([.C74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41]+1" office:value-type="float" office:value="731" calcext:value-type="float">
            <text:p>731</text:p>
          </table:table-cell>
          <table:table-cell table:formula="of:=IF([.A742]&lt;[.D$4];1;0)" office:value-type="float" office:value="0" calcext:value-type="float">
            <text:p>0</text:p>
          </table:table-cell>
          <table:table-cell table:formula="of:=MOD([.C741]+[.C$9];64)" office:value-type="float" office:value="44" calcext:value-type="float">
            <text:p>44</text:p>
          </table:table-cell>
          <table:table-cell table:formula="of:=INT([.C74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42]+1" office:value-type="float" office:value="732" calcext:value-type="float">
            <text:p>732</text:p>
          </table:table-cell>
          <table:table-cell table:formula="of:=IF([.A743]&lt;[.D$4];1;0)" office:value-type="float" office:value="0" calcext:value-type="float">
            <text:p>0</text:p>
          </table:table-cell>
          <table:table-cell table:formula="of:=MOD([.C742]+[.C$9];64)" office:value-type="float" office:value="48" calcext:value-type="float">
            <text:p>48</text:p>
          </table:table-cell>
          <table:table-cell table:formula="of:=INT([.C74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43]+1" office:value-type="float" office:value="733" calcext:value-type="float">
            <text:p>733</text:p>
          </table:table-cell>
          <table:table-cell table:formula="of:=IF([.A744]&lt;[.D$4];1;0)" office:value-type="float" office:value="0" calcext:value-type="float">
            <text:p>0</text:p>
          </table:table-cell>
          <table:table-cell table:formula="of:=MOD([.C743]+[.C$9];64)" office:value-type="float" office:value="52" calcext:value-type="float">
            <text:p>52</text:p>
          </table:table-cell>
          <table:table-cell table:formula="of:=INT([.C74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44]+1" office:value-type="float" office:value="734" calcext:value-type="float">
            <text:p>734</text:p>
          </table:table-cell>
          <table:table-cell table:formula="of:=IF([.A745]&lt;[.D$4];1;0)" office:value-type="float" office:value="0" calcext:value-type="float">
            <text:p>0</text:p>
          </table:table-cell>
          <table:table-cell table:formula="of:=MOD([.C744]+[.C$9];64)" office:value-type="float" office:value="56" calcext:value-type="float">
            <text:p>56</text:p>
          </table:table-cell>
          <table:table-cell table:formula="of:=INT([.C74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45]+1" office:value-type="float" office:value="735" calcext:value-type="float">
            <text:p>735</text:p>
          </table:table-cell>
          <table:table-cell table:formula="of:=IF([.A746]&lt;[.D$4];1;0)" office:value-type="float" office:value="0" calcext:value-type="float">
            <text:p>0</text:p>
          </table:table-cell>
          <table:table-cell table:formula="of:=MOD([.C745]+[.C$9];64)" office:value-type="float" office:value="60" calcext:value-type="float">
            <text:p>60</text:p>
          </table:table-cell>
          <table:table-cell table:formula="of:=INT([.C74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46]+1" office:value-type="float" office:value="736" calcext:value-type="float">
            <text:p>736</text:p>
          </table:table-cell>
          <table:table-cell table:formula="of:=IF([.A747]&lt;[.D$4];1;0)" office:value-type="float" office:value="0" calcext:value-type="float">
            <text:p>0</text:p>
          </table:table-cell>
          <table:table-cell table:formula="of:=MOD([.C746]+[.C$9];64)" office:value-type="float" office:value="0" calcext:value-type="float">
            <text:p>0</text:p>
          </table:table-cell>
          <table:table-cell table:formula="of:=INT([.C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47]+1" office:value-type="float" office:value="737" calcext:value-type="float">
            <text:p>737</text:p>
          </table:table-cell>
          <table:table-cell table:formula="of:=IF([.A748]&lt;[.D$4];1;0)" office:value-type="float" office:value="0" calcext:value-type="float">
            <text:p>0</text:p>
          </table:table-cell>
          <table:table-cell table:formula="of:=MOD([.C747]+[.C$9];64)" office:value-type="float" office:value="4" calcext:value-type="float">
            <text:p>4</text:p>
          </table:table-cell>
          <table:table-cell table:formula="of:=INT([.C7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48]+1" office:value-type="float" office:value="738" calcext:value-type="float">
            <text:p>738</text:p>
          </table:table-cell>
          <table:table-cell table:formula="of:=IF([.A749]&lt;[.D$4];1;0)" office:value-type="float" office:value="0" calcext:value-type="float">
            <text:p>0</text:p>
          </table:table-cell>
          <table:table-cell table:formula="of:=MOD([.C748]+[.C$9];64)" office:value-type="float" office:value="8" calcext:value-type="float">
            <text:p>8</text:p>
          </table:table-cell>
          <table:table-cell table:formula="of:=INT([.C74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49]+1" office:value-type="float" office:value="739" calcext:value-type="float">
            <text:p>739</text:p>
          </table:table-cell>
          <table:table-cell table:formula="of:=IF([.A750]&lt;[.D$4];1;0)" office:value-type="float" office:value="0" calcext:value-type="float">
            <text:p>0</text:p>
          </table:table-cell>
          <table:table-cell table:formula="of:=MOD([.C749]+[.C$9];64)" office:value-type="float" office:value="12" calcext:value-type="float">
            <text:p>12</text:p>
          </table:table-cell>
          <table:table-cell table:formula="of:=INT([.C75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50]+1" office:value-type="float" office:value="740" calcext:value-type="float">
            <text:p>740</text:p>
          </table:table-cell>
          <table:table-cell table:formula="of:=IF([.A751]&lt;[.D$4];1;0)" office:value-type="float" office:value="0" calcext:value-type="float">
            <text:p>0</text:p>
          </table:table-cell>
          <table:table-cell table:formula="of:=MOD([.C750]+[.C$9];64)" office:value-type="float" office:value="16" calcext:value-type="float">
            <text:p>16</text:p>
          </table:table-cell>
          <table:table-cell table:formula="of:=INT([.C75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51]+1" office:value-type="float" office:value="741" calcext:value-type="float">
            <text:p>741</text:p>
          </table:table-cell>
          <table:table-cell table:formula="of:=IF([.A752]&lt;[.D$4];1;0)" office:value-type="float" office:value="0" calcext:value-type="float">
            <text:p>0</text:p>
          </table:table-cell>
          <table:table-cell table:formula="of:=MOD([.C751]+[.C$9];64)" office:value-type="float" office:value="20" calcext:value-type="float">
            <text:p>20</text:p>
          </table:table-cell>
          <table:table-cell table:formula="of:=INT([.C75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52]+1" office:value-type="float" office:value="742" calcext:value-type="float">
            <text:p>742</text:p>
          </table:table-cell>
          <table:table-cell table:formula="of:=IF([.A753]&lt;[.D$4];1;0)" office:value-type="float" office:value="0" calcext:value-type="float">
            <text:p>0</text:p>
          </table:table-cell>
          <table:table-cell table:formula="of:=MOD([.C752]+[.C$9];64)" office:value-type="float" office:value="24" calcext:value-type="float">
            <text:p>24</text:p>
          </table:table-cell>
          <table:table-cell table:formula="of:=INT([.C75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53]+1" office:value-type="float" office:value="743" calcext:value-type="float">
            <text:p>743</text:p>
          </table:table-cell>
          <table:table-cell table:formula="of:=IF([.A754]&lt;[.D$4];1;0)" office:value-type="float" office:value="0" calcext:value-type="float">
            <text:p>0</text:p>
          </table:table-cell>
          <table:table-cell table:formula="of:=MOD([.C753]+[.C$9];64)" office:value-type="float" office:value="28" calcext:value-type="float">
            <text:p>28</text:p>
          </table:table-cell>
          <table:table-cell table:formula="of:=INT([.C75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54]+1" office:value-type="float" office:value="744" calcext:value-type="float">
            <text:p>744</text:p>
          </table:table-cell>
          <table:table-cell table:formula="of:=IF([.A755]&lt;[.D$4];1;0)" office:value-type="float" office:value="0" calcext:value-type="float">
            <text:p>0</text:p>
          </table:table-cell>
          <table:table-cell table:formula="of:=MOD([.C754]+[.C$9];64)" office:value-type="float" office:value="32" calcext:value-type="float">
            <text:p>32</text:p>
          </table:table-cell>
          <table:table-cell table:formula="of:=INT([.C75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55]+1" office:value-type="float" office:value="745" calcext:value-type="float">
            <text:p>745</text:p>
          </table:table-cell>
          <table:table-cell table:formula="of:=IF([.A756]&lt;[.D$4];1;0)" office:value-type="float" office:value="0" calcext:value-type="float">
            <text:p>0</text:p>
          </table:table-cell>
          <table:table-cell table:formula="of:=MOD([.C755]+[.C$9];64)" office:value-type="float" office:value="36" calcext:value-type="float">
            <text:p>36</text:p>
          </table:table-cell>
          <table:table-cell table:formula="of:=INT([.C7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56]+1" office:value-type="float" office:value="746" calcext:value-type="float">
            <text:p>746</text:p>
          </table:table-cell>
          <table:table-cell table:formula="of:=IF([.A757]&lt;[.D$4];1;0)" office:value-type="float" office:value="0" calcext:value-type="float">
            <text:p>0</text:p>
          </table:table-cell>
          <table:table-cell table:formula="of:=MOD([.C756]+[.C$9];64)" office:value-type="float" office:value="40" calcext:value-type="float">
            <text:p>40</text:p>
          </table:table-cell>
          <table:table-cell table:formula="of:=INT([.C75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57]+1" office:value-type="float" office:value="747" calcext:value-type="float">
            <text:p>747</text:p>
          </table:table-cell>
          <table:table-cell table:formula="of:=IF([.A758]&lt;[.D$4];1;0)" office:value-type="float" office:value="0" calcext:value-type="float">
            <text:p>0</text:p>
          </table:table-cell>
          <table:table-cell table:formula="of:=MOD([.C757]+[.C$9];64)" office:value-type="float" office:value="44" calcext:value-type="float">
            <text:p>44</text:p>
          </table:table-cell>
          <table:table-cell table:formula="of:=INT([.C75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58]+1" office:value-type="float" office:value="748" calcext:value-type="float">
            <text:p>748</text:p>
          </table:table-cell>
          <table:table-cell table:formula="of:=IF([.A759]&lt;[.D$4];1;0)" office:value-type="float" office:value="0" calcext:value-type="float">
            <text:p>0</text:p>
          </table:table-cell>
          <table:table-cell table:formula="of:=MOD([.C758]+[.C$9];64)" office:value-type="float" office:value="48" calcext:value-type="float">
            <text:p>48</text:p>
          </table:table-cell>
          <table:table-cell table:formula="of:=INT([.C75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59]+1" office:value-type="float" office:value="749" calcext:value-type="float">
            <text:p>749</text:p>
          </table:table-cell>
          <table:table-cell table:formula="of:=IF([.A760]&lt;[.D$4];1;0)" office:value-type="float" office:value="0" calcext:value-type="float">
            <text:p>0</text:p>
          </table:table-cell>
          <table:table-cell table:formula="of:=MOD([.C759]+[.C$9];64)" office:value-type="float" office:value="52" calcext:value-type="float">
            <text:p>52</text:p>
          </table:table-cell>
          <table:table-cell table:formula="of:=INT([.C76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60]+1" office:value-type="float" office:value="750" calcext:value-type="float">
            <text:p>750</text:p>
          </table:table-cell>
          <table:table-cell table:formula="of:=IF([.A761]&lt;[.D$4];1;0)" office:value-type="float" office:value="0" calcext:value-type="float">
            <text:p>0</text:p>
          </table:table-cell>
          <table:table-cell table:formula="of:=MOD([.C760]+[.C$9];64)" office:value-type="float" office:value="56" calcext:value-type="float">
            <text:p>56</text:p>
          </table:table-cell>
          <table:table-cell table:formula="of:=INT([.C76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61]+1" office:value-type="float" office:value="751" calcext:value-type="float">
            <text:p>751</text:p>
          </table:table-cell>
          <table:table-cell table:formula="of:=IF([.A762]&lt;[.D$4];1;0)" office:value-type="float" office:value="0" calcext:value-type="float">
            <text:p>0</text:p>
          </table:table-cell>
          <table:table-cell table:formula="of:=MOD([.C761]+[.C$9];64)" office:value-type="float" office:value="60" calcext:value-type="float">
            <text:p>60</text:p>
          </table:table-cell>
          <table:table-cell table:formula="of:=INT([.C76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62]+1" office:value-type="float" office:value="752" calcext:value-type="float">
            <text:p>752</text:p>
          </table:table-cell>
          <table:table-cell table:formula="of:=IF([.A763]&lt;[.D$4];1;0)" office:value-type="float" office:value="0" calcext:value-type="float">
            <text:p>0</text:p>
          </table:table-cell>
          <table:table-cell table:formula="of:=MOD([.C762]+[.C$9];64)" office:value-type="float" office:value="0" calcext:value-type="float">
            <text:p>0</text:p>
          </table:table-cell>
          <table:table-cell table:formula="of:=INT([.C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63]+1" office:value-type="float" office:value="753" calcext:value-type="float">
            <text:p>753</text:p>
          </table:table-cell>
          <table:table-cell table:formula="of:=IF([.A764]&lt;[.D$4];1;0)" office:value-type="float" office:value="0" calcext:value-type="float">
            <text:p>0</text:p>
          </table:table-cell>
          <table:table-cell table:formula="of:=MOD([.C763]+[.C$9];64)" office:value-type="float" office:value="4" calcext:value-type="float">
            <text:p>4</text:p>
          </table:table-cell>
          <table:table-cell table:formula="of:=INT([.C76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64]+1" office:value-type="float" office:value="754" calcext:value-type="float">
            <text:p>754</text:p>
          </table:table-cell>
          <table:table-cell table:formula="of:=IF([.A765]&lt;[.D$4];1;0)" office:value-type="float" office:value="0" calcext:value-type="float">
            <text:p>0</text:p>
          </table:table-cell>
          <table:table-cell table:formula="of:=MOD([.C764]+[.C$9];64)" office:value-type="float" office:value="8" calcext:value-type="float">
            <text:p>8</text:p>
          </table:table-cell>
          <table:table-cell table:formula="of:=INT([.C76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65]+1" office:value-type="float" office:value="755" calcext:value-type="float">
            <text:p>755</text:p>
          </table:table-cell>
          <table:table-cell table:formula="of:=IF([.A766]&lt;[.D$4];1;0)" office:value-type="float" office:value="0" calcext:value-type="float">
            <text:p>0</text:p>
          </table:table-cell>
          <table:table-cell table:formula="of:=MOD([.C765]+[.C$9];64)" office:value-type="float" office:value="12" calcext:value-type="float">
            <text:p>12</text:p>
          </table:table-cell>
          <table:table-cell table:formula="of:=INT([.C76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66]+1" office:value-type="float" office:value="756" calcext:value-type="float">
            <text:p>756</text:p>
          </table:table-cell>
          <table:table-cell table:formula="of:=IF([.A767]&lt;[.D$4];1;0)" office:value-type="float" office:value="0" calcext:value-type="float">
            <text:p>0</text:p>
          </table:table-cell>
          <table:table-cell table:formula="of:=MOD([.C766]+[.C$9];64)" office:value-type="float" office:value="16" calcext:value-type="float">
            <text:p>16</text:p>
          </table:table-cell>
          <table:table-cell table:formula="of:=INT([.C76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67]+1" office:value-type="float" office:value="757" calcext:value-type="float">
            <text:p>757</text:p>
          </table:table-cell>
          <table:table-cell table:formula="of:=IF([.A768]&lt;[.D$4];1;0)" office:value-type="float" office:value="0" calcext:value-type="float">
            <text:p>0</text:p>
          </table:table-cell>
          <table:table-cell table:formula="of:=MOD([.C767]+[.C$9];64)" office:value-type="float" office:value="20" calcext:value-type="float">
            <text:p>20</text:p>
          </table:table-cell>
          <table:table-cell table:formula="of:=INT([.C76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68]+1" office:value-type="float" office:value="758" calcext:value-type="float">
            <text:p>758</text:p>
          </table:table-cell>
          <table:table-cell table:formula="of:=IF([.A769]&lt;[.D$4];1;0)" office:value-type="float" office:value="0" calcext:value-type="float">
            <text:p>0</text:p>
          </table:table-cell>
          <table:table-cell table:formula="of:=MOD([.C768]+[.C$9];64)" office:value-type="float" office:value="24" calcext:value-type="float">
            <text:p>24</text:p>
          </table:table-cell>
          <table:table-cell table:formula="of:=INT([.C76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69]+1" office:value-type="float" office:value="759" calcext:value-type="float">
            <text:p>759</text:p>
          </table:table-cell>
          <table:table-cell table:formula="of:=IF([.A770]&lt;[.D$4];1;0)" office:value-type="float" office:value="0" calcext:value-type="float">
            <text:p>0</text:p>
          </table:table-cell>
          <table:table-cell table:formula="of:=MOD([.C769]+[.C$9];64)" office:value-type="float" office:value="28" calcext:value-type="float">
            <text:p>28</text:p>
          </table:table-cell>
          <table:table-cell table:formula="of:=INT([.C77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70]+1" office:value-type="float" office:value="760" calcext:value-type="float">
            <text:p>760</text:p>
          </table:table-cell>
          <table:table-cell table:formula="of:=IF([.A771]&lt;[.D$4];1;0)" office:value-type="float" office:value="0" calcext:value-type="float">
            <text:p>0</text:p>
          </table:table-cell>
          <table:table-cell table:formula="of:=MOD([.C770]+[.C$9];64)" office:value-type="float" office:value="32" calcext:value-type="float">
            <text:p>32</text:p>
          </table:table-cell>
          <table:table-cell table:formula="of:=INT([.C77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71]+1" office:value-type="float" office:value="761" calcext:value-type="float">
            <text:p>761</text:p>
          </table:table-cell>
          <table:table-cell table:formula="of:=IF([.A772]&lt;[.D$4];1;0)" office:value-type="float" office:value="0" calcext:value-type="float">
            <text:p>0</text:p>
          </table:table-cell>
          <table:table-cell table:formula="of:=MOD([.C771]+[.C$9];64)" office:value-type="float" office:value="36" calcext:value-type="float">
            <text:p>36</text:p>
          </table:table-cell>
          <table:table-cell table:formula="of:=INT([.C77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72]+1" office:value-type="float" office:value="762" calcext:value-type="float">
            <text:p>762</text:p>
          </table:table-cell>
          <table:table-cell table:formula="of:=IF([.A773]&lt;[.D$4];1;0)" office:value-type="float" office:value="0" calcext:value-type="float">
            <text:p>0</text:p>
          </table:table-cell>
          <table:table-cell table:formula="of:=MOD([.C772]+[.C$9];64)" office:value-type="float" office:value="40" calcext:value-type="float">
            <text:p>40</text:p>
          </table:table-cell>
          <table:table-cell table:formula="of:=INT([.C77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73]+1" office:value-type="float" office:value="763" calcext:value-type="float">
            <text:p>763</text:p>
          </table:table-cell>
          <table:table-cell table:formula="of:=IF([.A774]&lt;[.D$4];1;0)" office:value-type="float" office:value="0" calcext:value-type="float">
            <text:p>0</text:p>
          </table:table-cell>
          <table:table-cell table:formula="of:=MOD([.C773]+[.C$9];64)" office:value-type="float" office:value="44" calcext:value-type="float">
            <text:p>44</text:p>
          </table:table-cell>
          <table:table-cell table:formula="of:=INT([.C77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74]+1" office:value-type="float" office:value="764" calcext:value-type="float">
            <text:p>764</text:p>
          </table:table-cell>
          <table:table-cell table:formula="of:=IF([.A775]&lt;[.D$4];1;0)" office:value-type="float" office:value="0" calcext:value-type="float">
            <text:p>0</text:p>
          </table:table-cell>
          <table:table-cell table:formula="of:=MOD([.C774]+[.C$9];64)" office:value-type="float" office:value="48" calcext:value-type="float">
            <text:p>48</text:p>
          </table:table-cell>
          <table:table-cell table:formula="of:=INT([.C77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75]+1" office:value-type="float" office:value="765" calcext:value-type="float">
            <text:p>765</text:p>
          </table:table-cell>
          <table:table-cell table:formula="of:=IF([.A776]&lt;[.D$4];1;0)" office:value-type="float" office:value="0" calcext:value-type="float">
            <text:p>0</text:p>
          </table:table-cell>
          <table:table-cell table:formula="of:=MOD([.C775]+[.C$9];64)" office:value-type="float" office:value="52" calcext:value-type="float">
            <text:p>52</text:p>
          </table:table-cell>
          <table:table-cell table:formula="of:=INT([.C77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76]+1" office:value-type="float" office:value="766" calcext:value-type="float">
            <text:p>766</text:p>
          </table:table-cell>
          <table:table-cell table:formula="of:=IF([.A777]&lt;[.D$4];1;0)" office:value-type="float" office:value="0" calcext:value-type="float">
            <text:p>0</text:p>
          </table:table-cell>
          <table:table-cell table:formula="of:=MOD([.C776]+[.C$9];64)" office:value-type="float" office:value="56" calcext:value-type="float">
            <text:p>56</text:p>
          </table:table-cell>
          <table:table-cell table:formula="of:=INT([.C77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77]+1" office:value-type="float" office:value="767" calcext:value-type="float">
            <text:p>767</text:p>
          </table:table-cell>
          <table:table-cell table:formula="of:=IF([.A778]&lt;[.D$4];1;0)" office:value-type="float" office:value="0" calcext:value-type="float">
            <text:p>0</text:p>
          </table:table-cell>
          <table:table-cell table:formula="of:=MOD([.C777]+[.C$9];64)" office:value-type="float" office:value="60" calcext:value-type="float">
            <text:p>60</text:p>
          </table:table-cell>
          <table:table-cell table:formula="of:=INT([.C77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78]+1" office:value-type="float" office:value="768" calcext:value-type="float">
            <text:p>768</text:p>
          </table:table-cell>
          <table:table-cell table:formula="of:=IF([.A779]&lt;[.D$4];1;0)" office:value-type="float" office:value="0" calcext:value-type="float">
            <text:p>0</text:p>
          </table:table-cell>
          <table:table-cell table:formula="of:=MOD([.C778]+[.C$9];64)" office:value-type="float" office:value="0" calcext:value-type="float">
            <text:p>0</text:p>
          </table:table-cell>
          <table:table-cell table:formula="of:=INT([.C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79]+1" office:value-type="float" office:value="769" calcext:value-type="float">
            <text:p>769</text:p>
          </table:table-cell>
          <table:table-cell table:formula="of:=IF([.A780]&lt;[.D$4];1;0)" office:value-type="float" office:value="0" calcext:value-type="float">
            <text:p>0</text:p>
          </table:table-cell>
          <table:table-cell table:formula="of:=MOD([.C779]+[.C$9];64)" office:value-type="float" office:value="4" calcext:value-type="float">
            <text:p>4</text:p>
          </table:table-cell>
          <table:table-cell table:formula="of:=INT([.C78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80]+1" office:value-type="float" office:value="770" calcext:value-type="float">
            <text:p>770</text:p>
          </table:table-cell>
          <table:table-cell table:formula="of:=IF([.A781]&lt;[.D$4];1;0)" office:value-type="float" office:value="0" calcext:value-type="float">
            <text:p>0</text:p>
          </table:table-cell>
          <table:table-cell table:formula="of:=MOD([.C780]+[.C$9];64)" office:value-type="float" office:value="8" calcext:value-type="float">
            <text:p>8</text:p>
          </table:table-cell>
          <table:table-cell table:formula="of:=INT([.C78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81]+1" office:value-type="float" office:value="771" calcext:value-type="float">
            <text:p>771</text:p>
          </table:table-cell>
          <table:table-cell table:formula="of:=IF([.A782]&lt;[.D$4];1;0)" office:value-type="float" office:value="0" calcext:value-type="float">
            <text:p>0</text:p>
          </table:table-cell>
          <table:table-cell table:formula="of:=MOD([.C781]+[.C$9];64)" office:value-type="float" office:value="12" calcext:value-type="float">
            <text:p>12</text:p>
          </table:table-cell>
          <table:table-cell table:formula="of:=INT([.C78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82]+1" office:value-type="float" office:value="772" calcext:value-type="float">
            <text:p>772</text:p>
          </table:table-cell>
          <table:table-cell table:formula="of:=IF([.A783]&lt;[.D$4];1;0)" office:value-type="float" office:value="0" calcext:value-type="float">
            <text:p>0</text:p>
          </table:table-cell>
          <table:table-cell table:formula="of:=MOD([.C782]+[.C$9];64)" office:value-type="float" office:value="16" calcext:value-type="float">
            <text:p>16</text:p>
          </table:table-cell>
          <table:table-cell table:formula="of:=INT([.C78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83]+1" office:value-type="float" office:value="773" calcext:value-type="float">
            <text:p>773</text:p>
          </table:table-cell>
          <table:table-cell table:formula="of:=IF([.A784]&lt;[.D$4];1;0)" office:value-type="float" office:value="0" calcext:value-type="float">
            <text:p>0</text:p>
          </table:table-cell>
          <table:table-cell table:formula="of:=MOD([.C783]+[.C$9];64)" office:value-type="float" office:value="20" calcext:value-type="float">
            <text:p>20</text:p>
          </table:table-cell>
          <table:table-cell table:formula="of:=INT([.C78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84]+1" office:value-type="float" office:value="774" calcext:value-type="float">
            <text:p>774</text:p>
          </table:table-cell>
          <table:table-cell table:formula="of:=IF([.A785]&lt;[.D$4];1;0)" office:value-type="float" office:value="0" calcext:value-type="float">
            <text:p>0</text:p>
          </table:table-cell>
          <table:table-cell table:formula="of:=MOD([.C784]+[.C$9];64)" office:value-type="float" office:value="24" calcext:value-type="float">
            <text:p>24</text:p>
          </table:table-cell>
          <table:table-cell table:formula="of:=INT([.C78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85]+1" office:value-type="float" office:value="775" calcext:value-type="float">
            <text:p>775</text:p>
          </table:table-cell>
          <table:table-cell table:formula="of:=IF([.A786]&lt;[.D$4];1;0)" office:value-type="float" office:value="0" calcext:value-type="float">
            <text:p>0</text:p>
          </table:table-cell>
          <table:table-cell table:formula="of:=MOD([.C785]+[.C$9];64)" office:value-type="float" office:value="28" calcext:value-type="float">
            <text:p>28</text:p>
          </table:table-cell>
          <table:table-cell table:formula="of:=INT([.C78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86]+1" office:value-type="float" office:value="776" calcext:value-type="float">
            <text:p>776</text:p>
          </table:table-cell>
          <table:table-cell table:formula="of:=IF([.A787]&lt;[.D$4];1;0)" office:value-type="float" office:value="0" calcext:value-type="float">
            <text:p>0</text:p>
          </table:table-cell>
          <table:table-cell table:formula="of:=MOD([.C786]+[.C$9];64)" office:value-type="float" office:value="32" calcext:value-type="float">
            <text:p>32</text:p>
          </table:table-cell>
          <table:table-cell table:formula="of:=INT([.C78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87]+1" office:value-type="float" office:value="777" calcext:value-type="float">
            <text:p>777</text:p>
          </table:table-cell>
          <table:table-cell table:formula="of:=IF([.A788]&lt;[.D$4];1;0)" office:value-type="float" office:value="0" calcext:value-type="float">
            <text:p>0</text:p>
          </table:table-cell>
          <table:table-cell table:formula="of:=MOD([.C787]+[.C$9];64)" office:value-type="float" office:value="36" calcext:value-type="float">
            <text:p>36</text:p>
          </table:table-cell>
          <table:table-cell table:formula="of:=INT([.C78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88]+1" office:value-type="float" office:value="778" calcext:value-type="float">
            <text:p>778</text:p>
          </table:table-cell>
          <table:table-cell table:formula="of:=IF([.A789]&lt;[.D$4];1;0)" office:value-type="float" office:value="0" calcext:value-type="float">
            <text:p>0</text:p>
          </table:table-cell>
          <table:table-cell table:formula="of:=MOD([.C788]+[.C$9];64)" office:value-type="float" office:value="40" calcext:value-type="float">
            <text:p>40</text:p>
          </table:table-cell>
          <table:table-cell table:formula="of:=INT([.C78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89]+1" office:value-type="float" office:value="779" calcext:value-type="float">
            <text:p>779</text:p>
          </table:table-cell>
          <table:table-cell table:formula="of:=IF([.A790]&lt;[.D$4];1;0)" office:value-type="float" office:value="0" calcext:value-type="float">
            <text:p>0</text:p>
          </table:table-cell>
          <table:table-cell table:formula="of:=MOD([.C789]+[.C$9];64)" office:value-type="float" office:value="44" calcext:value-type="float">
            <text:p>44</text:p>
          </table:table-cell>
          <table:table-cell table:formula="of:=INT([.C79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90]+1" office:value-type="float" office:value="780" calcext:value-type="float">
            <text:p>780</text:p>
          </table:table-cell>
          <table:table-cell table:formula="of:=IF([.A791]&lt;[.D$4];1;0)" office:value-type="float" office:value="0" calcext:value-type="float">
            <text:p>0</text:p>
          </table:table-cell>
          <table:table-cell table:formula="of:=MOD([.C790]+[.C$9];64)" office:value-type="float" office:value="48" calcext:value-type="float">
            <text:p>48</text:p>
          </table:table-cell>
          <table:table-cell table:formula="of:=INT([.C79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91]+1" office:value-type="float" office:value="781" calcext:value-type="float">
            <text:p>781</text:p>
          </table:table-cell>
          <table:table-cell table:formula="of:=IF([.A792]&lt;[.D$4];1;0)" office:value-type="float" office:value="0" calcext:value-type="float">
            <text:p>0</text:p>
          </table:table-cell>
          <table:table-cell table:formula="of:=MOD([.C791]+[.C$9];64)" office:value-type="float" office:value="52" calcext:value-type="float">
            <text:p>52</text:p>
          </table:table-cell>
          <table:table-cell table:formula="of:=INT([.C79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92]+1" office:value-type="float" office:value="782" calcext:value-type="float">
            <text:p>782</text:p>
          </table:table-cell>
          <table:table-cell table:formula="of:=IF([.A793]&lt;[.D$4];1;0)" office:value-type="float" office:value="0" calcext:value-type="float">
            <text:p>0</text:p>
          </table:table-cell>
          <table:table-cell table:formula="of:=MOD([.C792]+[.C$9];64)" office:value-type="float" office:value="56" calcext:value-type="float">
            <text:p>56</text:p>
          </table:table-cell>
          <table:table-cell table:formula="of:=INT([.C79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93]+1" office:value-type="float" office:value="783" calcext:value-type="float">
            <text:p>783</text:p>
          </table:table-cell>
          <table:table-cell table:formula="of:=IF([.A794]&lt;[.D$4];1;0)" office:value-type="float" office:value="0" calcext:value-type="float">
            <text:p>0</text:p>
          </table:table-cell>
          <table:table-cell table:formula="of:=MOD([.C793]+[.C$9];64)" office:value-type="float" office:value="60" calcext:value-type="float">
            <text:p>60</text:p>
          </table:table-cell>
          <table:table-cell table:formula="of:=INT([.C79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94]+1" office:value-type="float" office:value="784" calcext:value-type="float">
            <text:p>784</text:p>
          </table:table-cell>
          <table:table-cell table:formula="of:=IF([.A795]&lt;[.D$4];1;0)" office:value-type="float" office:value="0" calcext:value-type="float">
            <text:p>0</text:p>
          </table:table-cell>
          <table:table-cell table:formula="of:=MOD([.C794]+[.C$9];64)" office:value-type="float" office:value="0" calcext:value-type="float">
            <text:p>0</text:p>
          </table:table-cell>
          <table:table-cell table:formula="of:=INT([.C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95]+1" office:value-type="float" office:value="785" calcext:value-type="float">
            <text:p>785</text:p>
          </table:table-cell>
          <table:table-cell table:formula="of:=IF([.A796]&lt;[.D$4];1;0)" office:value-type="float" office:value="0" calcext:value-type="float">
            <text:p>0</text:p>
          </table:table-cell>
          <table:table-cell table:formula="of:=MOD([.C795]+[.C$9];64)" office:value-type="float" office:value="4" calcext:value-type="float">
            <text:p>4</text:p>
          </table:table-cell>
          <table:table-cell table:formula="of:=INT([.C79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96]+1" office:value-type="float" office:value="786" calcext:value-type="float">
            <text:p>786</text:p>
          </table:table-cell>
          <table:table-cell table:formula="of:=IF([.A797]&lt;[.D$4];1;0)" office:value-type="float" office:value="0" calcext:value-type="float">
            <text:p>0</text:p>
          </table:table-cell>
          <table:table-cell table:formula="of:=MOD([.C796]+[.C$9];64)" office:value-type="float" office:value="8" calcext:value-type="float">
            <text:p>8</text:p>
          </table:table-cell>
          <table:table-cell table:formula="of:=INT([.C79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97]+1" office:value-type="float" office:value="787" calcext:value-type="float">
            <text:p>787</text:p>
          </table:table-cell>
          <table:table-cell table:formula="of:=IF([.A798]&lt;[.D$4];1;0)" office:value-type="float" office:value="0" calcext:value-type="float">
            <text:p>0</text:p>
          </table:table-cell>
          <table:table-cell table:formula="of:=MOD([.C797]+[.C$9];64)" office:value-type="float" office:value="12" calcext:value-type="float">
            <text:p>12</text:p>
          </table:table-cell>
          <table:table-cell table:formula="of:=INT([.C79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98]+1" office:value-type="float" office:value="788" calcext:value-type="float">
            <text:p>788</text:p>
          </table:table-cell>
          <table:table-cell table:formula="of:=IF([.A799]&lt;[.D$4];1;0)" office:value-type="float" office:value="0" calcext:value-type="float">
            <text:p>0</text:p>
          </table:table-cell>
          <table:table-cell table:formula="of:=MOD([.C798]+[.C$9];64)" office:value-type="float" office:value="16" calcext:value-type="float">
            <text:p>16</text:p>
          </table:table-cell>
          <table:table-cell table:formula="of:=INT([.C79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99]+1" office:value-type="float" office:value="789" calcext:value-type="float">
            <text:p>789</text:p>
          </table:table-cell>
          <table:table-cell table:formula="of:=IF([.A800]&lt;[.D$4];1;0)" office:value-type="float" office:value="0" calcext:value-type="float">
            <text:p>0</text:p>
          </table:table-cell>
          <table:table-cell table:formula="of:=MOD([.C799]+[.C$9];64)" office:value-type="float" office:value="20" calcext:value-type="float">
            <text:p>20</text:p>
          </table:table-cell>
          <table:table-cell table:formula="of:=INT([.C80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800]+1" office:value-type="float" office:value="790" calcext:value-type="float">
            <text:p>790</text:p>
          </table:table-cell>
          <table:table-cell table:formula="of:=IF([.A801]&lt;[.D$4];1;0)" office:value-type="float" office:value="0" calcext:value-type="float">
            <text:p>0</text:p>
          </table:table-cell>
          <table:table-cell table:formula="of:=MOD([.C800]+[.C$9];64)" office:value-type="float" office:value="24" calcext:value-type="float">
            <text:p>24</text:p>
          </table:table-cell>
          <table:table-cell table:formula="of:=INT([.C80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801]+1" office:value-type="float" office:value="791" calcext:value-type="float">
            <text:p>791</text:p>
          </table:table-cell>
          <table:table-cell table:formula="of:=IF([.A802]&lt;[.D$4];1;0)" office:value-type="float" office:value="0" calcext:value-type="float">
            <text:p>0</text:p>
          </table:table-cell>
          <table:table-cell table:formula="of:=MOD([.C801]+[.C$9];64)" office:value-type="float" office:value="28" calcext:value-type="float">
            <text:p>28</text:p>
          </table:table-cell>
          <table:table-cell table:formula="of:=INT([.C80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02]+1" office:value-type="float" office:value="792" calcext:value-type="float">
            <text:p>792</text:p>
          </table:table-cell>
          <table:table-cell table:formula="of:=IF([.A803]&lt;[.D$4];1;0)" office:value-type="float" office:value="0" calcext:value-type="float">
            <text:p>0</text:p>
          </table:table-cell>
          <table:table-cell table:formula="of:=MOD([.C802]+[.C$9];64)" office:value-type="float" office:value="32" calcext:value-type="float">
            <text:p>32</text:p>
          </table:table-cell>
          <table:table-cell table:formula="of:=INT([.C80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803]+1" office:value-type="float" office:value="793" calcext:value-type="float">
            <text:p>793</text:p>
          </table:table-cell>
          <table:table-cell table:formula="of:=IF([.A804]&lt;[.D$4];1;0)" office:value-type="float" office:value="0" calcext:value-type="float">
            <text:p>0</text:p>
          </table:table-cell>
          <table:table-cell table:formula="of:=MOD([.C803]+[.C$9];64)" office:value-type="float" office:value="36" calcext:value-type="float">
            <text:p>36</text:p>
          </table:table-cell>
          <table:table-cell table:formula="of:=INT([.C8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804]+1" office:value-type="float" office:value="794" calcext:value-type="float">
            <text:p>794</text:p>
          </table:table-cell>
          <table:table-cell table:formula="of:=IF([.A805]&lt;[.D$4];1;0)" office:value-type="float" office:value="0" calcext:value-type="float">
            <text:p>0</text:p>
          </table:table-cell>
          <table:table-cell table:formula="of:=MOD([.C804]+[.C$9];64)" office:value-type="float" office:value="40" calcext:value-type="float">
            <text:p>40</text:p>
          </table:table-cell>
          <table:table-cell table:formula="of:=INT([.C80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805]+1" office:value-type="float" office:value="795" calcext:value-type="float">
            <text:p>795</text:p>
          </table:table-cell>
          <table:table-cell table:formula="of:=IF([.A806]&lt;[.D$4];1;0)" office:value-type="float" office:value="0" calcext:value-type="float">
            <text:p>0</text:p>
          </table:table-cell>
          <table:table-cell table:formula="of:=MOD([.C805]+[.C$9];64)" office:value-type="float" office:value="44" calcext:value-type="float">
            <text:p>44</text:p>
          </table:table-cell>
          <table:table-cell table:formula="of:=INT([.C80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06]+1" office:value-type="float" office:value="796" calcext:value-type="float">
            <text:p>796</text:p>
          </table:table-cell>
          <table:table-cell table:formula="of:=IF([.A807]&lt;[.D$4];1;0)" office:value-type="float" office:value="0" calcext:value-type="float">
            <text:p>0</text:p>
          </table:table-cell>
          <table:table-cell table:formula="of:=MOD([.C806]+[.C$9];64)" office:value-type="float" office:value="48" calcext:value-type="float">
            <text:p>48</text:p>
          </table:table-cell>
          <table:table-cell table:formula="of:=INT([.C80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07]+1" office:value-type="float" office:value="797" calcext:value-type="float">
            <text:p>797</text:p>
          </table:table-cell>
          <table:table-cell table:formula="of:=IF([.A808]&lt;[.D$4];1;0)" office:value-type="float" office:value="0" calcext:value-type="float">
            <text:p>0</text:p>
          </table:table-cell>
          <table:table-cell table:formula="of:=MOD([.C807]+[.C$9];64)" office:value-type="float" office:value="52" calcext:value-type="float">
            <text:p>52</text:p>
          </table:table-cell>
          <table:table-cell table:formula="of:=INT([.C80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08]+1" office:value-type="float" office:value="798" calcext:value-type="float">
            <text:p>798</text:p>
          </table:table-cell>
          <table:table-cell table:formula="of:=IF([.A809]&lt;[.D$4];1;0)" office:value-type="float" office:value="0" calcext:value-type="float">
            <text:p>0</text:p>
          </table:table-cell>
          <table:table-cell table:formula="of:=MOD([.C808]+[.C$9];64)" office:value-type="float" office:value="56" calcext:value-type="float">
            <text:p>56</text:p>
          </table:table-cell>
          <table:table-cell table:formula="of:=INT([.C80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809]+1" office:value-type="float" office:value="799" calcext:value-type="float">
            <text:p>799</text:p>
          </table:table-cell>
          <table:table-cell table:formula="of:=IF([.A810]&lt;[.D$4];1;0)" office:value-type="float" office:value="0" calcext:value-type="float">
            <text:p>0</text:p>
          </table:table-cell>
          <table:table-cell table:formula="of:=MOD([.C809]+[.C$9];64)" office:value-type="float" office:value="60" calcext:value-type="float">
            <text:p>60</text:p>
          </table:table-cell>
          <table:table-cell table:formula="of:=INT([.C810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17" table:default-cell-style-name="Default"/>
        <table:table-column table:style-name="co24" table:default-cell-style-name="Default"/>
        <table:table-column table:style-name="co17" table:number-columns-repeated="4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table:formula="of:=[.A1]*[.A1]*[.A1]" office:value-type="float" office:value="8000000" calcext:value-type="float">
            <text:p>8000000</text:p>
          </table:table-cell>
          <table:table-cell office:value-type="float" office:value="0.03" calcext:value-type="float">
            <text:p>0,03</text:p>
          </table:table-cell>
          <table:table-cell table:formula="of:=[.C1]*1000000000/[.B1]"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]*[.A2]*[.A2]" office:value-type="float" office:value="16777216" calcext:value-type="float">
            <text:p>16777216</text:p>
          </table:table-cell>
          <table:table-cell office:value-type="float" office:value="0.05" calcext:value-type="float">
            <text:p>0,05</text:p>
          </table:table-cell>
          <table:table-cell table:formula="of:=[.C2]*1000000000/[.B2]" office:value-type="float" office:value="2.98023223876953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]*[.A3]*[.A3]" office:value-type="float" office:value="27000000" calcext:value-type="float">
            <text:p>27000000</text:p>
          </table:table-cell>
          <table:table-cell office:value-type="float" office:value="0.08" calcext:value-type="float">
            <text:p>0,08</text:p>
          </table:table-cell>
          <table:table-cell table:formula="of:=[.C3]*1000000000/[.B3]" office:value-type="float" office:value="2.96296296296296" calcext:value-type="float">
            <text:p>2,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]*[.A4]*[.A4]" office:value-type="float" office:value="64000000" calcext:value-type="float">
            <text:p>64000000</text:p>
          </table:table-cell>
          <table:table-cell office:value-type="float" office:value="0.2" calcext:value-type="float">
            <text:p>0,2</text:p>
          </table:table-cell>
          <table:table-cell table:formula="of:=[.C4]*1000000000/[.B4]" office:value-type="float" office:value="3.125" calcext:value-type="float">
            <text:p>3,1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]*[.A5]*[.A5]" office:value-type="float" office:value="125000000" calcext:value-type="float">
            <text:p>125000000</text:p>
          </table:table-cell>
          <table:table-cell office:value-type="float" office:value="0.39" calcext:value-type="float">
            <text:p>0,39</text:p>
          </table:table-cell>
          <table:table-cell table:formula="of:=[.C5]*1000000000/[.B5]" office:value-type="float" office:value="3.12" calcext:value-type="float">
            <text:p>3,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6]*[.A6]*[.A6]" office:value-type="float" office:value="134217728" calcext:value-type="float">
            <text:p>134217728</text:p>
          </table:table-cell>
          <table:table-cell office:value-type="float" office:value="0.42" calcext:value-type="float">
            <text:p>0,42</text:p>
          </table:table-cell>
          <table:table-cell table:formula="of:=[.C6]*1000000000/[.B6]" office:value-type="float" office:value="3.12924385070801" calcext:value-type="float">
            <text:p>3,1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7]*[.A7]*[.A7]" office:value-type="float" office:value="216000000" calcext:value-type="float">
            <text:p>216000000</text:p>
          </table:table-cell>
          <table:table-cell office:value-type="float" office:value="0.66" calcext:value-type="float">
            <text:p>0,66</text:p>
          </table:table-cell>
          <table:table-cell table:formula="of:=[.C7]*1000000000/[.B7]" office:value-type="float" office:value="3.05555555555556" calcext:value-type="float">
            <text:p>3,0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A8]*[.A8]" office:value-type="float" office:value="343000000" calcext:value-type="float">
            <text:p>343000000</text:p>
          </table:table-cell>
          <table:table-cell office:value-type="float" office:value="1.06" calcext:value-type="float">
            <text:p>1,06</text:p>
          </table:table-cell>
          <table:table-cell table:formula="of:=[.C8]*1000000000/[.B8]" office:value-type="float" office:value="3.09037900874636" calcext:value-type="float">
            <text:p>3,0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9]*[.A9]*[.A9]" office:value-type="float" office:value="512000000" calcext:value-type="float">
            <text:p>512000000</text:p>
          </table:table-cell>
          <table:table-cell office:value-type="float" office:value="2.5" calcext:value-type="float">
            <text:p>2,5</text:p>
          </table:table-cell>
          <table:table-cell table:formula="of:=[.C9]*1000000000/[.B9]" office:value-type="float" office:value="4.8828125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10]*[.A10]*[.A10]" office:value-type="float" office:value="729000000" calcext:value-type="float">
            <text:p>729000000</text:p>
          </table:table-cell>
          <table:table-cell office:value-type="float" office:value="4.2" calcext:value-type="float">
            <text:p>4,2</text:p>
          </table:table-cell>
          <table:table-cell table:formula="of:=[.C10]*1000000000/[.B10]" office:value-type="float" office:value="5.76131687242798" calcext:value-type="float">
            <text:p>5,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A11]*[.A11]" office:value-type="float" office:value="1000000000" calcext:value-type="float">
            <text:p>1000000000</text:p>
          </table:table-cell>
          <table:table-cell office:value-type="float" office:value="6.39" calcext:value-type="float">
            <text:p>6,39</text:p>
          </table:table-cell>
          <table:table-cell table:formula="of:=[.C11]*1000000000/[.B11]" office:value-type="float" office:value="6.39" calcext:value-type="float">
            <text:p>6,3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2]*[.A12]*[.A12]" office:value-type="float" office:value="1073741824" calcext:value-type="float">
            <text:p>1073741824</text:p>
          </table:table-cell>
          <table:table-cell office:value-type="float" office:value="6.79" calcext:value-type="float">
            <text:p>6,79</text:p>
          </table:table-cell>
          <table:table-cell table:formula="of:=[.C12]*1000000000/[.B12]" office:value-type="float" office:value="6.3236802816391" calcext:value-type="float">
            <text:p>6,32</text:p>
          </table:table-cell>
          <table:table-cell office:value-type="float" office:value="2.42" calcext:value-type="float">
            <text:p>2,42</text:p>
          </table:table-cell>
          <table:table-cell table:formula="of:=[.E12]*1000000000/[.B12]" office:value-type="float" office:value="2.25380063056946" calcext:value-type="float">
            <text:p>2,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3]*[.A13]*[.A13]" office:value-type="float" office:value="1331000000" calcext:value-type="float">
            <text:p>1331000000</text:p>
          </table:table-cell>
          <table:table-cell office:value-type="float" office:value="8.44" calcext:value-type="float">
            <text:p>8,44</text:p>
          </table:table-cell>
          <table:table-cell table:formula="of:=[.C13]*1000000000/[.B13]" office:value-type="float" office:value="6.34109691960932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4]*[.A14]*[.A14]" office:value-type="float" office:value="1728000000" calcext:value-type="float">
            <text:p>1728000000</text:p>
          </table:table-cell>
          <table:table-cell office:value-type="float" office:value="10.97" calcext:value-type="float">
            <text:p>10,97</text:p>
          </table:table-cell>
          <table:table-cell table:formula="of:=[.C14]*1000000000/[.B14]" office:value-type="float" office:value="6.34837962962963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5]*[.A15]*[.A15]" office:value-type="float" office:value="2197000000" calcext:value-type="float">
            <text:p>2197000000</text:p>
          </table:table-cell>
          <table:table-cell office:value-type="float" office:value="13.93" calcext:value-type="float">
            <text:p>13,93</text:p>
          </table:table-cell>
          <table:table-cell table:formula="of:=[.C15]*1000000000/[.B15]" office:value-type="float" office:value="6.34046426945835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6]*[.A16]*[.A16]" office:value-type="float" office:value="2744000000" calcext:value-type="float">
            <text:p>2744000000</text:p>
          </table:table-cell>
          <table:table-cell office:value-type="float" office:value="17.41" calcext:value-type="float">
            <text:p>17,41</text:p>
          </table:table-cell>
          <table:table-cell table:formula="of:=[.C16]*1000000000/[.B16]" office:value-type="float" office:value="6.34475218658892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7]*[.A17]*[.A17]" office:value-type="float" office:value="3375000000" calcext:value-type="float">
            <text:p>3375000000</text:p>
          </table:table-cell>
          <table:table-cell office:value-type="float" office:value="21.48" calcext:value-type="float">
            <text:p>21,48</text:p>
          </table:table-cell>
          <table:table-cell table:formula="of:=[.C17]*1000000000/[.B17]" office:value-type="float" office:value="6.36444444444444" calcext:value-type="float">
            <text:p>6,3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8]*[.A18]*[.A18]" office:value-type="float" office:value="4096000000" calcext:value-type="float">
            <text:p>4096000000</text:p>
          </table:table-cell>
          <table:table-cell office:value-type="float" office:value="25.97" calcext:value-type="float">
            <text:p>25,97</text:p>
          </table:table-cell>
          <table:table-cell table:formula="of:=[.C18]*1000000000/[.B18]" office:value-type="float" office:value="6.34033203125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19]*[.A19]*[.A19]" office:value-type="float" office:value="4913000000" calcext:value-type="float">
            <text:p>4913000000</text:p>
          </table:table-cell>
          <table:table-cell office:value-type="float" office:value="32.3" calcext:value-type="float">
            <text:p>32,3</text:p>
          </table:table-cell>
          <table:table-cell table:formula="of:=[.C19]*1000000000/[.B19]" office:value-type="float" office:value="6.57439446366782" calcext:value-type="float">
            <text:p>6,57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20]*[.A20]*[.A20]" office:value-type="float" office:value="5832000000" calcext:value-type="float">
            <text:p>5832000000</text:p>
          </table:table-cell>
          <table:table-cell office:value-type="float" office:value="38.87" calcext:value-type="float">
            <text:p>38,87</text:p>
          </table:table-cell>
          <table:table-cell table:formula="of:=[.C20]*1000000000/[.B20]" office:value-type="float" office:value="6.66495198902606" calcext:value-type="float">
            <text:p>6,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21]*[.A21]*[.A21]" office:value-type="float" office:value="6859000000" calcext:value-type="float">
            <text:p>6859000000</text:p>
          </table:table-cell>
          <table:table-cell office:value-type="float" office:value="45.12" calcext:value-type="float">
            <text:p>45,12</text:p>
          </table:table-cell>
          <table:table-cell table:formula="of:=[.C21]*1000000000/[.B21]" office:value-type="float" office:value="6.57821839918355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2]*[.A22]*[.A22]" office:value-type="float" office:value="8000000000" calcext:value-type="float">
            <text:p>8000000000</text:p>
          </table:table-cell>
          <table:table-cell office:value-type="float" office:value="53.87" calcext:value-type="float">
            <text:p>53,87</text:p>
          </table:table-cell>
          <table:table-cell table:formula="of:=[.C22]*1000000000/[.B22]" office:value-type="float" office:value="6.73375" calcext:value-type="float">
            <text:p>6,73</text:p>
          </table:table-cell>
          <table:table-cell office:value-type="float" office:value="19.63" calcext:value-type="float">
            <text:p>19,63</text:p>
          </table:table-cell>
          <table:table-cell table:formula="of:=[.E22]*1000000000/[.B22]" office:value-type="float" office:value="2.45375" calcext:value-type="float">
            <text:p>2,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3]*[.A23]*[.A23]" office:value-type="float" office:value="27000000000" calcext:value-type="float">
            <text:p>27000000000</text:p>
          </table:table-cell>
          <table:table-cell office:value-type="float" office:value="187.89" calcext:value-type="float">
            <text:p>187,89</text:p>
          </table:table-cell>
          <table:table-cell table:formula="of:=[.C23]*1000000000/[.B23]" office:value-type="float" office:value="6.95888888888889" calcext:value-type="float">
            <text:p>6,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4:13:38.650233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2DT21H51M25S</meta:editing-duration>
    <meta:editing-cycles>9</meta:editing-cycles>
    <meta:generator>LibreOffice/4.3.3.2$Linux_X86_64 LibreOffice_project/430m0$Build-2</meta:generator>
    <meta:initial-creator>zouheir hamrouni</meta:initial-creator>
    <dc:date>2017-04-26T15:36:21.405558620</dc:date>
    <dc:creator>'Meunier Thibault'</dc:creator>
    <meta:document-statistic meta:table-count="4" meta:cell-count="3621" meta:object-count="0"/>
  </office:meta>
</office:document-meta>
</file>